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3pt"/>
    </style:style>
    <style:style style:name="co3" style:family="table-column">
      <style:table-column-properties fo:break-before="auto" style:column-width="55.64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50.54pt"/>
    </style:style>
    <style:style style:name="co6" style:family="table-column">
      <style:table-column-properties fo:break-before="auto" style:column-width="76.11pt"/>
    </style:style>
    <style:style style:name="co7" style:family="table-column">
      <style:table-column-properties fo:break-before="auto" style:column-width="291.74pt"/>
    </style:style>
    <style:style style:name="co8" style:family="table-column">
      <style:table-column-properties fo:break-before="auto" style:column-width="119.45pt"/>
    </style:style>
    <style:style style:name="co9" style:family="table-column">
      <style:table-column-properties fo:break-before="auto" style:column-width="11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8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0656" calcext:value-type="float">
            <text:p>11.0656</text:p>
          </table:table-cell>
          <table:table-cell table:formula="of:=COM.MICROSOFT.CONCAT(&quot; name='var_&quot;;[.A1];&quot;' &quot;)" office:value-type="string" office:string-value=" name='var_0' " calcext:value-type="string">
            <text:p><text:s/>name='var_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];[.B1];[.A1];[.D1];[.E1]; [.F1]; [.G1])" office:value-type="string" office:string-value="&lt;input id=&quot;var_0&quot; value=11.0656 name='var_0'  type=&quot;number&quot; hidden&gt;" calcext:value-type="string">
            <text:p>&lt;input id="var_0" value=11.0656 name='var_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];[.A1];&quot; = &quot;;[.I1];[.B1];[.A1];[.J1])" office:value-type="string" office:string-value="var_0 = float(args['var_0'])" calcext:value-type="string">
            <text:p>var_0 = float(args['var_0'])</text:p>
          </table:table-cell>
          <table:table-cell table:formula="of:=COM.MICROSOFT.CONCAT([.B1];[.A1])" office:value-type="string" office:string-value="var_0" calcext:value-type="string">
            <text:p>var_0</text:p>
          </table:table-cell>
          <table:table-cell table:formula="of:=COM.MICROSOFT.CONCAT(&quot;'&quot;;[.L1];&quot;' : &quot;;[.L1];&quot;,&quot;)" office:value-type="string" office:string-value="'var_0' : var_0," calcext:value-type="string">
            <text:p>'var_0' : var_0,</text:p>
          </table:table-cell>
          <table:table-cell table:formula="of:=COM.MICROSOFT.CONCAT(&quot;&amp;&quot;;[.L1];&quot;=&quot;;[.E1])" office:value-type="string" office:string-value="&amp;var_0=11.0656" calcext:value-type="string">
            <text:p>&amp;var_0=11.0656</text:p>
          </table:table-cell>
          <table:table-cell table:formula="of:=COM.MICROSOFT.CONCAT(&quot;parser.add_argument('&quot;;[.L1];&quot;', type=float)&quot;)" office:value-type="string" office:string-value="parser.add_argument('var_0', type=float)" calcext:value-type="string">
            <text:p>parser.add_argument('var_0', type=float)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7798" calcext:value-type="float">
            <text:p>7.7798</text:p>
          </table:table-cell>
          <table:table-cell table:formula="of:=COM.MICROSOFT.CONCAT(&quot; name='var_&quot;;[.A2];&quot;' &quot;)" office:value-type="string" office:string-value=" name='var_1' " calcext:value-type="string">
            <text:p><text:s/>name='var_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];[.B2];[.A2];[.D2];[.E2]; [.F2]; [.G2])" office:value-type="string" office:string-value="&lt;input id=&quot;var_1&quot; value=7.7798 name='var_1'  type=&quot;number&quot; hidden&gt;" calcext:value-type="string">
            <text:p>&lt;input id="var_1" value=7.7798 name='var_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];[.A2];&quot; = &quot;;[.I2];[.B2];[.A2];[.J2])" office:value-type="string" office:string-value="var_1 = float(args['var_1'])" calcext:value-type="string">
            <text:p>var_1 = float(args['var_1'])</text:p>
          </table:table-cell>
          <table:table-cell table:formula="of:=COM.MICROSOFT.CONCAT([.B2];[.A2])" office:value-type="string" office:string-value="var_1" calcext:value-type="string">
            <text:p>var_1</text:p>
          </table:table-cell>
          <table:table-cell table:formula="of:=COM.MICROSOFT.CONCAT(&quot;'&quot;;[.L2];&quot;' : &quot;;[.L2];&quot;,&quot;)" office:value-type="string" office:string-value="'var_1' : var_1," calcext:value-type="string">
            <text:p>'var_1' : var_1,</text:p>
          </table:table-cell>
          <table:table-cell table:formula="of:=COM.MICROSOFT.CONCAT(&quot;&amp;&quot;;[.L2];&quot;=&quot;;[.E2])" office:value-type="string" office:string-value="&amp;var_1=7.7798" calcext:value-type="string">
            <text:p>&amp;var_1=7.7798</text:p>
          </table:table-cell>
          <table:table-cell table:formula="of:=COM.MICROSOFT.CONCAT(&quot;parser.add_argument('&quot;;[.L2];&quot;', type=float)&quot;)" office:value-type="string" office:string-value="parser.add_argument('var_1', type=float)" calcext:value-type="string">
            <text:p>parser.add_argument('var_1', type=float)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9536" calcext:value-type="float">
            <text:p>12.9536</text:p>
          </table:table-cell>
          <table:table-cell table:formula="of:=COM.MICROSOFT.CONCAT(&quot; name='var_&quot;;[.A3];&quot;' &quot;)" office:value-type="string" office:string-value=" name='var_2' " calcext:value-type="string">
            <text:p><text:s/>name='var_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];[.B3];[.A3];[.D3];[.E3]; [.F3]; [.G3])" office:value-type="string" office:string-value="&lt;input id=&quot;var_2&quot; value=12.9536 name='var_2'  type=&quot;number&quot; hidden&gt;" calcext:value-type="string">
            <text:p>&lt;input id="var_2" value=12.9536 name='var_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];[.A3];&quot; = &quot;;[.I3];[.B3];[.A3];[.J3])" office:value-type="string" office:string-value="var_2 = float(args['var_2'])" calcext:value-type="string">
            <text:p>var_2 = float(args['var_2'])</text:p>
          </table:table-cell>
          <table:table-cell table:formula="of:=COM.MICROSOFT.CONCAT([.B3];[.A3])" office:value-type="string" office:string-value="var_2" calcext:value-type="string">
            <text:p>var_2</text:p>
          </table:table-cell>
          <table:table-cell table:formula="of:=COM.MICROSOFT.CONCAT(&quot;'&quot;;[.L3];&quot;' : &quot;;[.L3];&quot;,&quot;)" office:value-type="string" office:string-value="'var_2' : var_2," calcext:value-type="string">
            <text:p>'var_2' : var_2,</text:p>
          </table:table-cell>
          <table:table-cell table:formula="of:=COM.MICROSOFT.CONCAT(&quot;&amp;&quot;;[.L3];&quot;=&quot;;[.E3])" office:value-type="string" office:string-value="&amp;var_2=12.9536" calcext:value-type="string">
            <text:p>&amp;var_2=12.9536</text:p>
          </table:table-cell>
          <table:table-cell table:formula="of:=COM.MICROSOFT.CONCAT(&quot;parser.add_argument('&quot;;[.L3];&quot;', type=float)&quot;)" office:value-type="string" office:string-value="parser.add_argument('var_2', type=float)" calcext:value-type="string">
            <text:p>parser.add_argument('var_2', type=float)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4292" calcext:value-type="float">
            <text:p>9.4292</text:p>
          </table:table-cell>
          <table:table-cell table:formula="of:=COM.MICROSOFT.CONCAT(&quot; name='var_&quot;;[.A4];&quot;' &quot;)" office:value-type="string" office:string-value=" name='var_3' " calcext:value-type="string">
            <text:p><text:s/>name='var_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];[.B4];[.A4];[.D4];[.E4]; [.F4]; [.G4])" office:value-type="string" office:string-value="&lt;input id=&quot;var_3&quot; value=9.4292 name='var_3'  type=&quot;number&quot; hidden&gt;" calcext:value-type="string">
            <text:p>&lt;input id="var_3" value=9.4292 name='var_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];[.A4];&quot; = &quot;;[.I4];[.B4];[.A4];[.J4])" office:value-type="string" office:string-value="var_3 = float(args['var_3'])" calcext:value-type="string">
            <text:p>var_3 = float(args['var_3'])</text:p>
          </table:table-cell>
          <table:table-cell table:formula="of:=COM.MICROSOFT.CONCAT([.B4];[.A4])" office:value-type="string" office:string-value="var_3" calcext:value-type="string">
            <text:p>var_3</text:p>
          </table:table-cell>
          <table:table-cell table:formula="of:=COM.MICROSOFT.CONCAT(&quot;'&quot;;[.L4];&quot;' : &quot;;[.L4];&quot;,&quot;)" office:value-type="string" office:string-value="'var_3' : var_3," calcext:value-type="string">
            <text:p>'var_3' : var_3,</text:p>
          </table:table-cell>
          <table:table-cell table:formula="of:=COM.MICROSOFT.CONCAT(&quot;&amp;&quot;;[.L4];&quot;=&quot;;[.E4])" office:value-type="string" office:string-value="&amp;var_3=9.4292" calcext:value-type="string">
            <text:p>&amp;var_3=9.4292</text:p>
          </table:table-cell>
          <table:table-cell table:formula="of:=COM.MICROSOFT.CONCAT(&quot;parser.add_argument('&quot;;[.L4];&quot;', type=float)&quot;)" office:value-type="string" office:string-value="parser.add_argument('var_3', type=float)" calcext:value-type="string">
            <text:p>parser.add_argument('var_3', type=float)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4327" calcext:value-type="float">
            <text:p>11.4327</text:p>
          </table:table-cell>
          <table:table-cell table:formula="of:=COM.MICROSOFT.CONCAT(&quot; name='var_&quot;;[.A5];&quot;' &quot;)" office:value-type="string" office:string-value=" name='var_4' " calcext:value-type="string">
            <text:p><text:s/>name='var_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];[.B5];[.A5];[.D5];[.E5]; [.F5]; [.G5])" office:value-type="string" office:string-value="&lt;input id=&quot;var_4&quot; value=11.4327 name='var_4'  type=&quot;number&quot; hidden&gt;" calcext:value-type="string">
            <text:p>&lt;input id="var_4" value=11.4327 name='var_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];[.A5];&quot; = &quot;;[.I5];[.B5];[.A5];[.J5])" office:value-type="string" office:string-value="var_4 = float(args['var_4'])" calcext:value-type="string">
            <text:p>var_4 = float(args['var_4'])</text:p>
          </table:table-cell>
          <table:table-cell table:formula="of:=COM.MICROSOFT.CONCAT([.B5];[.A5])" office:value-type="string" office:string-value="var_4" calcext:value-type="string">
            <text:p>var_4</text:p>
          </table:table-cell>
          <table:table-cell table:formula="of:=COM.MICROSOFT.CONCAT(&quot;'&quot;;[.L5];&quot;' : &quot;;[.L5];&quot;,&quot;)" office:value-type="string" office:string-value="'var_4' : var_4," calcext:value-type="string">
            <text:p>'var_4' : var_4,</text:p>
          </table:table-cell>
          <table:table-cell table:formula="of:=COM.MICROSOFT.CONCAT(&quot;&amp;&quot;;[.L5];&quot;=&quot;;[.E5])" office:value-type="string" office:string-value="&amp;var_4=11.4327" calcext:value-type="string">
            <text:p>&amp;var_4=11.4327</text:p>
          </table:table-cell>
          <table:table-cell table:formula="of:=COM.MICROSOFT.CONCAT(&quot;parser.add_argument('&quot;;[.L5];&quot;', type=float)&quot;)" office:value-type="string" office:string-value="parser.add_argument('var_4', type=float)" calcext:value-type="string">
            <text:p>parser.add_argument('var_4', type=float)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3805" calcext:value-type="float">
            <text:p>-2.3805</text:p>
          </table:table-cell>
          <table:table-cell table:formula="of:=COM.MICROSOFT.CONCAT(&quot; name='var_&quot;;[.A6];&quot;' &quot;)" office:value-type="string" office:string-value=" name='var_5' " calcext:value-type="string">
            <text:p><text:s/>name='var_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];[.B6];[.A6];[.D6];[.E6]; [.F6]; [.G6])" office:value-type="string" office:string-value="&lt;input id=&quot;var_5&quot; value=-2.3805 name='var_5'  type=&quot;number&quot; hidden&gt;" calcext:value-type="string">
            <text:p>&lt;input id="var_5" value=-2.3805 name='var_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];[.A6];&quot; = &quot;;[.I6];[.B6];[.A6];[.J6])" office:value-type="string" office:string-value="var_5 = float(args['var_5'])" calcext:value-type="string">
            <text:p>var_5 = float(args['var_5'])</text:p>
          </table:table-cell>
          <table:table-cell table:formula="of:=COM.MICROSOFT.CONCAT([.B6];[.A6])" office:value-type="string" office:string-value="var_5" calcext:value-type="string">
            <text:p>var_5</text:p>
          </table:table-cell>
          <table:table-cell table:formula="of:=COM.MICROSOFT.CONCAT(&quot;'&quot;;[.L6];&quot;' : &quot;;[.L6];&quot;,&quot;)" office:value-type="string" office:string-value="'var_5' : var_5," calcext:value-type="string">
            <text:p>'var_5' : var_5,</text:p>
          </table:table-cell>
          <table:table-cell table:formula="of:=COM.MICROSOFT.CONCAT(&quot;&amp;&quot;;[.L6];&quot;=&quot;;[.E6])" office:value-type="string" office:string-value="&amp;var_5=-2.3805" calcext:value-type="string">
            <text:p>&amp;var_5=-2.3805</text:p>
          </table:table-cell>
          <table:table-cell table:formula="of:=COM.MICROSOFT.CONCAT(&quot;parser.add_argument('&quot;;[.L6];&quot;', type=float)&quot;)" office:value-type="string" office:string-value="parser.add_argument('var_5', type=float)" calcext:value-type="string">
            <text:p>parser.add_argument('var_5', type=float)</text:p>
          </table:table-cell>
          <table:table-cell table:style-name="ce2" table:number-columns-repeated="69"/>
          <table:table-cell table:number-columns-repeated="1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8493" calcext:value-type="float">
            <text:p>5.8493</text:p>
          </table:table-cell>
          <table:table-cell table:formula="of:=COM.MICROSOFT.CONCAT(&quot; name='var_&quot;;[.A7];&quot;' &quot;)" office:value-type="string" office:string-value=" name='var_6' " calcext:value-type="string">
            <text:p><text:s/>name='var_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];[.B7];[.A7];[.D7];[.E7]; [.F7]; [.G7])" office:value-type="string" office:string-value="&lt;input id=&quot;var_6&quot; value=5.8493 name='var_6'  type=&quot;number&quot; hidden&gt;" calcext:value-type="string">
            <text:p>&lt;input id="var_6" value=5.8493 name='var_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];[.A7];&quot; = &quot;;[.I7];[.B7];[.A7];[.J7])" office:value-type="string" office:string-value="var_6 = float(args['var_6'])" calcext:value-type="string">
            <text:p>var_6 = float(args['var_6'])</text:p>
          </table:table-cell>
          <table:table-cell table:formula="of:=COM.MICROSOFT.CONCAT([.B7];[.A7])" office:value-type="string" office:string-value="var_6" calcext:value-type="string">
            <text:p>var_6</text:p>
          </table:table-cell>
          <table:table-cell table:formula="of:=COM.MICROSOFT.CONCAT(&quot;'&quot;;[.L7];&quot;' : &quot;;[.L7];&quot;,&quot;)" office:value-type="string" office:string-value="'var_6' : var_6," calcext:value-type="string">
            <text:p>'var_6' : var_6,</text:p>
          </table:table-cell>
          <table:table-cell table:formula="of:=COM.MICROSOFT.CONCAT(&quot;&amp;&quot;;[.L7];&quot;=&quot;;[.E7])" office:value-type="string" office:string-value="&amp;var_6=5.8493" calcext:value-type="string">
            <text:p>&amp;var_6=5.8493</text:p>
          </table:table-cell>
          <table:table-cell table:formula="of:=COM.MICROSOFT.CONCAT(&quot;parser.add_argument('&quot;;[.L7];&quot;', type=float)&quot;)" office:value-type="string" office:string-value="parser.add_argument('var_6', type=float)" calcext:value-type="string">
            <text:p>parser.add_argument('var_6', type=float)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2675" calcext:value-type="float">
            <text:p>18.2675</text:p>
          </table:table-cell>
          <table:table-cell table:formula="of:=COM.MICROSOFT.CONCAT(&quot; name='var_&quot;;[.A8];&quot;' &quot;)" office:value-type="string" office:string-value=" name='var_7' " calcext:value-type="string">
            <text:p><text:s/>name='var_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];[.B8];[.A8];[.D8];[.E8]; [.F8]; [.G8])" office:value-type="string" office:string-value="&lt;input id=&quot;var_7&quot; value=18.2675 name='var_7'  type=&quot;number&quot; hidden&gt;" calcext:value-type="string">
            <text:p>&lt;input id="var_7" value=18.2675 name='var_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];[.A8];&quot; = &quot;;[.I8];[.B8];[.A8];[.J8])" office:value-type="string" office:string-value="var_7 = float(args['var_7'])" calcext:value-type="string">
            <text:p>var_7 = float(args['var_7'])</text:p>
          </table:table-cell>
          <table:table-cell table:formula="of:=COM.MICROSOFT.CONCAT([.B8];[.A8])" office:value-type="string" office:string-value="var_7" calcext:value-type="string">
            <text:p>var_7</text:p>
          </table:table-cell>
          <table:table-cell table:formula="of:=COM.MICROSOFT.CONCAT(&quot;'&quot;;[.L8];&quot;' : &quot;;[.L8];&quot;,&quot;)" office:value-type="string" office:string-value="'var_7' : var_7," calcext:value-type="string">
            <text:p>'var_7' : var_7,</text:p>
          </table:table-cell>
          <table:table-cell table:formula="of:=COM.MICROSOFT.CONCAT(&quot;&amp;&quot;;[.L8];&quot;=&quot;;[.E8])" office:value-type="string" office:string-value="&amp;var_7=18.2675" calcext:value-type="string">
            <text:p>&amp;var_7=18.2675</text:p>
          </table:table-cell>
          <table:table-cell table:formula="of:=COM.MICROSOFT.CONCAT(&quot;parser.add_argument('&quot;;[.L8];&quot;', type=float)&quot;)" office:value-type="string" office:string-value="parser.add_argument('var_7', type=float)" calcext:value-type="string">
            <text:p>parser.add_argument('var_7', type=float)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1337" calcext:value-type="float">
            <text:p>2.1337</text:p>
          </table:table-cell>
          <table:table-cell table:formula="of:=COM.MICROSOFT.CONCAT(&quot; name='var_&quot;;[.A9];&quot;' &quot;)" office:value-type="string" office:string-value=" name='var_8' " calcext:value-type="string">
            <text:p><text:s/>name='var_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];[.B9];[.A9];[.D9];[.E9]; [.F9]; [.G9])" office:value-type="string" office:string-value="&lt;input id=&quot;var_8&quot; value=2.1337 name='var_8'  type=&quot;number&quot; hidden&gt;" calcext:value-type="string">
            <text:p>&lt;input id="var_8" value=2.1337 name='var_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];[.A9];&quot; = &quot;;[.I9];[.B9];[.A9];[.J9])" office:value-type="string" office:string-value="var_8 = float(args['var_8'])" calcext:value-type="string">
            <text:p>var_8 = float(args['var_8'])</text:p>
          </table:table-cell>
          <table:table-cell table:formula="of:=COM.MICROSOFT.CONCAT([.B9];[.A9])" office:value-type="string" office:string-value="var_8" calcext:value-type="string">
            <text:p>var_8</text:p>
          </table:table-cell>
          <table:table-cell table:formula="of:=COM.MICROSOFT.CONCAT(&quot;'&quot;;[.L9];&quot;' : &quot;;[.L9];&quot;,&quot;)" office:value-type="string" office:string-value="'var_8' : var_8," calcext:value-type="string">
            <text:p>'var_8' : var_8,</text:p>
          </table:table-cell>
          <table:table-cell table:formula="of:=COM.MICROSOFT.CONCAT(&quot;&amp;&quot;;[.L9];&quot;=&quot;;[.E9])" office:value-type="string" office:string-value="&amp;var_8=2.1337" calcext:value-type="string">
            <text:p>&amp;var_8=2.1337</text:p>
          </table:table-cell>
          <table:table-cell table:formula="of:=COM.MICROSOFT.CONCAT(&quot;parser.add_argument('&quot;;[.L9];&quot;', type=float)&quot;)" office:value-type="string" office:string-value="parser.add_argument('var_8', type=float)" calcext:value-type="string">
            <text:p>parser.add_argument('var_8', type=float)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81" calcext:value-type="float">
            <text:p>8.81</text:p>
          </table:table-cell>
          <table:table-cell table:formula="of:=COM.MICROSOFT.CONCAT(&quot; name='var_&quot;;[.A10];&quot;' &quot;)" office:value-type="string" office:string-value=" name='var_9' " calcext:value-type="string">
            <text:p><text:s/>name='var_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];[.B10];[.A10];[.D10];[.E10]; [.F10]; [.G10])" office:value-type="string" office:string-value="&lt;input id=&quot;var_9&quot; value=8.81 name='var_9'  type=&quot;number&quot; hidden&gt;" calcext:value-type="string">
            <text:p>&lt;input id="var_9" value=8.81 name='var_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];[.A10];&quot; = &quot;;[.I10];[.B10];[.A10];[.J10])" office:value-type="string" office:string-value="var_9 = float(args['var_9'])" calcext:value-type="string">
            <text:p>var_9 = float(args['var_9'])</text:p>
          </table:table-cell>
          <table:table-cell table:formula="of:=COM.MICROSOFT.CONCAT([.B10];[.A10])" office:value-type="string" office:string-value="var_9" calcext:value-type="string">
            <text:p>var_9</text:p>
          </table:table-cell>
          <table:table-cell table:formula="of:=COM.MICROSOFT.CONCAT(&quot;'&quot;;[.L10];&quot;' : &quot;;[.L10];&quot;,&quot;)" office:value-type="string" office:string-value="'var_9' : var_9," calcext:value-type="string">
            <text:p>'var_9' : var_9,</text:p>
          </table:table-cell>
          <table:table-cell table:formula="of:=COM.MICROSOFT.CONCAT(&quot;&amp;&quot;;[.L10];&quot;=&quot;;[.E10])" office:value-type="string" office:string-value="&amp;var_9=8.81" calcext:value-type="string">
            <text:p>&amp;var_9=8.81</text:p>
          </table:table-cell>
          <table:table-cell table:formula="of:=COM.MICROSOFT.CONCAT(&quot;parser.add_argument('&quot;;[.L10];&quot;', type=float)&quot;)" office:value-type="string" office:string-value="parser.add_argument('var_9', type=float)" calcext:value-type="string">
            <text:p>parser.add_argument('var_9', type=float)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0248" calcext:value-type="float">
            <text:p>-2.0248</text:p>
          </table:table-cell>
          <table:table-cell table:formula="of:=COM.MICROSOFT.CONCAT(&quot; name='var_&quot;;[.A11];&quot;' &quot;)" office:value-type="string" office:string-value=" name='var_10' " calcext:value-type="string">
            <text:p><text:s/>name='var_1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];[.B11];[.A11];[.D11];[.E11]; [.F11]; [.G11])" office:value-type="string" office:string-value="&lt;input id=&quot;var_10&quot; value=-2.0248 name='var_10'  type=&quot;number&quot; hidden&gt;" calcext:value-type="string">
            <text:p>&lt;input id="var_10" value=-2.0248 name='var_1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];[.A11];&quot; = &quot;;[.I11];[.B11];[.A11];[.J11])" office:value-type="string" office:string-value="var_10 = float(args['var_10'])" calcext:value-type="string">
            <text:p>var_10 = float(args['var_10'])</text:p>
          </table:table-cell>
          <table:table-cell table:formula="of:=COM.MICROSOFT.CONCAT([.B11];[.A11])" office:value-type="string" office:string-value="var_10" calcext:value-type="string">
            <text:p>var_10</text:p>
          </table:table-cell>
          <table:table-cell table:formula="of:=COM.MICROSOFT.CONCAT(&quot;'&quot;;[.L11];&quot;' : &quot;;[.L11];&quot;,&quot;)" office:value-type="string" office:string-value="'var_10' : var_10," calcext:value-type="string">
            <text:p>'var_10' : var_10,</text:p>
          </table:table-cell>
          <table:table-cell table:formula="of:=COM.MICROSOFT.CONCAT(&quot;&amp;&quot;;[.L11];&quot;=&quot;;[.E11])" office:value-type="string" office:string-value="&amp;var_10=-2.0248" calcext:value-type="string">
            <text:p>&amp;var_10=-2.0248</text:p>
          </table:table-cell>
          <table:table-cell table:formula="of:=COM.MICROSOFT.CONCAT(&quot;parser.add_argument('&quot;;[.L11];&quot;', type=float)&quot;)" office:value-type="string" office:string-value="parser.add_argument('var_10', type=float)" calcext:value-type="string">
            <text:p>parser.add_argument('var_10', type=float)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3554" calcext:value-type="float">
            <text:p>-4.3554</text:p>
          </table:table-cell>
          <table:table-cell table:formula="of:=COM.MICROSOFT.CONCAT(&quot; name='var_&quot;;[.A12];&quot;' &quot;)" office:value-type="string" office:string-value=" name='var_11' " calcext:value-type="string">
            <text:p><text:s/>name='var_1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];[.B12];[.A12];[.D12];[.E12]; [.F12]; [.G12])" office:value-type="string" office:string-value="&lt;input id=&quot;var_11&quot; value=-4.3554 name='var_11'  type=&quot;number&quot; hidden&gt;" calcext:value-type="string">
            <text:p>&lt;input id="var_11" value=-4.3554 name='var_1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];[.A12];&quot; = &quot;;[.I12];[.B12];[.A12];[.J12])" office:value-type="string" office:string-value="var_11 = float(args['var_11'])" calcext:value-type="string">
            <text:p>var_11 = float(args['var_11'])</text:p>
          </table:table-cell>
          <table:table-cell table:formula="of:=COM.MICROSOFT.CONCAT([.B12];[.A12])" office:value-type="string" office:string-value="var_11" calcext:value-type="string">
            <text:p>var_11</text:p>
          </table:table-cell>
          <table:table-cell table:formula="of:=COM.MICROSOFT.CONCAT(&quot;'&quot;;[.L12];&quot;' : &quot;;[.L12];&quot;,&quot;)" office:value-type="string" office:string-value="'var_11' : var_11," calcext:value-type="string">
            <text:p>'var_11' : var_11,</text:p>
          </table:table-cell>
          <table:table-cell table:formula="of:=COM.MICROSOFT.CONCAT(&quot;&amp;&quot;;[.L12];&quot;=&quot;;[.E12])" office:value-type="string" office:string-value="&amp;var_11=-4.3554" calcext:value-type="string">
            <text:p>&amp;var_11=-4.3554</text:p>
          </table:table-cell>
          <table:table-cell table:formula="of:=COM.MICROSOFT.CONCAT(&quot;parser.add_argument('&quot;;[.L12];&quot;', type=float)&quot;)" office:value-type="string" office:string-value="parser.add_argument('var_11', type=float)" calcext:value-type="string">
            <text:p>parser.add_argument('var_11', type=float)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9696" calcext:value-type="float">
            <text:p>13.9696</text:p>
          </table:table-cell>
          <table:table-cell table:formula="of:=COM.MICROSOFT.CONCAT(&quot; name='var_&quot;;[.A13];&quot;' &quot;)" office:value-type="string" office:string-value=" name='var_12' " calcext:value-type="string">
            <text:p><text:s/>name='var_1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];[.B13];[.A13];[.D13];[.E13]; [.F13]; [.G13])" office:value-type="string" office:string-value="&lt;input id=&quot;var_12&quot; value=13.9696 name='var_12'  type=&quot;number&quot; hidden&gt;" calcext:value-type="string">
            <text:p>&lt;input id="var_12" value=13.9696 name='var_1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];[.A13];&quot; = &quot;;[.I13];[.B13];[.A13];[.J13])" office:value-type="string" office:string-value="var_12 = float(args['var_12'])" calcext:value-type="string">
            <text:p>var_12 = float(args['var_12'])</text:p>
          </table:table-cell>
          <table:table-cell table:formula="of:=COM.MICROSOFT.CONCAT([.B13];[.A13])" office:value-type="string" office:string-value="var_12" calcext:value-type="string">
            <text:p>var_12</text:p>
          </table:table-cell>
          <table:table-cell table:formula="of:=COM.MICROSOFT.CONCAT(&quot;'&quot;;[.L13];&quot;' : &quot;;[.L13];&quot;,&quot;)" office:value-type="string" office:string-value="'var_12' : var_12," calcext:value-type="string">
            <text:p>'var_12' : var_12,</text:p>
          </table:table-cell>
          <table:table-cell table:formula="of:=COM.MICROSOFT.CONCAT(&quot;&amp;&quot;;[.L13];&quot;=&quot;;[.E13])" office:value-type="string" office:string-value="&amp;var_12=13.9696" calcext:value-type="string">
            <text:p>&amp;var_12=13.9696</text:p>
          </table:table-cell>
          <table:table-cell table:formula="of:=COM.MICROSOFT.CONCAT(&quot;parser.add_argument('&quot;;[.L13];&quot;', type=float)&quot;)" office:value-type="string" office:string-value="parser.add_argument('var_12', type=float)" calcext:value-type="string">
            <text:p>parser.add_argument('var_12', type=float)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3458" calcext:value-type="float">
            <text:p>0.3458</text:p>
          </table:table-cell>
          <table:table-cell table:formula="of:=COM.MICROSOFT.CONCAT(&quot; name='var_&quot;;[.A14];&quot;' &quot;)" office:value-type="string" office:string-value=" name='var_13' " calcext:value-type="string">
            <text:p><text:s/>name='var_1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];[.B14];[.A14];[.D14];[.E14]; [.F14]; [.G14])" office:value-type="string" office:string-value="&lt;input id=&quot;var_13&quot; value=0.3458 name='var_13'  type=&quot;number&quot; hidden&gt;" calcext:value-type="string">
            <text:p>&lt;input id="var_13" value=0.3458 name='var_1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];[.A14];&quot; = &quot;;[.I14];[.B14];[.A14];[.J14])" office:value-type="string" office:string-value="var_13 = float(args['var_13'])" calcext:value-type="string">
            <text:p>var_13 = float(args['var_13'])</text:p>
          </table:table-cell>
          <table:table-cell table:formula="of:=COM.MICROSOFT.CONCAT([.B14];[.A14])" office:value-type="string" office:string-value="var_13" calcext:value-type="string">
            <text:p>var_13</text:p>
          </table:table-cell>
          <table:table-cell table:formula="of:=COM.MICROSOFT.CONCAT(&quot;'&quot;;[.L14];&quot;' : &quot;;[.L14];&quot;,&quot;)" office:value-type="string" office:string-value="'var_13' : var_13," calcext:value-type="string">
            <text:p>'var_13' : var_13,</text:p>
          </table:table-cell>
          <table:table-cell table:formula="of:=COM.MICROSOFT.CONCAT(&quot;&amp;&quot;;[.L14];&quot;=&quot;;[.E14])" office:value-type="string" office:string-value="&amp;var_13=0.3458" calcext:value-type="string">
            <text:p>&amp;var_13=0.3458</text:p>
          </table:table-cell>
          <table:table-cell table:formula="of:=COM.MICROSOFT.CONCAT(&quot;parser.add_argument('&quot;;[.L14];&quot;', type=float)&quot;)" office:value-type="string" office:string-value="parser.add_argument('var_13', type=float)" calcext:value-type="string">
            <text:p>parser.add_argument('var_13', type=float)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5408" calcext:value-type="float">
            <text:p>7.5408</text:p>
          </table:table-cell>
          <table:table-cell table:formula="of:=COM.MICROSOFT.CONCAT(&quot; name='var_&quot;;[.A15];&quot;' &quot;)" office:value-type="string" office:string-value=" name='var_14' " calcext:value-type="string">
            <text:p><text:s/>name='var_1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];[.B15];[.A15];[.D15];[.E15]; [.F15]; [.G15])" office:value-type="string" office:string-value="&lt;input id=&quot;var_14&quot; value=7.5408 name='var_14'  type=&quot;number&quot; hidden&gt;" calcext:value-type="string">
            <text:p>&lt;input id="var_14" value=7.5408 name='var_1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];[.A15];&quot; = &quot;;[.I15];[.B15];[.A15];[.J15])" office:value-type="string" office:string-value="var_14 = float(args['var_14'])" calcext:value-type="string">
            <text:p>var_14 = float(args['var_14'])</text:p>
          </table:table-cell>
          <table:table-cell table:formula="of:=COM.MICROSOFT.CONCAT([.B15];[.A15])" office:value-type="string" office:string-value="var_14" calcext:value-type="string">
            <text:p>var_14</text:p>
          </table:table-cell>
          <table:table-cell table:formula="of:=COM.MICROSOFT.CONCAT(&quot;'&quot;;[.L15];&quot;' : &quot;;[.L15];&quot;,&quot;)" office:value-type="string" office:string-value="'var_14' : var_14," calcext:value-type="string">
            <text:p>'var_14' : var_14,</text:p>
          </table:table-cell>
          <table:table-cell table:formula="of:=COM.MICROSOFT.CONCAT(&quot;&amp;&quot;;[.L15];&quot;=&quot;;[.E15])" office:value-type="string" office:string-value="&amp;var_14=7.5408" calcext:value-type="string">
            <text:p>&amp;var_14=7.5408</text:p>
          </table:table-cell>
          <table:table-cell table:formula="of:=COM.MICROSOFT.CONCAT(&quot;parser.add_argument('&quot;;[.L15];&quot;', type=float)&quot;)" office:value-type="string" office:string-value="parser.add_argument('var_14', type=float)" calcext:value-type="string">
            <text:p>parser.add_argument('var_14', type=float)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5001" calcext:value-type="float">
            <text:p>14.5001</text:p>
          </table:table-cell>
          <table:table-cell table:formula="of:=COM.MICROSOFT.CONCAT(&quot; name='var_&quot;;[.A16];&quot;' &quot;)" office:value-type="string" office:string-value=" name='var_15' " calcext:value-type="string">
            <text:p><text:s/>name='var_1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];[.B16];[.A16];[.D16];[.E16]; [.F16]; [.G16])" office:value-type="string" office:string-value="&lt;input id=&quot;var_15&quot; value=14.5001 name='var_15'  type=&quot;number&quot; hidden&gt;" calcext:value-type="string">
            <text:p>&lt;input id="var_15" value=14.5001 name='var_1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];[.A16];&quot; = &quot;;[.I16];[.B16];[.A16];[.J16])" office:value-type="string" office:string-value="var_15 = float(args['var_15'])" calcext:value-type="string">
            <text:p>var_15 = float(args['var_15'])</text:p>
          </table:table-cell>
          <table:table-cell table:formula="of:=COM.MICROSOFT.CONCAT([.B16];[.A16])" office:value-type="string" office:string-value="var_15" calcext:value-type="string">
            <text:p>var_15</text:p>
          </table:table-cell>
          <table:table-cell table:formula="of:=COM.MICROSOFT.CONCAT(&quot;'&quot;;[.L16];&quot;' : &quot;;[.L16];&quot;,&quot;)" office:value-type="string" office:string-value="'var_15' : var_15," calcext:value-type="string">
            <text:p>'var_15' : var_15,</text:p>
          </table:table-cell>
          <table:table-cell table:formula="of:=COM.MICROSOFT.CONCAT(&quot;&amp;&quot;;[.L16];&quot;=&quot;;[.E16])" office:value-type="string" office:string-value="&amp;var_15=14.5001" calcext:value-type="string">
            <text:p>&amp;var_15=14.5001</text:p>
          </table:table-cell>
          <table:table-cell table:formula="of:=COM.MICROSOFT.CONCAT(&quot;parser.add_argument('&quot;;[.L16];&quot;', type=float)&quot;)" office:value-type="string" office:string-value="parser.add_argument('var_15', type=float)" calcext:value-type="string">
            <text:p>parser.add_argument('var_15', type=float)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7028" calcext:value-type="float">
            <text:p>7.7028</text:p>
          </table:table-cell>
          <table:table-cell table:formula="of:=COM.MICROSOFT.CONCAT(&quot; name='var_&quot;;[.A17];&quot;' &quot;)" office:value-type="string" office:string-value=" name='var_16' " calcext:value-type="string">
            <text:p><text:s/>name='var_1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];[.B17];[.A17];[.D17];[.E17]; [.F17]; [.G17])" office:value-type="string" office:string-value="&lt;input id=&quot;var_16&quot; value=7.7028 name='var_16'  type=&quot;number&quot; hidden&gt;" calcext:value-type="string">
            <text:p>&lt;input id="var_16" value=7.7028 name='var_1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];[.A17];&quot; = &quot;;[.I17];[.B17];[.A17];[.J17])" office:value-type="string" office:string-value="var_16 = float(args['var_16'])" calcext:value-type="string">
            <text:p>var_16 = float(args['var_16'])</text:p>
          </table:table-cell>
          <table:table-cell table:formula="of:=COM.MICROSOFT.CONCAT([.B17];[.A17])" office:value-type="string" office:string-value="var_16" calcext:value-type="string">
            <text:p>var_16</text:p>
          </table:table-cell>
          <table:table-cell table:formula="of:=COM.MICROSOFT.CONCAT(&quot;'&quot;;[.L17];&quot;' : &quot;;[.L17];&quot;,&quot;)" office:value-type="string" office:string-value="'var_16' : var_16," calcext:value-type="string">
            <text:p>'var_16' : var_16,</text:p>
          </table:table-cell>
          <table:table-cell table:formula="of:=COM.MICROSOFT.CONCAT(&quot;&amp;&quot;;[.L17];&quot;=&quot;;[.E17])" office:value-type="string" office:string-value="&amp;var_16=7.7028" calcext:value-type="string">
            <text:p>&amp;var_16=7.7028</text:p>
          </table:table-cell>
          <table:table-cell table:formula="of:=COM.MICROSOFT.CONCAT(&quot;parser.add_argument('&quot;;[.L17];&quot;', type=float)&quot;)" office:value-type="string" office:string-value="parser.add_argument('var_16', type=float)" calcext:value-type="string">
            <text:p>parser.add_argument('var_16', type=float)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9.0919" calcext:value-type="float">
            <text:p>-19.0919</text:p>
          </table:table-cell>
          <table:table-cell table:formula="of:=COM.MICROSOFT.CONCAT(&quot; name='var_&quot;;[.A18];&quot;' &quot;)" office:value-type="string" office:string-value=" name='var_17' " calcext:value-type="string">
            <text:p><text:s/>name='var_1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];[.B18];[.A18];[.D18];[.E18]; [.F18]; [.G18])" office:value-type="string" office:string-value="&lt;input id=&quot;var_17&quot; value=-19.0919 name='var_17'  type=&quot;number&quot; hidden&gt;" calcext:value-type="string">
            <text:p>&lt;input id="var_17" value=-19.0919 name='var_1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];[.A18];&quot; = &quot;;[.I18];[.B18];[.A18];[.J18])" office:value-type="string" office:string-value="var_17 = float(args['var_17'])" calcext:value-type="string">
            <text:p>var_17 = float(args['var_17'])</text:p>
          </table:table-cell>
          <table:table-cell table:formula="of:=COM.MICROSOFT.CONCAT([.B18];[.A18])" office:value-type="string" office:string-value="var_17" calcext:value-type="string">
            <text:p>var_17</text:p>
          </table:table-cell>
          <table:table-cell table:formula="of:=COM.MICROSOFT.CONCAT(&quot;'&quot;;[.L18];&quot;' : &quot;;[.L18];&quot;,&quot;)" office:value-type="string" office:string-value="'var_17' : var_17," calcext:value-type="string">
            <text:p>'var_17' : var_17,</text:p>
          </table:table-cell>
          <table:table-cell table:formula="of:=COM.MICROSOFT.CONCAT(&quot;&amp;&quot;;[.L18];&quot;=&quot;;[.E18])" office:value-type="string" office:string-value="&amp;var_17=-19.0919" calcext:value-type="string">
            <text:p>&amp;var_17=-19.0919</text:p>
          </table:table-cell>
          <table:table-cell table:formula="of:=COM.MICROSOFT.CONCAT(&quot;parser.add_argument('&quot;;[.L18];&quot;', type=float)&quot;)" office:value-type="string" office:string-value="parser.add_argument('var_17', type=float)" calcext:value-type="string">
            <text:p>parser.add_argument('var_17', type=float)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5.5806" calcext:value-type="float">
            <text:p>15.5806</text:p>
          </table:table-cell>
          <table:table-cell table:formula="of:=COM.MICROSOFT.CONCAT(&quot; name='var_&quot;;[.A19];&quot;' &quot;)" office:value-type="string" office:string-value=" name='var_18' " calcext:value-type="string">
            <text:p><text:s/>name='var_1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];[.B19];[.A19];[.D19];[.E19]; [.F19]; [.G19])" office:value-type="string" office:string-value="&lt;input id=&quot;var_18&quot; value=15.5806 name='var_18'  type=&quot;number&quot; hidden&gt;" calcext:value-type="string">
            <text:p>&lt;input id="var_18" value=15.5806 name='var_1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];[.A19];&quot; = &quot;;[.I19];[.B19];[.A19];[.J19])" office:value-type="string" office:string-value="var_18 = float(args['var_18'])" calcext:value-type="string">
            <text:p>var_18 = float(args['var_18'])</text:p>
          </table:table-cell>
          <table:table-cell table:formula="of:=COM.MICROSOFT.CONCAT([.B19];[.A19])" office:value-type="string" office:string-value="var_18" calcext:value-type="string">
            <text:p>var_18</text:p>
          </table:table-cell>
          <table:table-cell table:formula="of:=COM.MICROSOFT.CONCAT(&quot;'&quot;;[.L19];&quot;' : &quot;;[.L19];&quot;,&quot;)" office:value-type="string" office:string-value="'var_18' : var_18," calcext:value-type="string">
            <text:p>'var_18' : var_18,</text:p>
          </table:table-cell>
          <table:table-cell table:formula="of:=COM.MICROSOFT.CONCAT(&quot;&amp;&quot;;[.L19];&quot;=&quot;;[.E19])" office:value-type="string" office:string-value="&amp;var_18=15.5806" calcext:value-type="string">
            <text:p>&amp;var_18=15.5806</text:p>
          </table:table-cell>
          <table:table-cell table:formula="of:=COM.MICROSOFT.CONCAT(&quot;parser.add_argument('&quot;;[.L19];&quot;', type=float)&quot;)" office:value-type="string" office:string-value="parser.add_argument('var_18', type=float)" calcext:value-type="string">
            <text:p>parser.add_argument('var_18', type=float)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1763" calcext:value-type="float">
            <text:p>16.1763</text:p>
          </table:table-cell>
          <table:table-cell table:formula="of:=COM.MICROSOFT.CONCAT(&quot; name='var_&quot;;[.A20];&quot;' &quot;)" office:value-type="string" office:string-value=" name='var_19' " calcext:value-type="string">
            <text:p><text:s/>name='var_1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0];[.B20];[.A20];[.D20];[.E20]; [.F20]; [.G20])" office:value-type="string" office:string-value="&lt;input id=&quot;var_19&quot; value=16.1763 name='var_19'  type=&quot;number&quot; hidden&gt;" calcext:value-type="string">
            <text:p>&lt;input id="var_19" value=16.1763 name='var_1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0];[.A20];&quot; = &quot;;[.I20];[.B20];[.A20];[.J20])" office:value-type="string" office:string-value="var_19 = float(args['var_19'])" calcext:value-type="string">
            <text:p>var_19 = float(args['var_19'])</text:p>
          </table:table-cell>
          <table:table-cell table:formula="of:=COM.MICROSOFT.CONCAT([.B20];[.A20])" office:value-type="string" office:string-value="var_19" calcext:value-type="string">
            <text:p>var_19</text:p>
          </table:table-cell>
          <table:table-cell table:formula="of:=COM.MICROSOFT.CONCAT(&quot;'&quot;;[.L20];&quot;' : &quot;;[.L20];&quot;,&quot;)" office:value-type="string" office:string-value="'var_19' : var_19," calcext:value-type="string">
            <text:p>'var_19' : var_19,</text:p>
          </table:table-cell>
          <table:table-cell table:formula="of:=COM.MICROSOFT.CONCAT(&quot;&amp;&quot;;[.L20];&quot;=&quot;;[.E20])" office:value-type="string" office:string-value="&amp;var_19=16.1763" calcext:value-type="string">
            <text:p>&amp;var_19=16.1763</text:p>
          </table:table-cell>
          <table:table-cell table:formula="of:=COM.MICROSOFT.CONCAT(&quot;parser.add_argument('&quot;;[.L20];&quot;', type=float)&quot;)" office:value-type="string" office:string-value="parser.add_argument('var_19', type=float)" calcext:value-type="string">
            <text:p>parser.add_argument('var_19', type=float)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7088" calcext:value-type="float">
            <text:p>3.7088</text:p>
          </table:table-cell>
          <table:table-cell table:formula="of:=COM.MICROSOFT.CONCAT(&quot; name='var_&quot;;[.A21];&quot;' &quot;)" office:value-type="string" office:string-value=" name='var_20' " calcext:value-type="string">
            <text:p><text:s/>name='var_2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1];[.B21];[.A21];[.D21];[.E21]; [.F21]; [.G21])" office:value-type="string" office:string-value="&lt;input id=&quot;var_20&quot; value=3.7088 name='var_20'  type=&quot;number&quot; hidden&gt;" calcext:value-type="string">
            <text:p>&lt;input id="var_20" value=3.7088 name='var_2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1];[.A21];&quot; = &quot;;[.I21];[.B21];[.A21];[.J21])" office:value-type="string" office:string-value="var_20 = float(args['var_20'])" calcext:value-type="string">
            <text:p>var_20 = float(args['var_20'])</text:p>
          </table:table-cell>
          <table:table-cell table:formula="of:=COM.MICROSOFT.CONCAT([.B21];[.A21])" office:value-type="string" office:string-value="var_20" calcext:value-type="string">
            <text:p>var_20</text:p>
          </table:table-cell>
          <table:table-cell table:formula="of:=COM.MICROSOFT.CONCAT(&quot;'&quot;;[.L21];&quot;' : &quot;;[.L21];&quot;,&quot;)" office:value-type="string" office:string-value="'var_20' : var_20," calcext:value-type="string">
            <text:p>'var_20' : var_20,</text:p>
          </table:table-cell>
          <table:table-cell table:formula="of:=COM.MICROSOFT.CONCAT(&quot;&amp;&quot;;[.L21];&quot;=&quot;;[.E21])" office:value-type="string" office:string-value="&amp;var_20=3.7088" calcext:value-type="string">
            <text:p>&amp;var_20=3.7088</text:p>
          </table:table-cell>
          <table:table-cell table:formula="of:=COM.MICROSOFT.CONCAT(&quot;parser.add_argument('&quot;;[.L21];&quot;', type=float)&quot;)" office:value-type="string" office:string-value="parser.add_argument('var_20', type=float)" calcext:value-type="string">
            <text:p>parser.add_argument('var_20', type=float)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8064" calcext:value-type="float">
            <text:p>18.8064</text:p>
          </table:table-cell>
          <table:table-cell table:formula="of:=COM.MICROSOFT.CONCAT(&quot; name='var_&quot;;[.A22];&quot;' &quot;)" office:value-type="string" office:string-value=" name='var_21' " calcext:value-type="string">
            <text:p><text:s/>name='var_2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2];[.B22];[.A22];[.D22];[.E22]; [.F22]; [.G22])" office:value-type="string" office:string-value="&lt;input id=&quot;var_21&quot; value=18.8064 name='var_21'  type=&quot;number&quot; hidden&gt;" calcext:value-type="string">
            <text:p>&lt;input id="var_21" value=18.8064 name='var_2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2];[.A22];&quot; = &quot;;[.I22];[.B22];[.A22];[.J22])" office:value-type="string" office:string-value="var_21 = float(args['var_21'])" calcext:value-type="string">
            <text:p>var_21 = float(args['var_21'])</text:p>
          </table:table-cell>
          <table:table-cell table:formula="of:=COM.MICROSOFT.CONCAT([.B22];[.A22])" office:value-type="string" office:string-value="var_21" calcext:value-type="string">
            <text:p>var_21</text:p>
          </table:table-cell>
          <table:table-cell table:formula="of:=COM.MICROSOFT.CONCAT(&quot;'&quot;;[.L22];&quot;' : &quot;;[.L22];&quot;,&quot;)" office:value-type="string" office:string-value="'var_21' : var_21," calcext:value-type="string">
            <text:p>'var_21' : var_21,</text:p>
          </table:table-cell>
          <table:table-cell table:formula="of:=COM.MICROSOFT.CONCAT(&quot;&amp;&quot;;[.L22];&quot;=&quot;;[.E22])" office:value-type="string" office:string-value="&amp;var_21=18.8064" calcext:value-type="string">
            <text:p>&amp;var_21=18.8064</text:p>
          </table:table-cell>
          <table:table-cell table:formula="of:=COM.MICROSOFT.CONCAT(&quot;parser.add_argument('&quot;;[.L22];&quot;', type=float)&quot;)" office:value-type="string" office:string-value="parser.add_argument('var_21', type=float)" calcext:value-type="string">
            <text:p>parser.add_argument('var_21', type=float)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5899" calcext:value-type="float">
            <text:p>1.5899</text:p>
          </table:table-cell>
          <table:table-cell table:formula="of:=COM.MICROSOFT.CONCAT(&quot; name='var_&quot;;[.A23];&quot;' &quot;)" office:value-type="string" office:string-value=" name='var_22' " calcext:value-type="string">
            <text:p><text:s/>name='var_2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3];[.B23];[.A23];[.D23];[.E23]; [.F23]; [.G23])" office:value-type="string" office:string-value="&lt;input id=&quot;var_22&quot; value=1.5899 name='var_22'  type=&quot;number&quot; hidden&gt;" calcext:value-type="string">
            <text:p>&lt;input id="var_22" value=1.5899 name='var_2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3];[.A23];&quot; = &quot;;[.I23];[.B23];[.A23];[.J23])" office:value-type="string" office:string-value="var_22 = float(args['var_22'])" calcext:value-type="string">
            <text:p>var_22 = float(args['var_22'])</text:p>
          </table:table-cell>
          <table:table-cell table:formula="of:=COM.MICROSOFT.CONCAT([.B23];[.A23])" office:value-type="string" office:string-value="var_22" calcext:value-type="string">
            <text:p>var_22</text:p>
          </table:table-cell>
          <table:table-cell table:formula="of:=COM.MICROSOFT.CONCAT(&quot;'&quot;;[.L23];&quot;' : &quot;;[.L23];&quot;,&quot;)" office:value-type="string" office:string-value="'var_22' : var_22," calcext:value-type="string">
            <text:p>'var_22' : var_22,</text:p>
          </table:table-cell>
          <table:table-cell table:formula="of:=COM.MICROSOFT.CONCAT(&quot;&amp;&quot;;[.L23];&quot;=&quot;;[.E23])" office:value-type="string" office:string-value="&amp;var_22=1.5899" calcext:value-type="string">
            <text:p>&amp;var_22=1.5899</text:p>
          </table:table-cell>
          <table:table-cell table:formula="of:=COM.MICROSOFT.CONCAT(&quot;parser.add_argument('&quot;;[.L23];&quot;', type=float)&quot;)" office:value-type="string" office:string-value="parser.add_argument('var_22', type=float)" calcext:value-type="string">
            <text:p>parser.add_argument('var_22', type=float)</text:p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0654" calcext:value-type="float">
            <text:p>3.0654</text:p>
          </table:table-cell>
          <table:table-cell table:formula="of:=COM.MICROSOFT.CONCAT(&quot; name='var_&quot;;[.A24];&quot;' &quot;)" office:value-type="string" office:string-value=" name='var_23' " calcext:value-type="string">
            <text:p><text:s/>name='var_2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4];[.B24];[.A24];[.D24];[.E24]; [.F24]; [.G24])" office:value-type="string" office:string-value="&lt;input id=&quot;var_23&quot; value=3.0654 name='var_23'  type=&quot;number&quot; hidden&gt;" calcext:value-type="string">
            <text:p>&lt;input id="var_23" value=3.0654 name='var_2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4];[.A24];&quot; = &quot;;[.I24];[.B24];[.A24];[.J24])" office:value-type="string" office:string-value="var_23 = float(args['var_23'])" calcext:value-type="string">
            <text:p>var_23 = float(args['var_23'])</text:p>
          </table:table-cell>
          <table:table-cell table:formula="of:=COM.MICROSOFT.CONCAT([.B24];[.A24])" office:value-type="string" office:string-value="var_23" calcext:value-type="string">
            <text:p>var_23</text:p>
          </table:table-cell>
          <table:table-cell table:formula="of:=COM.MICROSOFT.CONCAT(&quot;'&quot;;[.L24];&quot;' : &quot;;[.L24];&quot;,&quot;)" office:value-type="string" office:string-value="'var_23' : var_23," calcext:value-type="string">
            <text:p>'var_23' : var_23,</text:p>
          </table:table-cell>
          <table:table-cell table:formula="of:=COM.MICROSOFT.CONCAT(&quot;&amp;&quot;;[.L24];&quot;=&quot;;[.E24])" office:value-type="string" office:string-value="&amp;var_23=3.0654" calcext:value-type="string">
            <text:p>&amp;var_23=3.0654</text:p>
          </table:table-cell>
          <table:table-cell table:formula="of:=COM.MICROSOFT.CONCAT(&quot;parser.add_argument('&quot;;[.L24];&quot;', type=float)&quot;)" office:value-type="string" office:string-value="parser.add_argument('var_23', type=float)" calcext:value-type="string">
            <text:p>parser.add_argument('var_23', type=float)</text:p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6.4509" calcext:value-type="float">
            <text:p>6.4509</text:p>
          </table:table-cell>
          <table:table-cell table:formula="of:=COM.MICROSOFT.CONCAT(&quot; name='var_&quot;;[.A25];&quot;' &quot;)" office:value-type="string" office:string-value=" name='var_24' " calcext:value-type="string">
            <text:p><text:s/>name='var_2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5];[.B25];[.A25];[.D25];[.E25]; [.F25]; [.G25])" office:value-type="string" office:string-value="&lt;input id=&quot;var_24&quot; value=6.4509 name='var_24'  type=&quot;number&quot; hidden&gt;" calcext:value-type="string">
            <text:p>&lt;input id="var_24" value=6.4509 name='var_2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5];[.A25];&quot; = &quot;;[.I25];[.B25];[.A25];[.J25])" office:value-type="string" office:string-value="var_24 = float(args['var_24'])" calcext:value-type="string">
            <text:p>var_24 = float(args['var_24'])</text:p>
          </table:table-cell>
          <table:table-cell table:formula="of:=COM.MICROSOFT.CONCAT([.B25];[.A25])" office:value-type="string" office:string-value="var_24" calcext:value-type="string">
            <text:p>var_24</text:p>
          </table:table-cell>
          <table:table-cell table:formula="of:=COM.MICROSOFT.CONCAT(&quot;'&quot;;[.L25];&quot;' : &quot;;[.L25];&quot;,&quot;)" office:value-type="string" office:string-value="'var_24' : var_24," calcext:value-type="string">
            <text:p>'var_24' : var_24,</text:p>
          </table:table-cell>
          <table:table-cell table:formula="of:=COM.MICROSOFT.CONCAT(&quot;&amp;&quot;;[.L25];&quot;=&quot;;[.E25])" office:value-type="string" office:string-value="&amp;var_24=6.4509" calcext:value-type="string">
            <text:p>&amp;var_24=6.4509</text:p>
          </table:table-cell>
          <table:table-cell table:formula="of:=COM.MICROSOFT.CONCAT(&quot;parser.add_argument('&quot;;[.L25];&quot;', type=float)&quot;)" office:value-type="string" office:string-value="parser.add_argument('var_24', type=float)" calcext:value-type="string">
            <text:p>parser.add_argument('var_24', type=float)</text:p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1192" calcext:value-type="float">
            <text:p>14.1192</text:p>
          </table:table-cell>
          <table:table-cell table:formula="of:=COM.MICROSOFT.CONCAT(&quot; name='var_&quot;;[.A26];&quot;' &quot;)" office:value-type="string" office:string-value=" name='var_25' " calcext:value-type="string">
            <text:p><text:s/>name='var_2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6];[.B26];[.A26];[.D26];[.E26]; [.F26]; [.G26])" office:value-type="string" office:string-value="&lt;input id=&quot;var_25&quot; value=14.1192 name='var_25'  type=&quot;number&quot; hidden&gt;" calcext:value-type="string">
            <text:p>&lt;input id="var_25" value=14.1192 name='var_2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6];[.A26];&quot; = &quot;;[.I26];[.B26];[.A26];[.J26])" office:value-type="string" office:string-value="var_25 = float(args['var_25'])" calcext:value-type="string">
            <text:p>var_25 = float(args['var_25'])</text:p>
          </table:table-cell>
          <table:table-cell table:formula="of:=COM.MICROSOFT.CONCAT([.B26];[.A26])" office:value-type="string" office:string-value="var_25" calcext:value-type="string">
            <text:p>var_25</text:p>
          </table:table-cell>
          <table:table-cell table:formula="of:=COM.MICROSOFT.CONCAT(&quot;'&quot;;[.L26];&quot;' : &quot;;[.L26];&quot;,&quot;)" office:value-type="string" office:string-value="'var_25' : var_25," calcext:value-type="string">
            <text:p>'var_25' : var_25,</text:p>
          </table:table-cell>
          <table:table-cell table:formula="of:=COM.MICROSOFT.CONCAT(&quot;&amp;&quot;;[.L26];&quot;=&quot;;[.E26])" office:value-type="string" office:string-value="&amp;var_25=14.1192" calcext:value-type="string">
            <text:p>&amp;var_25=14.1192</text:p>
          </table:table-cell>
          <table:table-cell table:formula="of:=COM.MICROSOFT.CONCAT(&quot;parser.add_argument('&quot;;[.L26];&quot;', type=float)&quot;)" office:value-type="string" office:string-value="parser.add_argument('var_25', type=float)" calcext:value-type="string">
            <text:p>parser.add_argument('var_25', type=float)</text:p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9.4902" calcext:value-type="float">
            <text:p>-9.4902</text:p>
          </table:table-cell>
          <table:table-cell table:formula="of:=COM.MICROSOFT.CONCAT(&quot; name='var_&quot;;[.A27];&quot;' &quot;)" office:value-type="string" office:string-value=" name='var_26' " calcext:value-type="string">
            <text:p><text:s/>name='var_2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7];[.B27];[.A27];[.D27];[.E27]; [.F27]; [.G27])" office:value-type="string" office:string-value="&lt;input id=&quot;var_26&quot; value=-9.4902 name='var_26'  type=&quot;number&quot; hidden&gt;" calcext:value-type="string">
            <text:p>&lt;input id="var_26" value=-9.4902 name='var_2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7];[.A27];&quot; = &quot;;[.I27];[.B27];[.A27];[.J27])" office:value-type="string" office:string-value="var_26 = float(args['var_26'])" calcext:value-type="string">
            <text:p>var_26 = float(args['var_26'])</text:p>
          </table:table-cell>
          <table:table-cell table:formula="of:=COM.MICROSOFT.CONCAT([.B27];[.A27])" office:value-type="string" office:string-value="var_26" calcext:value-type="string">
            <text:p>var_26</text:p>
          </table:table-cell>
          <table:table-cell table:formula="of:=COM.MICROSOFT.CONCAT(&quot;'&quot;;[.L27];&quot;' : &quot;;[.L27];&quot;,&quot;)" office:value-type="string" office:string-value="'var_26' : var_26," calcext:value-type="string">
            <text:p>'var_26' : var_26,</text:p>
          </table:table-cell>
          <table:table-cell table:formula="of:=COM.MICROSOFT.CONCAT(&quot;&amp;&quot;;[.L27];&quot;=&quot;;[.E27])" office:value-type="string" office:string-value="&amp;var_26=-9.4902" calcext:value-type="string">
            <text:p>&amp;var_26=-9.4902</text:p>
          </table:table-cell>
          <table:table-cell table:formula="of:=COM.MICROSOFT.CONCAT(&quot;parser.add_argument('&quot;;[.L27];&quot;', type=float)&quot;)" office:value-type="string" office:string-value="parser.add_argument('var_26', type=float)" calcext:value-type="string">
            <text:p>parser.add_argument('var_26', type=float)</text:p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1917" calcext:value-type="float">
            <text:p>-2.1917</text:p>
          </table:table-cell>
          <table:table-cell table:formula="of:=COM.MICROSOFT.CONCAT(&quot; name='var_&quot;;[.A28];&quot;' &quot;)" office:value-type="string" office:string-value=" name='var_27' " calcext:value-type="string">
            <text:p><text:s/>name='var_2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8];[.B28];[.A28];[.D28];[.E28]; [.F28]; [.G28])" office:value-type="string" office:string-value="&lt;input id=&quot;var_27&quot; value=-2.1917 name='var_27'  type=&quot;number&quot; hidden&gt;" calcext:value-type="string">
            <text:p>&lt;input id="var_27" value=-2.1917 name='var_2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8];[.A28];&quot; = &quot;;[.I28];[.B28];[.A28];[.J28])" office:value-type="string" office:string-value="var_27 = float(args['var_27'])" calcext:value-type="string">
            <text:p>var_27 = float(args['var_27'])</text:p>
          </table:table-cell>
          <table:table-cell table:formula="of:=COM.MICROSOFT.CONCAT([.B28];[.A28])" office:value-type="string" office:string-value="var_27" calcext:value-type="string">
            <text:p>var_27</text:p>
          </table:table-cell>
          <table:table-cell table:formula="of:=COM.MICROSOFT.CONCAT(&quot;'&quot;;[.L28];&quot;' : &quot;;[.L28];&quot;,&quot;)" office:value-type="string" office:string-value="'var_27' : var_27," calcext:value-type="string">
            <text:p>'var_27' : var_27,</text:p>
          </table:table-cell>
          <table:table-cell table:formula="of:=COM.MICROSOFT.CONCAT(&quot;&amp;&quot;;[.L28];&quot;=&quot;;[.E28])" office:value-type="string" office:string-value="&amp;var_27=-2.1917" calcext:value-type="string">
            <text:p>&amp;var_27=-2.1917</text:p>
          </table:table-cell>
          <table:table-cell table:formula="of:=COM.MICROSOFT.CONCAT(&quot;parser.add_argument('&quot;;[.L28];&quot;', type=float)&quot;)" office:value-type="string" office:string-value="parser.add_argument('var_27', type=float)" calcext:value-type="string">
            <text:p>parser.add_argument('var_27', type=float)</text:p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7107" calcext:value-type="float">
            <text:p>5.7107</text:p>
          </table:table-cell>
          <table:table-cell table:formula="of:=COM.MICROSOFT.CONCAT(&quot; name='var_&quot;;[.A29];&quot;' &quot;)" office:value-type="string" office:string-value=" name='var_28' " calcext:value-type="string">
            <text:p><text:s/>name='var_2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9];[.B29];[.A29];[.D29];[.E29]; [.F29]; [.G29])" office:value-type="string" office:string-value="&lt;input id=&quot;var_28&quot; value=5.7107 name='var_28'  type=&quot;number&quot; hidden&gt;" calcext:value-type="string">
            <text:p>&lt;input id="var_28" value=5.7107 name='var_2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9];[.A29];&quot; = &quot;;[.I29];[.B29];[.A29];[.J29])" office:value-type="string" office:string-value="var_28 = float(args['var_28'])" calcext:value-type="string">
            <text:p>var_28 = float(args['var_28'])</text:p>
          </table:table-cell>
          <table:table-cell table:formula="of:=COM.MICROSOFT.CONCAT([.B29];[.A29])" office:value-type="string" office:string-value="var_28" calcext:value-type="string">
            <text:p>var_28</text:p>
          </table:table-cell>
          <table:table-cell table:formula="of:=COM.MICROSOFT.CONCAT(&quot;'&quot;;[.L29];&quot;' : &quot;;[.L29];&quot;,&quot;)" office:value-type="string" office:string-value="'var_28' : var_28," calcext:value-type="string">
            <text:p>'var_28' : var_28,</text:p>
          </table:table-cell>
          <table:table-cell table:formula="of:=COM.MICROSOFT.CONCAT(&quot;&amp;&quot;;[.L29];&quot;=&quot;;[.E29])" office:value-type="string" office:string-value="&amp;var_28=5.7107" calcext:value-type="string">
            <text:p>&amp;var_28=5.7107</text:p>
          </table:table-cell>
          <table:table-cell table:formula="of:=COM.MICROSOFT.CONCAT(&quot;parser.add_argument('&quot;;[.L29];&quot;', type=float)&quot;)" office:value-type="string" office:string-value="parser.add_argument('var_28', type=float)" calcext:value-type="string">
            <text:p>parser.add_argument('var_28', type=float)</text:p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7864" calcext:value-type="float">
            <text:p>3.7864</text:p>
          </table:table-cell>
          <table:table-cell table:formula="of:=COM.MICROSOFT.CONCAT(&quot; name='var_&quot;;[.A30];&quot;' &quot;)" office:value-type="string" office:string-value=" name='var_29' " calcext:value-type="string">
            <text:p><text:s/>name='var_2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0];[.B30];[.A30];[.D30];[.E30]; [.F30]; [.G30])" office:value-type="string" office:string-value="&lt;input id=&quot;var_29&quot; value=3.7864 name='var_29'  type=&quot;number&quot; hidden&gt;" calcext:value-type="string">
            <text:p>&lt;input id="var_29" value=3.7864 name='var_2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0];[.A30];&quot; = &quot;;[.I30];[.B30];[.A30];[.J30])" office:value-type="string" office:string-value="var_29 = float(args['var_29'])" calcext:value-type="string">
            <text:p>var_29 = float(args['var_29'])</text:p>
          </table:table-cell>
          <table:table-cell table:formula="of:=COM.MICROSOFT.CONCAT([.B30];[.A30])" office:value-type="string" office:string-value="var_29" calcext:value-type="string">
            <text:p>var_29</text:p>
          </table:table-cell>
          <table:table-cell table:formula="of:=COM.MICROSOFT.CONCAT(&quot;'&quot;;[.L30];&quot;' : &quot;;[.L30];&quot;,&quot;)" office:value-type="string" office:string-value="'var_29' : var_29," calcext:value-type="string">
            <text:p>'var_29' : var_29,</text:p>
          </table:table-cell>
          <table:table-cell table:formula="of:=COM.MICROSOFT.CONCAT(&quot;&amp;&quot;;[.L30];&quot;=&quot;;[.E30])" office:value-type="string" office:string-value="&amp;var_29=3.7864" calcext:value-type="string">
            <text:p>&amp;var_29=3.7864</text:p>
          </table:table-cell>
          <table:table-cell table:formula="of:=COM.MICROSOFT.CONCAT(&quot;parser.add_argument('&quot;;[.L30];&quot;', type=float)&quot;)" office:value-type="string" office:string-value="parser.add_argument('var_29', type=float)" calcext:value-type="string">
            <text:p>parser.add_argument('var_29', type=float)</text:p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.7981" calcext:value-type="float">
            <text:p>-1.7981</text:p>
          </table:table-cell>
          <table:table-cell table:formula="of:=COM.MICROSOFT.CONCAT(&quot; name='var_&quot;;[.A31];&quot;' &quot;)" office:value-type="string" office:string-value=" name='var_30' " calcext:value-type="string">
            <text:p><text:s/>name='var_3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1];[.B31];[.A31];[.D31];[.E31]; [.F31]; [.G31])" office:value-type="string" office:string-value="&lt;input id=&quot;var_30&quot; value=-1.7981 name='var_30'  type=&quot;number&quot; hidden&gt;" calcext:value-type="string">
            <text:p>&lt;input id="var_30" value=-1.7981 name='var_3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1];[.A31];&quot; = &quot;;[.I31];[.B31];[.A31];[.J31])" office:value-type="string" office:string-value="var_30 = float(args['var_30'])" calcext:value-type="string">
            <text:p>var_30 = float(args['var_30'])</text:p>
          </table:table-cell>
          <table:table-cell table:formula="of:=COM.MICROSOFT.CONCAT([.B31];[.A31])" office:value-type="string" office:string-value="var_30" calcext:value-type="string">
            <text:p>var_30</text:p>
          </table:table-cell>
          <table:table-cell table:formula="of:=COM.MICROSOFT.CONCAT(&quot;'&quot;;[.L31];&quot;' : &quot;;[.L31];&quot;,&quot;)" office:value-type="string" office:string-value="'var_30' : var_30," calcext:value-type="string">
            <text:p>'var_30' : var_30,</text:p>
          </table:table-cell>
          <table:table-cell table:formula="of:=COM.MICROSOFT.CONCAT(&quot;&amp;&quot;;[.L31];&quot;=&quot;;[.E31])" office:value-type="string" office:string-value="&amp;var_30=-1.7981" calcext:value-type="string">
            <text:p>&amp;var_30=-1.7981</text:p>
          </table:table-cell>
          <table:table-cell table:formula="of:=COM.MICROSOFT.CONCAT(&quot;parser.add_argument('&quot;;[.L31];&quot;', type=float)&quot;)" office:value-type="string" office:string-value="parser.add_argument('var_30', type=float)" calcext:value-type="string">
            <text:p>parser.add_argument('var_30', type=float)</text:p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2645" calcext:value-type="float">
            <text:p>9.2645</text:p>
          </table:table-cell>
          <table:table-cell table:formula="of:=COM.MICROSOFT.CONCAT(&quot; name='var_&quot;;[.A32];&quot;' &quot;)" office:value-type="string" office:string-value=" name='var_31' " calcext:value-type="string">
            <text:p><text:s/>name='var_3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2];[.B32];[.A32];[.D32];[.E32]; [.F32]; [.G32])" office:value-type="string" office:string-value="&lt;input id=&quot;var_31&quot; value=9.2645 name='var_31'  type=&quot;number&quot; hidden&gt;" calcext:value-type="string">
            <text:p>&lt;input id="var_31" value=9.2645 name='var_3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2];[.A32];&quot; = &quot;;[.I32];[.B32];[.A32];[.J32])" office:value-type="string" office:string-value="var_31 = float(args['var_31'])" calcext:value-type="string">
            <text:p>var_31 = float(args['var_31'])</text:p>
          </table:table-cell>
          <table:table-cell table:formula="of:=COM.MICROSOFT.CONCAT([.B32];[.A32])" office:value-type="string" office:string-value="var_31" calcext:value-type="string">
            <text:p>var_31</text:p>
          </table:table-cell>
          <table:table-cell table:formula="of:=COM.MICROSOFT.CONCAT(&quot;'&quot;;[.L32];&quot;' : &quot;;[.L32];&quot;,&quot;)" office:value-type="string" office:string-value="'var_31' : var_31," calcext:value-type="string">
            <text:p>'var_31' : var_31,</text:p>
          </table:table-cell>
          <table:table-cell table:formula="of:=COM.MICROSOFT.CONCAT(&quot;&amp;&quot;;[.L32];&quot;=&quot;;[.E32])" office:value-type="string" office:string-value="&amp;var_31=9.2645" calcext:value-type="string">
            <text:p>&amp;var_31=9.2645</text:p>
          </table:table-cell>
          <table:table-cell table:formula="of:=COM.MICROSOFT.CONCAT(&quot;parser.add_argument('&quot;;[.L32];&quot;', type=float)&quot;)" office:value-type="string" office:string-value="parser.add_argument('var_31', type=float)" calcext:value-type="string">
            <text:p>parser.add_argument('var_31', type=float)</text:p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0657" calcext:value-type="float">
            <text:p>2.0657</text:p>
          </table:table-cell>
          <table:table-cell table:formula="of:=COM.MICROSOFT.CONCAT(&quot; name='var_&quot;;[.A33];&quot;' &quot;)" office:value-type="string" office:string-value=" name='var_32' " calcext:value-type="string">
            <text:p><text:s/>name='var_3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3];[.B33];[.A33];[.D33];[.E33]; [.F33]; [.G33])" office:value-type="string" office:string-value="&lt;input id=&quot;var_32&quot; value=2.0657 name='var_32'  type=&quot;number&quot; hidden&gt;" calcext:value-type="string">
            <text:p>&lt;input id="var_32" value=2.0657 name='var_3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3];[.A33];&quot; = &quot;;[.I33];[.B33];[.A33];[.J33])" office:value-type="string" office:string-value="var_32 = float(args['var_32'])" calcext:value-type="string">
            <text:p>var_32 = float(args['var_32'])</text:p>
          </table:table-cell>
          <table:table-cell table:formula="of:=COM.MICROSOFT.CONCAT([.B33];[.A33])" office:value-type="string" office:string-value="var_32" calcext:value-type="string">
            <text:p>var_32</text:p>
          </table:table-cell>
          <table:table-cell table:formula="of:=COM.MICROSOFT.CONCAT(&quot;'&quot;;[.L33];&quot;' : &quot;;[.L33];&quot;,&quot;)" office:value-type="string" office:string-value="'var_32' : var_32," calcext:value-type="string">
            <text:p>'var_32' : var_32,</text:p>
          </table:table-cell>
          <table:table-cell table:formula="of:=COM.MICROSOFT.CONCAT(&quot;&amp;&quot;;[.L33];&quot;=&quot;;[.E33])" office:value-type="string" office:string-value="&amp;var_32=2.0657" calcext:value-type="string">
            <text:p>&amp;var_32=2.0657</text:p>
          </table:table-cell>
          <table:table-cell table:formula="of:=COM.MICROSOFT.CONCAT(&quot;parser.add_argument('&quot;;[.L33];&quot;', type=float)&quot;)" office:value-type="string" office:string-value="parser.add_argument('var_32', type=float)" calcext:value-type="string">
            <text:p>parser.add_argument('var_32', type=float)</text:p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7753" calcext:value-type="float">
            <text:p>12.7753</text:p>
          </table:table-cell>
          <table:table-cell table:formula="of:=COM.MICROSOFT.CONCAT(&quot; name='var_&quot;;[.A34];&quot;' &quot;)" office:value-type="string" office:string-value=" name='var_33' " calcext:value-type="string">
            <text:p><text:s/>name='var_3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4];[.B34];[.A34];[.D34];[.E34]; [.F34]; [.G34])" office:value-type="string" office:string-value="&lt;input id=&quot;var_33&quot; value=12.7753 name='var_33'  type=&quot;number&quot; hidden&gt;" calcext:value-type="string">
            <text:p>&lt;input id="var_33" value=12.7753 name='var_3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4];[.A34];&quot; = &quot;;[.I34];[.B34];[.A34];[.J34])" office:value-type="string" office:string-value="var_33 = float(args['var_33'])" calcext:value-type="string">
            <text:p>var_33 = float(args['var_33'])</text:p>
          </table:table-cell>
          <table:table-cell table:formula="of:=COM.MICROSOFT.CONCAT([.B34];[.A34])" office:value-type="string" office:string-value="var_33" calcext:value-type="string">
            <text:p>var_33</text:p>
          </table:table-cell>
          <table:table-cell table:formula="of:=COM.MICROSOFT.CONCAT(&quot;'&quot;;[.L34];&quot;' : &quot;;[.L34];&quot;,&quot;)" office:value-type="string" office:string-value="'var_33' : var_33," calcext:value-type="string">
            <text:p>'var_33' : var_33,</text:p>
          </table:table-cell>
          <table:table-cell table:formula="of:=COM.MICROSOFT.CONCAT(&quot;&amp;&quot;;[.L34];&quot;=&quot;;[.E34])" office:value-type="string" office:string-value="&amp;var_33=12.7753" calcext:value-type="string">
            <text:p>&amp;var_33=12.7753</text:p>
          </table:table-cell>
          <table:table-cell table:formula="of:=COM.MICROSOFT.CONCAT(&quot;parser.add_argument('&quot;;[.L34];&quot;', type=float)&quot;)" office:value-type="string" office:string-value="parser.add_argument('var_33', type=float)" calcext:value-type="string">
            <text:p>parser.add_argument('var_33', type=float)</text:p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3334" calcext:value-type="float">
            <text:p>11.3334</text:p>
          </table:table-cell>
          <table:table-cell table:formula="of:=COM.MICROSOFT.CONCAT(&quot; name='var_&quot;;[.A35];&quot;' &quot;)" office:value-type="string" office:string-value=" name='var_34' " calcext:value-type="string">
            <text:p><text:s/>name='var_3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5];[.B35];[.A35];[.D35];[.E35]; [.F35]; [.G35])" office:value-type="string" office:string-value="&lt;input id=&quot;var_34&quot; value=11.3334 name='var_34'  type=&quot;number&quot; hidden&gt;" calcext:value-type="string">
            <text:p>&lt;input id="var_34" value=11.3334 name='var_3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5];[.A35];&quot; = &quot;;[.I35];[.B35];[.A35];[.J35])" office:value-type="string" office:string-value="var_34 = float(args['var_34'])" calcext:value-type="string">
            <text:p>var_34 = float(args['var_34'])</text:p>
          </table:table-cell>
          <table:table-cell table:formula="of:=COM.MICROSOFT.CONCAT([.B35];[.A35])" office:value-type="string" office:string-value="var_34" calcext:value-type="string">
            <text:p>var_34</text:p>
          </table:table-cell>
          <table:table-cell table:formula="of:=COM.MICROSOFT.CONCAT(&quot;'&quot;;[.L35];&quot;' : &quot;;[.L35];&quot;,&quot;)" office:value-type="string" office:string-value="'var_34' : var_34," calcext:value-type="string">
            <text:p>'var_34' : var_34,</text:p>
          </table:table-cell>
          <table:table-cell table:formula="of:=COM.MICROSOFT.CONCAT(&quot;&amp;&quot;;[.L35];&quot;=&quot;;[.E35])" office:value-type="string" office:string-value="&amp;var_34=11.3334" calcext:value-type="string">
            <text:p>&amp;var_34=11.3334</text:p>
          </table:table-cell>
          <table:table-cell table:formula="of:=COM.MICROSOFT.CONCAT(&quot;parser.add_argument('&quot;;[.L35];&quot;', type=float)&quot;)" office:value-type="string" office:string-value="parser.add_argument('var_34', type=float)" calcext:value-type="string">
            <text:p>parser.add_argument('var_34', type=float)</text:p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1462" calcext:value-type="float">
            <text:p>8.1462</text:p>
          </table:table-cell>
          <table:table-cell table:formula="of:=COM.MICROSOFT.CONCAT(&quot; name='var_&quot;;[.A36];&quot;' &quot;)" office:value-type="string" office:string-value=" name='var_35' " calcext:value-type="string">
            <text:p><text:s/>name='var_3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6];[.B36];[.A36];[.D36];[.E36]; [.F36]; [.G36])" office:value-type="string" office:string-value="&lt;input id=&quot;var_35&quot; value=8.1462 name='var_35'  type=&quot;number&quot; hidden&gt;" calcext:value-type="string">
            <text:p>&lt;input id="var_35" value=8.1462 name='var_3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6];[.A36];&quot; = &quot;;[.I36];[.B36];[.A36];[.J36])" office:value-type="string" office:string-value="var_35 = float(args['var_35'])" calcext:value-type="string">
            <text:p>var_35 = float(args['var_35'])</text:p>
          </table:table-cell>
          <table:table-cell table:formula="of:=COM.MICROSOFT.CONCAT([.B36];[.A36])" office:value-type="string" office:string-value="var_35" calcext:value-type="string">
            <text:p>var_35</text:p>
          </table:table-cell>
          <table:table-cell table:formula="of:=COM.MICROSOFT.CONCAT(&quot;'&quot;;[.L36];&quot;' : &quot;;[.L36];&quot;,&quot;)" office:value-type="string" office:string-value="'var_35' : var_35," calcext:value-type="string">
            <text:p>'var_35' : var_35,</text:p>
          </table:table-cell>
          <table:table-cell table:formula="of:=COM.MICROSOFT.CONCAT(&quot;&amp;&quot;;[.L36];&quot;=&quot;;[.E36])" office:value-type="string" office:string-value="&amp;var_35=8.1462" calcext:value-type="string">
            <text:p>&amp;var_35=8.1462</text:p>
          </table:table-cell>
          <table:table-cell table:formula="of:=COM.MICROSOFT.CONCAT(&quot;parser.add_argument('&quot;;[.L36];&quot;', type=float)&quot;)" office:value-type="string" office:string-value="parser.add_argument('var_35', type=float)" calcext:value-type="string">
            <text:p>parser.add_argument('var_35', type=float)</text:p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061" calcext:value-type="float">
            <text:p>-0.061</text:p>
          </table:table-cell>
          <table:table-cell table:formula="of:=COM.MICROSOFT.CONCAT(&quot; name='var_&quot;;[.A37];&quot;' &quot;)" office:value-type="string" office:string-value=" name='var_36' " calcext:value-type="string">
            <text:p><text:s/>name='var_3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7];[.B37];[.A37];[.D37];[.E37]; [.F37]; [.G37])" office:value-type="string" office:string-value="&lt;input id=&quot;var_36&quot; value=-0.061 name='var_36'  type=&quot;number&quot; hidden&gt;" calcext:value-type="string">
            <text:p>&lt;input id="var_36" value=-0.061 name='var_3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7];[.A37];&quot; = &quot;;[.I37];[.B37];[.A37];[.J37])" office:value-type="string" office:string-value="var_36 = float(args['var_36'])" calcext:value-type="string">
            <text:p>var_36 = float(args['var_36'])</text:p>
          </table:table-cell>
          <table:table-cell table:formula="of:=COM.MICROSOFT.CONCAT([.B37];[.A37])" office:value-type="string" office:string-value="var_36" calcext:value-type="string">
            <text:p>var_36</text:p>
          </table:table-cell>
          <table:table-cell table:formula="of:=COM.MICROSOFT.CONCAT(&quot;'&quot;;[.L37];&quot;' : &quot;;[.L37];&quot;,&quot;)" office:value-type="string" office:string-value="'var_36' : var_36," calcext:value-type="string">
            <text:p>'var_36' : var_36,</text:p>
          </table:table-cell>
          <table:table-cell table:formula="of:=COM.MICROSOFT.CONCAT(&quot;&amp;&quot;;[.L37];&quot;=&quot;;[.E37])" office:value-type="string" office:string-value="&amp;var_36=-0.061" calcext:value-type="string">
            <text:p>&amp;var_36=-0.061</text:p>
          </table:table-cell>
          <table:table-cell table:formula="of:=COM.MICROSOFT.CONCAT(&quot;parser.add_argument('&quot;;[.L37];&quot;', type=float)&quot;)" office:value-type="string" office:string-value="parser.add_argument('var_36', type=float)" calcext:value-type="string">
            <text:p>parser.add_argument('var_36', type=float)</text:p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5331" calcext:value-type="float">
            <text:p>3.5331</text:p>
          </table:table-cell>
          <table:table-cell table:formula="of:=COM.MICROSOFT.CONCAT(&quot; name='var_&quot;;[.A38];&quot;' &quot;)" office:value-type="string" office:string-value=" name='var_37' " calcext:value-type="string">
            <text:p><text:s/>name='var_3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8];[.B38];[.A38];[.D38];[.E38]; [.F38]; [.G38])" office:value-type="string" office:string-value="&lt;input id=&quot;var_37&quot; value=3.5331 name='var_37'  type=&quot;number&quot; hidden&gt;" calcext:value-type="string">
            <text:p>&lt;input id="var_37" value=3.5331 name='var_3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8];[.A38];&quot; = &quot;;[.I38];[.B38];[.A38];[.J38])" office:value-type="string" office:string-value="var_37 = float(args['var_37'])" calcext:value-type="string">
            <text:p>var_37 = float(args['var_37'])</text:p>
          </table:table-cell>
          <table:table-cell table:formula="of:=COM.MICROSOFT.CONCAT([.B38];[.A38])" office:value-type="string" office:string-value="var_37" calcext:value-type="string">
            <text:p>var_37</text:p>
          </table:table-cell>
          <table:table-cell table:formula="of:=COM.MICROSOFT.CONCAT(&quot;'&quot;;[.L38];&quot;' : &quot;;[.L38];&quot;,&quot;)" office:value-type="string" office:string-value="'var_37' : var_37," calcext:value-type="string">
            <text:p>'var_37' : var_37,</text:p>
          </table:table-cell>
          <table:table-cell table:formula="of:=COM.MICROSOFT.CONCAT(&quot;&amp;&quot;;[.L38];&quot;=&quot;;[.E38])" office:value-type="string" office:string-value="&amp;var_37=3.5331" calcext:value-type="string">
            <text:p>&amp;var_37=3.5331</text:p>
          </table:table-cell>
          <table:table-cell table:formula="of:=COM.MICROSOFT.CONCAT(&quot;parser.add_argument('&quot;;[.L38];&quot;', type=float)&quot;)" office:value-type="string" office:string-value="parser.add_argument('var_37', type=float)" calcext:value-type="string">
            <text:p>parser.add_argument('var_37', type=float)</text:p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7804" calcext:value-type="float">
            <text:p>9.7804</text:p>
          </table:table-cell>
          <table:table-cell table:formula="of:=COM.MICROSOFT.CONCAT(&quot; name='var_&quot;;[.A39];&quot;' &quot;)" office:value-type="string" office:string-value=" name='var_38' " calcext:value-type="string">
            <text:p><text:s/>name='var_3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39];[.B39];[.A39];[.D39];[.E39]; [.F39]; [.G39])" office:value-type="string" office:string-value="&lt;input id=&quot;var_38&quot; value=9.7804 name='var_38'  type=&quot;number&quot; hidden&gt;" calcext:value-type="string">
            <text:p>&lt;input id="var_38" value=9.7804 name='var_3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39];[.A39];&quot; = &quot;;[.I39];[.B39];[.A39];[.J39])" office:value-type="string" office:string-value="var_38 = float(args['var_38'])" calcext:value-type="string">
            <text:p>var_38 = float(args['var_38'])</text:p>
          </table:table-cell>
          <table:table-cell table:formula="of:=COM.MICROSOFT.CONCAT([.B39];[.A39])" office:value-type="string" office:string-value="var_38" calcext:value-type="string">
            <text:p>var_38</text:p>
          </table:table-cell>
          <table:table-cell table:formula="of:=COM.MICROSOFT.CONCAT(&quot;'&quot;;[.L39];&quot;' : &quot;;[.L39];&quot;,&quot;)" office:value-type="string" office:string-value="'var_38' : var_38," calcext:value-type="string">
            <text:p>'var_38' : var_38,</text:p>
          </table:table-cell>
          <table:table-cell table:formula="of:=COM.MICROSOFT.CONCAT(&quot;&amp;&quot;;[.L39];&quot;=&quot;;[.E39])" office:value-type="string" office:string-value="&amp;var_38=9.7804" calcext:value-type="string">
            <text:p>&amp;var_38=9.7804</text:p>
          </table:table-cell>
          <table:table-cell table:formula="of:=COM.MICROSOFT.CONCAT(&quot;parser.add_argument('&quot;;[.L39];&quot;', type=float)&quot;)" office:value-type="string" office:string-value="parser.add_argument('var_38', type=float)" calcext:value-type="string">
            <text:p>parser.add_argument('var_38', type=float)</text:p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7625" calcext:value-type="float">
            <text:p>8.7625</text:p>
          </table:table-cell>
          <table:table-cell table:formula="of:=COM.MICROSOFT.CONCAT(&quot; name='var_&quot;;[.A40];&quot;' &quot;)" office:value-type="string" office:string-value=" name='var_39' " calcext:value-type="string">
            <text:p><text:s/>name='var_3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0];[.B40];[.A40];[.D40];[.E40]; [.F40]; [.G40])" office:value-type="string" office:string-value="&lt;input id=&quot;var_39&quot; value=8.7625 name='var_39'  type=&quot;number&quot; hidden&gt;" calcext:value-type="string">
            <text:p>&lt;input id="var_39" value=8.7625 name='var_3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0];[.A40];&quot; = &quot;;[.I40];[.B40];[.A40];[.J40])" office:value-type="string" office:string-value="var_39 = float(args['var_39'])" calcext:value-type="string">
            <text:p>var_39 = float(args['var_39'])</text:p>
          </table:table-cell>
          <table:table-cell table:formula="of:=COM.MICROSOFT.CONCAT([.B40];[.A40])" office:value-type="string" office:string-value="var_39" calcext:value-type="string">
            <text:p>var_39</text:p>
          </table:table-cell>
          <table:table-cell table:formula="of:=COM.MICROSOFT.CONCAT(&quot;'&quot;;[.L40];&quot;' : &quot;;[.L40];&quot;,&quot;)" office:value-type="string" office:string-value="'var_39' : var_39," calcext:value-type="string">
            <text:p>'var_39' : var_39,</text:p>
          </table:table-cell>
          <table:table-cell table:formula="of:=COM.MICROSOFT.CONCAT(&quot;&amp;&quot;;[.L40];&quot;=&quot;;[.E40])" office:value-type="string" office:string-value="&amp;var_39=8.7625" calcext:value-type="string">
            <text:p>&amp;var_39=8.7625</text:p>
          </table:table-cell>
          <table:table-cell table:formula="of:=COM.MICROSOFT.CONCAT(&quot;parser.add_argument('&quot;;[.L40];&quot;', type=float)&quot;)" office:value-type="string" office:string-value="parser.add_argument('var_39', type=float)" calcext:value-type="string">
            <text:p>parser.add_argument('var_39', type=float)</text:p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5.6305" calcext:value-type="float">
            <text:p>-15.6305</text:p>
          </table:table-cell>
          <table:table-cell table:formula="of:=COM.MICROSOFT.CONCAT(&quot; name='var_&quot;;[.A41];&quot;' &quot;)" office:value-type="string" office:string-value=" name='var_40' " calcext:value-type="string">
            <text:p><text:s/>name='var_4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1];[.B41];[.A41];[.D41];[.E41]; [.F41]; [.G41])" office:value-type="string" office:string-value="&lt;input id=&quot;var_40&quot; value=-15.6305 name='var_40'  type=&quot;number&quot; hidden&gt;" calcext:value-type="string">
            <text:p>&lt;input id="var_40" value=-15.6305 name='var_4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1];[.A41];&quot; = &quot;;[.I41];[.B41];[.A41];[.J41])" office:value-type="string" office:string-value="var_40 = float(args['var_40'])" calcext:value-type="string">
            <text:p>var_40 = float(args['var_40'])</text:p>
          </table:table-cell>
          <table:table-cell table:formula="of:=COM.MICROSOFT.CONCAT([.B41];[.A41])" office:value-type="string" office:string-value="var_40" calcext:value-type="string">
            <text:p>var_40</text:p>
          </table:table-cell>
          <table:table-cell table:formula="of:=COM.MICROSOFT.CONCAT(&quot;'&quot;;[.L41];&quot;' : &quot;;[.L41];&quot;,&quot;)" office:value-type="string" office:string-value="'var_40' : var_40," calcext:value-type="string">
            <text:p>'var_40' : var_40,</text:p>
          </table:table-cell>
          <table:table-cell table:formula="of:=COM.MICROSOFT.CONCAT(&quot;&amp;&quot;;[.L41];&quot;=&quot;;[.E41])" office:value-type="string" office:string-value="&amp;var_40=-15.6305" calcext:value-type="string">
            <text:p>&amp;var_40=-15.6305</text:p>
          </table:table-cell>
          <table:table-cell table:formula="of:=COM.MICROSOFT.CONCAT(&quot;parser.add_argument('&quot;;[.L41];&quot;', type=float)&quot;)" office:value-type="string" office:string-value="parser.add_argument('var_40', type=float)" calcext:value-type="string">
            <text:p>parser.add_argument('var_40', type=float)</text:p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8766" calcext:value-type="float">
            <text:p>18.8766</text:p>
          </table:table-cell>
          <table:table-cell table:formula="of:=COM.MICROSOFT.CONCAT(&quot; name='var_&quot;;[.A42];&quot;' &quot;)" office:value-type="string" office:string-value=" name='var_41' " calcext:value-type="string">
            <text:p><text:s/>name='var_4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2];[.B42];[.A42];[.D42];[.E42]; [.F42]; [.G42])" office:value-type="string" office:string-value="&lt;input id=&quot;var_41&quot; value=18.8766 name='var_41'  type=&quot;number&quot; hidden&gt;" calcext:value-type="string">
            <text:p>&lt;input id="var_41" value=18.8766 name='var_4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2];[.A42];&quot; = &quot;;[.I42];[.B42];[.A42];[.J42])" office:value-type="string" office:string-value="var_41 = float(args['var_41'])" calcext:value-type="string">
            <text:p>var_41 = float(args['var_41'])</text:p>
          </table:table-cell>
          <table:table-cell table:formula="of:=COM.MICROSOFT.CONCAT([.B42];[.A42])" office:value-type="string" office:string-value="var_41" calcext:value-type="string">
            <text:p>var_41</text:p>
          </table:table-cell>
          <table:table-cell table:formula="of:=COM.MICROSOFT.CONCAT(&quot;'&quot;;[.L42];&quot;' : &quot;;[.L42];&quot;,&quot;)" office:value-type="string" office:string-value="'var_41' : var_41," calcext:value-type="string">
            <text:p>'var_41' : var_41,</text:p>
          </table:table-cell>
          <table:table-cell table:formula="of:=COM.MICROSOFT.CONCAT(&quot;&amp;&quot;;[.L42];&quot;=&quot;;[.E42])" office:value-type="string" office:string-value="&amp;var_41=18.8766" calcext:value-type="string">
            <text:p>&amp;var_41=18.8766</text:p>
          </table:table-cell>
          <table:table-cell table:formula="of:=COM.MICROSOFT.CONCAT(&quot;parser.add_argument('&quot;;[.L42];&quot;', type=float)&quot;)" office:value-type="string" office:string-value="parser.add_argument('var_41', type=float)" calcext:value-type="string">
            <text:p>parser.add_argument('var_41', type=float)</text:p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2864" calcext:value-type="float">
            <text:p>11.2864</text:p>
          </table:table-cell>
          <table:table-cell table:formula="of:=COM.MICROSOFT.CONCAT(&quot; name='var_&quot;;[.A43];&quot;' &quot;)" office:value-type="string" office:string-value=" name='var_42' " calcext:value-type="string">
            <text:p><text:s/>name='var_4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3];[.B43];[.A43];[.D43];[.E43]; [.F43]; [.G43])" office:value-type="string" office:string-value="&lt;input id=&quot;var_42&quot; value=11.2864 name='var_42'  type=&quot;number&quot; hidden&gt;" calcext:value-type="string">
            <text:p>&lt;input id="var_42" value=11.2864 name='var_4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3];[.A43];&quot; = &quot;;[.I43];[.B43];[.A43];[.J43])" office:value-type="string" office:string-value="var_42 = float(args['var_42'])" calcext:value-type="string">
            <text:p>var_42 = float(args['var_42'])</text:p>
          </table:table-cell>
          <table:table-cell table:formula="of:=COM.MICROSOFT.CONCAT([.B43];[.A43])" office:value-type="string" office:string-value="var_42" calcext:value-type="string">
            <text:p>var_42</text:p>
          </table:table-cell>
          <table:table-cell table:formula="of:=COM.MICROSOFT.CONCAT(&quot;'&quot;;[.L43];&quot;' : &quot;;[.L43];&quot;,&quot;)" office:value-type="string" office:string-value="'var_42' : var_42," calcext:value-type="string">
            <text:p>'var_42' : var_42,</text:p>
          </table:table-cell>
          <table:table-cell table:formula="of:=COM.MICROSOFT.CONCAT(&quot;&amp;&quot;;[.L43];&quot;=&quot;;[.E43])" office:value-type="string" office:string-value="&amp;var_42=11.2864" calcext:value-type="string">
            <text:p>&amp;var_42=11.2864</text:p>
          </table:table-cell>
          <table:table-cell table:formula="of:=COM.MICROSOFT.CONCAT(&quot;parser.add_argument('&quot;;[.L43];&quot;', type=float)&quot;)" office:value-type="string" office:string-value="parser.add_argument('var_42', type=float)" calcext:value-type="string">
            <text:p>parser.add_argument('var_42', type=float)</text:p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8362" calcext:value-type="float">
            <text:p>11.8362</text:p>
          </table:table-cell>
          <table:table-cell table:formula="of:=COM.MICROSOFT.CONCAT(&quot; name='var_&quot;;[.A44];&quot;' &quot;)" office:value-type="string" office:string-value=" name='var_43' " calcext:value-type="string">
            <text:p><text:s/>name='var_4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4];[.B44];[.A44];[.D44];[.E44]; [.F44]; [.G44])" office:value-type="string" office:string-value="&lt;input id=&quot;var_43&quot; value=11.8362 name='var_43'  type=&quot;number&quot; hidden&gt;" calcext:value-type="string">
            <text:p>&lt;input id="var_43" value=11.8362 name='var_4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4];[.A44];&quot; = &quot;;[.I44];[.B44];[.A44];[.J44])" office:value-type="string" office:string-value="var_43 = float(args['var_43'])" calcext:value-type="string">
            <text:p>var_43 = float(args['var_43'])</text:p>
          </table:table-cell>
          <table:table-cell table:formula="of:=COM.MICROSOFT.CONCAT([.B44];[.A44])" office:value-type="string" office:string-value="var_43" calcext:value-type="string">
            <text:p>var_43</text:p>
          </table:table-cell>
          <table:table-cell table:formula="of:=COM.MICROSOFT.CONCAT(&quot;'&quot;;[.L44];&quot;' : &quot;;[.L44];&quot;,&quot;)" office:value-type="string" office:string-value="'var_43' : var_43," calcext:value-type="string">
            <text:p>'var_43' : var_43,</text:p>
          </table:table-cell>
          <table:table-cell table:formula="of:=COM.MICROSOFT.CONCAT(&quot;&amp;&quot;;[.L44];&quot;=&quot;;[.E44])" office:value-type="string" office:string-value="&amp;var_43=11.8362" calcext:value-type="string">
            <text:p>&amp;var_43=11.8362</text:p>
          </table:table-cell>
          <table:table-cell table:formula="of:=COM.MICROSOFT.CONCAT(&quot;parser.add_argument('&quot;;[.L44];&quot;', type=float)&quot;)" office:value-type="string" office:string-value="parser.add_argument('var_43', type=float)" calcext:value-type="string">
            <text:p>parser.add_argument('var_43', type=float)</text:p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368" calcext:value-type="float">
            <text:p>13.368</text:p>
          </table:table-cell>
          <table:table-cell table:formula="of:=COM.MICROSOFT.CONCAT(&quot; name='var_&quot;;[.A45];&quot;' &quot;)" office:value-type="string" office:string-value=" name='var_44' " calcext:value-type="string">
            <text:p><text:s/>name='var_4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5];[.B45];[.A45];[.D45];[.E45]; [.F45]; [.G45])" office:value-type="string" office:string-value="&lt;input id=&quot;var_44&quot; value=13.368 name='var_44'  type=&quot;number&quot; hidden&gt;" calcext:value-type="string">
            <text:p>&lt;input id="var_44" value=13.368 name='var_4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5];[.A45];&quot; = &quot;;[.I45];[.B45];[.A45];[.J45])" office:value-type="string" office:string-value="var_44 = float(args['var_44'])" calcext:value-type="string">
            <text:p>var_44 = float(args['var_44'])</text:p>
          </table:table-cell>
          <table:table-cell table:formula="of:=COM.MICROSOFT.CONCAT([.B45];[.A45])" office:value-type="string" office:string-value="var_44" calcext:value-type="string">
            <text:p>var_44</text:p>
          </table:table-cell>
          <table:table-cell table:formula="of:=COM.MICROSOFT.CONCAT(&quot;'&quot;;[.L45];&quot;' : &quot;;[.L45];&quot;,&quot;)" office:value-type="string" office:string-value="'var_44' : var_44," calcext:value-type="string">
            <text:p>'var_44' : var_44,</text:p>
          </table:table-cell>
          <table:table-cell table:formula="of:=COM.MICROSOFT.CONCAT(&quot;&amp;&quot;;[.L45];&quot;=&quot;;[.E45])" office:value-type="string" office:string-value="&amp;var_44=13.368" calcext:value-type="string">
            <text:p>&amp;var_44=13.368</text:p>
          </table:table-cell>
          <table:table-cell table:formula="of:=COM.MICROSOFT.CONCAT(&quot;parser.add_argument('&quot;;[.L45];&quot;', type=float)&quot;)" office:value-type="string" office:string-value="parser.add_argument('var_44', type=float)" calcext:value-type="string">
            <text:p>parser.add_argument('var_44', type=float)</text:p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31.9891" calcext:value-type="float">
            <text:p>-31.9891</text:p>
          </table:table-cell>
          <table:table-cell table:formula="of:=COM.MICROSOFT.CONCAT(&quot; name='var_&quot;;[.A46];&quot;' &quot;)" office:value-type="string" office:string-value=" name='var_45' " calcext:value-type="string">
            <text:p><text:s/>name='var_4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6];[.B46];[.A46];[.D46];[.E46]; [.F46]; [.G46])" office:value-type="string" office:string-value="&lt;input id=&quot;var_45&quot; value=-31.9891 name='var_45'  type=&quot;number&quot; hidden&gt;" calcext:value-type="string">
            <text:p>&lt;input id="var_45" value=-31.9891 name='var_4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6];[.A46];&quot; = &quot;;[.I46];[.B46];[.A46];[.J46])" office:value-type="string" office:string-value="var_45 = float(args['var_45'])" calcext:value-type="string">
            <text:p>var_45 = float(args['var_45'])</text:p>
          </table:table-cell>
          <table:table-cell table:formula="of:=COM.MICROSOFT.CONCAT([.B46];[.A46])" office:value-type="string" office:string-value="var_45" calcext:value-type="string">
            <text:p>var_45</text:p>
          </table:table-cell>
          <table:table-cell table:formula="of:=COM.MICROSOFT.CONCAT(&quot;'&quot;;[.L46];&quot;' : &quot;;[.L46];&quot;,&quot;)" office:value-type="string" office:string-value="'var_45' : var_45," calcext:value-type="string">
            <text:p>'var_45' : var_45,</text:p>
          </table:table-cell>
          <table:table-cell table:formula="of:=COM.MICROSOFT.CONCAT(&quot;&amp;&quot;;[.L46];&quot;=&quot;;[.E46])" office:value-type="string" office:string-value="&amp;var_45=-31.9891" calcext:value-type="string">
            <text:p>&amp;var_45=-31.9891</text:p>
          </table:table-cell>
          <table:table-cell table:formula="of:=COM.MICROSOFT.CONCAT(&quot;parser.add_argument('&quot;;[.L46];&quot;', type=float)&quot;)" office:value-type="string" office:string-value="parser.add_argument('var_45', type=float)" calcext:value-type="string">
            <text:p>parser.add_argument('var_45', type=float)</text:p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1776" calcext:value-type="float">
            <text:p>12.1776</text:p>
          </table:table-cell>
          <table:table-cell table:formula="of:=COM.MICROSOFT.CONCAT(&quot; name='var_&quot;;[.A47];&quot;' &quot;)" office:value-type="string" office:string-value=" name='var_46' " calcext:value-type="string">
            <text:p><text:s/>name='var_4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7];[.B47];[.A47];[.D47];[.E47]; [.F47]; [.G47])" office:value-type="string" office:string-value="&lt;input id=&quot;var_46&quot; value=12.1776 name='var_46'  type=&quot;number&quot; hidden&gt;" calcext:value-type="string">
            <text:p>&lt;input id="var_46" value=12.1776 name='var_4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7];[.A47];&quot; = &quot;;[.I47];[.B47];[.A47];[.J47])" office:value-type="string" office:string-value="var_46 = float(args['var_46'])" calcext:value-type="string">
            <text:p>var_46 = float(args['var_46'])</text:p>
          </table:table-cell>
          <table:table-cell table:formula="of:=COM.MICROSOFT.CONCAT([.B47];[.A47])" office:value-type="string" office:string-value="var_46" calcext:value-type="string">
            <text:p>var_46</text:p>
          </table:table-cell>
          <table:table-cell table:formula="of:=COM.MICROSOFT.CONCAT(&quot;'&quot;;[.L47];&quot;' : &quot;;[.L47];&quot;,&quot;)" office:value-type="string" office:string-value="'var_46' : var_46," calcext:value-type="string">
            <text:p>'var_46' : var_46,</text:p>
          </table:table-cell>
          <table:table-cell table:formula="of:=COM.MICROSOFT.CONCAT(&quot;&amp;&quot;;[.L47];&quot;=&quot;;[.E47])" office:value-type="string" office:string-value="&amp;var_46=12.1776" calcext:value-type="string">
            <text:p>&amp;var_46=12.1776</text:p>
          </table:table-cell>
          <table:table-cell table:formula="of:=COM.MICROSOFT.CONCAT(&quot;parser.add_argument('&quot;;[.L47];&quot;', type=float)&quot;)" office:value-type="string" office:string-value="parser.add_argument('var_46', type=float)" calcext:value-type="string">
            <text:p>parser.add_argument('var_46', type=float)</text:p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7714" calcext:value-type="float">
            <text:p>8.7714</text:p>
          </table:table-cell>
          <table:table-cell table:formula="of:=COM.MICROSOFT.CONCAT(&quot; name='var_&quot;;[.A48];&quot;' &quot;)" office:value-type="string" office:string-value=" name='var_47' " calcext:value-type="string">
            <text:p><text:s/>name='var_4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8];[.B48];[.A48];[.D48];[.E48]; [.F48]; [.G48])" office:value-type="string" office:string-value="&lt;input id=&quot;var_47&quot; value=8.7714 name='var_47'  type=&quot;number&quot; hidden&gt;" calcext:value-type="string">
            <text:p>&lt;input id="var_47" value=8.7714 name='var_4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8];[.A48];&quot; = &quot;;[.I48];[.B48];[.A48];[.J48])" office:value-type="string" office:string-value="var_47 = float(args['var_47'])" calcext:value-type="string">
            <text:p>var_47 = float(args['var_47'])</text:p>
          </table:table-cell>
          <table:table-cell table:formula="of:=COM.MICROSOFT.CONCAT([.B48];[.A48])" office:value-type="string" office:string-value="var_47" calcext:value-type="string">
            <text:p>var_47</text:p>
          </table:table-cell>
          <table:table-cell table:formula="of:=COM.MICROSOFT.CONCAT(&quot;'&quot;;[.L48];&quot;' : &quot;;[.L48];&quot;,&quot;)" office:value-type="string" office:string-value="'var_47' : var_47," calcext:value-type="string">
            <text:p>'var_47' : var_47,</text:p>
          </table:table-cell>
          <table:table-cell table:formula="of:=COM.MICROSOFT.CONCAT(&quot;&amp;&quot;;[.L48];&quot;=&quot;;[.E48])" office:value-type="string" office:string-value="&amp;var_47=8.7714" calcext:value-type="string">
            <text:p>&amp;var_47=8.7714</text:p>
          </table:table-cell>
          <table:table-cell table:formula="of:=COM.MICROSOFT.CONCAT(&quot;parser.add_argument('&quot;;[.L48];&quot;', type=float)&quot;)" office:value-type="string" office:string-value="parser.add_argument('var_47', type=float)" calcext:value-type="string">
            <text:p>parser.add_argument('var_47', type=float)</text:p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7.2011" calcext:value-type="float">
            <text:p>17.2011</text:p>
          </table:table-cell>
          <table:table-cell table:formula="of:=COM.MICROSOFT.CONCAT(&quot; name='var_&quot;;[.A49];&quot;' &quot;)" office:value-type="string" office:string-value=" name='var_48' " calcext:value-type="string">
            <text:p><text:s/>name='var_4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49];[.B49];[.A49];[.D49];[.E49]; [.F49]; [.G49])" office:value-type="string" office:string-value="&lt;input id=&quot;var_48&quot; value=17.2011 name='var_48'  type=&quot;number&quot; hidden&gt;" calcext:value-type="string">
            <text:p>&lt;input id="var_48" value=17.2011 name='var_4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49];[.A49];&quot; = &quot;;[.I49];[.B49];[.A49];[.J49])" office:value-type="string" office:string-value="var_48 = float(args['var_48'])" calcext:value-type="string">
            <text:p>var_48 = float(args['var_48'])</text:p>
          </table:table-cell>
          <table:table-cell table:formula="of:=COM.MICROSOFT.CONCAT([.B49];[.A49])" office:value-type="string" office:string-value="var_48" calcext:value-type="string">
            <text:p>var_48</text:p>
          </table:table-cell>
          <table:table-cell table:formula="of:=COM.MICROSOFT.CONCAT(&quot;'&quot;;[.L49];&quot;' : &quot;;[.L49];&quot;,&quot;)" office:value-type="string" office:string-value="'var_48' : var_48," calcext:value-type="string">
            <text:p>'var_48' : var_48,</text:p>
          </table:table-cell>
          <table:table-cell table:formula="of:=COM.MICROSOFT.CONCAT(&quot;&amp;&quot;;[.L49];&quot;=&quot;;[.E49])" office:value-type="string" office:string-value="&amp;var_48=17.2011" calcext:value-type="string">
            <text:p>&amp;var_48=17.2011</text:p>
          </table:table-cell>
          <table:table-cell table:formula="of:=COM.MICROSOFT.CONCAT(&quot;parser.add_argument('&quot;;[.L49];&quot;', type=float)&quot;)" office:value-type="string" office:string-value="parser.add_argument('var_48', type=float)" calcext:value-type="string">
            <text:p>parser.add_argument('var_48', type=float)</text:p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8508" calcext:value-type="float">
            <text:p>16.8508</text:p>
          </table:table-cell>
          <table:table-cell table:formula="of:=COM.MICROSOFT.CONCAT(&quot; name='var_&quot;;[.A50];&quot;' &quot;)" office:value-type="string" office:string-value=" name='var_49' " calcext:value-type="string">
            <text:p><text:s/>name='var_4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0];[.B50];[.A50];[.D50];[.E50]; [.F50]; [.G50])" office:value-type="string" office:string-value="&lt;input id=&quot;var_49&quot; value=16.8508 name='var_49'  type=&quot;number&quot; hidden&gt;" calcext:value-type="string">
            <text:p>&lt;input id="var_49" value=16.8508 name='var_4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0];[.A50];&quot; = &quot;;[.I50];[.B50];[.A50];[.J50])" office:value-type="string" office:string-value="var_49 = float(args['var_49'])" calcext:value-type="string">
            <text:p>var_49 = float(args['var_49'])</text:p>
          </table:table-cell>
          <table:table-cell table:formula="of:=COM.MICROSOFT.CONCAT([.B50];[.A50])" office:value-type="string" office:string-value="var_49" calcext:value-type="string">
            <text:p>var_49</text:p>
          </table:table-cell>
          <table:table-cell table:formula="of:=COM.MICROSOFT.CONCAT(&quot;'&quot;;[.L50];&quot;' : &quot;;[.L50];&quot;,&quot;)" office:value-type="string" office:string-value="'var_49' : var_49," calcext:value-type="string">
            <text:p>'var_49' : var_49,</text:p>
          </table:table-cell>
          <table:table-cell table:formula="of:=COM.MICROSOFT.CONCAT(&quot;&amp;&quot;;[.L50];&quot;=&quot;;[.E50])" office:value-type="string" office:string-value="&amp;var_49=16.8508" calcext:value-type="string">
            <text:p>&amp;var_49=16.8508</text:p>
          </table:table-cell>
          <table:table-cell table:formula="of:=COM.MICROSOFT.CONCAT(&quot;parser.add_argument('&quot;;[.L50];&quot;', type=float)&quot;)" office:value-type="string" office:string-value="parser.add_argument('var_49', type=float)" calcext:value-type="string">
            <text:p>parser.add_argument('var_49', type=float)</text:p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0534" calcext:value-type="float">
            <text:p>13.0534</text:p>
          </table:table-cell>
          <table:table-cell table:formula="of:=COM.MICROSOFT.CONCAT(&quot; name='var_&quot;;[.A51];&quot;' &quot;)" office:value-type="string" office:string-value=" name='var_50' " calcext:value-type="string">
            <text:p><text:s/>name='var_5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1];[.B51];[.A51];[.D51];[.E51]; [.F51]; [.G51])" office:value-type="string" office:string-value="&lt;input id=&quot;var_50&quot; value=13.0534 name='var_50'  type=&quot;number&quot; hidden&gt;" calcext:value-type="string">
            <text:p>&lt;input id="var_50" value=13.0534 name='var_5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1];[.A51];&quot; = &quot;;[.I51];[.B51];[.A51];[.J51])" office:value-type="string" office:string-value="var_50 = float(args['var_50'])" calcext:value-type="string">
            <text:p>var_50 = float(args['var_50'])</text:p>
          </table:table-cell>
          <table:table-cell table:formula="of:=COM.MICROSOFT.CONCAT([.B51];[.A51])" office:value-type="string" office:string-value="var_50" calcext:value-type="string">
            <text:p>var_50</text:p>
          </table:table-cell>
          <table:table-cell table:formula="of:=COM.MICROSOFT.CONCAT(&quot;'&quot;;[.L51];&quot;' : &quot;;[.L51];&quot;,&quot;)" office:value-type="string" office:string-value="'var_50' : var_50," calcext:value-type="string">
            <text:p>'var_50' : var_50,</text:p>
          </table:table-cell>
          <table:table-cell table:formula="of:=COM.MICROSOFT.CONCAT(&quot;&amp;&quot;;[.L51];&quot;=&quot;;[.E51])" office:value-type="string" office:string-value="&amp;var_50=13.0534" calcext:value-type="string">
            <text:p>&amp;var_50=13.0534</text:p>
          </table:table-cell>
          <table:table-cell table:formula="of:=COM.MICROSOFT.CONCAT(&quot;parser.add_argument('&quot;;[.L51];&quot;', type=float)&quot;)" office:value-type="string" office:string-value="parser.add_argument('var_50', type=float)" calcext:value-type="string">
            <text:p>parser.add_argument('var_50', type=float)</text:p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4069" calcext:value-type="float">
            <text:p>14.4069</text:p>
          </table:table-cell>
          <table:table-cell table:formula="of:=COM.MICROSOFT.CONCAT(&quot; name='var_&quot;;[.A52];&quot;' &quot;)" office:value-type="string" office:string-value=" name='var_51' " calcext:value-type="string">
            <text:p><text:s/>name='var_5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2];[.B52];[.A52];[.D52];[.E52]; [.F52]; [.G52])" office:value-type="string" office:string-value="&lt;input id=&quot;var_51&quot; value=14.4069 name='var_51'  type=&quot;number&quot; hidden&gt;" calcext:value-type="string">
            <text:p>&lt;input id="var_51" value=14.4069 name='var_5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2];[.A52];&quot; = &quot;;[.I52];[.B52];[.A52];[.J52])" office:value-type="string" office:string-value="var_51 = float(args['var_51'])" calcext:value-type="string">
            <text:p>var_51 = float(args['var_51'])</text:p>
          </table:table-cell>
          <table:table-cell table:formula="of:=COM.MICROSOFT.CONCAT([.B52];[.A52])" office:value-type="string" office:string-value="var_51" calcext:value-type="string">
            <text:p>var_51</text:p>
          </table:table-cell>
          <table:table-cell table:formula="of:=COM.MICROSOFT.CONCAT(&quot;'&quot;;[.L52];&quot;' : &quot;;[.L52];&quot;,&quot;)" office:value-type="string" office:string-value="'var_51' : var_51," calcext:value-type="string">
            <text:p>'var_51' : var_51,</text:p>
          </table:table-cell>
          <table:table-cell table:formula="of:=COM.MICROSOFT.CONCAT(&quot;&amp;&quot;;[.L52];&quot;=&quot;;[.E52])" office:value-type="string" office:string-value="&amp;var_51=14.4069" calcext:value-type="string">
            <text:p>&amp;var_51=14.4069</text:p>
          </table:table-cell>
          <table:table-cell table:formula="of:=COM.MICROSOFT.CONCAT(&quot;parser.add_argument('&quot;;[.L52];&quot;', type=float)&quot;)" office:value-type="string" office:string-value="parser.add_argument('var_51', type=float)" calcext:value-type="string">
            <text:p>parser.add_argument('var_51', type=float)</text:p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8525" calcext:value-type="float">
            <text:p>-4.8525</text:p>
          </table:table-cell>
          <table:table-cell table:formula="of:=COM.MICROSOFT.CONCAT(&quot; name='var_&quot;;[.A53];&quot;' &quot;)" office:value-type="string" office:string-value=" name='var_52' " calcext:value-type="string">
            <text:p><text:s/>name='var_5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3];[.B53];[.A53];[.D53];[.E53]; [.F53]; [.G53])" office:value-type="string" office:string-value="&lt;input id=&quot;var_52&quot; value=-4.8525 name='var_52'  type=&quot;number&quot; hidden&gt;" calcext:value-type="string">
            <text:p>&lt;input id="var_52" value=-4.8525 name='var_5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3];[.A53];&quot; = &quot;;[.I53];[.B53];[.A53];[.J53])" office:value-type="string" office:string-value="var_52 = float(args['var_52'])" calcext:value-type="string">
            <text:p>var_52 = float(args['var_52'])</text:p>
          </table:table-cell>
          <table:table-cell table:formula="of:=COM.MICROSOFT.CONCAT([.B53];[.A53])" office:value-type="string" office:string-value="var_52" calcext:value-type="string">
            <text:p>var_52</text:p>
          </table:table-cell>
          <table:table-cell table:formula="of:=COM.MICROSOFT.CONCAT(&quot;'&quot;;[.L53];&quot;' : &quot;;[.L53];&quot;,&quot;)" office:value-type="string" office:string-value="'var_52' : var_52," calcext:value-type="string">
            <text:p>'var_52' : var_52,</text:p>
          </table:table-cell>
          <table:table-cell table:formula="of:=COM.MICROSOFT.CONCAT(&quot;&amp;&quot;;[.L53];&quot;=&quot;;[.E53])" office:value-type="string" office:string-value="&amp;var_52=-4.8525" calcext:value-type="string">
            <text:p>&amp;var_52=-4.8525</text:p>
          </table:table-cell>
          <table:table-cell table:formula="of:=COM.MICROSOFT.CONCAT(&quot;parser.add_argument('&quot;;[.L53];&quot;', type=float)&quot;)" office:value-type="string" office:string-value="parser.add_argument('var_52', type=float)" calcext:value-type="string">
            <text:p>parser.add_argument('var_52', type=float)</text:p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3213" calcext:value-type="float">
            <text:p>7.3213</text:p>
          </table:table-cell>
          <table:table-cell table:formula="of:=COM.MICROSOFT.CONCAT(&quot; name='var_&quot;;[.A54];&quot;' &quot;)" office:value-type="string" office:string-value=" name='var_53' " calcext:value-type="string">
            <text:p><text:s/>name='var_5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4];[.B54];[.A54];[.D54];[.E54]; [.F54]; [.G54])" office:value-type="string" office:string-value="&lt;input id=&quot;var_53&quot; value=7.3213 name='var_53'  type=&quot;number&quot; hidden&gt;" calcext:value-type="string">
            <text:p>&lt;input id="var_53" value=7.3213 name='var_5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4];[.A54];&quot; = &quot;;[.I54];[.B54];[.A54];[.J54])" office:value-type="string" office:string-value="var_53 = float(args['var_53'])" calcext:value-type="string">
            <text:p>var_53 = float(args['var_53'])</text:p>
          </table:table-cell>
          <table:table-cell table:formula="of:=COM.MICROSOFT.CONCAT([.B54];[.A54])" office:value-type="string" office:string-value="var_53" calcext:value-type="string">
            <text:p>var_53</text:p>
          </table:table-cell>
          <table:table-cell table:formula="of:=COM.MICROSOFT.CONCAT(&quot;'&quot;;[.L54];&quot;' : &quot;;[.L54];&quot;,&quot;)" office:value-type="string" office:string-value="'var_53' : var_53," calcext:value-type="string">
            <text:p>'var_53' : var_53,</text:p>
          </table:table-cell>
          <table:table-cell table:formula="of:=COM.MICROSOFT.CONCAT(&quot;&amp;&quot;;[.L54];&quot;=&quot;;[.E54])" office:value-type="string" office:string-value="&amp;var_53=7.3213" calcext:value-type="string">
            <text:p>&amp;var_53=7.3213</text:p>
          </table:table-cell>
          <table:table-cell table:formula="of:=COM.MICROSOFT.CONCAT(&quot;parser.add_argument('&quot;;[.L54];&quot;', type=float)&quot;)" office:value-type="string" office:string-value="parser.add_argument('var_53', type=float)" calcext:value-type="string">
            <text:p>parser.add_argument('var_53', type=float)</text:p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5259" calcext:value-type="float">
            <text:p>-0.5259</text:p>
          </table:table-cell>
          <table:table-cell table:formula="of:=COM.MICROSOFT.CONCAT(&quot; name='var_&quot;;[.A55];&quot;' &quot;)" office:value-type="string" office:string-value=" name='var_54' " calcext:value-type="string">
            <text:p><text:s/>name='var_5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5];[.B55];[.A55];[.D55];[.E55]; [.F55]; [.G55])" office:value-type="string" office:string-value="&lt;input id=&quot;var_54&quot; value=-0.5259 name='var_54'  type=&quot;number&quot; hidden&gt;" calcext:value-type="string">
            <text:p>&lt;input id="var_54" value=-0.5259 name='var_5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5];[.A55];&quot; = &quot;;[.I55];[.B55];[.A55];[.J55])" office:value-type="string" office:string-value="var_54 = float(args['var_54'])" calcext:value-type="string">
            <text:p>var_54 = float(args['var_54'])</text:p>
          </table:table-cell>
          <table:table-cell table:formula="of:=COM.MICROSOFT.CONCAT([.B55];[.A55])" office:value-type="string" office:string-value="var_54" calcext:value-type="string">
            <text:p>var_54</text:p>
          </table:table-cell>
          <table:table-cell table:formula="of:=COM.MICROSOFT.CONCAT(&quot;'&quot;;[.L55];&quot;' : &quot;;[.L55];&quot;,&quot;)" office:value-type="string" office:string-value="'var_54' : var_54," calcext:value-type="string">
            <text:p>'var_54' : var_54,</text:p>
          </table:table-cell>
          <table:table-cell table:formula="of:=COM.MICROSOFT.CONCAT(&quot;&amp;&quot;;[.L55];&quot;=&quot;;[.E55])" office:value-type="string" office:string-value="&amp;var_54=-0.5259" calcext:value-type="string">
            <text:p>&amp;var_54=-0.5259</text:p>
          </table:table-cell>
          <table:table-cell table:formula="of:=COM.MICROSOFT.CONCAT(&quot;parser.add_argument('&quot;;[.L55];&quot;', type=float)&quot;)" office:value-type="string" office:string-value="parser.add_argument('var_54', type=float)" calcext:value-type="string">
            <text:p>parser.add_argument('var_54', type=float)</text:p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6365" calcext:value-type="float">
            <text:p>16.6365</text:p>
          </table:table-cell>
          <table:table-cell table:formula="of:=COM.MICROSOFT.CONCAT(&quot; name='var_&quot;;[.A56];&quot;' &quot;)" office:value-type="string" office:string-value=" name='var_55' " calcext:value-type="string">
            <text:p><text:s/>name='var_5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6];[.B56];[.A56];[.D56];[.E56]; [.F56]; [.G56])" office:value-type="string" office:string-value="&lt;input id=&quot;var_55&quot; value=16.6365 name='var_55'  type=&quot;number&quot; hidden&gt;" calcext:value-type="string">
            <text:p>&lt;input id="var_55" value=16.6365 name='var_5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6];[.A56];&quot; = &quot;;[.I56];[.B56];[.A56];[.J56])" office:value-type="string" office:string-value="var_55 = float(args['var_55'])" calcext:value-type="string">
            <text:p>var_55 = float(args['var_55'])</text:p>
          </table:table-cell>
          <table:table-cell table:formula="of:=COM.MICROSOFT.CONCAT([.B56];[.A56])" office:value-type="string" office:string-value="var_55" calcext:value-type="string">
            <text:p>var_55</text:p>
          </table:table-cell>
          <table:table-cell table:formula="of:=COM.MICROSOFT.CONCAT(&quot;'&quot;;[.L56];&quot;' : &quot;;[.L56];&quot;,&quot;)" office:value-type="string" office:string-value="'var_55' : var_55," calcext:value-type="string">
            <text:p>'var_55' : var_55,</text:p>
          </table:table-cell>
          <table:table-cell table:formula="of:=COM.MICROSOFT.CONCAT(&quot;&amp;&quot;;[.L56];&quot;=&quot;;[.E56])" office:value-type="string" office:string-value="&amp;var_55=16.6365" calcext:value-type="string">
            <text:p>&amp;var_55=16.6365</text:p>
          </table:table-cell>
          <table:table-cell table:formula="of:=COM.MICROSOFT.CONCAT(&quot;parser.add_argument('&quot;;[.L56];&quot;', type=float)&quot;)" office:value-type="string" office:string-value="parser.add_argument('var_55', type=float)" calcext:value-type="string">
            <text:p>parser.add_argument('var_55', type=float)</text:p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9.3036" calcext:value-type="float">
            <text:p>19.3036</text:p>
          </table:table-cell>
          <table:table-cell table:formula="of:=COM.MICROSOFT.CONCAT(&quot; name='var_&quot;;[.A57];&quot;' &quot;)" office:value-type="string" office:string-value=" name='var_56' " calcext:value-type="string">
            <text:p><text:s/>name='var_5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7];[.B57];[.A57];[.D57];[.E57]; [.F57]; [.G57])" office:value-type="string" office:string-value="&lt;input id=&quot;var_56&quot; value=19.3036 name='var_56'  type=&quot;number&quot; hidden&gt;" calcext:value-type="string">
            <text:p>&lt;input id="var_56" value=19.3036 name='var_5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7];[.A57];&quot; = &quot;;[.I57];[.B57];[.A57];[.J57])" office:value-type="string" office:string-value="var_56 = float(args['var_56'])" calcext:value-type="string">
            <text:p>var_56 = float(args['var_56'])</text:p>
          </table:table-cell>
          <table:table-cell table:formula="of:=COM.MICROSOFT.CONCAT([.B57];[.A57])" office:value-type="string" office:string-value="var_56" calcext:value-type="string">
            <text:p>var_56</text:p>
          </table:table-cell>
          <table:table-cell table:formula="of:=COM.MICROSOFT.CONCAT(&quot;'&quot;;[.L57];&quot;' : &quot;;[.L57];&quot;,&quot;)" office:value-type="string" office:string-value="'var_56' : var_56," calcext:value-type="string">
            <text:p>'var_56' : var_56,</text:p>
          </table:table-cell>
          <table:table-cell table:formula="of:=COM.MICROSOFT.CONCAT(&quot;&amp;&quot;;[.L57];&quot;=&quot;;[.E57])" office:value-type="string" office:string-value="&amp;var_56=19.3036" calcext:value-type="string">
            <text:p>&amp;var_56=19.3036</text:p>
          </table:table-cell>
          <table:table-cell table:formula="of:=COM.MICROSOFT.CONCAT(&quot;parser.add_argument('&quot;;[.L57];&quot;', type=float)&quot;)" office:value-type="string" office:string-value="parser.add_argument('var_56', type=float)" calcext:value-type="string">
            <text:p>parser.add_argument('var_56', type=float)</text:p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6.4129" calcext:value-type="float">
            <text:p>6.4129</text:p>
          </table:table-cell>
          <table:table-cell table:formula="of:=COM.MICROSOFT.CONCAT(&quot; name='var_&quot;;[.A58];&quot;' &quot;)" office:value-type="string" office:string-value=" name='var_57' " calcext:value-type="string">
            <text:p><text:s/>name='var_5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8];[.B58];[.A58];[.D58];[.E58]; [.F58]; [.G58])" office:value-type="string" office:string-value="&lt;input id=&quot;var_57&quot; value=6.4129 name='var_57'  type=&quot;number&quot; hidden&gt;" calcext:value-type="string">
            <text:p>&lt;input id="var_57" value=6.4129 name='var_5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8];[.A58];&quot; = &quot;;[.I58];[.B58];[.A58];[.J58])" office:value-type="string" office:string-value="var_57 = float(args['var_57'])" calcext:value-type="string">
            <text:p>var_57 = float(args['var_57'])</text:p>
          </table:table-cell>
          <table:table-cell table:formula="of:=COM.MICROSOFT.CONCAT([.B58];[.A58])" office:value-type="string" office:string-value="var_57" calcext:value-type="string">
            <text:p>var_57</text:p>
          </table:table-cell>
          <table:table-cell table:formula="of:=COM.MICROSOFT.CONCAT(&quot;'&quot;;[.L58];&quot;' : &quot;;[.L58];&quot;,&quot;)" office:value-type="string" office:string-value="'var_57' : var_57," calcext:value-type="string">
            <text:p>'var_57' : var_57,</text:p>
          </table:table-cell>
          <table:table-cell table:formula="of:=COM.MICROSOFT.CONCAT(&quot;&amp;&quot;;[.L58];&quot;=&quot;;[.E58])" office:value-type="string" office:string-value="&amp;var_57=6.4129" calcext:value-type="string">
            <text:p>&amp;var_57=6.4129</text:p>
          </table:table-cell>
          <table:table-cell table:formula="of:=COM.MICROSOFT.CONCAT(&quot;parser.add_argument('&quot;;[.L58];&quot;', type=float)&quot;)" office:value-type="string" office:string-value="parser.add_argument('var_57', type=float)" calcext:value-type="string">
            <text:p>parser.add_argument('var_57', type=float)</text:p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5.3948" calcext:value-type="float">
            <text:p>-5.3948</text:p>
          </table:table-cell>
          <table:table-cell table:formula="of:=COM.MICROSOFT.CONCAT(&quot; name='var_&quot;;[.A59];&quot;' &quot;)" office:value-type="string" office:string-value=" name='var_58' " calcext:value-type="string">
            <text:p><text:s/>name='var_5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59];[.B59];[.A59];[.D59];[.E59]; [.F59]; [.G59])" office:value-type="string" office:string-value="&lt;input id=&quot;var_58&quot; value=-5.3948 name='var_58'  type=&quot;number&quot; hidden&gt;" calcext:value-type="string">
            <text:p>&lt;input id="var_58" value=-5.3948 name='var_5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59];[.A59];&quot; = &quot;;[.I59];[.B59];[.A59];[.J59])" office:value-type="string" office:string-value="var_58 = float(args['var_58'])" calcext:value-type="string">
            <text:p>var_58 = float(args['var_58'])</text:p>
          </table:table-cell>
          <table:table-cell table:formula="of:=COM.MICROSOFT.CONCAT([.B59];[.A59])" office:value-type="string" office:string-value="var_58" calcext:value-type="string">
            <text:p>var_58</text:p>
          </table:table-cell>
          <table:table-cell table:formula="of:=COM.MICROSOFT.CONCAT(&quot;'&quot;;[.L59];&quot;' : &quot;;[.L59];&quot;,&quot;)" office:value-type="string" office:string-value="'var_58' : var_58," calcext:value-type="string">
            <text:p>'var_58' : var_58,</text:p>
          </table:table-cell>
          <table:table-cell table:formula="of:=COM.MICROSOFT.CONCAT(&quot;&amp;&quot;;[.L59];&quot;=&quot;;[.E59])" office:value-type="string" office:string-value="&amp;var_58=-5.3948" calcext:value-type="string">
            <text:p>&amp;var_58=-5.3948</text:p>
          </table:table-cell>
          <table:table-cell table:formula="of:=COM.MICROSOFT.CONCAT(&quot;parser.add_argument('&quot;;[.L59];&quot;', type=float)&quot;)" office:value-type="string" office:string-value="parser.add_argument('var_58', type=float)" calcext:value-type="string">
            <text:p>parser.add_argument('var_58', type=float)</text:p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3269" calcext:value-type="float">
            <text:p>9.3269</text:p>
          </table:table-cell>
          <table:table-cell table:formula="of:=COM.MICROSOFT.CONCAT(&quot; name='var_&quot;;[.A60];&quot;' &quot;)" office:value-type="string" office:string-value=" name='var_59' " calcext:value-type="string">
            <text:p><text:s/>name='var_5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0];[.B60];[.A60];[.D60];[.E60]; [.F60]; [.G60])" office:value-type="string" office:string-value="&lt;input id=&quot;var_59&quot; value=9.3269 name='var_59'  type=&quot;number&quot; hidden&gt;" calcext:value-type="string">
            <text:p>&lt;input id="var_59" value=9.3269 name='var_5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0];[.A60];&quot; = &quot;;[.I60];[.B60];[.A60];[.J60])" office:value-type="string" office:string-value="var_59 = float(args['var_59'])" calcext:value-type="string">
            <text:p>var_59 = float(args['var_59'])</text:p>
          </table:table-cell>
          <table:table-cell table:formula="of:=COM.MICROSOFT.CONCAT([.B60];[.A60])" office:value-type="string" office:string-value="var_59" calcext:value-type="string">
            <text:p>var_59</text:p>
          </table:table-cell>
          <table:table-cell table:formula="of:=COM.MICROSOFT.CONCAT(&quot;'&quot;;[.L60];&quot;' : &quot;;[.L60];&quot;,&quot;)" office:value-type="string" office:string-value="'var_59' : var_59," calcext:value-type="string">
            <text:p>'var_59' : var_59,</text:p>
          </table:table-cell>
          <table:table-cell table:formula="of:=COM.MICROSOFT.CONCAT(&quot;&amp;&quot;;[.L60];&quot;=&quot;;[.E60])" office:value-type="string" office:string-value="&amp;var_59=9.3269" calcext:value-type="string">
            <text:p>&amp;var_59=9.3269</text:p>
          </table:table-cell>
          <table:table-cell table:formula="of:=COM.MICROSOFT.CONCAT(&quot;parser.add_argument('&quot;;[.L60];&quot;', type=float)&quot;)" office:value-type="string" office:string-value="parser.add_argument('var_59', type=float)" calcext:value-type="string">
            <text:p>parser.add_argument('var_59', type=float)</text:p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9314" calcext:value-type="float">
            <text:p>11.9314</text:p>
          </table:table-cell>
          <table:table-cell table:formula="of:=COM.MICROSOFT.CONCAT(&quot; name='var_&quot;;[.A61];&quot;' &quot;)" office:value-type="string" office:string-value=" name='var_60' " calcext:value-type="string">
            <text:p><text:s/>name='var_6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1];[.B61];[.A61];[.D61];[.E61]; [.F61]; [.G61])" office:value-type="string" office:string-value="&lt;input id=&quot;var_60&quot; value=11.9314 name='var_60'  type=&quot;number&quot; hidden&gt;" calcext:value-type="string">
            <text:p>&lt;input id="var_60" value=11.9314 name='var_6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1];[.A61];&quot; = &quot;;[.I61];[.B61];[.A61];[.J61])" office:value-type="string" office:string-value="var_60 = float(args['var_60'])" calcext:value-type="string">
            <text:p>var_60 = float(args['var_60'])</text:p>
          </table:table-cell>
          <table:table-cell table:formula="of:=COM.MICROSOFT.CONCAT([.B61];[.A61])" office:value-type="string" office:string-value="var_60" calcext:value-type="string">
            <text:p>var_60</text:p>
          </table:table-cell>
          <table:table-cell table:formula="of:=COM.MICROSOFT.CONCAT(&quot;'&quot;;[.L61];&quot;' : &quot;;[.L61];&quot;,&quot;)" office:value-type="string" office:string-value="'var_60' : var_60," calcext:value-type="string">
            <text:p>'var_60' : var_60,</text:p>
          </table:table-cell>
          <table:table-cell table:formula="of:=COM.MICROSOFT.CONCAT(&quot;&amp;&quot;;[.L61];&quot;=&quot;;[.E61])" office:value-type="string" office:string-value="&amp;var_60=11.9314" calcext:value-type="string">
            <text:p>&amp;var_60=11.9314</text:p>
          </table:table-cell>
          <table:table-cell table:formula="of:=COM.MICROSOFT.CONCAT(&quot;parser.add_argument('&quot;;[.L61];&quot;', type=float)&quot;)" office:value-type="string" office:string-value="parser.add_argument('var_60', type=float)" calcext:value-type="string">
            <text:p>parser.add_argument('var_60', type=float)</text:p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3.575" calcext:value-type="float">
            <text:p>-3.575</text:p>
          </table:table-cell>
          <table:table-cell table:formula="of:=COM.MICROSOFT.CONCAT(&quot; name='var_&quot;;[.A62];&quot;' &quot;)" office:value-type="string" office:string-value=" name='var_61' " calcext:value-type="string">
            <text:p><text:s/>name='var_6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2];[.B62];[.A62];[.D62];[.E62]; [.F62]; [.G62])" office:value-type="string" office:string-value="&lt;input id=&quot;var_61&quot; value=-3.575 name='var_61'  type=&quot;number&quot; hidden&gt;" calcext:value-type="string">
            <text:p>&lt;input id="var_61" value=-3.575 name='var_6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2];[.A62];&quot; = &quot;;[.I62];[.B62];[.A62];[.J62])" office:value-type="string" office:string-value="var_61 = float(args['var_61'])" calcext:value-type="string">
            <text:p>var_61 = float(args['var_61'])</text:p>
          </table:table-cell>
          <table:table-cell table:formula="of:=COM.MICROSOFT.CONCAT([.B62];[.A62])" office:value-type="string" office:string-value="var_61" calcext:value-type="string">
            <text:p>var_61</text:p>
          </table:table-cell>
          <table:table-cell table:formula="of:=COM.MICROSOFT.CONCAT(&quot;'&quot;;[.L62];&quot;' : &quot;;[.L62];&quot;,&quot;)" office:value-type="string" office:string-value="'var_61' : var_61," calcext:value-type="string">
            <text:p>'var_61' : var_61,</text:p>
          </table:table-cell>
          <table:table-cell table:formula="of:=COM.MICROSOFT.CONCAT(&quot;&amp;&quot;;[.L62];&quot;=&quot;;[.E62])" office:value-type="string" office:string-value="&amp;var_61=-3.575" calcext:value-type="string">
            <text:p>&amp;var_61=-3.575</text:p>
          </table:table-cell>
          <table:table-cell table:formula="of:=COM.MICROSOFT.CONCAT(&quot;parser.add_argument('&quot;;[.L62];&quot;', type=float)&quot;)" office:value-type="string" office:string-value="parser.add_argument('var_61', type=float)" calcext:value-type="string">
            <text:p>parser.add_argument('var_61', type=float)</text:p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7706" calcext:value-type="float">
            <text:p>-0.7706</text:p>
          </table:table-cell>
          <table:table-cell table:formula="of:=COM.MICROSOFT.CONCAT(&quot; name='var_&quot;;[.A63];&quot;' &quot;)" office:value-type="string" office:string-value=" name='var_62' " calcext:value-type="string">
            <text:p><text:s/>name='var_6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3];[.B63];[.A63];[.D63];[.E63]; [.F63]; [.G63])" office:value-type="string" office:string-value="&lt;input id=&quot;var_62&quot; value=-0.7706 name='var_62'  type=&quot;number&quot; hidden&gt;" calcext:value-type="string">
            <text:p>&lt;input id="var_62" value=-0.7706 name='var_6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3];[.A63];&quot; = &quot;;[.I63];[.B63];[.A63];[.J63])" office:value-type="string" office:string-value="var_62 = float(args['var_62'])" calcext:value-type="string">
            <text:p>var_62 = float(args['var_62'])</text:p>
          </table:table-cell>
          <table:table-cell table:formula="of:=COM.MICROSOFT.CONCAT([.B63];[.A63])" office:value-type="string" office:string-value="var_62" calcext:value-type="string">
            <text:p>var_62</text:p>
          </table:table-cell>
          <table:table-cell table:formula="of:=COM.MICROSOFT.CONCAT(&quot;'&quot;;[.L63];&quot;' : &quot;;[.L63];&quot;,&quot;)" office:value-type="string" office:string-value="'var_62' : var_62," calcext:value-type="string">
            <text:p>'var_62' : var_62,</text:p>
          </table:table-cell>
          <table:table-cell table:formula="of:=COM.MICROSOFT.CONCAT(&quot;&amp;&quot;;[.L63];&quot;=&quot;;[.E63])" office:value-type="string" office:string-value="&amp;var_62=-0.7706" calcext:value-type="string">
            <text:p>&amp;var_62=-0.7706</text:p>
          </table:table-cell>
          <table:table-cell table:formula="of:=COM.MICROSOFT.CONCAT(&quot;parser.add_argument('&quot;;[.L63];&quot;', type=float)&quot;)" office:value-type="string" office:string-value="parser.add_argument('var_62', type=float)" calcext:value-type="string">
            <text:p>parser.add_argument('var_62', type=float)</text:p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8705" calcext:value-type="float">
            <text:p>0.8705</text:p>
          </table:table-cell>
          <table:table-cell table:formula="of:=COM.MICROSOFT.CONCAT(&quot; name='var_&quot;;[.A64];&quot;' &quot;)" office:value-type="string" office:string-value=" name='var_63' " calcext:value-type="string">
            <text:p><text:s/>name='var_6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4];[.B64];[.A64];[.D64];[.E64]; [.F64]; [.G64])" office:value-type="string" office:string-value="&lt;input id=&quot;var_63&quot; value=0.8705 name='var_63'  type=&quot;number&quot; hidden&gt;" calcext:value-type="string">
            <text:p>&lt;input id="var_63" value=0.8705 name='var_6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4];[.A64];&quot; = &quot;;[.I64];[.B64];[.A64];[.J64])" office:value-type="string" office:string-value="var_63 = float(args['var_63'])" calcext:value-type="string">
            <text:p>var_63 = float(args['var_63'])</text:p>
          </table:table-cell>
          <table:table-cell table:formula="of:=COM.MICROSOFT.CONCAT([.B64];[.A64])" office:value-type="string" office:string-value="var_63" calcext:value-type="string">
            <text:p>var_63</text:p>
          </table:table-cell>
          <table:table-cell table:formula="of:=COM.MICROSOFT.CONCAT(&quot;'&quot;;[.L64];&quot;' : &quot;;[.L64];&quot;,&quot;)" office:value-type="string" office:string-value="'var_63' : var_63," calcext:value-type="string">
            <text:p>'var_63' : var_63,</text:p>
          </table:table-cell>
          <table:table-cell table:formula="of:=COM.MICROSOFT.CONCAT(&quot;&amp;&quot;;[.L64];&quot;=&quot;;[.E64])" office:value-type="string" office:string-value="&amp;var_63=0.8705" calcext:value-type="string">
            <text:p>&amp;var_63=0.8705</text:p>
          </table:table-cell>
          <table:table-cell table:formula="of:=COM.MICROSOFT.CONCAT(&quot;parser.add_argument('&quot;;[.L64];&quot;', type=float)&quot;)" office:value-type="string" office:string-value="parser.add_argument('var_63', type=float)" calcext:value-type="string">
            <text:p>parser.add_argument('var_63', type=float)</text:p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6.9282" calcext:value-type="float">
            <text:p>6.9282</text:p>
          </table:table-cell>
          <table:table-cell table:formula="of:=COM.MICROSOFT.CONCAT(&quot; name='var_&quot;;[.A65];&quot;' &quot;)" office:value-type="string" office:string-value=" name='var_64' " calcext:value-type="string">
            <text:p><text:s/>name='var_6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5];[.B65];[.A65];[.D65];[.E65]; [.F65]; [.G65])" office:value-type="string" office:string-value="&lt;input id=&quot;var_64&quot; value=6.9282 name='var_64'  type=&quot;number&quot; hidden&gt;" calcext:value-type="string">
            <text:p>&lt;input id="var_64" value=6.9282 name='var_6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5];[.A65];&quot; = &quot;;[.I65];[.B65];[.A65];[.J65])" office:value-type="string" office:string-value="var_64 = float(args['var_64'])" calcext:value-type="string">
            <text:p>var_64 = float(args['var_64'])</text:p>
          </table:table-cell>
          <table:table-cell table:formula="of:=COM.MICROSOFT.CONCAT([.B65];[.A65])" office:value-type="string" office:string-value="var_64" calcext:value-type="string">
            <text:p>var_64</text:p>
          </table:table-cell>
          <table:table-cell table:formula="of:=COM.MICROSOFT.CONCAT(&quot;'&quot;;[.L65];&quot;' : &quot;;[.L65];&quot;,&quot;)" office:value-type="string" office:string-value="'var_64' : var_64," calcext:value-type="string">
            <text:p>'var_64' : var_64,</text:p>
          </table:table-cell>
          <table:table-cell table:formula="of:=COM.MICROSOFT.CONCAT(&quot;&amp;&quot;;[.L65];&quot;=&quot;;[.E65])" office:value-type="string" office:string-value="&amp;var_64=6.9282" calcext:value-type="string">
            <text:p>&amp;var_64=6.9282</text:p>
          </table:table-cell>
          <table:table-cell table:formula="of:=COM.MICROSOFT.CONCAT(&quot;parser.add_argument('&quot;;[.L65];&quot;', type=float)&quot;)" office:value-type="string" office:string-value="parser.add_argument('var_64', type=float)" calcext:value-type="string">
            <text:p>parser.add_argument('var_64', type=float)</text:p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8914" calcext:value-type="float">
            <text:p>2.8914</text:p>
          </table:table-cell>
          <table:table-cell table:formula="of:=COM.MICROSOFT.CONCAT(&quot; name='var_&quot;;[.A66];&quot;' &quot;)" office:value-type="string" office:string-value=" name='var_65' " calcext:value-type="string">
            <text:p><text:s/>name='var_6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6];[.B66];[.A66];[.D66];[.E66]; [.F66]; [.G66])" office:value-type="string" office:string-value="&lt;input id=&quot;var_65&quot; value=2.8914 name='var_65'  type=&quot;number&quot; hidden&gt;" calcext:value-type="string">
            <text:p>&lt;input id="var_65" value=2.8914 name='var_6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6];[.A66];&quot; = &quot;;[.I66];[.B66];[.A66];[.J66])" office:value-type="string" office:string-value="var_65 = float(args['var_65'])" calcext:value-type="string">
            <text:p>var_65 = float(args['var_65'])</text:p>
          </table:table-cell>
          <table:table-cell table:formula="of:=COM.MICROSOFT.CONCAT([.B66];[.A66])" office:value-type="string" office:string-value="var_65" calcext:value-type="string">
            <text:p>var_65</text:p>
          </table:table-cell>
          <table:table-cell table:formula="of:=COM.MICROSOFT.CONCAT(&quot;'&quot;;[.L66];&quot;' : &quot;;[.L66];&quot;,&quot;)" office:value-type="string" office:string-value="'var_65' : var_65," calcext:value-type="string">
            <text:p>'var_65' : var_65,</text:p>
          </table:table-cell>
          <table:table-cell table:formula="of:=COM.MICROSOFT.CONCAT(&quot;&amp;&quot;;[.L66];&quot;=&quot;;[.E66])" office:value-type="string" office:string-value="&amp;var_65=2.8914" calcext:value-type="string">
            <text:p>&amp;var_65=2.8914</text:p>
          </table:table-cell>
          <table:table-cell table:formula="of:=COM.MICROSOFT.CONCAT(&quot;parser.add_argument('&quot;;[.L66];&quot;', type=float)&quot;)" office:value-type="string" office:string-value="parser.add_argument('var_65', type=float)" calcext:value-type="string">
            <text:p>parser.add_argument('var_65', type=float)</text:p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9744" calcext:value-type="float">
            <text:p>5.9744</text:p>
          </table:table-cell>
          <table:table-cell table:formula="of:=COM.MICROSOFT.CONCAT(&quot; name='var_&quot;;[.A67];&quot;' &quot;)" office:value-type="string" office:string-value=" name='var_66' " calcext:value-type="string">
            <text:p><text:s/>name='var_6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7];[.B67];[.A67];[.D67];[.E67]; [.F67]; [.G67])" office:value-type="string" office:string-value="&lt;input id=&quot;var_66&quot; value=5.9744 name='var_66'  type=&quot;number&quot; hidden&gt;" calcext:value-type="string">
            <text:p>&lt;input id="var_66" value=5.9744 name='var_6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7];[.A67];&quot; = &quot;;[.I67];[.B67];[.A67];[.J67])" office:value-type="string" office:string-value="var_66 = float(args['var_66'])" calcext:value-type="string">
            <text:p>var_66 = float(args['var_66'])</text:p>
          </table:table-cell>
          <table:table-cell table:formula="of:=COM.MICROSOFT.CONCAT([.B67];[.A67])" office:value-type="string" office:string-value="var_66" calcext:value-type="string">
            <text:p>var_66</text:p>
          </table:table-cell>
          <table:table-cell table:formula="of:=COM.MICROSOFT.CONCAT(&quot;'&quot;;[.L67];&quot;' : &quot;;[.L67];&quot;,&quot;)" office:value-type="string" office:string-value="'var_66' : var_66," calcext:value-type="string">
            <text:p>'var_66' : var_66,</text:p>
          </table:table-cell>
          <table:table-cell table:formula="of:=COM.MICROSOFT.CONCAT(&quot;&amp;&quot;;[.L67];&quot;=&quot;;[.E67])" office:value-type="string" office:string-value="&amp;var_66=5.9744" calcext:value-type="string">
            <text:p>&amp;var_66=5.9744</text:p>
          </table:table-cell>
          <table:table-cell table:formula="of:=COM.MICROSOFT.CONCAT(&quot;parser.add_argument('&quot;;[.L67];&quot;', type=float)&quot;)" office:value-type="string" office:string-value="parser.add_argument('var_66', type=float)" calcext:value-type="string">
            <text:p>parser.add_argument('var_66', type=float)</text:p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7.4851" calcext:value-type="float">
            <text:p>17.4851</text:p>
          </table:table-cell>
          <table:table-cell table:formula="of:=COM.MICROSOFT.CONCAT(&quot; name='var_&quot;;[.A68];&quot;' &quot;)" office:value-type="string" office:string-value=" name='var_67' " calcext:value-type="string">
            <text:p><text:s/>name='var_6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8];[.B68];[.A68];[.D68];[.E68]; [.F68]; [.G68])" office:value-type="string" office:string-value="&lt;input id=&quot;var_67&quot; value=17.4851 name='var_67'  type=&quot;number&quot; hidden&gt;" calcext:value-type="string">
            <text:p>&lt;input id="var_67" value=17.4851 name='var_6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8];[.A68];&quot; = &quot;;[.I68];[.B68];[.A68];[.J68])" office:value-type="string" office:string-value="var_67 = float(args['var_67'])" calcext:value-type="string">
            <text:p>var_67 = float(args['var_67'])</text:p>
          </table:table-cell>
          <table:table-cell table:formula="of:=COM.MICROSOFT.CONCAT([.B68];[.A68])" office:value-type="string" office:string-value="var_67" calcext:value-type="string">
            <text:p>var_67</text:p>
          </table:table-cell>
          <table:table-cell table:formula="of:=COM.MICROSOFT.CONCAT(&quot;'&quot;;[.L68];&quot;' : &quot;;[.L68];&quot;,&quot;)" office:value-type="string" office:string-value="'var_67' : var_67," calcext:value-type="string">
            <text:p>'var_67' : var_67,</text:p>
          </table:table-cell>
          <table:table-cell table:formula="of:=COM.MICROSOFT.CONCAT(&quot;&amp;&quot;;[.L68];&quot;=&quot;;[.E68])" office:value-type="string" office:string-value="&amp;var_67=17.4851" calcext:value-type="string">
            <text:p>&amp;var_67=17.4851</text:p>
          </table:table-cell>
          <table:table-cell table:formula="of:=COM.MICROSOFT.CONCAT(&quot;parser.add_argument('&quot;;[.L68];&quot;', type=float)&quot;)" office:value-type="string" office:string-value="parser.add_argument('var_67', type=float)" calcext:value-type="string">
            <text:p>parser.add_argument('var_67', type=float)</text:p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0125" calcext:value-type="float">
            <text:p>5.0125</text:p>
          </table:table-cell>
          <table:table-cell table:formula="of:=COM.MICROSOFT.CONCAT(&quot; name='var_&quot;;[.A69];&quot;' &quot;)" office:value-type="string" office:string-value=" name='var_68' " calcext:value-type="string">
            <text:p><text:s/>name='var_6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69];[.B69];[.A69];[.D69];[.E69]; [.F69]; [.G69])" office:value-type="string" office:string-value="&lt;input id=&quot;var_68&quot; value=5.0125 name='var_68'  type=&quot;number&quot; hidden&gt;" calcext:value-type="string">
            <text:p>&lt;input id="var_68" value=5.0125 name='var_6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69];[.A69];&quot; = &quot;;[.I69];[.B69];[.A69];[.J69])" office:value-type="string" office:string-value="var_68 = float(args['var_68'])" calcext:value-type="string">
            <text:p>var_68 = float(args['var_68'])</text:p>
          </table:table-cell>
          <table:table-cell table:formula="of:=COM.MICROSOFT.CONCAT([.B69];[.A69])" office:value-type="string" office:string-value="var_68" calcext:value-type="string">
            <text:p>var_68</text:p>
          </table:table-cell>
          <table:table-cell table:formula="of:=COM.MICROSOFT.CONCAT(&quot;'&quot;;[.L69];&quot;' : &quot;;[.L69];&quot;,&quot;)" office:value-type="string" office:string-value="'var_68' : var_68," calcext:value-type="string">
            <text:p>'var_68' : var_68,</text:p>
          </table:table-cell>
          <table:table-cell table:formula="of:=COM.MICROSOFT.CONCAT(&quot;&amp;&quot;;[.L69];&quot;=&quot;;[.E69])" office:value-type="string" office:string-value="&amp;var_68=5.0125" calcext:value-type="string">
            <text:p>&amp;var_68=5.0125</text:p>
          </table:table-cell>
          <table:table-cell table:formula="of:=COM.MICROSOFT.CONCAT(&quot;parser.add_argument('&quot;;[.L69];&quot;', type=float)&quot;)" office:value-type="string" office:string-value="parser.add_argument('var_68', type=float)" calcext:value-type="string">
            <text:p>parser.add_argument('var_68', type=float)</text:p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.423" calcext:value-type="float">
            <text:p>-1.423</text:p>
          </table:table-cell>
          <table:table-cell table:formula="of:=COM.MICROSOFT.CONCAT(&quot; name='var_&quot;;[.A70];&quot;' &quot;)" office:value-type="string" office:string-value=" name='var_69' " calcext:value-type="string">
            <text:p><text:s/>name='var_6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0];[.B70];[.A70];[.D70];[.E70]; [.F70]; [.G70])" office:value-type="string" office:string-value="&lt;input id=&quot;var_69&quot; value=-1.423 name='var_69'  type=&quot;number&quot; hidden&gt;" calcext:value-type="string">
            <text:p>&lt;input id="var_69" value=-1.423 name='var_6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0];[.A70];&quot; = &quot;;[.I70];[.B70];[.A70];[.J70])" office:value-type="string" office:string-value="var_69 = float(args['var_69'])" calcext:value-type="string">
            <text:p>var_69 = float(args['var_69'])</text:p>
          </table:table-cell>
          <table:table-cell table:formula="of:=COM.MICROSOFT.CONCAT([.B70];[.A70])" office:value-type="string" office:string-value="var_69" calcext:value-type="string">
            <text:p>var_69</text:p>
          </table:table-cell>
          <table:table-cell table:formula="of:=COM.MICROSOFT.CONCAT(&quot;'&quot;;[.L70];&quot;' : &quot;;[.L70];&quot;,&quot;)" office:value-type="string" office:string-value="'var_69' : var_69," calcext:value-type="string">
            <text:p>'var_69' : var_69,</text:p>
          </table:table-cell>
          <table:table-cell table:formula="of:=COM.MICROSOFT.CONCAT(&quot;&amp;&quot;;[.L70];&quot;=&quot;;[.E70])" office:value-type="string" office:string-value="&amp;var_69=-1.423" calcext:value-type="string">
            <text:p>&amp;var_69=-1.423</text:p>
          </table:table-cell>
          <table:table-cell table:formula="of:=COM.MICROSOFT.CONCAT(&quot;parser.add_argument('&quot;;[.L70];&quot;', type=float)&quot;)" office:value-type="string" office:string-value="parser.add_argument('var_69', type=float)" calcext:value-type="string">
            <text:p>parser.add_argument('var_69', type=float)</text:p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3.3401" calcext:value-type="float">
            <text:p>33.3401</text:p>
          </table:table-cell>
          <table:table-cell table:formula="of:=COM.MICROSOFT.CONCAT(&quot; name='var_&quot;;[.A71];&quot;' &quot;)" office:value-type="string" office:string-value=" name='var_70' " calcext:value-type="string">
            <text:p><text:s/>name='var_7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1];[.B71];[.A71];[.D71];[.E71]; [.F71]; [.G71])" office:value-type="string" office:string-value="&lt;input id=&quot;var_70&quot; value=33.3401 name='var_70'  type=&quot;number&quot; hidden&gt;" calcext:value-type="string">
            <text:p>&lt;input id="var_70" value=33.3401 name='var_7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1];[.A71];&quot; = &quot;;[.I71];[.B71];[.A71];[.J71])" office:value-type="string" office:string-value="var_70 = float(args['var_70'])" calcext:value-type="string">
            <text:p>var_70 = float(args['var_70'])</text:p>
          </table:table-cell>
          <table:table-cell table:formula="of:=COM.MICROSOFT.CONCAT([.B71];[.A71])" office:value-type="string" office:string-value="var_70" calcext:value-type="string">
            <text:p>var_70</text:p>
          </table:table-cell>
          <table:table-cell table:formula="of:=COM.MICROSOFT.CONCAT(&quot;'&quot;;[.L71];&quot;' : &quot;;[.L71];&quot;,&quot;)" office:value-type="string" office:string-value="'var_70' : var_70," calcext:value-type="string">
            <text:p>'var_70' : var_70,</text:p>
          </table:table-cell>
          <table:table-cell table:formula="of:=COM.MICROSOFT.CONCAT(&quot;&amp;&quot;;[.L71];&quot;=&quot;;[.E71])" office:value-type="string" office:string-value="&amp;var_70=33.3401" calcext:value-type="string">
            <text:p>&amp;var_70=33.3401</text:p>
          </table:table-cell>
          <table:table-cell table:formula="of:=COM.MICROSOFT.CONCAT(&quot;parser.add_argument('&quot;;[.L71];&quot;', type=float)&quot;)" office:value-type="string" office:string-value="parser.add_argument('var_70', type=float)" calcext:value-type="string">
            <text:p>parser.add_argument('var_70', type=float)</text:p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8018" calcext:value-type="float">
            <text:p>0.8018</text:p>
          </table:table-cell>
          <table:table-cell table:formula="of:=COM.MICROSOFT.CONCAT(&quot; name='var_&quot;;[.A72];&quot;' &quot;)" office:value-type="string" office:string-value=" name='var_71' " calcext:value-type="string">
            <text:p><text:s/>name='var_7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2];[.B72];[.A72];[.D72];[.E72]; [.F72]; [.G72])" office:value-type="string" office:string-value="&lt;input id=&quot;var_71&quot; value=0.8018 name='var_71'  type=&quot;number&quot; hidden&gt;" calcext:value-type="string">
            <text:p>&lt;input id="var_71" value=0.8018 name='var_7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2];[.A72];&quot; = &quot;;[.I72];[.B72];[.A72];[.J72])" office:value-type="string" office:string-value="var_71 = float(args['var_71'])" calcext:value-type="string">
            <text:p>var_71 = float(args['var_71'])</text:p>
          </table:table-cell>
          <table:table-cell table:formula="of:=COM.MICROSOFT.CONCAT([.B72];[.A72])" office:value-type="string" office:string-value="var_71" calcext:value-type="string">
            <text:p>var_71</text:p>
          </table:table-cell>
          <table:table-cell table:formula="of:=COM.MICROSOFT.CONCAT(&quot;'&quot;;[.L72];&quot;' : &quot;;[.L72];&quot;,&quot;)" office:value-type="string" office:string-value="'var_71' : var_71," calcext:value-type="string">
            <text:p>'var_71' : var_71,</text:p>
          </table:table-cell>
          <table:table-cell table:formula="of:=COM.MICROSOFT.CONCAT(&quot;&amp;&quot;;[.L72];&quot;=&quot;;[.E72])" office:value-type="string" office:string-value="&amp;var_71=0.8018" calcext:value-type="string">
            <text:p>&amp;var_71=0.8018</text:p>
          </table:table-cell>
          <table:table-cell table:formula="of:=COM.MICROSOFT.CONCAT(&quot;parser.add_argument('&quot;;[.L72];&quot;', type=float)&quot;)" office:value-type="string" office:string-value="parser.add_argument('var_71', type=float)" calcext:value-type="string">
            <text:p>parser.add_argument('var_71', type=float)</text:p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7906" calcext:value-type="float">
            <text:p>-4.7906</text:p>
          </table:table-cell>
          <table:table-cell table:formula="of:=COM.MICROSOFT.CONCAT(&quot; name='var_&quot;;[.A73];&quot;' &quot;)" office:value-type="string" office:string-value=" name='var_72' " calcext:value-type="string">
            <text:p><text:s/>name='var_7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3];[.B73];[.A73];[.D73];[.E73]; [.F73]; [.G73])" office:value-type="string" office:string-value="&lt;input id=&quot;var_72&quot; value=-4.7906 name='var_72'  type=&quot;number&quot; hidden&gt;" calcext:value-type="string">
            <text:p>&lt;input id="var_72" value=-4.7906 name='var_7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3];[.A73];&quot; = &quot;;[.I73];[.B73];[.A73];[.J73])" office:value-type="string" office:string-value="var_72 = float(args['var_72'])" calcext:value-type="string">
            <text:p>var_72 = float(args['var_72'])</text:p>
          </table:table-cell>
          <table:table-cell table:formula="of:=COM.MICROSOFT.CONCAT([.B73];[.A73])" office:value-type="string" office:string-value="var_72" calcext:value-type="string">
            <text:p>var_72</text:p>
          </table:table-cell>
          <table:table-cell table:formula="of:=COM.MICROSOFT.CONCAT(&quot;'&quot;;[.L73];&quot;' : &quot;;[.L73];&quot;,&quot;)" office:value-type="string" office:string-value="'var_72' : var_72," calcext:value-type="string">
            <text:p>'var_72' : var_72,</text:p>
          </table:table-cell>
          <table:table-cell table:formula="of:=COM.MICROSOFT.CONCAT(&quot;&amp;&quot;;[.L73];&quot;=&quot;;[.E73])" office:value-type="string" office:string-value="&amp;var_72=-4.7906" calcext:value-type="string">
            <text:p>&amp;var_72=-4.7906</text:p>
          </table:table-cell>
          <table:table-cell table:formula="of:=COM.MICROSOFT.CONCAT(&quot;parser.add_argument('&quot;;[.L73];&quot;', type=float)&quot;)" office:value-type="string" office:string-value="parser.add_argument('var_72', type=float)" calcext:value-type="string">
            <text:p>parser.add_argument('var_72', type=float)</text:p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0.2708" calcext:value-type="float">
            <text:p>30.2708</text:p>
          </table:table-cell>
          <table:table-cell table:formula="of:=COM.MICROSOFT.CONCAT(&quot; name='var_&quot;;[.A74];&quot;' &quot;)" office:value-type="string" office:string-value=" name='var_73' " calcext:value-type="string">
            <text:p><text:s/>name='var_7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4];[.B74];[.A74];[.D74];[.E74]; [.F74]; [.G74])" office:value-type="string" office:string-value="&lt;input id=&quot;var_73&quot; value=30.2708 name='var_73'  type=&quot;number&quot; hidden&gt;" calcext:value-type="string">
            <text:p>&lt;input id="var_73" value=30.2708 name='var_7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4];[.A74];&quot; = &quot;;[.I74];[.B74];[.A74];[.J74])" office:value-type="string" office:string-value="var_73 = float(args['var_73'])" calcext:value-type="string">
            <text:p>var_73 = float(args['var_73'])</text:p>
          </table:table-cell>
          <table:table-cell table:formula="of:=COM.MICROSOFT.CONCAT([.B74];[.A74])" office:value-type="string" office:string-value="var_73" calcext:value-type="string">
            <text:p>var_73</text:p>
          </table:table-cell>
          <table:table-cell table:formula="of:=COM.MICROSOFT.CONCAT(&quot;'&quot;;[.L74];&quot;' : &quot;;[.L74];&quot;,&quot;)" office:value-type="string" office:string-value="'var_73' : var_73," calcext:value-type="string">
            <text:p>'var_73' : var_73,</text:p>
          </table:table-cell>
          <table:table-cell table:formula="of:=COM.MICROSOFT.CONCAT(&quot;&amp;&quot;;[.L74];&quot;=&quot;;[.E74])" office:value-type="string" office:string-value="&amp;var_73=30.2708" calcext:value-type="string">
            <text:p>&amp;var_73=30.2708</text:p>
          </table:table-cell>
          <table:table-cell table:formula="of:=COM.MICROSOFT.CONCAT(&quot;parser.add_argument('&quot;;[.L74];&quot;', type=float)&quot;)" office:value-type="string" office:string-value="parser.add_argument('var_73', type=float)" calcext:value-type="string">
            <text:p>parser.add_argument('var_73', type=float)</text:p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6.8339" calcext:value-type="float">
            <text:p>26.8339</text:p>
          </table:table-cell>
          <table:table-cell table:formula="of:=COM.MICROSOFT.CONCAT(&quot; name='var_&quot;;[.A75];&quot;' &quot;)" office:value-type="string" office:string-value=" name='var_74' " calcext:value-type="string">
            <text:p><text:s/>name='var_7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5];[.B75];[.A75];[.D75];[.E75]; [.F75]; [.G75])" office:value-type="string" office:string-value="&lt;input id=&quot;var_74&quot; value=26.8339 name='var_74'  type=&quot;number&quot; hidden&gt;" calcext:value-type="string">
            <text:p>&lt;input id="var_74" value=26.8339 name='var_7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5];[.A75];&quot; = &quot;;[.I75];[.B75];[.A75];[.J75])" office:value-type="string" office:string-value="var_74 = float(args['var_74'])" calcext:value-type="string">
            <text:p>var_74 = float(args['var_74'])</text:p>
          </table:table-cell>
          <table:table-cell table:formula="of:=COM.MICROSOFT.CONCAT([.B75];[.A75])" office:value-type="string" office:string-value="var_74" calcext:value-type="string">
            <text:p>var_74</text:p>
          </table:table-cell>
          <table:table-cell table:formula="of:=COM.MICROSOFT.CONCAT(&quot;'&quot;;[.L75];&quot;' : &quot;;[.L75];&quot;,&quot;)" office:value-type="string" office:string-value="'var_74' : var_74," calcext:value-type="string">
            <text:p>'var_74' : var_74,</text:p>
          </table:table-cell>
          <table:table-cell table:formula="of:=COM.MICROSOFT.CONCAT(&quot;&amp;&quot;;[.L75];&quot;=&quot;;[.E75])" office:value-type="string" office:string-value="&amp;var_74=26.8339" calcext:value-type="string">
            <text:p>&amp;var_74=26.8339</text:p>
          </table:table-cell>
          <table:table-cell table:formula="of:=COM.MICROSOFT.CONCAT(&quot;parser.add_argument('&quot;;[.L75];&quot;', type=float)&quot;)" office:value-type="string" office:string-value="parser.add_argument('var_74', type=float)" calcext:value-type="string">
            <text:p>parser.add_argument('var_74', type=float)</text:p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1.7205" calcext:value-type="float">
            <text:p>21.7205</text:p>
          </table:table-cell>
          <table:table-cell table:formula="of:=COM.MICROSOFT.CONCAT(&quot; name='var_&quot;;[.A76];&quot;' &quot;)" office:value-type="string" office:string-value=" name='var_75' " calcext:value-type="string">
            <text:p><text:s/>name='var_7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6];[.B76];[.A76];[.D76];[.E76]; [.F76]; [.G76])" office:value-type="string" office:string-value="&lt;input id=&quot;var_75&quot; value=21.7205 name='var_75'  type=&quot;number&quot; hidden&gt;" calcext:value-type="string">
            <text:p>&lt;input id="var_75" value=21.7205 name='var_7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6];[.A76];&quot; = &quot;;[.I76];[.B76];[.A76];[.J76])" office:value-type="string" office:string-value="var_75 = float(args['var_75'])" calcext:value-type="string">
            <text:p>var_75 = float(args['var_75'])</text:p>
          </table:table-cell>
          <table:table-cell table:formula="of:=COM.MICROSOFT.CONCAT([.B76];[.A76])" office:value-type="string" office:string-value="var_75" calcext:value-type="string">
            <text:p>var_75</text:p>
          </table:table-cell>
          <table:table-cell table:formula="of:=COM.MICROSOFT.CONCAT(&quot;'&quot;;[.L76];&quot;' : &quot;;[.L76];&quot;,&quot;)" office:value-type="string" office:string-value="'var_75' : var_75," calcext:value-type="string">
            <text:p>'var_75' : var_75,</text:p>
          </table:table-cell>
          <table:table-cell table:formula="of:=COM.MICROSOFT.CONCAT(&quot;&amp;&quot;;[.L76];&quot;=&quot;;[.E76])" office:value-type="string" office:string-value="&amp;var_75=21.7205" calcext:value-type="string">
            <text:p>&amp;var_75=21.7205</text:p>
          </table:table-cell>
          <table:table-cell table:formula="of:=COM.MICROSOFT.CONCAT(&quot;parser.add_argument('&quot;;[.L76];&quot;', type=float)&quot;)" office:value-type="string" office:string-value="parser.add_argument('var_75', type=float)" calcext:value-type="string">
            <text:p>parser.add_argument('var_75', type=float)</text:p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3075" calcext:value-type="float">
            <text:p>7.3075</text:p>
          </table:table-cell>
          <table:table-cell table:formula="of:=COM.MICROSOFT.CONCAT(&quot; name='var_&quot;;[.A77];&quot;' &quot;)" office:value-type="string" office:string-value=" name='var_76' " calcext:value-type="string">
            <text:p><text:s/>name='var_7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7];[.B77];[.A77];[.D77];[.E77]; [.F77]; [.G77])" office:value-type="string" office:string-value="&lt;input id=&quot;var_76&quot; value=7.3075 name='var_76'  type=&quot;number&quot; hidden&gt;" calcext:value-type="string">
            <text:p>&lt;input id="var_76" value=7.3075 name='var_7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7];[.A77];&quot; = &quot;;[.I77];[.B77];[.A77];[.J77])" office:value-type="string" office:string-value="var_76 = float(args['var_76'])" calcext:value-type="string">
            <text:p>var_76 = float(args['var_76'])</text:p>
          </table:table-cell>
          <table:table-cell table:formula="of:=COM.MICROSOFT.CONCAT([.B77];[.A77])" office:value-type="string" office:string-value="var_76" calcext:value-type="string">
            <text:p>var_76</text:p>
          </table:table-cell>
          <table:table-cell table:formula="of:=COM.MICROSOFT.CONCAT(&quot;'&quot;;[.L77];&quot;' : &quot;;[.L77];&quot;,&quot;)" office:value-type="string" office:string-value="'var_76' : var_76," calcext:value-type="string">
            <text:p>'var_76' : var_76,</text:p>
          </table:table-cell>
          <table:table-cell table:formula="of:=COM.MICROSOFT.CONCAT(&quot;&amp;&quot;;[.L77];&quot;=&quot;;[.E77])" office:value-type="string" office:string-value="&amp;var_76=7.3075" calcext:value-type="string">
            <text:p>&amp;var_76=7.3075</text:p>
          </table:table-cell>
          <table:table-cell table:formula="of:=COM.MICROSOFT.CONCAT(&quot;parser.add_argument('&quot;;[.L77];&quot;', type=float)&quot;)" office:value-type="string" office:string-value="parser.add_argument('var_76', type=float)" calcext:value-type="string">
            <text:p>parser.add_argument('var_76', type=float)</text:p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081" calcext:value-type="float">
            <text:p>14.081</text:p>
          </table:table-cell>
          <table:table-cell table:formula="of:=COM.MICROSOFT.CONCAT(&quot; name='var_&quot;;[.A78];&quot;' &quot;)" office:value-type="string" office:string-value=" name='var_77' " calcext:value-type="string">
            <text:p><text:s/>name='var_7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8];[.B78];[.A78];[.D78];[.E78]; [.F78]; [.G78])" office:value-type="string" office:string-value="&lt;input id=&quot;var_77&quot; value=14.081 name='var_77'  type=&quot;number&quot; hidden&gt;" calcext:value-type="string">
            <text:p>&lt;input id="var_77" value=14.081 name='var_7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8];[.A78];&quot; = &quot;;[.I78];[.B78];[.A78];[.J78])" office:value-type="string" office:string-value="var_77 = float(args['var_77'])" calcext:value-type="string">
            <text:p>var_77 = float(args['var_77'])</text:p>
          </table:table-cell>
          <table:table-cell table:formula="of:=COM.MICROSOFT.CONCAT([.B78];[.A78])" office:value-type="string" office:string-value="var_77" calcext:value-type="string">
            <text:p>var_77</text:p>
          </table:table-cell>
          <table:table-cell table:formula="of:=COM.MICROSOFT.CONCAT(&quot;'&quot;;[.L78];&quot;' : &quot;;[.L78];&quot;,&quot;)" office:value-type="string" office:string-value="'var_77' : var_77," calcext:value-type="string">
            <text:p>'var_77' : var_77,</text:p>
          </table:table-cell>
          <table:table-cell table:formula="of:=COM.MICROSOFT.CONCAT(&quot;&amp;&quot;;[.L78];&quot;=&quot;;[.E78])" office:value-type="string" office:string-value="&amp;var_77=14.081" calcext:value-type="string">
            <text:p>&amp;var_77=14.081</text:p>
          </table:table-cell>
          <table:table-cell table:formula="of:=COM.MICROSOFT.CONCAT(&quot;parser.add_argument('&quot;;[.L78];&quot;', type=float)&quot;)" office:value-type="string" office:string-value="parser.add_argument('var_77', type=float)" calcext:value-type="string">
            <text:p>parser.add_argument('var_77', type=float)</text:p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1192" calcext:value-type="float">
            <text:p>3.1192</text:p>
          </table:table-cell>
          <table:table-cell table:formula="of:=COM.MICROSOFT.CONCAT(&quot; name='var_&quot;;[.A79];&quot;' &quot;)" office:value-type="string" office:string-value=" name='var_78' " calcext:value-type="string">
            <text:p><text:s/>name='var_7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79];[.B79];[.A79];[.D79];[.E79]; [.F79]; [.G79])" office:value-type="string" office:string-value="&lt;input id=&quot;var_78&quot; value=3.1192 name='var_78'  type=&quot;number&quot; hidden&gt;" calcext:value-type="string">
            <text:p>&lt;input id="var_78" value=3.1192 name='var_7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79];[.A79];&quot; = &quot;;[.I79];[.B79];[.A79];[.J79])" office:value-type="string" office:string-value="var_78 = float(args['var_78'])" calcext:value-type="string">
            <text:p>var_78 = float(args['var_78'])</text:p>
          </table:table-cell>
          <table:table-cell table:formula="of:=COM.MICROSOFT.CONCAT([.B79];[.A79])" office:value-type="string" office:string-value="var_78" calcext:value-type="string">
            <text:p>var_78</text:p>
          </table:table-cell>
          <table:table-cell table:formula="of:=COM.MICROSOFT.CONCAT(&quot;'&quot;;[.L79];&quot;' : &quot;;[.L79];&quot;,&quot;)" office:value-type="string" office:string-value="'var_78' : var_78," calcext:value-type="string">
            <text:p>'var_78' : var_78,</text:p>
          </table:table-cell>
          <table:table-cell table:formula="of:=COM.MICROSOFT.CONCAT(&quot;&amp;&quot;;[.L79];&quot;=&quot;;[.E79])" office:value-type="string" office:string-value="&amp;var_78=3.1192" calcext:value-type="string">
            <text:p>&amp;var_78=3.1192</text:p>
          </table:table-cell>
          <table:table-cell table:formula="of:=COM.MICROSOFT.CONCAT(&quot;parser.add_argument('&quot;;[.L79];&quot;', type=float)&quot;)" office:value-type="string" office:string-value="parser.add_argument('var_78', type=float)" calcext:value-type="string">
            <text:p>parser.add_argument('var_78', type=float)</text:p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7.4265" calcext:value-type="float">
            <text:p>17.4265</text:p>
          </table:table-cell>
          <table:table-cell table:formula="of:=COM.MICROSOFT.CONCAT(&quot; name='var_&quot;;[.A80];&quot;' &quot;)" office:value-type="string" office:string-value=" name='var_79' " calcext:value-type="string">
            <text:p><text:s/>name='var_7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0];[.B80];[.A80];[.D80];[.E80]; [.F80]; [.G80])" office:value-type="string" office:string-value="&lt;input id=&quot;var_79&quot; value=17.4265 name='var_79'  type=&quot;number&quot; hidden&gt;" calcext:value-type="string">
            <text:p>&lt;input id="var_79" value=17.4265 name='var_7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0];[.A80];&quot; = &quot;;[.I80];[.B80];[.A80];[.J80])" office:value-type="string" office:string-value="var_79 = float(args['var_79'])" calcext:value-type="string">
            <text:p>var_79 = float(args['var_79'])</text:p>
          </table:table-cell>
          <table:table-cell table:formula="of:=COM.MICROSOFT.CONCAT([.B80];[.A80])" office:value-type="string" office:string-value="var_79" calcext:value-type="string">
            <text:p>var_79</text:p>
          </table:table-cell>
          <table:table-cell table:formula="of:=COM.MICROSOFT.CONCAT(&quot;'&quot;;[.L80];&quot;' : &quot;;[.L80];&quot;,&quot;)" office:value-type="string" office:string-value="'var_79' : var_79," calcext:value-type="string">
            <text:p>'var_79' : var_79,</text:p>
          </table:table-cell>
          <table:table-cell table:formula="of:=COM.MICROSOFT.CONCAT(&quot;&amp;&quot;;[.L80];&quot;=&quot;;[.E80])" office:value-type="string" office:string-value="&amp;var_79=17.4265" calcext:value-type="string">
            <text:p>&amp;var_79=17.4265</text:p>
          </table:table-cell>
          <table:table-cell table:formula="of:=COM.MICROSOFT.CONCAT(&quot;parser.add_argument('&quot;;[.L80];&quot;', type=float)&quot;)" office:value-type="string" office:string-value="parser.add_argument('var_79', type=float)" calcext:value-type="string">
            <text:p>parser.add_argument('var_79', type=float)</text:p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4883" calcext:value-type="float">
            <text:p>9.4883</text:p>
          </table:table-cell>
          <table:table-cell table:formula="of:=COM.MICROSOFT.CONCAT(&quot; name='var_&quot;;[.A81];&quot;' &quot;)" office:value-type="string" office:string-value=" name='var_80' " calcext:value-type="string">
            <text:p><text:s/>name='var_8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1];[.B81];[.A81];[.D81];[.E81]; [.F81]; [.G81])" office:value-type="string" office:string-value="&lt;input id=&quot;var_80&quot; value=9.4883 name='var_80'  type=&quot;number&quot; hidden&gt;" calcext:value-type="string">
            <text:p>&lt;input id="var_80" value=9.4883 name='var_8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1];[.A81];&quot; = &quot;;[.I81];[.B81];[.A81];[.J81])" office:value-type="string" office:string-value="var_80 = float(args['var_80'])" calcext:value-type="string">
            <text:p>var_80 = float(args['var_80'])</text:p>
          </table:table-cell>
          <table:table-cell table:formula="of:=COM.MICROSOFT.CONCAT([.B81];[.A81])" office:value-type="string" office:string-value="var_80" calcext:value-type="string">
            <text:p>var_80</text:p>
          </table:table-cell>
          <table:table-cell table:formula="of:=COM.MICROSOFT.CONCAT(&quot;'&quot;;[.L81];&quot;' : &quot;;[.L81];&quot;,&quot;)" office:value-type="string" office:string-value="'var_80' : var_80," calcext:value-type="string">
            <text:p>'var_80' : var_80,</text:p>
          </table:table-cell>
          <table:table-cell table:formula="of:=COM.MICROSOFT.CONCAT(&quot;&amp;&quot;;[.L81];&quot;=&quot;;[.E81])" office:value-type="string" office:string-value="&amp;var_80=9.4883" calcext:value-type="string">
            <text:p>&amp;var_80=9.4883</text:p>
          </table:table-cell>
          <table:table-cell table:formula="of:=COM.MICROSOFT.CONCAT(&quot;parser.add_argument('&quot;;[.L81];&quot;', type=float)&quot;)" office:value-type="string" office:string-value="parser.add_argument('var_80', type=float)" calcext:value-type="string">
            <text:p>parser.add_argument('var_80', type=float)</text:p>
          </table:table-cell>
          <table:table-cell table:number-columns-repeated="18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906" calcext:value-type="float">
            <text:p>16.906</text:p>
          </table:table-cell>
          <table:table-cell table:formula="of:=COM.MICROSOFT.CONCAT(&quot; name='var_&quot;;[.A82];&quot;' &quot;)" office:value-type="string" office:string-value=" name='var_81' " calcext:value-type="string">
            <text:p><text:s/>name='var_8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2];[.B82];[.A82];[.D82];[.E82]; [.F82]; [.G82])" office:value-type="string" office:string-value="&lt;input id=&quot;var_81&quot; value=16.906 name='var_81'  type=&quot;number&quot; hidden&gt;" calcext:value-type="string">
            <text:p>&lt;input id="var_81" value=16.906 name='var_8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2];[.A82];&quot; = &quot;;[.I82];[.B82];[.A82];[.J82])" office:value-type="string" office:string-value="var_81 = float(args['var_81'])" calcext:value-type="string">
            <text:p>var_81 = float(args['var_81'])</text:p>
          </table:table-cell>
          <table:table-cell table:formula="of:=COM.MICROSOFT.CONCAT([.B82];[.A82])" office:value-type="string" office:string-value="var_81" calcext:value-type="string">
            <text:p>var_81</text:p>
          </table:table-cell>
          <table:table-cell table:formula="of:=COM.MICROSOFT.CONCAT(&quot;'&quot;;[.L82];&quot;' : &quot;;[.L82];&quot;,&quot;)" office:value-type="string" office:string-value="'var_81' : var_81," calcext:value-type="string">
            <text:p>'var_81' : var_81,</text:p>
          </table:table-cell>
          <table:table-cell table:formula="of:=COM.MICROSOFT.CONCAT(&quot;&amp;&quot;;[.L82];&quot;=&quot;;[.E82])" office:value-type="string" office:string-value="&amp;var_81=16.906" calcext:value-type="string">
            <text:p>&amp;var_81=16.906</text:p>
          </table:table-cell>
          <table:table-cell table:formula="of:=COM.MICROSOFT.CONCAT(&quot;parser.add_argument('&quot;;[.L82];&quot;', type=float)&quot;)" office:value-type="string" office:string-value="parser.add_argument('var_81', type=float)" calcext:value-type="string">
            <text:p>parser.add_argument('var_81', type=float)</text:p>
          </table:table-cell>
          <table:table-cell table:number-columns-repeated="18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5117" calcext:value-type="float">
            <text:p>14.5117</text:p>
          </table:table-cell>
          <table:table-cell table:formula="of:=COM.MICROSOFT.CONCAT(&quot; name='var_&quot;;[.A83];&quot;' &quot;)" office:value-type="string" office:string-value=" name='var_82' " calcext:value-type="string">
            <text:p><text:s/>name='var_8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3];[.B83];[.A83];[.D83];[.E83]; [.F83]; [.G83])" office:value-type="string" office:string-value="&lt;input id=&quot;var_82&quot; value=14.5117 name='var_82'  type=&quot;number&quot; hidden&gt;" calcext:value-type="string">
            <text:p>&lt;input id="var_82" value=14.5117 name='var_8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3];[.A83];&quot; = &quot;;[.I83];[.B83];[.A83];[.J83])" office:value-type="string" office:string-value="var_82 = float(args['var_82'])" calcext:value-type="string">
            <text:p>var_82 = float(args['var_82'])</text:p>
          </table:table-cell>
          <table:table-cell table:formula="of:=COM.MICROSOFT.CONCAT([.B83];[.A83])" office:value-type="string" office:string-value="var_82" calcext:value-type="string">
            <text:p>var_82</text:p>
          </table:table-cell>
          <table:table-cell table:formula="of:=COM.MICROSOFT.CONCAT(&quot;'&quot;;[.L83];&quot;' : &quot;;[.L83];&quot;,&quot;)" office:value-type="string" office:string-value="'var_82' : var_82," calcext:value-type="string">
            <text:p>'var_82' : var_82,</text:p>
          </table:table-cell>
          <table:table-cell table:formula="of:=COM.MICROSOFT.CONCAT(&quot;&amp;&quot;;[.L83];&quot;=&quot;;[.E83])" office:value-type="string" office:string-value="&amp;var_82=14.5117" calcext:value-type="string">
            <text:p>&amp;var_82=14.5117</text:p>
          </table:table-cell>
          <table:table-cell table:formula="of:=COM.MICROSOFT.CONCAT(&quot;parser.add_argument('&quot;;[.L83];&quot;', type=float)&quot;)" office:value-type="string" office:string-value="parser.add_argument('var_82', type=float)" calcext:value-type="string">
            <text:p>parser.add_argument('var_82', type=float)</text:p>
          </table:table-cell>
          <table:table-cell table:number-columns-repeated="18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0276" calcext:value-type="float">
            <text:p>10.0276</text:p>
          </table:table-cell>
          <table:table-cell table:formula="of:=COM.MICROSOFT.CONCAT(&quot; name='var_&quot;;[.A84];&quot;' &quot;)" office:value-type="string" office:string-value=" name='var_83' " calcext:value-type="string">
            <text:p><text:s/>name='var_8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4];[.B84];[.A84];[.D84];[.E84]; [.F84]; [.G84])" office:value-type="string" office:string-value="&lt;input id=&quot;var_83&quot; value=10.0276 name='var_83'  type=&quot;number&quot; hidden&gt;" calcext:value-type="string">
            <text:p>&lt;input id="var_83" value=10.0276 name='var_8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4];[.A84];&quot; = &quot;;[.I84];[.B84];[.A84];[.J84])" office:value-type="string" office:string-value="var_83 = float(args['var_83'])" calcext:value-type="string">
            <text:p>var_83 = float(args['var_83'])</text:p>
          </table:table-cell>
          <table:table-cell table:formula="of:=COM.MICROSOFT.CONCAT([.B84];[.A84])" office:value-type="string" office:string-value="var_83" calcext:value-type="string">
            <text:p>var_83</text:p>
          </table:table-cell>
          <table:table-cell table:formula="of:=COM.MICROSOFT.CONCAT(&quot;'&quot;;[.L84];&quot;' : &quot;;[.L84];&quot;,&quot;)" office:value-type="string" office:string-value="'var_83' : var_83," calcext:value-type="string">
            <text:p>'var_83' : var_83,</text:p>
          </table:table-cell>
          <table:table-cell table:formula="of:=COM.MICROSOFT.CONCAT(&quot;&amp;&quot;;[.L84];&quot;=&quot;;[.E84])" office:value-type="string" office:string-value="&amp;var_83=10.0276" calcext:value-type="string">
            <text:p>&amp;var_83=10.0276</text:p>
          </table:table-cell>
          <table:table-cell table:formula="of:=COM.MICROSOFT.CONCAT(&quot;parser.add_argument('&quot;;[.L84];&quot;', type=float)&quot;)" office:value-type="string" office:string-value="parser.add_argument('var_83', type=float)" calcext:value-type="string">
            <text:p>parser.add_argument('var_83', type=float)</text:p>
          </table:table-cell>
          <table:table-cell table:number-columns-repeated="18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9706" calcext:value-type="float">
            <text:p>-0.9706</text:p>
          </table:table-cell>
          <table:table-cell table:formula="of:=COM.MICROSOFT.CONCAT(&quot; name='var_&quot;;[.A85];&quot;' &quot;)" office:value-type="string" office:string-value=" name='var_84' " calcext:value-type="string">
            <text:p><text:s/>name='var_8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5];[.B85];[.A85];[.D85];[.E85]; [.F85]; [.G85])" office:value-type="string" office:string-value="&lt;input id=&quot;var_84&quot; value=-0.9706 name='var_84'  type=&quot;number&quot; hidden&gt;" calcext:value-type="string">
            <text:p>&lt;input id="var_84" value=-0.9706 name='var_8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5];[.A85];&quot; = &quot;;[.I85];[.B85];[.A85];[.J85])" office:value-type="string" office:string-value="var_84 = float(args['var_84'])" calcext:value-type="string">
            <text:p>var_84 = float(args['var_84'])</text:p>
          </table:table-cell>
          <table:table-cell table:formula="of:=COM.MICROSOFT.CONCAT([.B85];[.A85])" office:value-type="string" office:string-value="var_84" calcext:value-type="string">
            <text:p>var_84</text:p>
          </table:table-cell>
          <table:table-cell table:formula="of:=COM.MICROSOFT.CONCAT(&quot;'&quot;;[.L85];&quot;' : &quot;;[.L85];&quot;,&quot;)" office:value-type="string" office:string-value="'var_84' : var_84," calcext:value-type="string">
            <text:p>'var_84' : var_84,</text:p>
          </table:table-cell>
          <table:table-cell table:formula="of:=COM.MICROSOFT.CONCAT(&quot;&amp;&quot;;[.L85];&quot;=&quot;;[.E85])" office:value-type="string" office:string-value="&amp;var_84=-0.9706" calcext:value-type="string">
            <text:p>&amp;var_84=-0.9706</text:p>
          </table:table-cell>
          <table:table-cell table:formula="of:=COM.MICROSOFT.CONCAT(&quot;parser.add_argument('&quot;;[.L85];&quot;', type=float)&quot;)" office:value-type="string" office:string-value="parser.add_argument('var_84', type=float)" calcext:value-type="string">
            <text:p>parser.add_argument('var_84', type=float)</text:p>
          </table:table-cell>
          <table:table-cell table:number-columns-repeated="18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0.4588" calcext:value-type="float">
            <text:p>20.4588</text:p>
          </table:table-cell>
          <table:table-cell table:formula="of:=COM.MICROSOFT.CONCAT(&quot; name='var_&quot;;[.A86];&quot;' &quot;)" office:value-type="string" office:string-value=" name='var_85' " calcext:value-type="string">
            <text:p><text:s/>name='var_8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6];[.B86];[.A86];[.D86];[.E86]; [.F86]; [.G86])" office:value-type="string" office:string-value="&lt;input id=&quot;var_85&quot; value=20.4588 name='var_85'  type=&quot;number&quot; hidden&gt;" calcext:value-type="string">
            <text:p>&lt;input id="var_85" value=20.4588 name='var_8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6];[.A86];&quot; = &quot;;[.I86];[.B86];[.A86];[.J86])" office:value-type="string" office:string-value="var_85 = float(args['var_85'])" calcext:value-type="string">
            <text:p>var_85 = float(args['var_85'])</text:p>
          </table:table-cell>
          <table:table-cell table:formula="of:=COM.MICROSOFT.CONCAT([.B86];[.A86])" office:value-type="string" office:string-value="var_85" calcext:value-type="string">
            <text:p>var_85</text:p>
          </table:table-cell>
          <table:table-cell table:formula="of:=COM.MICROSOFT.CONCAT(&quot;'&quot;;[.L86];&quot;' : &quot;;[.L86];&quot;,&quot;)" office:value-type="string" office:string-value="'var_85' : var_85," calcext:value-type="string">
            <text:p>'var_85' : var_85,</text:p>
          </table:table-cell>
          <table:table-cell table:formula="of:=COM.MICROSOFT.CONCAT(&quot;&amp;&quot;;[.L86];&quot;=&quot;;[.E86])" office:value-type="string" office:string-value="&amp;var_85=20.4588" calcext:value-type="string">
            <text:p>&amp;var_85=20.4588</text:p>
          </table:table-cell>
          <table:table-cell table:formula="of:=COM.MICROSOFT.CONCAT(&quot;parser.add_argument('&quot;;[.L86];&quot;', type=float)&quot;)" office:value-type="string" office:string-value="parser.add_argument('var_85', type=float)" calcext:value-type="string">
            <text:p>parser.add_argument('var_85', type=float)</text:p>
          </table:table-cell>
          <table:table-cell table:number-columns-repeated="18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7945" calcext:value-type="float">
            <text:p>4.7945</text:p>
          </table:table-cell>
          <table:table-cell table:formula="of:=COM.MICROSOFT.CONCAT(&quot; name='var_&quot;;[.A87];&quot;' &quot;)" office:value-type="string" office:string-value=" name='var_86' " calcext:value-type="string">
            <text:p><text:s/>name='var_8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7];[.B87];[.A87];[.D87];[.E87]; [.F87]; [.G87])" office:value-type="string" office:string-value="&lt;input id=&quot;var_86&quot; value=4.7945 name='var_86'  type=&quot;number&quot; hidden&gt;" calcext:value-type="string">
            <text:p>&lt;input id="var_86" value=4.7945 name='var_8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7];[.A87];&quot; = &quot;;[.I87];[.B87];[.A87];[.J87])" office:value-type="string" office:string-value="var_86 = float(args['var_86'])" calcext:value-type="string">
            <text:p>var_86 = float(args['var_86'])</text:p>
          </table:table-cell>
          <table:table-cell table:formula="of:=COM.MICROSOFT.CONCAT([.B87];[.A87])" office:value-type="string" office:string-value="var_86" calcext:value-type="string">
            <text:p>var_86</text:p>
          </table:table-cell>
          <table:table-cell table:formula="of:=COM.MICROSOFT.CONCAT(&quot;'&quot;;[.L87];&quot;' : &quot;;[.L87];&quot;,&quot;)" office:value-type="string" office:string-value="'var_86' : var_86," calcext:value-type="string">
            <text:p>'var_86' : var_86,</text:p>
          </table:table-cell>
          <table:table-cell table:formula="of:=COM.MICROSOFT.CONCAT(&quot;&amp;&quot;;[.L87];&quot;=&quot;;[.E87])" office:value-type="string" office:string-value="&amp;var_86=4.7945" calcext:value-type="string">
            <text:p>&amp;var_86=4.7945</text:p>
          </table:table-cell>
          <table:table-cell table:formula="of:=COM.MICROSOFT.CONCAT(&quot;parser.add_argument('&quot;;[.L87];&quot;', type=float)&quot;)" office:value-type="string" office:string-value="parser.add_argument('var_86', type=float)" calcext:value-type="string">
            <text:p>parser.add_argument('var_86', type=float)</text:p>
          </table:table-cell>
          <table:table-cell table:number-columns-repeated="18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0.416" calcext:value-type="float">
            <text:p>20.416</text:p>
          </table:table-cell>
          <table:table-cell table:formula="of:=COM.MICROSOFT.CONCAT(&quot; name='var_&quot;;[.A88];&quot;' &quot;)" office:value-type="string" office:string-value=" name='var_87' " calcext:value-type="string">
            <text:p><text:s/>name='var_8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8];[.B88];[.A88];[.D88];[.E88]; [.F88]; [.G88])" office:value-type="string" office:string-value="&lt;input id=&quot;var_87&quot; value=20.416 name='var_87'  type=&quot;number&quot; hidden&gt;" calcext:value-type="string">
            <text:p>&lt;input id="var_87" value=20.416 name='var_8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8];[.A88];&quot; = &quot;;[.I88];[.B88];[.A88];[.J88])" office:value-type="string" office:string-value="var_87 = float(args['var_87'])" calcext:value-type="string">
            <text:p>var_87 = float(args['var_87'])</text:p>
          </table:table-cell>
          <table:table-cell table:formula="of:=COM.MICROSOFT.CONCAT([.B88];[.A88])" office:value-type="string" office:string-value="var_87" calcext:value-type="string">
            <text:p>var_87</text:p>
          </table:table-cell>
          <table:table-cell table:formula="of:=COM.MICROSOFT.CONCAT(&quot;'&quot;;[.L88];&quot;' : &quot;;[.L88];&quot;,&quot;)" office:value-type="string" office:string-value="'var_87' : var_87," calcext:value-type="string">
            <text:p>'var_87' : var_87,</text:p>
          </table:table-cell>
          <table:table-cell table:formula="of:=COM.MICROSOFT.CONCAT(&quot;&amp;&quot;;[.L88];&quot;=&quot;;[.E88])" office:value-type="string" office:string-value="&amp;var_87=20.416" calcext:value-type="string">
            <text:p>&amp;var_87=20.416</text:p>
          </table:table-cell>
          <table:table-cell table:formula="of:=COM.MICROSOFT.CONCAT(&quot;parser.add_argument('&quot;;[.L88];&quot;', type=float)&quot;)" office:value-type="string" office:string-value="parser.add_argument('var_87', type=float)" calcext:value-type="string">
            <text:p>parser.add_argument('var_87', type=float)</text:p>
          </table:table-cell>
          <table:table-cell table:number-columns-repeated="18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1633" calcext:value-type="float">
            <text:p>13.1633</text:p>
          </table:table-cell>
          <table:table-cell table:formula="of:=COM.MICROSOFT.CONCAT(&quot; name='var_&quot;;[.A89];&quot;' &quot;)" office:value-type="string" office:string-value=" name='var_88' " calcext:value-type="string">
            <text:p><text:s/>name='var_8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89];[.B89];[.A89];[.D89];[.E89]; [.F89]; [.G89])" office:value-type="string" office:string-value="&lt;input id=&quot;var_88&quot; value=13.1633 name='var_88'  type=&quot;number&quot; hidden&gt;" calcext:value-type="string">
            <text:p>&lt;input id="var_88" value=13.1633 name='var_8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89];[.A89];&quot; = &quot;;[.I89];[.B89];[.A89];[.J89])" office:value-type="string" office:string-value="var_88 = float(args['var_88'])" calcext:value-type="string">
            <text:p>var_88 = float(args['var_88'])</text:p>
          </table:table-cell>
          <table:table-cell table:formula="of:=COM.MICROSOFT.CONCAT([.B89];[.A89])" office:value-type="string" office:string-value="var_88" calcext:value-type="string">
            <text:p>var_88</text:p>
          </table:table-cell>
          <table:table-cell table:formula="of:=COM.MICROSOFT.CONCAT(&quot;'&quot;;[.L89];&quot;' : &quot;;[.L89];&quot;,&quot;)" office:value-type="string" office:string-value="'var_88' : var_88," calcext:value-type="string">
            <text:p>'var_88' : var_88,</text:p>
          </table:table-cell>
          <table:table-cell table:formula="of:=COM.MICROSOFT.CONCAT(&quot;&amp;&quot;;[.L89];&quot;=&quot;;[.E89])" office:value-type="string" office:string-value="&amp;var_88=13.1633" calcext:value-type="string">
            <text:p>&amp;var_88=13.1633</text:p>
          </table:table-cell>
          <table:table-cell table:formula="of:=COM.MICROSOFT.CONCAT(&quot;parser.add_argument('&quot;;[.L89];&quot;', type=float)&quot;)" office:value-type="string" office:string-value="parser.add_argument('var_88', type=float)" calcext:value-type="string">
            <text:p>parser.add_argument('var_88', type=float)</text:p>
          </table:table-cell>
          <table:table-cell table:number-columns-repeated="18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9307" calcext:value-type="float">
            <text:p>7.9307</text:p>
          </table:table-cell>
          <table:table-cell table:formula="of:=COM.MICROSOFT.CONCAT(&quot; name='var_&quot;;[.A90];&quot;' &quot;)" office:value-type="string" office:string-value=" name='var_89' " calcext:value-type="string">
            <text:p><text:s/>name='var_8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0];[.B90];[.A90];[.D90];[.E90]; [.F90]; [.G90])" office:value-type="string" office:string-value="&lt;input id=&quot;var_89&quot; value=7.9307 name='var_89'  type=&quot;number&quot; hidden&gt;" calcext:value-type="string">
            <text:p>&lt;input id="var_89" value=7.9307 name='var_8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0];[.A90];&quot; = &quot;;[.I90];[.B90];[.A90];[.J90])" office:value-type="string" office:string-value="var_89 = float(args['var_89'])" calcext:value-type="string">
            <text:p>var_89 = float(args['var_89'])</text:p>
          </table:table-cell>
          <table:table-cell table:formula="of:=COM.MICROSOFT.CONCAT([.B90];[.A90])" office:value-type="string" office:string-value="var_89" calcext:value-type="string">
            <text:p>var_89</text:p>
          </table:table-cell>
          <table:table-cell table:formula="of:=COM.MICROSOFT.CONCAT(&quot;'&quot;;[.L90];&quot;' : &quot;;[.L90];&quot;,&quot;)" office:value-type="string" office:string-value="'var_89' : var_89," calcext:value-type="string">
            <text:p>'var_89' : var_89,</text:p>
          </table:table-cell>
          <table:table-cell table:formula="of:=COM.MICROSOFT.CONCAT(&quot;&amp;&quot;;[.L90];&quot;=&quot;;[.E90])" office:value-type="string" office:string-value="&amp;var_89=7.9307" calcext:value-type="string">
            <text:p>&amp;var_89=7.9307</text:p>
          </table:table-cell>
          <table:table-cell table:formula="of:=COM.MICROSOFT.CONCAT(&quot;parser.add_argument('&quot;;[.L90];&quot;', type=float)&quot;)" office:value-type="string" office:string-value="parser.add_argument('var_89', type=float)" calcext:value-type="string">
            <text:p>parser.add_argument('var_89', type=float)</text:p>
          </table:table-cell>
          <table:table-cell table:number-columns-repeated="18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7.6509" calcext:value-type="float">
            <text:p>-7.6509</text:p>
          </table:table-cell>
          <table:table-cell table:formula="of:=COM.MICROSOFT.CONCAT(&quot; name='var_&quot;;[.A91];&quot;' &quot;)" office:value-type="string" office:string-value=" name='var_90' " calcext:value-type="string">
            <text:p><text:s/>name='var_9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1];[.B91];[.A91];[.D91];[.E91]; [.F91]; [.G91])" office:value-type="string" office:string-value="&lt;input id=&quot;var_90&quot; value=-7.6509 name='var_90'  type=&quot;number&quot; hidden&gt;" calcext:value-type="string">
            <text:p>&lt;input id="var_90" value=-7.6509 name='var_9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1];[.A91];&quot; = &quot;;[.I91];[.B91];[.A91];[.J91])" office:value-type="string" office:string-value="var_90 = float(args['var_90'])" calcext:value-type="string">
            <text:p>var_90 = float(args['var_90'])</text:p>
          </table:table-cell>
          <table:table-cell table:formula="of:=COM.MICROSOFT.CONCAT([.B91];[.A91])" office:value-type="string" office:string-value="var_90" calcext:value-type="string">
            <text:p>var_90</text:p>
          </table:table-cell>
          <table:table-cell table:formula="of:=COM.MICROSOFT.CONCAT(&quot;'&quot;;[.L91];&quot;' : &quot;;[.L91];&quot;,&quot;)" office:value-type="string" office:string-value="'var_90' : var_90," calcext:value-type="string">
            <text:p>'var_90' : var_90,</text:p>
          </table:table-cell>
          <table:table-cell table:formula="of:=COM.MICROSOFT.CONCAT(&quot;&amp;&quot;;[.L91];&quot;=&quot;;[.E91])" office:value-type="string" office:string-value="&amp;var_90=-7.6509" calcext:value-type="string">
            <text:p>&amp;var_90=-7.6509</text:p>
          </table:table-cell>
          <table:table-cell table:formula="of:=COM.MICROSOFT.CONCAT(&quot;parser.add_argument('&quot;;[.L91];&quot;', type=float)&quot;)" office:value-type="string" office:string-value="parser.add_argument('var_90', type=float)" calcext:value-type="string">
            <text:p>parser.add_argument('var_90', type=float)</text:p>
          </table:table-cell>
          <table:table-cell table:number-columns-repeated="18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0834" calcext:value-type="float">
            <text:p>7.0834</text:p>
          </table:table-cell>
          <table:table-cell table:formula="of:=COM.MICROSOFT.CONCAT(&quot; name='var_&quot;;[.A92];&quot;' &quot;)" office:value-type="string" office:string-value=" name='var_91' " calcext:value-type="string">
            <text:p><text:s/>name='var_9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2];[.B92];[.A92];[.D92];[.E92]; [.F92]; [.G92])" office:value-type="string" office:string-value="&lt;input id=&quot;var_91&quot; value=7.0834 name='var_91'  type=&quot;number&quot; hidden&gt;" calcext:value-type="string">
            <text:p>&lt;input id="var_91" value=7.0834 name='var_9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2];[.A92];&quot; = &quot;;[.I92];[.B92];[.A92];[.J92])" office:value-type="string" office:string-value="var_91 = float(args['var_91'])" calcext:value-type="string">
            <text:p>var_91 = float(args['var_91'])</text:p>
          </table:table-cell>
          <table:table-cell table:formula="of:=COM.MICROSOFT.CONCAT([.B92];[.A92])" office:value-type="string" office:string-value="var_91" calcext:value-type="string">
            <text:p>var_91</text:p>
          </table:table-cell>
          <table:table-cell table:formula="of:=COM.MICROSOFT.CONCAT(&quot;'&quot;;[.L92];&quot;' : &quot;;[.L92];&quot;,&quot;)" office:value-type="string" office:string-value="'var_91' : var_91," calcext:value-type="string">
            <text:p>'var_91' : var_91,</text:p>
          </table:table-cell>
          <table:table-cell table:formula="of:=COM.MICROSOFT.CONCAT(&quot;&amp;&quot;;[.L92];&quot;=&quot;;[.E92])" office:value-type="string" office:string-value="&amp;var_91=7.0834" calcext:value-type="string">
            <text:p>&amp;var_91=7.0834</text:p>
          </table:table-cell>
          <table:table-cell table:formula="of:=COM.MICROSOFT.CONCAT(&quot;parser.add_argument('&quot;;[.L92];&quot;', type=float)&quot;)" office:value-type="string" office:string-value="parser.add_argument('var_91', type=float)" calcext:value-type="string">
            <text:p>parser.add_argument('var_91', type=float)</text:p>
          </table:table-cell>
          <table:table-cell table:number-columns-repeated="18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5.2324" calcext:value-type="float">
            <text:p>15.2324</text:p>
          </table:table-cell>
          <table:table-cell table:formula="of:=COM.MICROSOFT.CONCAT(&quot; name='var_&quot;;[.A93];&quot;' &quot;)" office:value-type="string" office:string-value=" name='var_92' " calcext:value-type="string">
            <text:p><text:s/>name='var_9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3];[.B93];[.A93];[.D93];[.E93]; [.F93]; [.G93])" office:value-type="string" office:string-value="&lt;input id=&quot;var_92&quot; value=15.2324 name='var_92'  type=&quot;number&quot; hidden&gt;" calcext:value-type="string">
            <text:p>&lt;input id="var_92" value=15.2324 name='var_9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3];[.A93];&quot; = &quot;;[.I93];[.B93];[.A93];[.J93])" office:value-type="string" office:string-value="var_92 = float(args['var_92'])" calcext:value-type="string">
            <text:p>var_92 = float(args['var_92'])</text:p>
          </table:table-cell>
          <table:table-cell table:formula="of:=COM.MICROSOFT.CONCAT([.B93];[.A93])" office:value-type="string" office:string-value="var_92" calcext:value-type="string">
            <text:p>var_92</text:p>
          </table:table-cell>
          <table:table-cell table:formula="of:=COM.MICROSOFT.CONCAT(&quot;'&quot;;[.L93];&quot;' : &quot;;[.L93];&quot;,&quot;)" office:value-type="string" office:string-value="'var_92' : var_92," calcext:value-type="string">
            <text:p>'var_92' : var_92,</text:p>
          </table:table-cell>
          <table:table-cell table:formula="of:=COM.MICROSOFT.CONCAT(&quot;&amp;&quot;;[.L93];&quot;=&quot;;[.E93])" office:value-type="string" office:string-value="&amp;var_92=15.2324" calcext:value-type="string">
            <text:p>&amp;var_92=15.2324</text:p>
          </table:table-cell>
          <table:table-cell table:formula="of:=COM.MICROSOFT.CONCAT(&quot;parser.add_argument('&quot;;[.L93];&quot;', type=float)&quot;)" office:value-type="string" office:string-value="parser.add_argument('var_92', type=float)" calcext:value-type="string">
            <text:p>parser.add_argument('var_92', type=float)</text:p>
          </table:table-cell>
          <table:table-cell table:number-columns-repeated="18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1416" calcext:value-type="float">
            <text:p>10.1416</text:p>
          </table:table-cell>
          <table:table-cell table:formula="of:=COM.MICROSOFT.CONCAT(&quot; name='var_&quot;;[.A94];&quot;' &quot;)" office:value-type="string" office:string-value=" name='var_93' " calcext:value-type="string">
            <text:p><text:s/>name='var_9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4];[.B94];[.A94];[.D94];[.E94]; [.F94]; [.G94])" office:value-type="string" office:string-value="&lt;input id=&quot;var_93&quot; value=10.1416 name='var_93'  type=&quot;number&quot; hidden&gt;" calcext:value-type="string">
            <text:p>&lt;input id="var_93" value=10.1416 name='var_9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4];[.A94];&quot; = &quot;;[.I94];[.B94];[.A94];[.J94])" office:value-type="string" office:string-value="var_93 = float(args['var_93'])" calcext:value-type="string">
            <text:p>var_93 = float(args['var_93'])</text:p>
          </table:table-cell>
          <table:table-cell table:formula="of:=COM.MICROSOFT.CONCAT([.B94];[.A94])" office:value-type="string" office:string-value="var_93" calcext:value-type="string">
            <text:p>var_93</text:p>
          </table:table-cell>
          <table:table-cell table:formula="of:=COM.MICROSOFT.CONCAT(&quot;'&quot;;[.L94];&quot;' : &quot;;[.L94];&quot;,&quot;)" office:value-type="string" office:string-value="'var_93' : var_93," calcext:value-type="string">
            <text:p>'var_93' : var_93,</text:p>
          </table:table-cell>
          <table:table-cell table:formula="of:=COM.MICROSOFT.CONCAT(&quot;&amp;&quot;;[.L94];&quot;=&quot;;[.E94])" office:value-type="string" office:string-value="&amp;var_93=10.1416" calcext:value-type="string">
            <text:p>&amp;var_93=10.1416</text:p>
          </table:table-cell>
          <table:table-cell table:formula="of:=COM.MICROSOFT.CONCAT(&quot;parser.add_argument('&quot;;[.L94];&quot;', type=float)&quot;)" office:value-type="string" office:string-value="parser.add_argument('var_93', type=float)" calcext:value-type="string">
            <text:p>parser.add_argument('var_93', type=float)</text:p>
          </table:table-cell>
          <table:table-cell table:number-columns-repeated="18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9156" calcext:value-type="float">
            <text:p>5.9156</text:p>
          </table:table-cell>
          <table:table-cell table:formula="of:=COM.MICROSOFT.CONCAT(&quot; name='var_&quot;;[.A95];&quot;' &quot;)" office:value-type="string" office:string-value=" name='var_94' " calcext:value-type="string">
            <text:p><text:s/>name='var_9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5];[.B95];[.A95];[.D95];[.E95]; [.F95]; [.G95])" office:value-type="string" office:string-value="&lt;input id=&quot;var_94&quot; value=5.9156 name='var_94'  type=&quot;number&quot; hidden&gt;" calcext:value-type="string">
            <text:p>&lt;input id="var_94" value=5.9156 name='var_9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5];[.A95];&quot; = &quot;;[.I95];[.B95];[.A95];[.J95])" office:value-type="string" office:string-value="var_94 = float(args['var_94'])" calcext:value-type="string">
            <text:p>var_94 = float(args['var_94'])</text:p>
          </table:table-cell>
          <table:table-cell table:formula="of:=COM.MICROSOFT.CONCAT([.B95];[.A95])" office:value-type="string" office:string-value="var_94" calcext:value-type="string">
            <text:p>var_94</text:p>
          </table:table-cell>
          <table:table-cell table:formula="of:=COM.MICROSOFT.CONCAT(&quot;'&quot;;[.L95];&quot;' : &quot;;[.L95];&quot;,&quot;)" office:value-type="string" office:string-value="'var_94' : var_94," calcext:value-type="string">
            <text:p>'var_94' : var_94,</text:p>
          </table:table-cell>
          <table:table-cell table:formula="of:=COM.MICROSOFT.CONCAT(&quot;&amp;&quot;;[.L95];&quot;=&quot;;[.E95])" office:value-type="string" office:string-value="&amp;var_94=5.9156" calcext:value-type="string">
            <text:p>&amp;var_94=5.9156</text:p>
          </table:table-cell>
          <table:table-cell table:formula="of:=COM.MICROSOFT.CONCAT(&quot;parser.add_argument('&quot;;[.L95];&quot;', type=float)&quot;)" office:value-type="string" office:string-value="parser.add_argument('var_94', type=float)" calcext:value-type="string">
            <text:p>parser.add_argument('var_94', type=float)</text:p>
          </table:table-cell>
          <table:table-cell table:number-columns-repeated="18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5775" calcext:value-type="float">
            <text:p>-0.5775</text:p>
          </table:table-cell>
          <table:table-cell table:formula="of:=COM.MICROSOFT.CONCAT(&quot; name='var_&quot;;[.A96];&quot;' &quot;)" office:value-type="string" office:string-value=" name='var_95' " calcext:value-type="string">
            <text:p><text:s/>name='var_9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6];[.B96];[.A96];[.D96];[.E96]; [.F96]; [.G96])" office:value-type="string" office:string-value="&lt;input id=&quot;var_95&quot; value=-0.5775 name='var_95'  type=&quot;number&quot; hidden&gt;" calcext:value-type="string">
            <text:p>&lt;input id="var_95" value=-0.5775 name='var_9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6];[.A96];&quot; = &quot;;[.I96];[.B96];[.A96];[.J96])" office:value-type="string" office:string-value="var_95 = float(args['var_95'])" calcext:value-type="string">
            <text:p>var_95 = float(args['var_95'])</text:p>
          </table:table-cell>
          <table:table-cell table:formula="of:=COM.MICROSOFT.CONCAT([.B96];[.A96])" office:value-type="string" office:string-value="var_95" calcext:value-type="string">
            <text:p>var_95</text:p>
          </table:table-cell>
          <table:table-cell table:formula="of:=COM.MICROSOFT.CONCAT(&quot;'&quot;;[.L96];&quot;' : &quot;;[.L96];&quot;,&quot;)" office:value-type="string" office:string-value="'var_95' : var_95," calcext:value-type="string">
            <text:p>'var_95' : var_95,</text:p>
          </table:table-cell>
          <table:table-cell table:formula="of:=COM.MICROSOFT.CONCAT(&quot;&amp;&quot;;[.L96];&quot;=&quot;;[.E96])" office:value-type="string" office:string-value="&amp;var_95=-0.5775" calcext:value-type="string">
            <text:p>&amp;var_95=-0.5775</text:p>
          </table:table-cell>
          <table:table-cell table:formula="of:=COM.MICROSOFT.CONCAT(&quot;parser.add_argument('&quot;;[.L96];&quot;', type=float)&quot;)" office:value-type="string" office:string-value="parser.add_argument('var_95', type=float)" calcext:value-type="string">
            <text:p>parser.add_argument('var_95', type=float)</text:p>
          </table:table-cell>
          <table:table-cell table:number-columns-repeated="18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76" calcext:value-type="float">
            <text:p>5.76</text:p>
          </table:table-cell>
          <table:table-cell table:formula="of:=COM.MICROSOFT.CONCAT(&quot; name='var_&quot;;[.A97];&quot;' &quot;)" office:value-type="string" office:string-value=" name='var_96' " calcext:value-type="string">
            <text:p><text:s/>name='var_9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7];[.B97];[.A97];[.D97];[.E97]; [.F97]; [.G97])" office:value-type="string" office:string-value="&lt;input id=&quot;var_96&quot; value=5.76 name='var_96'  type=&quot;number&quot; hidden&gt;" calcext:value-type="string">
            <text:p>&lt;input id="var_96" value=5.76 name='var_9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7];[.A97];&quot; = &quot;;[.I97];[.B97];[.A97];[.J97])" office:value-type="string" office:string-value="var_96 = float(args['var_96'])" calcext:value-type="string">
            <text:p>var_96 = float(args['var_96'])</text:p>
          </table:table-cell>
          <table:table-cell table:formula="of:=COM.MICROSOFT.CONCAT([.B97];[.A97])" office:value-type="string" office:string-value="var_96" calcext:value-type="string">
            <text:p>var_96</text:p>
          </table:table-cell>
          <table:table-cell table:formula="of:=COM.MICROSOFT.CONCAT(&quot;'&quot;;[.L97];&quot;' : &quot;;[.L97];&quot;,&quot;)" office:value-type="string" office:string-value="'var_96' : var_96," calcext:value-type="string">
            <text:p>'var_96' : var_96,</text:p>
          </table:table-cell>
          <table:table-cell table:formula="of:=COM.MICROSOFT.CONCAT(&quot;&amp;&quot;;[.L97];&quot;=&quot;;[.E97])" office:value-type="string" office:string-value="&amp;var_96=5.76" calcext:value-type="string">
            <text:p>&amp;var_96=5.76</text:p>
          </table:table-cell>
          <table:table-cell table:formula="of:=COM.MICROSOFT.CONCAT(&quot;parser.add_argument('&quot;;[.L97];&quot;', type=float)&quot;)" office:value-type="string" office:string-value="parser.add_argument('var_96', type=float)" calcext:value-type="string">
            <text:p>parser.add_argument('var_96', type=float)</text:p>
          </table:table-cell>
          <table:table-cell table:number-columns-repeated="18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0.3238" calcext:value-type="float">
            <text:p>30.3238</text:p>
          </table:table-cell>
          <table:table-cell table:formula="of:=COM.MICROSOFT.CONCAT(&quot; name='var_&quot;;[.A98];&quot;' &quot;)" office:value-type="string" office:string-value=" name='var_97' " calcext:value-type="string">
            <text:p><text:s/>name='var_9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8];[.B98];[.A98];[.D98];[.E98]; [.F98]; [.G98])" office:value-type="string" office:string-value="&lt;input id=&quot;var_97&quot; value=30.3238 name='var_97'  type=&quot;number&quot; hidden&gt;" calcext:value-type="string">
            <text:p>&lt;input id="var_97" value=30.3238 name='var_9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8];[.A98];&quot; = &quot;;[.I98];[.B98];[.A98];[.J98])" office:value-type="string" office:string-value="var_97 = float(args['var_97'])" calcext:value-type="string">
            <text:p>var_97 = float(args['var_97'])</text:p>
          </table:table-cell>
          <table:table-cell table:formula="of:=COM.MICROSOFT.CONCAT([.B98];[.A98])" office:value-type="string" office:string-value="var_97" calcext:value-type="string">
            <text:p>var_97</text:p>
          </table:table-cell>
          <table:table-cell table:formula="of:=COM.MICROSOFT.CONCAT(&quot;'&quot;;[.L98];&quot;' : &quot;;[.L98];&quot;,&quot;)" office:value-type="string" office:string-value="'var_97' : var_97," calcext:value-type="string">
            <text:p>'var_97' : var_97,</text:p>
          </table:table-cell>
          <table:table-cell table:formula="of:=COM.MICROSOFT.CONCAT(&quot;&amp;&quot;;[.L98];&quot;=&quot;;[.E98])" office:value-type="string" office:string-value="&amp;var_97=30.3238" calcext:value-type="string">
            <text:p>&amp;var_97=30.3238</text:p>
          </table:table-cell>
          <table:table-cell table:formula="of:=COM.MICROSOFT.CONCAT(&quot;parser.add_argument('&quot;;[.L98];&quot;', type=float)&quot;)" office:value-type="string" office:string-value="parser.add_argument('var_97', type=float)" calcext:value-type="string">
            <text:p>parser.add_argument('var_97', type=float)</text:p>
          </table:table-cell>
          <table:table-cell table:number-columns-repeated="18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1251" calcext:value-type="float">
            <text:p>2.1251</text:p>
          </table:table-cell>
          <table:table-cell table:formula="of:=COM.MICROSOFT.CONCAT(&quot; name='var_&quot;;[.A99];&quot;' &quot;)" office:value-type="string" office:string-value=" name='var_98' " calcext:value-type="string">
            <text:p><text:s/>name='var_9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99];[.B99];[.A99];[.D99];[.E99]; [.F99]; [.G99])" office:value-type="string" office:string-value="&lt;input id=&quot;var_98&quot; value=2.1251 name='var_98'  type=&quot;number&quot; hidden&gt;" calcext:value-type="string">
            <text:p>&lt;input id="var_98" value=2.1251 name='var_9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99];[.A99];&quot; = &quot;;[.I99];[.B99];[.A99];[.J99])" office:value-type="string" office:string-value="var_98 = float(args['var_98'])" calcext:value-type="string">
            <text:p>var_98 = float(args['var_98'])</text:p>
          </table:table-cell>
          <table:table-cell table:formula="of:=COM.MICROSOFT.CONCAT([.B99];[.A99])" office:value-type="string" office:string-value="var_98" calcext:value-type="string">
            <text:p>var_98</text:p>
          </table:table-cell>
          <table:table-cell table:formula="of:=COM.MICROSOFT.CONCAT(&quot;'&quot;;[.L99];&quot;' : &quot;;[.L99];&quot;,&quot;)" office:value-type="string" office:string-value="'var_98' : var_98," calcext:value-type="string">
            <text:p>'var_98' : var_98,</text:p>
          </table:table-cell>
          <table:table-cell table:formula="of:=COM.MICROSOFT.CONCAT(&quot;&amp;&quot;;[.L99];&quot;=&quot;;[.E99])" office:value-type="string" office:string-value="&amp;var_98=2.1251" calcext:value-type="string">
            <text:p>&amp;var_98=2.1251</text:p>
          </table:table-cell>
          <table:table-cell table:formula="of:=COM.MICROSOFT.CONCAT(&quot;parser.add_argument('&quot;;[.L99];&quot;', type=float)&quot;)" office:value-type="string" office:string-value="parser.add_argument('var_98', type=float)" calcext:value-type="string">
            <text:p>parser.add_argument('var_98', type=float)</text:p>
          </table:table-cell>
          <table:table-cell table:number-columns-repeated="18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8585" calcext:value-type="float">
            <text:p>1.8585</text:p>
          </table:table-cell>
          <table:table-cell table:formula="of:=COM.MICROSOFT.CONCAT(&quot; name='var_&quot;;[.A100];&quot;' &quot;)" office:value-type="string" office:string-value=" name='var_99' " calcext:value-type="string">
            <text:p><text:s/>name='var_9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0];[.B100];[.A100];[.D100];[.E100]; [.F100]; [.G100])" office:value-type="string" office:string-value="&lt;input id=&quot;var_99&quot; value=1.8585 name='var_99'  type=&quot;number&quot; hidden&gt;" calcext:value-type="string">
            <text:p>&lt;input id="var_99" value=1.8585 name='var_9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0];[.A100];&quot; = &quot;;[.I100];[.B100];[.A100];[.J100])" office:value-type="string" office:string-value="var_99 = float(args['var_99'])" calcext:value-type="string">
            <text:p>var_99 = float(args['var_99'])</text:p>
          </table:table-cell>
          <table:table-cell table:formula="of:=COM.MICROSOFT.CONCAT([.B100];[.A100])" office:value-type="string" office:string-value="var_99" calcext:value-type="string">
            <text:p>var_99</text:p>
          </table:table-cell>
          <table:table-cell table:formula="of:=COM.MICROSOFT.CONCAT(&quot;'&quot;;[.L100];&quot;' : &quot;;[.L100];&quot;,&quot;)" office:value-type="string" office:string-value="'var_99' : var_99," calcext:value-type="string">
            <text:p>'var_99' : var_99,</text:p>
          </table:table-cell>
          <table:table-cell table:formula="of:=COM.MICROSOFT.CONCAT(&quot;&amp;&quot;;[.L100];&quot;=&quot;;[.E100])" office:value-type="string" office:string-value="&amp;var_99=1.8585" calcext:value-type="string">
            <text:p>&amp;var_99=1.8585</text:p>
          </table:table-cell>
          <table:table-cell table:formula="of:=COM.MICROSOFT.CONCAT(&quot;parser.add_argument('&quot;;[.L100];&quot;', type=float)&quot;)" office:value-type="string" office:string-value="parser.add_argument('var_99', type=float)" calcext:value-type="string">
            <text:p>parser.add_argument('var_99', type=float)</text:p>
          </table:table-cell>
          <table:table-cell table:number-columns-repeated="18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9.2198" calcext:value-type="float">
            <text:p>-9.2198</text:p>
          </table:table-cell>
          <table:table-cell table:formula="of:=COM.MICROSOFT.CONCAT(&quot; name='var_&quot;;[.A101];&quot;' &quot;)" office:value-type="string" office:string-value=" name='var_100' " calcext:value-type="string">
            <text:p><text:s/>name='var_10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1];[.B101];[.A101];[.D101];[.E101]; [.F101]; [.G101])" office:value-type="string" office:string-value="&lt;input id=&quot;var_100&quot; value=-9.2198 name='var_100'  type=&quot;number&quot; hidden&gt;" calcext:value-type="string">
            <text:p>&lt;input id="var_100" value=-9.2198 name='var_10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1];[.A101];&quot; = &quot;;[.I101];[.B101];[.A101];[.J101])" office:value-type="string" office:string-value="var_100 = float(args['var_100'])" calcext:value-type="string">
            <text:p>var_100 = float(args['var_100'])</text:p>
          </table:table-cell>
          <table:table-cell table:formula="of:=COM.MICROSOFT.CONCAT([.B101];[.A101])" office:value-type="string" office:string-value="var_100" calcext:value-type="string">
            <text:p>var_100</text:p>
          </table:table-cell>
          <table:table-cell table:formula="of:=COM.MICROSOFT.CONCAT(&quot;'&quot;;[.L101];&quot;' : &quot;;[.L101];&quot;,&quot;)" office:value-type="string" office:string-value="'var_100' : var_100," calcext:value-type="string">
            <text:p>'var_100' : var_100,</text:p>
          </table:table-cell>
          <table:table-cell table:formula="of:=COM.MICROSOFT.CONCAT(&quot;&amp;&quot;;[.L101];&quot;=&quot;;[.E101])" office:value-type="string" office:string-value="&amp;var_100=-9.2198" calcext:value-type="string">
            <text:p>&amp;var_100=-9.2198</text:p>
          </table:table-cell>
          <table:table-cell table:formula="of:=COM.MICROSOFT.CONCAT(&quot;parser.add_argument('&quot;;[.L101];&quot;', type=float)&quot;)" office:value-type="string" office:string-value="parser.add_argument('var_100', type=float)" calcext:value-type="string">
            <text:p>parser.add_argument('var_100', type=float)</text:p>
          </table:table-cell>
          <table:table-cell table:number-columns-repeated="18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7.3089" calcext:value-type="float">
            <text:p>17.3089</text:p>
          </table:table-cell>
          <table:table-cell table:formula="of:=COM.MICROSOFT.CONCAT(&quot; name='var_&quot;;[.A102];&quot;' &quot;)" office:value-type="string" office:string-value=" name='var_101' " calcext:value-type="string">
            <text:p><text:s/>name='var_10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2];[.B102];[.A102];[.D102];[.E102]; [.F102]; [.G102])" office:value-type="string" office:string-value="&lt;input id=&quot;var_101&quot; value=17.3089 name='var_101'  type=&quot;number&quot; hidden&gt;" calcext:value-type="string">
            <text:p>&lt;input id="var_101" value=17.3089 name='var_10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2];[.A102];&quot; = &quot;;[.I102];[.B102];[.A102];[.J102])" office:value-type="string" office:string-value="var_101 = float(args['var_101'])" calcext:value-type="string">
            <text:p>var_101 = float(args['var_101'])</text:p>
          </table:table-cell>
          <table:table-cell table:formula="of:=COM.MICROSOFT.CONCAT([.B102];[.A102])" office:value-type="string" office:string-value="var_101" calcext:value-type="string">
            <text:p>var_101</text:p>
          </table:table-cell>
          <table:table-cell table:formula="of:=COM.MICROSOFT.CONCAT(&quot;'&quot;;[.L102];&quot;' : &quot;;[.L102];&quot;,&quot;)" office:value-type="string" office:string-value="'var_101' : var_101," calcext:value-type="string">
            <text:p>'var_101' : var_101,</text:p>
          </table:table-cell>
          <table:table-cell table:formula="of:=COM.MICROSOFT.CONCAT(&quot;&amp;&quot;;[.L102];&quot;=&quot;;[.E102])" office:value-type="string" office:string-value="&amp;var_101=17.3089" calcext:value-type="string">
            <text:p>&amp;var_101=17.3089</text:p>
          </table:table-cell>
          <table:table-cell table:formula="of:=COM.MICROSOFT.CONCAT(&quot;parser.add_argument('&quot;;[.L102];&quot;', type=float)&quot;)" office:value-type="string" office:string-value="parser.add_argument('var_101', type=float)" calcext:value-type="string">
            <text:p>parser.add_argument('var_101', type=float)</text:p>
          </table:table-cell>
          <table:table-cell table:number-columns-repeated="18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0.9548" calcext:value-type="float">
            <text:p>30.9548</text:p>
          </table:table-cell>
          <table:table-cell table:formula="of:=COM.MICROSOFT.CONCAT(&quot; name='var_&quot;;[.A103];&quot;' &quot;)" office:value-type="string" office:string-value=" name='var_102' " calcext:value-type="string">
            <text:p><text:s/>name='var_10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3];[.B103];[.A103];[.D103];[.E103]; [.F103]; [.G103])" office:value-type="string" office:string-value="&lt;input id=&quot;var_102&quot; value=30.9548 name='var_102'  type=&quot;number&quot; hidden&gt;" calcext:value-type="string">
            <text:p>&lt;input id="var_102" value=30.9548 name='var_10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3];[.A103];&quot; = &quot;;[.I103];[.B103];[.A103];[.J103])" office:value-type="string" office:string-value="var_102 = float(args['var_102'])" calcext:value-type="string">
            <text:p>var_102 = float(args['var_102'])</text:p>
          </table:table-cell>
          <table:table-cell table:formula="of:=COM.MICROSOFT.CONCAT([.B103];[.A103])" office:value-type="string" office:string-value="var_102" calcext:value-type="string">
            <text:p>var_102</text:p>
          </table:table-cell>
          <table:table-cell table:formula="of:=COM.MICROSOFT.CONCAT(&quot;'&quot;;[.L103];&quot;' : &quot;;[.L103];&quot;,&quot;)" office:value-type="string" office:string-value="'var_102' : var_102," calcext:value-type="string">
            <text:p>'var_102' : var_102,</text:p>
          </table:table-cell>
          <table:table-cell table:formula="of:=COM.MICROSOFT.CONCAT(&quot;&amp;&quot;;[.L103];&quot;=&quot;;[.E103])" office:value-type="string" office:string-value="&amp;var_102=30.9548" calcext:value-type="string">
            <text:p>&amp;var_102=30.9548</text:p>
          </table:table-cell>
          <table:table-cell table:formula="of:=COM.MICROSOFT.CONCAT(&quot;parser.add_argument('&quot;;[.L103];&quot;', type=float)&quot;)" office:value-type="string" office:string-value="parser.add_argument('var_102', type=float)" calcext:value-type="string">
            <text:p>parser.add_argument('var_102', type=float)</text:p>
          </table:table-cell>
          <table:table-cell table:number-columns-repeated="18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4918" calcext:value-type="float">
            <text:p>1.4918</text:p>
          </table:table-cell>
          <table:table-cell table:formula="of:=COM.MICROSOFT.CONCAT(&quot; name='var_&quot;;[.A104];&quot;' &quot;)" office:value-type="string" office:string-value=" name='var_103' " calcext:value-type="string">
            <text:p><text:s/>name='var_10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4];[.B104];[.A104];[.D104];[.E104]; [.F104]; [.G104])" office:value-type="string" office:string-value="&lt;input id=&quot;var_103&quot; value=1.4918 name='var_103'  type=&quot;number&quot; hidden&gt;" calcext:value-type="string">
            <text:p>&lt;input id="var_103" value=1.4918 name='var_10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4];[.A104];&quot; = &quot;;[.I104];[.B104];[.A104];[.J104])" office:value-type="string" office:string-value="var_103 = float(args['var_103'])" calcext:value-type="string">
            <text:p>var_103 = float(args['var_103'])</text:p>
          </table:table-cell>
          <table:table-cell table:formula="of:=COM.MICROSOFT.CONCAT([.B104];[.A104])" office:value-type="string" office:string-value="var_103" calcext:value-type="string">
            <text:p>var_103</text:p>
          </table:table-cell>
          <table:table-cell table:formula="of:=COM.MICROSOFT.CONCAT(&quot;'&quot;;[.L104];&quot;' : &quot;;[.L104];&quot;,&quot;)" office:value-type="string" office:string-value="'var_103' : var_103," calcext:value-type="string">
            <text:p>'var_103' : var_103,</text:p>
          </table:table-cell>
          <table:table-cell table:formula="of:=COM.MICROSOFT.CONCAT(&quot;&amp;&quot;;[.L104];&quot;=&quot;;[.E104])" office:value-type="string" office:string-value="&amp;var_103=1.4918" calcext:value-type="string">
            <text:p>&amp;var_103=1.4918</text:p>
          </table:table-cell>
          <table:table-cell table:formula="of:=COM.MICROSOFT.CONCAT(&quot;parser.add_argument('&quot;;[.L104];&quot;', type=float)&quot;)" office:value-type="string" office:string-value="parser.add_argument('var_103', type=float)" calcext:value-type="string">
            <text:p>parser.add_argument('var_103', type=float)</text:p>
          </table:table-cell>
          <table:table-cell table:number-columns-repeated="18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8721" calcext:value-type="float">
            <text:p>12.8721</text:p>
          </table:table-cell>
          <table:table-cell table:formula="of:=COM.MICROSOFT.CONCAT(&quot; name='var_&quot;;[.A105];&quot;' &quot;)" office:value-type="string" office:string-value=" name='var_104' " calcext:value-type="string">
            <text:p><text:s/>name='var_10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5];[.B105];[.A105];[.D105];[.E105]; [.F105]; [.G105])" office:value-type="string" office:string-value="&lt;input id=&quot;var_104&quot; value=12.8721 name='var_104'  type=&quot;number&quot; hidden&gt;" calcext:value-type="string">
            <text:p>&lt;input id="var_104" value=12.8721 name='var_10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5];[.A105];&quot; = &quot;;[.I105];[.B105];[.A105];[.J105])" office:value-type="string" office:string-value="var_104 = float(args['var_104'])" calcext:value-type="string">
            <text:p>var_104 = float(args['var_104'])</text:p>
          </table:table-cell>
          <table:table-cell table:formula="of:=COM.MICROSOFT.CONCAT([.B105];[.A105])" office:value-type="string" office:string-value="var_104" calcext:value-type="string">
            <text:p>var_104</text:p>
          </table:table-cell>
          <table:table-cell table:formula="of:=COM.MICROSOFT.CONCAT(&quot;'&quot;;[.L105];&quot;' : &quot;;[.L105];&quot;,&quot;)" office:value-type="string" office:string-value="'var_104' : var_104," calcext:value-type="string">
            <text:p>'var_104' : var_104,</text:p>
          </table:table-cell>
          <table:table-cell table:formula="of:=COM.MICROSOFT.CONCAT(&quot;&amp;&quot;;[.L105];&quot;=&quot;;[.E105])" office:value-type="string" office:string-value="&amp;var_104=12.8721" calcext:value-type="string">
            <text:p>&amp;var_104=12.8721</text:p>
          </table:table-cell>
          <table:table-cell table:formula="of:=COM.MICROSOFT.CONCAT(&quot;parser.add_argument('&quot;;[.L105];&quot;', type=float)&quot;)" office:value-type="string" office:string-value="parser.add_argument('var_104', type=float)" calcext:value-type="string">
            <text:p>parser.add_argument('var_104', type=float)</text:p>
          </table:table-cell>
          <table:table-cell table:number-columns-repeated="18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4902" calcext:value-type="float">
            <text:p>3.4902</text:p>
          </table:table-cell>
          <table:table-cell table:formula="of:=COM.MICROSOFT.CONCAT(&quot; name='var_&quot;;[.A106];&quot;' &quot;)" office:value-type="string" office:string-value=" name='var_105' " calcext:value-type="string">
            <text:p><text:s/>name='var_10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6];[.B106];[.A106];[.D106];[.E106]; [.F106]; [.G106])" office:value-type="string" office:string-value="&lt;input id=&quot;var_105&quot; value=3.4902 name='var_105'  type=&quot;number&quot; hidden&gt;" calcext:value-type="string">
            <text:p>&lt;input id="var_105" value=3.4902 name='var_10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6];[.A106];&quot; = &quot;;[.I106];[.B106];[.A106];[.J106])" office:value-type="string" office:string-value="var_105 = float(args['var_105'])" calcext:value-type="string">
            <text:p>var_105 = float(args['var_105'])</text:p>
          </table:table-cell>
          <table:table-cell table:formula="of:=COM.MICROSOFT.CONCAT([.B106];[.A106])" office:value-type="string" office:string-value="var_105" calcext:value-type="string">
            <text:p>var_105</text:p>
          </table:table-cell>
          <table:table-cell table:formula="of:=COM.MICROSOFT.CONCAT(&quot;'&quot;;[.L106];&quot;' : &quot;;[.L106];&quot;,&quot;)" office:value-type="string" office:string-value="'var_105' : var_105," calcext:value-type="string">
            <text:p>'var_105' : var_105,</text:p>
          </table:table-cell>
          <table:table-cell table:formula="of:=COM.MICROSOFT.CONCAT(&quot;&amp;&quot;;[.L106];&quot;=&quot;;[.E106])" office:value-type="string" office:string-value="&amp;var_105=3.4902" calcext:value-type="string">
            <text:p>&amp;var_105=3.4902</text:p>
          </table:table-cell>
          <table:table-cell table:formula="of:=COM.MICROSOFT.CONCAT(&quot;parser.add_argument('&quot;;[.L106];&quot;', type=float)&quot;)" office:value-type="string" office:string-value="parser.add_argument('var_105', type=float)" calcext:value-type="string">
            <text:p>parser.add_argument('var_105', type=float)</text:p>
          </table:table-cell>
          <table:table-cell table:number-columns-repeated="18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2856" calcext:value-type="float">
            <text:p>8.2856</text:p>
          </table:table-cell>
          <table:table-cell table:formula="of:=COM.MICROSOFT.CONCAT(&quot; name='var_&quot;;[.A107];&quot;' &quot;)" office:value-type="string" office:string-value=" name='var_106' " calcext:value-type="string">
            <text:p><text:s/>name='var_10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7];[.B107];[.A107];[.D107];[.E107]; [.F107]; [.G107])" office:value-type="string" office:string-value="&lt;input id=&quot;var_106&quot; value=8.2856 name='var_106'  type=&quot;number&quot; hidden&gt;" calcext:value-type="string">
            <text:p>&lt;input id="var_106" value=8.2856 name='var_10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7];[.A107];&quot; = &quot;;[.I107];[.B107];[.A107];[.J107])" office:value-type="string" office:string-value="var_106 = float(args['var_106'])" calcext:value-type="string">
            <text:p>var_106 = float(args['var_106'])</text:p>
          </table:table-cell>
          <table:table-cell table:formula="of:=COM.MICROSOFT.CONCAT([.B107];[.A107])" office:value-type="string" office:string-value="var_106" calcext:value-type="string">
            <text:p>var_106</text:p>
          </table:table-cell>
          <table:table-cell table:formula="of:=COM.MICROSOFT.CONCAT(&quot;'&quot;;[.L107];&quot;' : &quot;;[.L107];&quot;,&quot;)" office:value-type="string" office:string-value="'var_106' : var_106," calcext:value-type="string">
            <text:p>'var_106' : var_106,</text:p>
          </table:table-cell>
          <table:table-cell table:formula="of:=COM.MICROSOFT.CONCAT(&quot;&amp;&quot;;[.L107];&quot;=&quot;;[.E107])" office:value-type="string" office:string-value="&amp;var_106=8.2856" calcext:value-type="string">
            <text:p>&amp;var_106=8.2856</text:p>
          </table:table-cell>
          <table:table-cell table:formula="of:=COM.MICROSOFT.CONCAT(&quot;parser.add_argument('&quot;;[.L107];&quot;', type=float)&quot;)" office:value-type="string" office:string-value="parser.add_argument('var_106', type=float)" calcext:value-type="string">
            <text:p>parser.add_argument('var_106', type=float)</text:p>
          </table:table-cell>
          <table:table-cell table:number-columns-repeated="18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9794" calcext:value-type="float">
            <text:p>11.9794</text:p>
          </table:table-cell>
          <table:table-cell table:formula="of:=COM.MICROSOFT.CONCAT(&quot; name='var_&quot;;[.A108];&quot;' &quot;)" office:value-type="string" office:string-value=" name='var_107' " calcext:value-type="string">
            <text:p><text:s/>name='var_10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8];[.B108];[.A108];[.D108];[.E108]; [.F108]; [.G108])" office:value-type="string" office:string-value="&lt;input id=&quot;var_107&quot; value=11.9794 name='var_107'  type=&quot;number&quot; hidden&gt;" calcext:value-type="string">
            <text:p>&lt;input id="var_107" value=11.9794 name='var_10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8];[.A108];&quot; = &quot;;[.I108];[.B108];[.A108];[.J108])" office:value-type="string" office:string-value="var_107 = float(args['var_107'])" calcext:value-type="string">
            <text:p>var_107 = float(args['var_107'])</text:p>
          </table:table-cell>
          <table:table-cell table:formula="of:=COM.MICROSOFT.CONCAT([.B108];[.A108])" office:value-type="string" office:string-value="var_107" calcext:value-type="string">
            <text:p>var_107</text:p>
          </table:table-cell>
          <table:table-cell table:formula="of:=COM.MICROSOFT.CONCAT(&quot;'&quot;;[.L108];&quot;' : &quot;;[.L108];&quot;,&quot;)" office:value-type="string" office:string-value="'var_107' : var_107," calcext:value-type="string">
            <text:p>'var_107' : var_107,</text:p>
          </table:table-cell>
          <table:table-cell table:formula="of:=COM.MICROSOFT.CONCAT(&quot;&amp;&quot;;[.L108];&quot;=&quot;;[.E108])" office:value-type="string" office:string-value="&amp;var_107=11.9794" calcext:value-type="string">
            <text:p>&amp;var_107=11.9794</text:p>
          </table:table-cell>
          <table:table-cell table:formula="of:=COM.MICROSOFT.CONCAT(&quot;parser.add_argument('&quot;;[.L108];&quot;', type=float)&quot;)" office:value-type="string" office:string-value="parser.add_argument('var_107', type=float)" calcext:value-type="string">
            <text:p>parser.add_argument('var_107', type=float)</text:p>
          </table:table-cell>
          <table:table-cell table:number-columns-repeated="18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0176" calcext:value-type="float">
            <text:p>14.0176</text:p>
          </table:table-cell>
          <table:table-cell table:formula="of:=COM.MICROSOFT.CONCAT(&quot; name='var_&quot;;[.A109];&quot;' &quot;)" office:value-type="string" office:string-value=" name='var_108' " calcext:value-type="string">
            <text:p><text:s/>name='var_10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09];[.B109];[.A109];[.D109];[.E109]; [.F109]; [.G109])" office:value-type="string" office:string-value="&lt;input id=&quot;var_108&quot; value=14.0176 name='var_108'  type=&quot;number&quot; hidden&gt;" calcext:value-type="string">
            <text:p>&lt;input id="var_108" value=14.0176 name='var_10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09];[.A109];&quot; = &quot;;[.I109];[.B109];[.A109];[.J109])" office:value-type="string" office:string-value="var_108 = float(args['var_108'])" calcext:value-type="string">
            <text:p>var_108 = float(args['var_108'])</text:p>
          </table:table-cell>
          <table:table-cell table:formula="of:=COM.MICROSOFT.CONCAT([.B109];[.A109])" office:value-type="string" office:string-value="var_108" calcext:value-type="string">
            <text:p>var_108</text:p>
          </table:table-cell>
          <table:table-cell table:formula="of:=COM.MICROSOFT.CONCAT(&quot;'&quot;;[.L109];&quot;' : &quot;;[.L109];&quot;,&quot;)" office:value-type="string" office:string-value="'var_108' : var_108," calcext:value-type="string">
            <text:p>'var_108' : var_108,</text:p>
          </table:table-cell>
          <table:table-cell table:formula="of:=COM.MICROSOFT.CONCAT(&quot;&amp;&quot;;[.L109];&quot;=&quot;;[.E109])" office:value-type="string" office:string-value="&amp;var_108=14.0176" calcext:value-type="string">
            <text:p>&amp;var_108=14.0176</text:p>
          </table:table-cell>
          <table:table-cell table:formula="of:=COM.MICROSOFT.CONCAT(&quot;parser.add_argument('&quot;;[.L109];&quot;', type=float)&quot;)" office:value-type="string" office:string-value="parser.add_argument('var_108', type=float)" calcext:value-type="string">
            <text:p>parser.add_argument('var_108', type=float)</text:p>
          </table:table-cell>
          <table:table-cell table:number-columns-repeated="18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5.0763" calcext:value-type="float">
            <text:p>15.0763</text:p>
          </table:table-cell>
          <table:table-cell table:formula="of:=COM.MICROSOFT.CONCAT(&quot; name='var_&quot;;[.A110];&quot;' &quot;)" office:value-type="string" office:string-value=" name='var_109' " calcext:value-type="string">
            <text:p><text:s/>name='var_10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0];[.B110];[.A110];[.D110];[.E110]; [.F110]; [.G110])" office:value-type="string" office:string-value="&lt;input id=&quot;var_109&quot; value=15.0763 name='var_109'  type=&quot;number&quot; hidden&gt;" calcext:value-type="string">
            <text:p>&lt;input id="var_109" value=15.0763 name='var_10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0];[.A110];&quot; = &quot;;[.I110];[.B110];[.A110];[.J110])" office:value-type="string" office:string-value="var_109 = float(args['var_109'])" calcext:value-type="string">
            <text:p>var_109 = float(args['var_109'])</text:p>
          </table:table-cell>
          <table:table-cell table:formula="of:=COM.MICROSOFT.CONCAT([.B110];[.A110])" office:value-type="string" office:string-value="var_109" calcext:value-type="string">
            <text:p>var_109</text:p>
          </table:table-cell>
          <table:table-cell table:formula="of:=COM.MICROSOFT.CONCAT(&quot;'&quot;;[.L110];&quot;' : &quot;;[.L110];&quot;,&quot;)" office:value-type="string" office:string-value="'var_109' : var_109," calcext:value-type="string">
            <text:p>'var_109' : var_109,</text:p>
          </table:table-cell>
          <table:table-cell table:formula="of:=COM.MICROSOFT.CONCAT(&quot;&amp;&quot;;[.L110];&quot;=&quot;;[.E110])" office:value-type="string" office:string-value="&amp;var_109=15.0763" calcext:value-type="string">
            <text:p>&amp;var_109=15.0763</text:p>
          </table:table-cell>
          <table:table-cell table:formula="of:=COM.MICROSOFT.CONCAT(&quot;parser.add_argument('&quot;;[.L110];&quot;', type=float)&quot;)" office:value-type="string" office:string-value="parser.add_argument('var_109', type=float)" calcext:value-type="string">
            <text:p>parser.add_argument('var_109', type=float)</text:p>
          </table:table-cell>
          <table:table-cell table:number-columns-repeated="18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7662" calcext:value-type="float">
            <text:p>3.7662</text:p>
          </table:table-cell>
          <table:table-cell table:formula="of:=COM.MICROSOFT.CONCAT(&quot; name='var_&quot;;[.A111];&quot;' &quot;)" office:value-type="string" office:string-value=" name='var_110' " calcext:value-type="string">
            <text:p><text:s/>name='var_11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1];[.B111];[.A111];[.D111];[.E111]; [.F111]; [.G111])" office:value-type="string" office:string-value="&lt;input id=&quot;var_110&quot; value=3.7662 name='var_110'  type=&quot;number&quot; hidden&gt;" calcext:value-type="string">
            <text:p>&lt;input id="var_110" value=3.7662 name='var_11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1];[.A111];&quot; = &quot;;[.I111];[.B111];[.A111];[.J111])" office:value-type="string" office:string-value="var_110 = float(args['var_110'])" calcext:value-type="string">
            <text:p>var_110 = float(args['var_110'])</text:p>
          </table:table-cell>
          <table:table-cell table:formula="of:=COM.MICROSOFT.CONCAT([.B111];[.A111])" office:value-type="string" office:string-value="var_110" calcext:value-type="string">
            <text:p>var_110</text:p>
          </table:table-cell>
          <table:table-cell table:formula="of:=COM.MICROSOFT.CONCAT(&quot;'&quot;;[.L111];&quot;' : &quot;;[.L111];&quot;,&quot;)" office:value-type="string" office:string-value="'var_110' : var_110," calcext:value-type="string">
            <text:p>'var_110' : var_110,</text:p>
          </table:table-cell>
          <table:table-cell table:formula="of:=COM.MICROSOFT.CONCAT(&quot;&amp;&quot;;[.L111];&quot;=&quot;;[.E111])" office:value-type="string" office:string-value="&amp;var_110=3.7662" calcext:value-type="string">
            <text:p>&amp;var_110=3.7662</text:p>
          </table:table-cell>
          <table:table-cell table:formula="of:=COM.MICROSOFT.CONCAT(&quot;parser.add_argument('&quot;;[.L111];&quot;', type=float)&quot;)" office:value-type="string" office:string-value="parser.add_argument('var_110', type=float)" calcext:value-type="string">
            <text:p>parser.add_argument('var_110', type=float)</text:p>
          </table:table-cell>
          <table:table-cell table:number-columns-repeated="18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6.0426" calcext:value-type="float">
            <text:p>6.0426</text:p>
          </table:table-cell>
          <table:table-cell table:formula="of:=COM.MICROSOFT.CONCAT(&quot; name='var_&quot;;[.A112];&quot;' &quot;)" office:value-type="string" office:string-value=" name='var_111' " calcext:value-type="string">
            <text:p><text:s/>name='var_11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2];[.B112];[.A112];[.D112];[.E112]; [.F112]; [.G112])" office:value-type="string" office:string-value="&lt;input id=&quot;var_111&quot; value=6.0426 name='var_111'  type=&quot;number&quot; hidden&gt;" calcext:value-type="string">
            <text:p>&lt;input id="var_111" value=6.0426 name='var_11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2];[.A112];&quot; = &quot;;[.I112];[.B112];[.A112];[.J112])" office:value-type="string" office:string-value="var_111 = float(args['var_111'])" calcext:value-type="string">
            <text:p>var_111 = float(args['var_111'])</text:p>
          </table:table-cell>
          <table:table-cell table:formula="of:=COM.MICROSOFT.CONCAT([.B112];[.A112])" office:value-type="string" office:string-value="var_111" calcext:value-type="string">
            <text:p>var_111</text:p>
          </table:table-cell>
          <table:table-cell table:formula="of:=COM.MICROSOFT.CONCAT(&quot;'&quot;;[.L112];&quot;' : &quot;;[.L112];&quot;,&quot;)" office:value-type="string" office:string-value="'var_111' : var_111," calcext:value-type="string">
            <text:p>'var_111' : var_111,</text:p>
          </table:table-cell>
          <table:table-cell table:formula="of:=COM.MICROSOFT.CONCAT(&quot;&amp;&quot;;[.L112];&quot;=&quot;;[.E112])" office:value-type="string" office:string-value="&amp;var_111=6.0426" calcext:value-type="string">
            <text:p>&amp;var_111=6.0426</text:p>
          </table:table-cell>
          <table:table-cell table:formula="of:=COM.MICROSOFT.CONCAT(&quot;parser.add_argument('&quot;;[.L112];&quot;', type=float)&quot;)" office:value-type="string" office:string-value="parser.add_argument('var_111', type=float)" calcext:value-type="string">
            <text:p>parser.add_argument('var_111', type=float)</text:p>
          </table:table-cell>
          <table:table-cell table:number-columns-repeated="18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4243" calcext:value-type="float">
            <text:p>4.4243</text:p>
          </table:table-cell>
          <table:table-cell table:formula="of:=COM.MICROSOFT.CONCAT(&quot; name='var_&quot;;[.A113];&quot;' &quot;)" office:value-type="string" office:string-value=" name='var_112' " calcext:value-type="string">
            <text:p><text:s/>name='var_11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3];[.B113];[.A113];[.D113];[.E113]; [.F113]; [.G113])" office:value-type="string" office:string-value="&lt;input id=&quot;var_112&quot; value=4.4243 name='var_112'  type=&quot;number&quot; hidden&gt;" calcext:value-type="string">
            <text:p>&lt;input id="var_112" value=4.4243 name='var_11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3];[.A113];&quot; = &quot;;[.I113];[.B113];[.A113];[.J113])" office:value-type="string" office:string-value="var_112 = float(args['var_112'])" calcext:value-type="string">
            <text:p>var_112 = float(args['var_112'])</text:p>
          </table:table-cell>
          <table:table-cell table:formula="of:=COM.MICROSOFT.CONCAT([.B113];[.A113])" office:value-type="string" office:string-value="var_112" calcext:value-type="string">
            <text:p>var_112</text:p>
          </table:table-cell>
          <table:table-cell table:formula="of:=COM.MICROSOFT.CONCAT(&quot;'&quot;;[.L113];&quot;' : &quot;;[.L113];&quot;,&quot;)" office:value-type="string" office:string-value="'var_112' : var_112," calcext:value-type="string">
            <text:p>'var_112' : var_112,</text:p>
          </table:table-cell>
          <table:table-cell table:formula="of:=COM.MICROSOFT.CONCAT(&quot;&amp;&quot;;[.L113];&quot;=&quot;;[.E113])" office:value-type="string" office:string-value="&amp;var_112=4.4243" calcext:value-type="string">
            <text:p>&amp;var_112=4.4243</text:p>
          </table:table-cell>
          <table:table-cell table:formula="of:=COM.MICROSOFT.CONCAT(&quot;parser.add_argument('&quot;;[.L113];&quot;', type=float)&quot;)" office:value-type="string" office:string-value="parser.add_argument('var_112', type=float)" calcext:value-type="string">
            <text:p>parser.add_argument('var_112', type=float)</text:p>
          </table:table-cell>
          <table:table-cell table:number-columns-repeated="18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1799" calcext:value-type="float">
            <text:p>14.1799</text:p>
          </table:table-cell>
          <table:table-cell table:formula="of:=COM.MICROSOFT.CONCAT(&quot; name='var_&quot;;[.A114];&quot;' &quot;)" office:value-type="string" office:string-value=" name='var_113' " calcext:value-type="string">
            <text:p><text:s/>name='var_11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4];[.B114];[.A114];[.D114];[.E114]; [.F114]; [.G114])" office:value-type="string" office:string-value="&lt;input id=&quot;var_113&quot; value=14.1799 name='var_113'  type=&quot;number&quot; hidden&gt;" calcext:value-type="string">
            <text:p>&lt;input id="var_113" value=14.1799 name='var_11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4];[.A114];&quot; = &quot;;[.I114];[.B114];[.A114];[.J114])" office:value-type="string" office:string-value="var_113 = float(args['var_113'])" calcext:value-type="string">
            <text:p>var_113 = float(args['var_113'])</text:p>
          </table:table-cell>
          <table:table-cell table:formula="of:=COM.MICROSOFT.CONCAT([.B114];[.A114])" office:value-type="string" office:string-value="var_113" calcext:value-type="string">
            <text:p>var_113</text:p>
          </table:table-cell>
          <table:table-cell table:formula="of:=COM.MICROSOFT.CONCAT(&quot;'&quot;;[.L114];&quot;' : &quot;;[.L114];&quot;,&quot;)" office:value-type="string" office:string-value="'var_113' : var_113," calcext:value-type="string">
            <text:p>'var_113' : var_113,</text:p>
          </table:table-cell>
          <table:table-cell table:formula="of:=COM.MICROSOFT.CONCAT(&quot;&amp;&quot;;[.L114];&quot;=&quot;;[.E114])" office:value-type="string" office:string-value="&amp;var_113=14.1799" calcext:value-type="string">
            <text:p>&amp;var_113=14.1799</text:p>
          </table:table-cell>
          <table:table-cell table:formula="of:=COM.MICROSOFT.CONCAT(&quot;parser.add_argument('&quot;;[.L114];&quot;', type=float)&quot;)" office:value-type="string" office:string-value="parser.add_argument('var_113', type=float)" calcext:value-type="string">
            <text:p>parser.add_argument('var_113', type=float)</text:p>
          </table:table-cell>
          <table:table-cell table:number-columns-repeated="18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0921" calcext:value-type="float">
            <text:p>2.0921</text:p>
          </table:table-cell>
          <table:table-cell table:formula="of:=COM.MICROSOFT.CONCAT(&quot; name='var_&quot;;[.A115];&quot;' &quot;)" office:value-type="string" office:string-value=" name='var_114' " calcext:value-type="string">
            <text:p><text:s/>name='var_11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5];[.B115];[.A115];[.D115];[.E115]; [.F115]; [.G115])" office:value-type="string" office:string-value="&lt;input id=&quot;var_114&quot; value=2.0921 name='var_114'  type=&quot;number&quot; hidden&gt;" calcext:value-type="string">
            <text:p>&lt;input id="var_114" value=2.0921 name='var_11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5];[.A115];&quot; = &quot;;[.I115];[.B115];[.A115];[.J115])" office:value-type="string" office:string-value="var_114 = float(args['var_114'])" calcext:value-type="string">
            <text:p>var_114 = float(args['var_114'])</text:p>
          </table:table-cell>
          <table:table-cell table:formula="of:=COM.MICROSOFT.CONCAT([.B115];[.A115])" office:value-type="string" office:string-value="var_114" calcext:value-type="string">
            <text:p>var_114</text:p>
          </table:table-cell>
          <table:table-cell table:formula="of:=COM.MICROSOFT.CONCAT(&quot;'&quot;;[.L115];&quot;' : &quot;;[.L115];&quot;,&quot;)" office:value-type="string" office:string-value="'var_114' : var_114," calcext:value-type="string">
            <text:p>'var_114' : var_114,</text:p>
          </table:table-cell>
          <table:table-cell table:formula="of:=COM.MICROSOFT.CONCAT(&quot;&amp;&quot;;[.L115];&quot;=&quot;;[.E115])" office:value-type="string" office:string-value="&amp;var_114=2.0921" calcext:value-type="string">
            <text:p>&amp;var_114=2.0921</text:p>
          </table:table-cell>
          <table:table-cell table:formula="of:=COM.MICROSOFT.CONCAT(&quot;parser.add_argument('&quot;;[.L115];&quot;', type=float)&quot;)" office:value-type="string" office:string-value="parser.add_argument('var_114', type=float)" calcext:value-type="string">
            <text:p>parser.add_argument('var_114', type=float)</text:p>
          </table:table-cell>
          <table:table-cell table:number-columns-repeated="18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5493" calcext:value-type="float">
            <text:p>1.5493</text:p>
          </table:table-cell>
          <table:table-cell table:formula="of:=COM.MICROSOFT.CONCAT(&quot; name='var_&quot;;[.A116];&quot;' &quot;)" office:value-type="string" office:string-value=" name='var_115' " calcext:value-type="string">
            <text:p><text:s/>name='var_11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6];[.B116];[.A116];[.D116];[.E116]; [.F116]; [.G116])" office:value-type="string" office:string-value="&lt;input id=&quot;var_115&quot; value=1.5493 name='var_115'  type=&quot;number&quot; hidden&gt;" calcext:value-type="string">
            <text:p>&lt;input id="var_115" value=1.5493 name='var_11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6];[.A116];&quot; = &quot;;[.I116];[.B116];[.A116];[.J116])" office:value-type="string" office:string-value="var_115 = float(args['var_115'])" calcext:value-type="string">
            <text:p>var_115 = float(args['var_115'])</text:p>
          </table:table-cell>
          <table:table-cell table:formula="of:=COM.MICROSOFT.CONCAT([.B116];[.A116])" office:value-type="string" office:string-value="var_115" calcext:value-type="string">
            <text:p>var_115</text:p>
          </table:table-cell>
          <table:table-cell table:formula="of:=COM.MICROSOFT.CONCAT(&quot;'&quot;;[.L116];&quot;' : &quot;;[.L116];&quot;,&quot;)" office:value-type="string" office:string-value="'var_115' : var_115," calcext:value-type="string">
            <text:p>'var_115' : var_115,</text:p>
          </table:table-cell>
          <table:table-cell table:formula="of:=COM.MICROSOFT.CONCAT(&quot;&amp;&quot;;[.L116];&quot;=&quot;;[.E116])" office:value-type="string" office:string-value="&amp;var_115=1.5493" calcext:value-type="string">
            <text:p>&amp;var_115=1.5493</text:p>
          </table:table-cell>
          <table:table-cell table:formula="of:=COM.MICROSOFT.CONCAT(&quot;parser.add_argument('&quot;;[.L116];&quot;', type=float)&quot;)" office:value-type="string" office:string-value="parser.add_argument('var_115', type=float)" calcext:value-type="string">
            <text:p>parser.add_argument('var_115', type=float)</text:p>
          </table:table-cell>
          <table:table-cell table:number-columns-repeated="18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2206" calcext:value-type="float">
            <text:p>3.2206</text:p>
          </table:table-cell>
          <table:table-cell table:formula="of:=COM.MICROSOFT.CONCAT(&quot; name='var_&quot;;[.A117];&quot;' &quot;)" office:value-type="string" office:string-value=" name='var_116' " calcext:value-type="string">
            <text:p><text:s/>name='var_11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7];[.B117];[.A117];[.D117];[.E117]; [.F117]; [.G117])" office:value-type="string" office:string-value="&lt;input id=&quot;var_116&quot; value=3.2206 name='var_116'  type=&quot;number&quot; hidden&gt;" calcext:value-type="string">
            <text:p>&lt;input id="var_116" value=3.2206 name='var_11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7];[.A117];&quot; = &quot;;[.I117];[.B117];[.A117];[.J117])" office:value-type="string" office:string-value="var_116 = float(args['var_116'])" calcext:value-type="string">
            <text:p>var_116 = float(args['var_116'])</text:p>
          </table:table-cell>
          <table:table-cell table:formula="of:=COM.MICROSOFT.CONCAT([.B117];[.A117])" office:value-type="string" office:string-value="var_116" calcext:value-type="string">
            <text:p>var_116</text:p>
          </table:table-cell>
          <table:table-cell table:formula="of:=COM.MICROSOFT.CONCAT(&quot;'&quot;;[.L117];&quot;' : &quot;;[.L117];&quot;,&quot;)" office:value-type="string" office:string-value="'var_116' : var_116," calcext:value-type="string">
            <text:p>'var_116' : var_116,</text:p>
          </table:table-cell>
          <table:table-cell table:formula="of:=COM.MICROSOFT.CONCAT(&quot;&amp;&quot;;[.L117];&quot;=&quot;;[.E117])" office:value-type="string" office:string-value="&amp;var_116=3.2206" calcext:value-type="string">
            <text:p>&amp;var_116=3.2206</text:p>
          </table:table-cell>
          <table:table-cell table:formula="of:=COM.MICROSOFT.CONCAT(&quot;parser.add_argument('&quot;;[.L117];&quot;', type=float)&quot;)" office:value-type="string" office:string-value="parser.add_argument('var_116', type=float)" calcext:value-type="string">
            <text:p>parser.add_argument('var_116', type=float)</text:p>
          </table:table-cell>
          <table:table-cell table:number-columns-repeated="18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0172" calcext:value-type="float">
            <text:p>0.0172</text:p>
          </table:table-cell>
          <table:table-cell table:formula="of:=COM.MICROSOFT.CONCAT(&quot; name='var_&quot;;[.A118];&quot;' &quot;)" office:value-type="string" office:string-value=" name='var_117' " calcext:value-type="string">
            <text:p><text:s/>name='var_11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8];[.B118];[.A118];[.D118];[.E118]; [.F118]; [.G118])" office:value-type="string" office:string-value="&lt;input id=&quot;var_117&quot; value=0.0172 name='var_117'  type=&quot;number&quot; hidden&gt;" calcext:value-type="string">
            <text:p>&lt;input id="var_117" value=0.0172 name='var_11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8];[.A118];&quot; = &quot;;[.I118];[.B118];[.A118];[.J118])" office:value-type="string" office:string-value="var_117 = float(args['var_117'])" calcext:value-type="string">
            <text:p>var_117 = float(args['var_117'])</text:p>
          </table:table-cell>
          <table:table-cell table:formula="of:=COM.MICROSOFT.CONCAT([.B118];[.A118])" office:value-type="string" office:string-value="var_117" calcext:value-type="string">
            <text:p>var_117</text:p>
          </table:table-cell>
          <table:table-cell table:formula="of:=COM.MICROSOFT.CONCAT(&quot;'&quot;;[.L118];&quot;' : &quot;;[.L118];&quot;,&quot;)" office:value-type="string" office:string-value="'var_117' : var_117," calcext:value-type="string">
            <text:p>'var_117' : var_117,</text:p>
          </table:table-cell>
          <table:table-cell table:formula="of:=COM.MICROSOFT.CONCAT(&quot;&amp;&quot;;[.L118];&quot;=&quot;;[.E118])" office:value-type="string" office:string-value="&amp;var_117=0.0172" calcext:value-type="string">
            <text:p>&amp;var_117=0.0172</text:p>
          </table:table-cell>
          <table:table-cell table:formula="of:=COM.MICROSOFT.CONCAT(&quot;parser.add_argument('&quot;;[.L118];&quot;', type=float)&quot;)" office:value-type="string" office:string-value="parser.add_argument('var_117', type=float)" calcext:value-type="string">
            <text:p>parser.add_argument('var_117', type=float)</text:p>
          </table:table-cell>
          <table:table-cell table:number-columns-repeated="18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6.6602" calcext:value-type="float">
            <text:p>-6.6602</text:p>
          </table:table-cell>
          <table:table-cell table:formula="of:=COM.MICROSOFT.CONCAT(&quot; name='var_&quot;;[.A119];&quot;' &quot;)" office:value-type="string" office:string-value=" name='var_118' " calcext:value-type="string">
            <text:p><text:s/>name='var_11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19];[.B119];[.A119];[.D119];[.E119]; [.F119]; [.G119])" office:value-type="string" office:string-value="&lt;input id=&quot;var_118&quot; value=-6.6602 name='var_118'  type=&quot;number&quot; hidden&gt;" calcext:value-type="string">
            <text:p>&lt;input id="var_118" value=-6.6602 name='var_11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19];[.A119];&quot; = &quot;;[.I119];[.B119];[.A119];[.J119])" office:value-type="string" office:string-value="var_118 = float(args['var_118'])" calcext:value-type="string">
            <text:p>var_118 = float(args['var_118'])</text:p>
          </table:table-cell>
          <table:table-cell table:formula="of:=COM.MICROSOFT.CONCAT([.B119];[.A119])" office:value-type="string" office:string-value="var_118" calcext:value-type="string">
            <text:p>var_118</text:p>
          </table:table-cell>
          <table:table-cell table:formula="of:=COM.MICROSOFT.CONCAT(&quot;'&quot;;[.L119];&quot;' : &quot;;[.L119];&quot;,&quot;)" office:value-type="string" office:string-value="'var_118' : var_118," calcext:value-type="string">
            <text:p>'var_118' : var_118,</text:p>
          </table:table-cell>
          <table:table-cell table:formula="of:=COM.MICROSOFT.CONCAT(&quot;&amp;&quot;;[.L119];&quot;=&quot;;[.E119])" office:value-type="string" office:string-value="&amp;var_118=-6.6602" calcext:value-type="string">
            <text:p>&amp;var_118=-6.6602</text:p>
          </table:table-cell>
          <table:table-cell table:formula="of:=COM.MICROSOFT.CONCAT(&quot;parser.add_argument('&quot;;[.L119];&quot;', type=float)&quot;)" office:value-type="string" office:string-value="parser.add_argument('var_118', type=float)" calcext:value-type="string">
            <text:p>parser.add_argument('var_118', type=float)</text:p>
          </table:table-cell>
          <table:table-cell table:number-columns-repeated="18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4785" calcext:value-type="float">
            <text:p>8.4785</text:p>
          </table:table-cell>
          <table:table-cell table:formula="of:=COM.MICROSOFT.CONCAT(&quot; name='var_&quot;;[.A120];&quot;' &quot;)" office:value-type="string" office:string-value=" name='var_119' " calcext:value-type="string">
            <text:p><text:s/>name='var_11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0];[.B120];[.A120];[.D120];[.E120]; [.F120]; [.G120])" office:value-type="string" office:string-value="&lt;input id=&quot;var_119&quot; value=8.4785 name='var_119'  type=&quot;number&quot; hidden&gt;" calcext:value-type="string">
            <text:p>&lt;input id="var_119" value=8.4785 name='var_11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0];[.A120];&quot; = &quot;;[.I120];[.B120];[.A120];[.J120])" office:value-type="string" office:string-value="var_119 = float(args['var_119'])" calcext:value-type="string">
            <text:p>var_119 = float(args['var_119'])</text:p>
          </table:table-cell>
          <table:table-cell table:formula="of:=COM.MICROSOFT.CONCAT([.B120];[.A120])" office:value-type="string" office:string-value="var_119" calcext:value-type="string">
            <text:p>var_119</text:p>
          </table:table-cell>
          <table:table-cell table:formula="of:=COM.MICROSOFT.CONCAT(&quot;'&quot;;[.L120];&quot;' : &quot;;[.L120];&quot;,&quot;)" office:value-type="string" office:string-value="'var_119' : var_119," calcext:value-type="string">
            <text:p>'var_119' : var_119,</text:p>
          </table:table-cell>
          <table:table-cell table:formula="of:=COM.MICROSOFT.CONCAT(&quot;&amp;&quot;;[.L120];&quot;=&quot;;[.E120])" office:value-type="string" office:string-value="&amp;var_119=8.4785" calcext:value-type="string">
            <text:p>&amp;var_119=8.4785</text:p>
          </table:table-cell>
          <table:table-cell table:formula="of:=COM.MICROSOFT.CONCAT(&quot;parser.add_argument('&quot;;[.L120];&quot;', type=float)&quot;)" office:value-type="string" office:string-value="parser.add_argument('var_119', type=float)" calcext:value-type="string">
            <text:p>parser.add_argument('var_119', type=float)</text:p>
          </table:table-cell>
          <table:table-cell table:number-columns-repeated="18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2.0248" calcext:value-type="float">
            <text:p>42.0248</text:p>
          </table:table-cell>
          <table:table-cell table:formula="of:=COM.MICROSOFT.CONCAT(&quot; name='var_&quot;;[.A121];&quot;' &quot;)" office:value-type="string" office:string-value=" name='var_120' " calcext:value-type="string">
            <text:p><text:s/>name='var_12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1];[.B121];[.A121];[.D121];[.E121]; [.F121]; [.G121])" office:value-type="string" office:string-value="&lt;input id=&quot;var_120&quot; value=42.0248 name='var_120'  type=&quot;number&quot; hidden&gt;" calcext:value-type="string">
            <text:p>&lt;input id="var_120" value=42.0248 name='var_12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1];[.A121];&quot; = &quot;;[.I121];[.B121];[.A121];[.J121])" office:value-type="string" office:string-value="var_120 = float(args['var_120'])" calcext:value-type="string">
            <text:p>var_120 = float(args['var_120'])</text:p>
          </table:table-cell>
          <table:table-cell table:formula="of:=COM.MICROSOFT.CONCAT([.B121];[.A121])" office:value-type="string" office:string-value="var_120" calcext:value-type="string">
            <text:p>var_120</text:p>
          </table:table-cell>
          <table:table-cell table:formula="of:=COM.MICROSOFT.CONCAT(&quot;'&quot;;[.L121];&quot;' : &quot;;[.L121];&quot;,&quot;)" office:value-type="string" office:string-value="'var_120' : var_120," calcext:value-type="string">
            <text:p>'var_120' : var_120,</text:p>
          </table:table-cell>
          <table:table-cell table:formula="of:=COM.MICROSOFT.CONCAT(&quot;&amp;&quot;;[.L121];&quot;=&quot;;[.E121])" office:value-type="string" office:string-value="&amp;var_120=42.0248" calcext:value-type="string">
            <text:p>&amp;var_120=42.0248</text:p>
          </table:table-cell>
          <table:table-cell table:formula="of:=COM.MICROSOFT.CONCAT(&quot;parser.add_argument('&quot;;[.L121];&quot;', type=float)&quot;)" office:value-type="string" office:string-value="parser.add_argument('var_120', type=float)" calcext:value-type="string">
            <text:p>parser.add_argument('var_120', type=float)</text:p>
          </table:table-cell>
          <table:table-cell table:number-columns-repeated="18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4164" calcext:value-type="float">
            <text:p>11.4164</text:p>
          </table:table-cell>
          <table:table-cell table:formula="of:=COM.MICROSOFT.CONCAT(&quot; name='var_&quot;;[.A122];&quot;' &quot;)" office:value-type="string" office:string-value=" name='var_121' " calcext:value-type="string">
            <text:p><text:s/>name='var_12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2];[.B122];[.A122];[.D122];[.E122]; [.F122]; [.G122])" office:value-type="string" office:string-value="&lt;input id=&quot;var_121&quot; value=11.4164 name='var_121'  type=&quot;number&quot; hidden&gt;" calcext:value-type="string">
            <text:p>&lt;input id="var_121" value=11.4164 name='var_12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2];[.A122];&quot; = &quot;;[.I122];[.B122];[.A122];[.J122])" office:value-type="string" office:string-value="var_121 = float(args['var_121'])" calcext:value-type="string">
            <text:p>var_121 = float(args['var_121'])</text:p>
          </table:table-cell>
          <table:table-cell table:formula="of:=COM.MICROSOFT.CONCAT([.B122];[.A122])" office:value-type="string" office:string-value="var_121" calcext:value-type="string">
            <text:p>var_121</text:p>
          </table:table-cell>
          <table:table-cell table:formula="of:=COM.MICROSOFT.CONCAT(&quot;'&quot;;[.L122];&quot;' : &quot;;[.L122];&quot;,&quot;)" office:value-type="string" office:string-value="'var_121' : var_121," calcext:value-type="string">
            <text:p>'var_121' : var_121,</text:p>
          </table:table-cell>
          <table:table-cell table:formula="of:=COM.MICROSOFT.CONCAT(&quot;&amp;&quot;;[.L122];&quot;=&quot;;[.E122])" office:value-type="string" office:string-value="&amp;var_121=11.4164" calcext:value-type="string">
            <text:p>&amp;var_121=11.4164</text:p>
          </table:table-cell>
          <table:table-cell table:formula="of:=COM.MICROSOFT.CONCAT(&quot;parser.add_argument('&quot;;[.L122];&quot;', type=float)&quot;)" office:value-type="string" office:string-value="parser.add_argument('var_121', type=float)" calcext:value-type="string">
            <text:p>parser.add_argument('var_121', type=float)</text:p>
          </table:table-cell>
          <table:table-cell table:number-columns-repeated="18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4564" calcext:value-type="float">
            <text:p>0.4564</text:p>
          </table:table-cell>
          <table:table-cell table:formula="of:=COM.MICROSOFT.CONCAT(&quot; name='var_&quot;;[.A123];&quot;' &quot;)" office:value-type="string" office:string-value=" name='var_122' " calcext:value-type="string">
            <text:p><text:s/>name='var_12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3];[.B123];[.A123];[.D123];[.E123]; [.F123]; [.G123])" office:value-type="string" office:string-value="&lt;input id=&quot;var_122&quot; value=0.4564 name='var_122'  type=&quot;number&quot; hidden&gt;" calcext:value-type="string">
            <text:p>&lt;input id="var_122" value=0.4564 name='var_12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3];[.A123];&quot; = &quot;;[.I123];[.B123];[.A123];[.J123])" office:value-type="string" office:string-value="var_122 = float(args['var_122'])" calcext:value-type="string">
            <text:p>var_122 = float(args['var_122'])</text:p>
          </table:table-cell>
          <table:table-cell table:formula="of:=COM.MICROSOFT.CONCAT([.B123];[.A123])" office:value-type="string" office:string-value="var_122" calcext:value-type="string">
            <text:p>var_122</text:p>
          </table:table-cell>
          <table:table-cell table:formula="of:=COM.MICROSOFT.CONCAT(&quot;'&quot;;[.L123];&quot;' : &quot;;[.L123];&quot;,&quot;)" office:value-type="string" office:string-value="'var_122' : var_122," calcext:value-type="string">
            <text:p>'var_122' : var_122,</text:p>
          </table:table-cell>
          <table:table-cell table:formula="of:=COM.MICROSOFT.CONCAT(&quot;&amp;&quot;;[.L123];&quot;=&quot;;[.E123])" office:value-type="string" office:string-value="&amp;var_122=0.4564" calcext:value-type="string">
            <text:p>&amp;var_122=0.4564</text:p>
          </table:table-cell>
          <table:table-cell table:formula="of:=COM.MICROSOFT.CONCAT(&quot;parser.add_argument('&quot;;[.L123];&quot;', type=float)&quot;)" office:value-type="string" office:string-value="parser.add_argument('var_122', type=float)" calcext:value-type="string">
            <text:p>parser.add_argument('var_122', type=float)</text:p>
          </table:table-cell>
          <table:table-cell table:number-columns-repeated="18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4006" calcext:value-type="float">
            <text:p>9.4006</text:p>
          </table:table-cell>
          <table:table-cell table:formula="of:=COM.MICROSOFT.CONCAT(&quot; name='var_&quot;;[.A124];&quot;' &quot;)" office:value-type="string" office:string-value=" name='var_123' " calcext:value-type="string">
            <text:p><text:s/>name='var_12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4];[.B124];[.A124];[.D124];[.E124]; [.F124]; [.G124])" office:value-type="string" office:string-value="&lt;input id=&quot;var_123&quot; value=9.4006 name='var_123'  type=&quot;number&quot; hidden&gt;" calcext:value-type="string">
            <text:p>&lt;input id="var_123" value=9.4006 name='var_12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4];[.A124];&quot; = &quot;;[.I124];[.B124];[.A124];[.J124])" office:value-type="string" office:string-value="var_123 = float(args['var_123'])" calcext:value-type="string">
            <text:p>var_123 = float(args['var_123'])</text:p>
          </table:table-cell>
          <table:table-cell table:formula="of:=COM.MICROSOFT.CONCAT([.B124];[.A124])" office:value-type="string" office:string-value="var_123" calcext:value-type="string">
            <text:p>var_123</text:p>
          </table:table-cell>
          <table:table-cell table:formula="of:=COM.MICROSOFT.CONCAT(&quot;'&quot;;[.L124];&quot;' : &quot;;[.L124];&quot;,&quot;)" office:value-type="string" office:string-value="'var_123' : var_123," calcext:value-type="string">
            <text:p>'var_123' : var_123,</text:p>
          </table:table-cell>
          <table:table-cell table:formula="of:=COM.MICROSOFT.CONCAT(&quot;&amp;&quot;;[.L124];&quot;=&quot;;[.E124])" office:value-type="string" office:string-value="&amp;var_123=9.4006" calcext:value-type="string">
            <text:p>&amp;var_123=9.4006</text:p>
          </table:table-cell>
          <table:table-cell table:formula="of:=COM.MICROSOFT.CONCAT(&quot;parser.add_argument('&quot;;[.L124];&quot;', type=float)&quot;)" office:value-type="string" office:string-value="parser.add_argument('var_123', type=float)" calcext:value-type="string">
            <text:p>parser.add_argument('var_123', type=float)</text:p>
          </table:table-cell>
          <table:table-cell table:number-columns-repeated="18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9685" calcext:value-type="float">
            <text:p>0.9685</text:p>
          </table:table-cell>
          <table:table-cell table:formula="of:=COM.MICROSOFT.CONCAT(&quot; name='var_&quot;;[.A125];&quot;' &quot;)" office:value-type="string" office:string-value=" name='var_124' " calcext:value-type="string">
            <text:p><text:s/>name='var_12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5];[.B125];[.A125];[.D125];[.E125]; [.F125]; [.G125])" office:value-type="string" office:string-value="&lt;input id=&quot;var_124&quot; value=0.9685 name='var_124'  type=&quot;number&quot; hidden&gt;" calcext:value-type="string">
            <text:p>&lt;input id="var_124" value=0.9685 name='var_12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5];[.A125];&quot; = &quot;;[.I125];[.B125];[.A125];[.J125])" office:value-type="string" office:string-value="var_124 = float(args['var_124'])" calcext:value-type="string">
            <text:p>var_124 = float(args['var_124'])</text:p>
          </table:table-cell>
          <table:table-cell table:formula="of:=COM.MICROSOFT.CONCAT([.B125];[.A125])" office:value-type="string" office:string-value="var_124" calcext:value-type="string">
            <text:p>var_124</text:p>
          </table:table-cell>
          <table:table-cell table:formula="of:=COM.MICROSOFT.CONCAT(&quot;'&quot;;[.L125];&quot;' : &quot;;[.L125];&quot;,&quot;)" office:value-type="string" office:string-value="'var_124' : var_124," calcext:value-type="string">
            <text:p>'var_124' : var_124,</text:p>
          </table:table-cell>
          <table:table-cell table:formula="of:=COM.MICROSOFT.CONCAT(&quot;&amp;&quot;;[.L125];&quot;=&quot;;[.E125])" office:value-type="string" office:string-value="&amp;var_124=0.9685" calcext:value-type="string">
            <text:p>&amp;var_124=0.9685</text:p>
          </table:table-cell>
          <table:table-cell table:formula="of:=COM.MICROSOFT.CONCAT(&quot;parser.add_argument('&quot;;[.L125];&quot;', type=float)&quot;)" office:value-type="string" office:string-value="parser.add_argument('var_124', type=float)" calcext:value-type="string">
            <text:p>parser.add_argument('var_124', type=float)</text:p>
          </table:table-cell>
          <table:table-cell table:number-columns-repeated="18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4929" calcext:value-type="float">
            <text:p>12.4929</text:p>
          </table:table-cell>
          <table:table-cell table:formula="of:=COM.MICROSOFT.CONCAT(&quot; name='var_&quot;;[.A126];&quot;' &quot;)" office:value-type="string" office:string-value=" name='var_125' " calcext:value-type="string">
            <text:p><text:s/>name='var_12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6];[.B126];[.A126];[.D126];[.E126]; [.F126]; [.G126])" office:value-type="string" office:string-value="&lt;input id=&quot;var_125&quot; value=12.4929 name='var_125'  type=&quot;number&quot; hidden&gt;" calcext:value-type="string">
            <text:p>&lt;input id="var_125" value=12.4929 name='var_12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6];[.A126];&quot; = &quot;;[.I126];[.B126];[.A126];[.J126])" office:value-type="string" office:string-value="var_125 = float(args['var_125'])" calcext:value-type="string">
            <text:p>var_125 = float(args['var_125'])</text:p>
          </table:table-cell>
          <table:table-cell table:formula="of:=COM.MICROSOFT.CONCAT([.B126];[.A126])" office:value-type="string" office:string-value="var_125" calcext:value-type="string">
            <text:p>var_125</text:p>
          </table:table-cell>
          <table:table-cell table:formula="of:=COM.MICROSOFT.CONCAT(&quot;'&quot;;[.L126];&quot;' : &quot;;[.L126];&quot;,&quot;)" office:value-type="string" office:string-value="'var_125' : var_125," calcext:value-type="string">
            <text:p>'var_125' : var_125,</text:p>
          </table:table-cell>
          <table:table-cell table:formula="of:=COM.MICROSOFT.CONCAT(&quot;&amp;&quot;;[.L126];&quot;=&quot;;[.E126])" office:value-type="string" office:string-value="&amp;var_125=12.4929" calcext:value-type="string">
            <text:p>&amp;var_125=12.4929</text:p>
          </table:table-cell>
          <table:table-cell table:formula="of:=COM.MICROSOFT.CONCAT(&quot;parser.add_argument('&quot;;[.L126];&quot;', type=float)&quot;)" office:value-type="string" office:string-value="parser.add_argument('var_125', type=float)" calcext:value-type="string">
            <text:p>parser.add_argument('var_125', type=float)</text:p>
          </table:table-cell>
          <table:table-cell table:number-columns-repeated="18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124" calcext:value-type="float">
            <text:p>14.124</text:p>
          </table:table-cell>
          <table:table-cell table:formula="of:=COM.MICROSOFT.CONCAT(&quot; name='var_&quot;;[.A127];&quot;' &quot;)" office:value-type="string" office:string-value=" name='var_126' " calcext:value-type="string">
            <text:p><text:s/>name='var_12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7];[.B127];[.A127];[.D127];[.E127]; [.F127]; [.G127])" office:value-type="string" office:string-value="&lt;input id=&quot;var_126&quot; value=14.124 name='var_126'  type=&quot;number&quot; hidden&gt;" calcext:value-type="string">
            <text:p>&lt;input id="var_126" value=14.124 name='var_12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7];[.A127];&quot; = &quot;;[.I127];[.B127];[.A127];[.J127])" office:value-type="string" office:string-value="var_126 = float(args['var_126'])" calcext:value-type="string">
            <text:p>var_126 = float(args['var_126'])</text:p>
          </table:table-cell>
          <table:table-cell table:formula="of:=COM.MICROSOFT.CONCAT([.B127];[.A127])" office:value-type="string" office:string-value="var_126" calcext:value-type="string">
            <text:p>var_126</text:p>
          </table:table-cell>
          <table:table-cell table:formula="of:=COM.MICROSOFT.CONCAT(&quot;'&quot;;[.L127];&quot;' : &quot;;[.L127];&quot;,&quot;)" office:value-type="string" office:string-value="'var_126' : var_126," calcext:value-type="string">
            <text:p>'var_126' : var_126,</text:p>
          </table:table-cell>
          <table:table-cell table:formula="of:=COM.MICROSOFT.CONCAT(&quot;&amp;&quot;;[.L127];&quot;=&quot;;[.E127])" office:value-type="string" office:string-value="&amp;var_126=14.124" calcext:value-type="string">
            <text:p>&amp;var_126=14.124</text:p>
          </table:table-cell>
          <table:table-cell table:formula="of:=COM.MICROSOFT.CONCAT(&quot;parser.add_argument('&quot;;[.L127];&quot;', type=float)&quot;)" office:value-type="string" office:string-value="parser.add_argument('var_126', type=float)" calcext:value-type="string">
            <text:p>parser.add_argument('var_126', type=float)</text:p>
          </table:table-cell>
          <table:table-cell table:number-columns-repeated="18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0388" calcext:value-type="float">
            <text:p>4.0388</text:p>
          </table:table-cell>
          <table:table-cell table:formula="of:=COM.MICROSOFT.CONCAT(&quot; name='var_&quot;;[.A128];&quot;' &quot;)" office:value-type="string" office:string-value=" name='var_127' " calcext:value-type="string">
            <text:p><text:s/>name='var_12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8];[.B128];[.A128];[.D128];[.E128]; [.F128]; [.G128])" office:value-type="string" office:string-value="&lt;input id=&quot;var_127&quot; value=4.0388 name='var_127'  type=&quot;number&quot; hidden&gt;" calcext:value-type="string">
            <text:p>&lt;input id="var_127" value=4.0388 name='var_12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8];[.A128];&quot; = &quot;;[.I128];[.B128];[.A128];[.J128])" office:value-type="string" office:string-value="var_127 = float(args['var_127'])" calcext:value-type="string">
            <text:p>var_127 = float(args['var_127'])</text:p>
          </table:table-cell>
          <table:table-cell table:formula="of:=COM.MICROSOFT.CONCAT([.B128];[.A128])" office:value-type="string" office:string-value="var_127" calcext:value-type="string">
            <text:p>var_127</text:p>
          </table:table-cell>
          <table:table-cell table:formula="of:=COM.MICROSOFT.CONCAT(&quot;'&quot;;[.L128];&quot;' : &quot;;[.L128];&quot;,&quot;)" office:value-type="string" office:string-value="'var_127' : var_127," calcext:value-type="string">
            <text:p>'var_127' : var_127,</text:p>
          </table:table-cell>
          <table:table-cell table:formula="of:=COM.MICROSOFT.CONCAT(&quot;&amp;&quot;;[.L128];&quot;=&quot;;[.E128])" office:value-type="string" office:string-value="&amp;var_127=4.0388" calcext:value-type="string">
            <text:p>&amp;var_127=4.0388</text:p>
          </table:table-cell>
          <table:table-cell table:formula="of:=COM.MICROSOFT.CONCAT(&quot;parser.add_argument('&quot;;[.L128];&quot;', type=float)&quot;)" office:value-type="string" office:string-value="parser.add_argument('var_127', type=float)" calcext:value-type="string">
            <text:p>parser.add_argument('var_127', type=float)</text:p>
          </table:table-cell>
          <table:table-cell table:number-columns-repeated="18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4442" calcext:value-type="float">
            <text:p>-4.4442</text:p>
          </table:table-cell>
          <table:table-cell table:formula="of:=COM.MICROSOFT.CONCAT(&quot; name='var_&quot;;[.A129];&quot;' &quot;)" office:value-type="string" office:string-value=" name='var_128' " calcext:value-type="string">
            <text:p><text:s/>name='var_12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29];[.B129];[.A129];[.D129];[.E129]; [.F129]; [.G129])" office:value-type="string" office:string-value="&lt;input id=&quot;var_128&quot; value=-4.4442 name='var_128'  type=&quot;number&quot; hidden&gt;" calcext:value-type="string">
            <text:p>&lt;input id="var_128" value=-4.4442 name='var_12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29];[.A129];&quot; = &quot;;[.I129];[.B129];[.A129];[.J129])" office:value-type="string" office:string-value="var_128 = float(args['var_128'])" calcext:value-type="string">
            <text:p>var_128 = float(args['var_128'])</text:p>
          </table:table-cell>
          <table:table-cell table:formula="of:=COM.MICROSOFT.CONCAT([.B129];[.A129])" office:value-type="string" office:string-value="var_128" calcext:value-type="string">
            <text:p>var_128</text:p>
          </table:table-cell>
          <table:table-cell table:formula="of:=COM.MICROSOFT.CONCAT(&quot;'&quot;;[.L129];&quot;' : &quot;;[.L129];&quot;,&quot;)" office:value-type="string" office:string-value="'var_128' : var_128," calcext:value-type="string">
            <text:p>'var_128' : var_128,</text:p>
          </table:table-cell>
          <table:table-cell table:formula="of:=COM.MICROSOFT.CONCAT(&quot;&amp;&quot;;[.L129];&quot;=&quot;;[.E129])" office:value-type="string" office:string-value="&amp;var_128=-4.4442" calcext:value-type="string">
            <text:p>&amp;var_128=-4.4442</text:p>
          </table:table-cell>
          <table:table-cell table:formula="of:=COM.MICROSOFT.CONCAT(&quot;parser.add_argument('&quot;;[.L129];&quot;', type=float)&quot;)" office:value-type="string" office:string-value="parser.add_argument('var_128', type=float)" calcext:value-type="string">
            <text:p>parser.add_argument('var_128', type=float)</text:p>
          </table:table-cell>
          <table:table-cell table:number-columns-repeated="18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6684" calcext:value-type="float">
            <text:p>16.6684</text:p>
          </table:table-cell>
          <table:table-cell table:formula="of:=COM.MICROSOFT.CONCAT(&quot; name='var_&quot;;[.A130];&quot;' &quot;)" office:value-type="string" office:string-value=" name='var_129' " calcext:value-type="string">
            <text:p><text:s/>name='var_12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0];[.B130];[.A130];[.D130];[.E130]; [.F130]; [.G130])" office:value-type="string" office:string-value="&lt;input id=&quot;var_129&quot; value=16.6684 name='var_129'  type=&quot;number&quot; hidden&gt;" calcext:value-type="string">
            <text:p>&lt;input id="var_129" value=16.6684 name='var_12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0];[.A130];&quot; = &quot;;[.I130];[.B130];[.A130];[.J130])" office:value-type="string" office:string-value="var_129 = float(args['var_129'])" calcext:value-type="string">
            <text:p>var_129 = float(args['var_129'])</text:p>
          </table:table-cell>
          <table:table-cell table:formula="of:=COM.MICROSOFT.CONCAT([.B130];[.A130])" office:value-type="string" office:string-value="var_129" calcext:value-type="string">
            <text:p>var_129</text:p>
          </table:table-cell>
          <table:table-cell table:formula="of:=COM.MICROSOFT.CONCAT(&quot;'&quot;;[.L130];&quot;' : &quot;;[.L130];&quot;,&quot;)" office:value-type="string" office:string-value="'var_129' : var_129," calcext:value-type="string">
            <text:p>'var_129' : var_129,</text:p>
          </table:table-cell>
          <table:table-cell table:formula="of:=COM.MICROSOFT.CONCAT(&quot;&amp;&quot;;[.L130];&quot;=&quot;;[.E130])" office:value-type="string" office:string-value="&amp;var_129=16.6684" calcext:value-type="string">
            <text:p>&amp;var_129=16.6684</text:p>
          </table:table-cell>
          <table:table-cell table:formula="of:=COM.MICROSOFT.CONCAT(&quot;parser.add_argument('&quot;;[.L130];&quot;', type=float)&quot;)" office:value-type="string" office:string-value="parser.add_argument('var_129', type=float)" calcext:value-type="string">
            <text:p>parser.add_argument('var_129', type=float)</text:p>
          </table:table-cell>
          <table:table-cell table:number-columns-repeated="18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538" calcext:value-type="float">
            <text:p>12.538</text:p>
          </table:table-cell>
          <table:table-cell table:formula="of:=COM.MICROSOFT.CONCAT(&quot; name='var_&quot;;[.A131];&quot;' &quot;)" office:value-type="string" office:string-value=" name='var_130' " calcext:value-type="string">
            <text:p><text:s/>name='var_13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1];[.B131];[.A131];[.D131];[.E131]; [.F131]; [.G131])" office:value-type="string" office:string-value="&lt;input id=&quot;var_130&quot; value=12.538 name='var_130'  type=&quot;number&quot; hidden&gt;" calcext:value-type="string">
            <text:p>&lt;input id="var_130" value=12.538 name='var_13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1];[.A131];&quot; = &quot;;[.I131];[.B131];[.A131];[.J131])" office:value-type="string" office:string-value="var_130 = float(args['var_130'])" calcext:value-type="string">
            <text:p>var_130 = float(args['var_130'])</text:p>
          </table:table-cell>
          <table:table-cell table:formula="of:=COM.MICROSOFT.CONCAT([.B131];[.A131])" office:value-type="string" office:string-value="var_130" calcext:value-type="string">
            <text:p>var_130</text:p>
          </table:table-cell>
          <table:table-cell table:formula="of:=COM.MICROSOFT.CONCAT(&quot;'&quot;;[.L131];&quot;' : &quot;;[.L131];&quot;,&quot;)" office:value-type="string" office:string-value="'var_130' : var_130," calcext:value-type="string">
            <text:p>'var_130' : var_130,</text:p>
          </table:table-cell>
          <table:table-cell table:formula="of:=COM.MICROSOFT.CONCAT(&quot;&amp;&quot;;[.L131];&quot;=&quot;;[.E131])" office:value-type="string" office:string-value="&amp;var_130=12.538" calcext:value-type="string">
            <text:p>&amp;var_130=12.538</text:p>
          </table:table-cell>
          <table:table-cell table:formula="of:=COM.MICROSOFT.CONCAT(&quot;parser.add_argument('&quot;;[.L131];&quot;', type=float)&quot;)" office:value-type="string" office:string-value="parser.add_argument('var_130', type=float)" calcext:value-type="string">
            <text:p>parser.add_argument('var_130', type=float)</text:p>
          </table:table-cell>
          <table:table-cell table:number-columns-repeated="18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0.9205" calcext:value-type="float">
            <text:p>0.9205</text:p>
          </table:table-cell>
          <table:table-cell table:formula="of:=COM.MICROSOFT.CONCAT(&quot; name='var_&quot;;[.A132];&quot;' &quot;)" office:value-type="string" office:string-value=" name='var_131' " calcext:value-type="string">
            <text:p><text:s/>name='var_13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2];[.B132];[.A132];[.D132];[.E132]; [.F132]; [.G132])" office:value-type="string" office:string-value="&lt;input id=&quot;var_131&quot; value=0.9205 name='var_131'  type=&quot;number&quot; hidden&gt;" calcext:value-type="string">
            <text:p>&lt;input id="var_131" value=0.9205 name='var_13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2];[.A132];&quot; = &quot;;[.I132];[.B132];[.A132];[.J132])" office:value-type="string" office:string-value="var_131 = float(args['var_131'])" calcext:value-type="string">
            <text:p>var_131 = float(args['var_131'])</text:p>
          </table:table-cell>
          <table:table-cell table:formula="of:=COM.MICROSOFT.CONCAT([.B132];[.A132])" office:value-type="string" office:string-value="var_131" calcext:value-type="string">
            <text:p>var_131</text:p>
          </table:table-cell>
          <table:table-cell table:formula="of:=COM.MICROSOFT.CONCAT(&quot;'&quot;;[.L132];&quot;' : &quot;;[.L132];&quot;,&quot;)" office:value-type="string" office:string-value="'var_131' : var_131," calcext:value-type="string">
            <text:p>'var_131' : var_131,</text:p>
          </table:table-cell>
          <table:table-cell table:formula="of:=COM.MICROSOFT.CONCAT(&quot;&amp;&quot;;[.L132];&quot;=&quot;;[.E132])" office:value-type="string" office:string-value="&amp;var_131=0.9205" calcext:value-type="string">
            <text:p>&amp;var_131=0.9205</text:p>
          </table:table-cell>
          <table:table-cell table:formula="of:=COM.MICROSOFT.CONCAT(&quot;parser.add_argument('&quot;;[.L132];&quot;', type=float)&quot;)" office:value-type="string" office:string-value="parser.add_argument('var_131', type=float)" calcext:value-type="string">
            <text:p>parser.add_argument('var_131', type=float)</text:p>
          </table:table-cell>
          <table:table-cell table:number-columns-repeated="18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5998" calcext:value-type="float">
            <text:p>10.5998</text:p>
          </table:table-cell>
          <table:table-cell table:formula="of:=COM.MICROSOFT.CONCAT(&quot; name='var_&quot;;[.A133];&quot;' &quot;)" office:value-type="string" office:string-value=" name='var_132' " calcext:value-type="string">
            <text:p><text:s/>name='var_13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3];[.B133];[.A133];[.D133];[.E133]; [.F133]; [.G133])" office:value-type="string" office:string-value="&lt;input id=&quot;var_132&quot; value=10.5998 name='var_132'  type=&quot;number&quot; hidden&gt;" calcext:value-type="string">
            <text:p>&lt;input id="var_132" value=10.5998 name='var_13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3];[.A133];&quot; = &quot;;[.I133];[.B133];[.A133];[.J133])" office:value-type="string" office:string-value="var_132 = float(args['var_132'])" calcext:value-type="string">
            <text:p>var_132 = float(args['var_132'])</text:p>
          </table:table-cell>
          <table:table-cell table:formula="of:=COM.MICROSOFT.CONCAT([.B133];[.A133])" office:value-type="string" office:string-value="var_132" calcext:value-type="string">
            <text:p>var_132</text:p>
          </table:table-cell>
          <table:table-cell table:formula="of:=COM.MICROSOFT.CONCAT(&quot;'&quot;;[.L133];&quot;' : &quot;;[.L133];&quot;,&quot;)" office:value-type="string" office:string-value="'var_132' : var_132," calcext:value-type="string">
            <text:p>'var_132' : var_132,</text:p>
          </table:table-cell>
          <table:table-cell table:formula="of:=COM.MICROSOFT.CONCAT(&quot;&amp;&quot;;[.L133];&quot;=&quot;;[.E133])" office:value-type="string" office:string-value="&amp;var_132=10.5998" calcext:value-type="string">
            <text:p>&amp;var_132=10.5998</text:p>
          </table:table-cell>
          <table:table-cell table:formula="of:=COM.MICROSOFT.CONCAT(&quot;parser.add_argument('&quot;;[.L133];&quot;', type=float)&quot;)" office:value-type="string" office:string-value="parser.add_argument('var_132', type=float)" calcext:value-type="string">
            <text:p>parser.add_argument('var_132', type=float)</text:p>
          </table:table-cell>
          <table:table-cell table:number-columns-repeated="18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5147" calcext:value-type="float">
            <text:p>7.5147</text:p>
          </table:table-cell>
          <table:table-cell table:formula="of:=COM.MICROSOFT.CONCAT(&quot; name='var_&quot;;[.A134];&quot;' &quot;)" office:value-type="string" office:string-value=" name='var_133' " calcext:value-type="string">
            <text:p><text:s/>name='var_13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4];[.B134];[.A134];[.D134];[.E134]; [.F134]; [.G134])" office:value-type="string" office:string-value="&lt;input id=&quot;var_133&quot; value=7.5147 name='var_133'  type=&quot;number&quot; hidden&gt;" calcext:value-type="string">
            <text:p>&lt;input id="var_133" value=7.5147 name='var_13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4];[.A134];&quot; = &quot;;[.I134];[.B134];[.A134];[.J134])" office:value-type="string" office:string-value="var_133 = float(args['var_133'])" calcext:value-type="string">
            <text:p>var_133 = float(args['var_133'])</text:p>
          </table:table-cell>
          <table:table-cell table:formula="of:=COM.MICROSOFT.CONCAT([.B134];[.A134])" office:value-type="string" office:string-value="var_133" calcext:value-type="string">
            <text:p>var_133</text:p>
          </table:table-cell>
          <table:table-cell table:formula="of:=COM.MICROSOFT.CONCAT(&quot;'&quot;;[.L134];&quot;' : &quot;;[.L134];&quot;,&quot;)" office:value-type="string" office:string-value="'var_133' : var_133," calcext:value-type="string">
            <text:p>'var_133' : var_133,</text:p>
          </table:table-cell>
          <table:table-cell table:formula="of:=COM.MICROSOFT.CONCAT(&quot;&amp;&quot;;[.L134];&quot;=&quot;;[.E134])" office:value-type="string" office:string-value="&amp;var_133=7.5147" calcext:value-type="string">
            <text:p>&amp;var_133=7.5147</text:p>
          </table:table-cell>
          <table:table-cell table:formula="of:=COM.MICROSOFT.CONCAT(&quot;parser.add_argument('&quot;;[.L134];&quot;', type=float)&quot;)" office:value-type="string" office:string-value="parser.add_argument('var_133', type=float)" calcext:value-type="string">
            <text:p>parser.add_argument('var_133', type=float)</text:p>
          </table:table-cell>
          <table:table-cell table:number-columns-repeated="18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1748" calcext:value-type="float">
            <text:p>-4.1748</text:p>
          </table:table-cell>
          <table:table-cell table:formula="of:=COM.MICROSOFT.CONCAT(&quot; name='var_&quot;;[.A135];&quot;' &quot;)" office:value-type="string" office:string-value=" name='var_134' " calcext:value-type="string">
            <text:p><text:s/>name='var_13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5];[.B135];[.A135];[.D135];[.E135]; [.F135]; [.G135])" office:value-type="string" office:string-value="&lt;input id=&quot;var_134&quot; value=-4.1748 name='var_134'  type=&quot;number&quot; hidden&gt;" calcext:value-type="string">
            <text:p>&lt;input id="var_134" value=-4.1748 name='var_13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5];[.A135];&quot; = &quot;;[.I135];[.B135];[.A135];[.J135])" office:value-type="string" office:string-value="var_134 = float(args['var_134'])" calcext:value-type="string">
            <text:p>var_134 = float(args['var_134'])</text:p>
          </table:table-cell>
          <table:table-cell table:formula="of:=COM.MICROSOFT.CONCAT([.B135];[.A135])" office:value-type="string" office:string-value="var_134" calcext:value-type="string">
            <text:p>var_134</text:p>
          </table:table-cell>
          <table:table-cell table:formula="of:=COM.MICROSOFT.CONCAT(&quot;'&quot;;[.L135];&quot;' : &quot;;[.L135];&quot;,&quot;)" office:value-type="string" office:string-value="'var_134' : var_134," calcext:value-type="string">
            <text:p>'var_134' : var_134,</text:p>
          </table:table-cell>
          <table:table-cell table:formula="of:=COM.MICROSOFT.CONCAT(&quot;&amp;&quot;;[.L135];&quot;=&quot;;[.E135])" office:value-type="string" office:string-value="&amp;var_134=-4.1748" calcext:value-type="string">
            <text:p>&amp;var_134=-4.1748</text:p>
          </table:table-cell>
          <table:table-cell table:formula="of:=COM.MICROSOFT.CONCAT(&quot;parser.add_argument('&quot;;[.L135];&quot;', type=float)&quot;)" office:value-type="string" office:string-value="parser.add_argument('var_134', type=float)" calcext:value-type="string">
            <text:p>parser.add_argument('var_134', type=float)</text:p>
          </table:table-cell>
          <table:table-cell table:number-columns-repeated="18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4824" calcext:value-type="float">
            <text:p>-0.4824</text:p>
          </table:table-cell>
          <table:table-cell table:formula="of:=COM.MICROSOFT.CONCAT(&quot; name='var_&quot;;[.A136];&quot;' &quot;)" office:value-type="string" office:string-value=" name='var_135' " calcext:value-type="string">
            <text:p><text:s/>name='var_13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6];[.B136];[.A136];[.D136];[.E136]; [.F136]; [.G136])" office:value-type="string" office:string-value="&lt;input id=&quot;var_135&quot; value=-0.4824 name='var_135'  type=&quot;number&quot; hidden&gt;" calcext:value-type="string">
            <text:p>&lt;input id="var_135" value=-0.4824 name='var_13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6];[.A136];&quot; = &quot;;[.I136];[.B136];[.A136];[.J136])" office:value-type="string" office:string-value="var_135 = float(args['var_135'])" calcext:value-type="string">
            <text:p>var_135 = float(args['var_135'])</text:p>
          </table:table-cell>
          <table:table-cell table:formula="of:=COM.MICROSOFT.CONCAT([.B136];[.A136])" office:value-type="string" office:string-value="var_135" calcext:value-type="string">
            <text:p>var_135</text:p>
          </table:table-cell>
          <table:table-cell table:formula="of:=COM.MICROSOFT.CONCAT(&quot;'&quot;;[.L136];&quot;' : &quot;;[.L136];&quot;,&quot;)" office:value-type="string" office:string-value="'var_135' : var_135," calcext:value-type="string">
            <text:p>'var_135' : var_135,</text:p>
          </table:table-cell>
          <table:table-cell table:formula="of:=COM.MICROSOFT.CONCAT(&quot;&amp;&quot;;[.L136];&quot;=&quot;;[.E136])" office:value-type="string" office:string-value="&amp;var_135=-0.4824" calcext:value-type="string">
            <text:p>&amp;var_135=-0.4824</text:p>
          </table:table-cell>
          <table:table-cell table:formula="of:=COM.MICROSOFT.CONCAT(&quot;parser.add_argument('&quot;;[.L136];&quot;', type=float)&quot;)" office:value-type="string" office:string-value="parser.add_argument('var_135', type=float)" calcext:value-type="string">
            <text:p>parser.add_argument('var_135', type=float)</text:p>
          </table:table-cell>
          <table:table-cell table:number-columns-repeated="18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5267" calcext:value-type="float">
            <text:p>10.5267</text:p>
          </table:table-cell>
          <table:table-cell table:formula="of:=COM.MICROSOFT.CONCAT(&quot; name='var_&quot;;[.A137];&quot;' &quot;)" office:value-type="string" office:string-value=" name='var_136' " calcext:value-type="string">
            <text:p><text:s/>name='var_13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7];[.B137];[.A137];[.D137];[.E137]; [.F137]; [.G137])" office:value-type="string" office:string-value="&lt;input id=&quot;var_136&quot; value=10.5267 name='var_136'  type=&quot;number&quot; hidden&gt;" calcext:value-type="string">
            <text:p>&lt;input id="var_136" value=10.5267 name='var_13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7];[.A137];&quot; = &quot;;[.I137];[.B137];[.A137];[.J137])" office:value-type="string" office:string-value="var_136 = float(args['var_136'])" calcext:value-type="string">
            <text:p>var_136 = float(args['var_136'])</text:p>
          </table:table-cell>
          <table:table-cell table:formula="of:=COM.MICROSOFT.CONCAT([.B137];[.A137])" office:value-type="string" office:string-value="var_136" calcext:value-type="string">
            <text:p>var_136</text:p>
          </table:table-cell>
          <table:table-cell table:formula="of:=COM.MICROSOFT.CONCAT(&quot;'&quot;;[.L137];&quot;' : &quot;;[.L137];&quot;,&quot;)" office:value-type="string" office:string-value="'var_136' : var_136," calcext:value-type="string">
            <text:p>'var_136' : var_136,</text:p>
          </table:table-cell>
          <table:table-cell table:formula="of:=COM.MICROSOFT.CONCAT(&quot;&amp;&quot;;[.L137];&quot;=&quot;;[.E137])" office:value-type="string" office:string-value="&amp;var_136=10.5267" calcext:value-type="string">
            <text:p>&amp;var_136=10.5267</text:p>
          </table:table-cell>
          <table:table-cell table:formula="of:=COM.MICROSOFT.CONCAT(&quot;parser.add_argument('&quot;;[.L137];&quot;', type=float)&quot;)" office:value-type="string" office:string-value="parser.add_argument('var_136', type=float)" calcext:value-type="string">
            <text:p>parser.add_argument('var_136', type=float)</text:p>
          </table:table-cell>
          <table:table-cell table:number-columns-repeated="18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7.7547" calcext:value-type="float">
            <text:p>17.7547</text:p>
          </table:table-cell>
          <table:table-cell table:formula="of:=COM.MICROSOFT.CONCAT(&quot; name='var_&quot;;[.A138];&quot;' &quot;)" office:value-type="string" office:string-value=" name='var_137' " calcext:value-type="string">
            <text:p><text:s/>name='var_13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8];[.B138];[.A138];[.D138];[.E138]; [.F138]; [.G138])" office:value-type="string" office:string-value="&lt;input id=&quot;var_137&quot; value=17.7547 name='var_137'  type=&quot;number&quot; hidden&gt;" calcext:value-type="string">
            <text:p>&lt;input id="var_137" value=17.7547 name='var_13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8];[.A138];&quot; = &quot;;[.I138];[.B138];[.A138];[.J138])" office:value-type="string" office:string-value="var_137 = float(args['var_137'])" calcext:value-type="string">
            <text:p>var_137 = float(args['var_137'])</text:p>
          </table:table-cell>
          <table:table-cell table:formula="of:=COM.MICROSOFT.CONCAT([.B138];[.A138])" office:value-type="string" office:string-value="var_137" calcext:value-type="string">
            <text:p>var_137</text:p>
          </table:table-cell>
          <table:table-cell table:formula="of:=COM.MICROSOFT.CONCAT(&quot;'&quot;;[.L138];&quot;' : &quot;;[.L138];&quot;,&quot;)" office:value-type="string" office:string-value="'var_137' : var_137," calcext:value-type="string">
            <text:p>'var_137' : var_137,</text:p>
          </table:table-cell>
          <table:table-cell table:formula="of:=COM.MICROSOFT.CONCAT(&quot;&amp;&quot;;[.L138];&quot;=&quot;;[.E138])" office:value-type="string" office:string-value="&amp;var_137=17.7547" calcext:value-type="string">
            <text:p>&amp;var_137=17.7547</text:p>
          </table:table-cell>
          <table:table-cell table:formula="of:=COM.MICROSOFT.CONCAT(&quot;parser.add_argument('&quot;;[.L138];&quot;', type=float)&quot;)" office:value-type="string" office:string-value="parser.add_argument('var_137', type=float)" calcext:value-type="string">
            <text:p>parser.add_argument('var_137', type=float)</text:p>
          </table:table-cell>
          <table:table-cell table:number-columns-repeated="18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6.5226" calcext:value-type="float">
            <text:p>-6.5226</text:p>
          </table:table-cell>
          <table:table-cell table:formula="of:=COM.MICROSOFT.CONCAT(&quot; name='var_&quot;;[.A139];&quot;' &quot;)" office:value-type="string" office:string-value=" name='var_138' " calcext:value-type="string">
            <text:p><text:s/>name='var_13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39];[.B139];[.A139];[.D139];[.E139]; [.F139]; [.G139])" office:value-type="string" office:string-value="&lt;input id=&quot;var_138&quot; value=-6.5226 name='var_138'  type=&quot;number&quot; hidden&gt;" calcext:value-type="string">
            <text:p>&lt;input id="var_138" value=-6.5226 name='var_13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39];[.A139];&quot; = &quot;;[.I139];[.B139];[.A139];[.J139])" office:value-type="string" office:string-value="var_138 = float(args['var_138'])" calcext:value-type="string">
            <text:p>var_138 = float(args['var_138'])</text:p>
          </table:table-cell>
          <table:table-cell table:formula="of:=COM.MICROSOFT.CONCAT([.B139];[.A139])" office:value-type="string" office:string-value="var_138" calcext:value-type="string">
            <text:p>var_138</text:p>
          </table:table-cell>
          <table:table-cell table:formula="of:=COM.MICROSOFT.CONCAT(&quot;'&quot;;[.L139];&quot;' : &quot;;[.L139];&quot;,&quot;)" office:value-type="string" office:string-value="'var_138' : var_138," calcext:value-type="string">
            <text:p>'var_138' : var_138,</text:p>
          </table:table-cell>
          <table:table-cell table:formula="of:=COM.MICROSOFT.CONCAT(&quot;&amp;&quot;;[.L139];&quot;=&quot;;[.E139])" office:value-type="string" office:string-value="&amp;var_138=-6.5226" calcext:value-type="string">
            <text:p>&amp;var_138=-6.5226</text:p>
          </table:table-cell>
          <table:table-cell table:formula="of:=COM.MICROSOFT.CONCAT(&quot;parser.add_argument('&quot;;[.L139];&quot;', type=float)&quot;)" office:value-type="string" office:string-value="parser.add_argument('var_138', type=float)" calcext:value-type="string">
            <text:p>parser.add_argument('var_138', type=float)</text:p>
          </table:table-cell>
          <table:table-cell table:number-columns-repeated="18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5502" calcext:value-type="float">
            <text:p>-2.5502</text:p>
          </table:table-cell>
          <table:table-cell table:formula="of:=COM.MICROSOFT.CONCAT(&quot; name='var_&quot;;[.A140];&quot;' &quot;)" office:value-type="string" office:string-value=" name='var_139' " calcext:value-type="string">
            <text:p><text:s/>name='var_13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0];[.B140];[.A140];[.D140];[.E140]; [.F140]; [.G140])" office:value-type="string" office:string-value="&lt;input id=&quot;var_139&quot; value=-2.5502 name='var_139'  type=&quot;number&quot; hidden&gt;" calcext:value-type="string">
            <text:p>&lt;input id="var_139" value=-2.5502 name='var_13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0];[.A140];&quot; = &quot;;[.I140];[.B140];[.A140];[.J140])" office:value-type="string" office:string-value="var_139 = float(args['var_139'])" calcext:value-type="string">
            <text:p>var_139 = float(args['var_139'])</text:p>
          </table:table-cell>
          <table:table-cell table:formula="of:=COM.MICROSOFT.CONCAT([.B140];[.A140])" office:value-type="string" office:string-value="var_139" calcext:value-type="string">
            <text:p>var_139</text:p>
          </table:table-cell>
          <table:table-cell table:formula="of:=COM.MICROSOFT.CONCAT(&quot;'&quot;;[.L140];&quot;' : &quot;;[.L140];&quot;,&quot;)" office:value-type="string" office:string-value="'var_139' : var_139," calcext:value-type="string">
            <text:p>'var_139' : var_139,</text:p>
          </table:table-cell>
          <table:table-cell table:formula="of:=COM.MICROSOFT.CONCAT(&quot;&amp;&quot;;[.L140];&quot;=&quot;;[.E140])" office:value-type="string" office:string-value="&amp;var_139=-2.5502" calcext:value-type="string">
            <text:p>&amp;var_139=-2.5502</text:p>
          </table:table-cell>
          <table:table-cell table:formula="of:=COM.MICROSOFT.CONCAT(&quot;parser.add_argument('&quot;;[.L140];&quot;', type=float)&quot;)" office:value-type="string" office:string-value="parser.add_argument('var_139', type=float)" calcext:value-type="string">
            <text:p>parser.add_argument('var_139', type=float)</text:p>
          </table:table-cell>
          <table:table-cell table:number-columns-repeated="18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5.1547" calcext:value-type="float">
            <text:p>-5.1547</text:p>
          </table:table-cell>
          <table:table-cell table:formula="of:=COM.MICROSOFT.CONCAT(&quot; name='var_&quot;;[.A141];&quot;' &quot;)" office:value-type="string" office:string-value=" name='var_140' " calcext:value-type="string">
            <text:p><text:s/>name='var_14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1];[.B141];[.A141];[.D141];[.E141]; [.F141]; [.G141])" office:value-type="string" office:string-value="&lt;input id=&quot;var_140&quot; value=-5.1547 name='var_140'  type=&quot;number&quot; hidden&gt;" calcext:value-type="string">
            <text:p>&lt;input id="var_140" value=-5.1547 name='var_14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1];[.A141];&quot; = &quot;;[.I141];[.B141];[.A141];[.J141])" office:value-type="string" office:string-value="var_140 = float(args['var_140'])" calcext:value-type="string">
            <text:p>var_140 = float(args['var_140'])</text:p>
          </table:table-cell>
          <table:table-cell table:formula="of:=COM.MICROSOFT.CONCAT([.B141];[.A141])" office:value-type="string" office:string-value="var_140" calcext:value-type="string">
            <text:p>var_140</text:p>
          </table:table-cell>
          <table:table-cell table:formula="of:=COM.MICROSOFT.CONCAT(&quot;'&quot;;[.L141];&quot;' : &quot;;[.L141];&quot;,&quot;)" office:value-type="string" office:string-value="'var_140' : var_140," calcext:value-type="string">
            <text:p>'var_140' : var_140,</text:p>
          </table:table-cell>
          <table:table-cell table:formula="of:=COM.MICROSOFT.CONCAT(&quot;&amp;&quot;;[.L141];&quot;=&quot;;[.E141])" office:value-type="string" office:string-value="&amp;var_140=-5.1547" calcext:value-type="string">
            <text:p>&amp;var_140=-5.1547</text:p>
          </table:table-cell>
          <table:table-cell table:formula="of:=COM.MICROSOFT.CONCAT(&quot;parser.add_argument('&quot;;[.L141];&quot;', type=float)&quot;)" office:value-type="string" office:string-value="parser.add_argument('var_140', type=float)" calcext:value-type="string">
            <text:p>parser.add_argument('var_140', type=float)</text:p>
          </table:table-cell>
          <table:table-cell table:number-columns-repeated="18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1246" calcext:value-type="float">
            <text:p>-2.1246</text:p>
          </table:table-cell>
          <table:table-cell table:formula="of:=COM.MICROSOFT.CONCAT(&quot; name='var_&quot;;[.A142];&quot;' &quot;)" office:value-type="string" office:string-value=" name='var_141' " calcext:value-type="string">
            <text:p><text:s/>name='var_14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2];[.B142];[.A142];[.D142];[.E142]; [.F142]; [.G142])" office:value-type="string" office:string-value="&lt;input id=&quot;var_141&quot; value=-2.1246 name='var_141'  type=&quot;number&quot; hidden&gt;" calcext:value-type="string">
            <text:p>&lt;input id="var_141" value=-2.1246 name='var_14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2];[.A142];&quot; = &quot;;[.I142];[.B142];[.A142];[.J142])" office:value-type="string" office:string-value="var_141 = float(args['var_141'])" calcext:value-type="string">
            <text:p>var_141 = float(args['var_141'])</text:p>
          </table:table-cell>
          <table:table-cell table:formula="of:=COM.MICROSOFT.CONCAT([.B142];[.A142])" office:value-type="string" office:string-value="var_141" calcext:value-type="string">
            <text:p>var_141</text:p>
          </table:table-cell>
          <table:table-cell table:formula="of:=COM.MICROSOFT.CONCAT(&quot;'&quot;;[.L142];&quot;' : &quot;;[.L142];&quot;,&quot;)" office:value-type="string" office:string-value="'var_141' : var_141," calcext:value-type="string">
            <text:p>'var_141' : var_141,</text:p>
          </table:table-cell>
          <table:table-cell table:formula="of:=COM.MICROSOFT.CONCAT(&quot;&amp;&quot;;[.L142];&quot;=&quot;;[.E142])" office:value-type="string" office:string-value="&amp;var_141=-2.1246" calcext:value-type="string">
            <text:p>&amp;var_141=-2.1246</text:p>
          </table:table-cell>
          <table:table-cell table:formula="of:=COM.MICROSOFT.CONCAT(&quot;parser.add_argument('&quot;;[.L142];&quot;', type=float)&quot;)" office:value-type="string" office:string-value="parser.add_argument('var_141', type=float)" calcext:value-type="string">
            <text:p>parser.add_argument('var_141', type=float)</text:p>
          </table:table-cell>
          <table:table-cell table:number-columns-repeated="18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9.8319" calcext:value-type="float">
            <text:p>19.8319</text:p>
          </table:table-cell>
          <table:table-cell table:formula="of:=COM.MICROSOFT.CONCAT(&quot; name='var_&quot;;[.A143];&quot;' &quot;)" office:value-type="string" office:string-value=" name='var_142' " calcext:value-type="string">
            <text:p><text:s/>name='var_14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3];[.B143];[.A143];[.D143];[.E143]; [.F143]; [.G143])" office:value-type="string" office:string-value="&lt;input id=&quot;var_142&quot; value=19.8319 name='var_142'  type=&quot;number&quot; hidden&gt;" calcext:value-type="string">
            <text:p>&lt;input id="var_142" value=19.8319 name='var_14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3];[.A143];&quot; = &quot;;[.I143];[.B143];[.A143];[.J143])" office:value-type="string" office:string-value="var_142 = float(args['var_142'])" calcext:value-type="string">
            <text:p>var_142 = float(args['var_142'])</text:p>
          </table:table-cell>
          <table:table-cell table:formula="of:=COM.MICROSOFT.CONCAT([.B143];[.A143])" office:value-type="string" office:string-value="var_142" calcext:value-type="string">
            <text:p>var_142</text:p>
          </table:table-cell>
          <table:table-cell table:formula="of:=COM.MICROSOFT.CONCAT(&quot;'&quot;;[.L143];&quot;' : &quot;;[.L143];&quot;,&quot;)" office:value-type="string" office:string-value="'var_142' : var_142," calcext:value-type="string">
            <text:p>'var_142' : var_142,</text:p>
          </table:table-cell>
          <table:table-cell table:formula="of:=COM.MICROSOFT.CONCAT(&quot;&amp;&quot;;[.L143];&quot;=&quot;;[.E143])" office:value-type="string" office:string-value="&amp;var_142=19.8319" calcext:value-type="string">
            <text:p>&amp;var_142=19.8319</text:p>
          </table:table-cell>
          <table:table-cell table:formula="of:=COM.MICROSOFT.CONCAT(&quot;parser.add_argument('&quot;;[.L143];&quot;', type=float)&quot;)" office:value-type="string" office:string-value="parser.add_argument('var_142', type=float)" calcext:value-type="string">
            <text:p>parser.add_argument('var_142', type=float)</text:p>
          </table:table-cell>
          <table:table-cell table:number-columns-repeated="18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0752" calcext:value-type="float">
            <text:p>13.0752</text:p>
          </table:table-cell>
          <table:table-cell table:formula="of:=COM.MICROSOFT.CONCAT(&quot; name='var_&quot;;[.A144];&quot;' &quot;)" office:value-type="string" office:string-value=" name='var_143' " calcext:value-type="string">
            <text:p><text:s/>name='var_14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4];[.B144];[.A144];[.D144];[.E144]; [.F144]; [.G144])" office:value-type="string" office:string-value="&lt;input id=&quot;var_143&quot; value=13.0752 name='var_143'  type=&quot;number&quot; hidden&gt;" calcext:value-type="string">
            <text:p>&lt;input id="var_143" value=13.0752 name='var_14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4];[.A144];&quot; = &quot;;[.I144];[.B144];[.A144];[.J144])" office:value-type="string" office:string-value="var_143 = float(args['var_143'])" calcext:value-type="string">
            <text:p>var_143 = float(args['var_143'])</text:p>
          </table:table-cell>
          <table:table-cell table:formula="of:=COM.MICROSOFT.CONCAT([.B144];[.A144])" office:value-type="string" office:string-value="var_143" calcext:value-type="string">
            <text:p>var_143</text:p>
          </table:table-cell>
          <table:table-cell table:formula="of:=COM.MICROSOFT.CONCAT(&quot;'&quot;;[.L144];&quot;' : &quot;;[.L144];&quot;,&quot;)" office:value-type="string" office:string-value="'var_143' : var_143," calcext:value-type="string">
            <text:p>'var_143' : var_143,</text:p>
          </table:table-cell>
          <table:table-cell table:formula="of:=COM.MICROSOFT.CONCAT(&quot;&amp;&quot;;[.L144];&quot;=&quot;;[.E144])" office:value-type="string" office:string-value="&amp;var_143=13.0752" calcext:value-type="string">
            <text:p>&amp;var_143=13.0752</text:p>
          </table:table-cell>
          <table:table-cell table:formula="of:=COM.MICROSOFT.CONCAT(&quot;parser.add_argument('&quot;;[.L144];&quot;', type=float)&quot;)" office:value-type="string" office:string-value="parser.add_argument('var_143', type=float)" calcext:value-type="string">
            <text:p>parser.add_argument('var_143', type=float)</text:p>
          </table:table-cell>
          <table:table-cell table:number-columns-repeated="18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2275" calcext:value-type="float">
            <text:p>9.2275</text:p>
          </table:table-cell>
          <table:table-cell table:formula="of:=COM.MICROSOFT.CONCAT(&quot; name='var_&quot;;[.A145];&quot;' &quot;)" office:value-type="string" office:string-value=" name='var_144' " calcext:value-type="string">
            <text:p><text:s/>name='var_14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5];[.B145];[.A145];[.D145];[.E145]; [.F145]; [.G145])" office:value-type="string" office:string-value="&lt;input id=&quot;var_144&quot; value=9.2275 name='var_144'  type=&quot;number&quot; hidden&gt;" calcext:value-type="string">
            <text:p>&lt;input id="var_144" value=9.2275 name='var_14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5];[.A145];&quot; = &quot;;[.I145];[.B145];[.A145];[.J145])" office:value-type="string" office:string-value="var_144 = float(args['var_144'])" calcext:value-type="string">
            <text:p>var_144 = float(args['var_144'])</text:p>
          </table:table-cell>
          <table:table-cell table:formula="of:=COM.MICROSOFT.CONCAT([.B145];[.A145])" office:value-type="string" office:string-value="var_144" calcext:value-type="string">
            <text:p>var_144</text:p>
          </table:table-cell>
          <table:table-cell table:formula="of:=COM.MICROSOFT.CONCAT(&quot;'&quot;;[.L145];&quot;' : &quot;;[.L145];&quot;,&quot;)" office:value-type="string" office:string-value="'var_144' : var_144," calcext:value-type="string">
            <text:p>'var_144' : var_144,</text:p>
          </table:table-cell>
          <table:table-cell table:formula="of:=COM.MICROSOFT.CONCAT(&quot;&amp;&quot;;[.L145];&quot;=&quot;;[.E145])" office:value-type="string" office:string-value="&amp;var_144=9.2275" calcext:value-type="string">
            <text:p>&amp;var_144=9.2275</text:p>
          </table:table-cell>
          <table:table-cell table:formula="of:=COM.MICROSOFT.CONCAT(&quot;parser.add_argument('&quot;;[.L145];&quot;', type=float)&quot;)" office:value-type="string" office:string-value="parser.add_argument('var_144', type=float)" calcext:value-type="string">
            <text:p>parser.add_argument('var_144', type=float)</text:p>
          </table:table-cell>
          <table:table-cell table:number-columns-repeated="18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0213" calcext:value-type="float">
            <text:p>3.0213</text:p>
          </table:table-cell>
          <table:table-cell table:formula="of:=COM.MICROSOFT.CONCAT(&quot; name='var_&quot;;[.A146];&quot;' &quot;)" office:value-type="string" office:string-value=" name='var_145' " calcext:value-type="string">
            <text:p><text:s/>name='var_14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6];[.B146];[.A146];[.D146];[.E146]; [.F146]; [.G146])" office:value-type="string" office:string-value="&lt;input id=&quot;var_145&quot; value=3.0213 name='var_145'  type=&quot;number&quot; hidden&gt;" calcext:value-type="string">
            <text:p>&lt;input id="var_145" value=3.0213 name='var_14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6];[.A146];&quot; = &quot;;[.I146];[.B146];[.A146];[.J146])" office:value-type="string" office:string-value="var_145 = float(args['var_145'])" calcext:value-type="string">
            <text:p>var_145 = float(args['var_145'])</text:p>
          </table:table-cell>
          <table:table-cell table:formula="of:=COM.MICROSOFT.CONCAT([.B146];[.A146])" office:value-type="string" office:string-value="var_145" calcext:value-type="string">
            <text:p>var_145</text:p>
          </table:table-cell>
          <table:table-cell table:formula="of:=COM.MICROSOFT.CONCAT(&quot;'&quot;;[.L146];&quot;' : &quot;;[.L146];&quot;,&quot;)" office:value-type="string" office:string-value="'var_145' : var_145," calcext:value-type="string">
            <text:p>'var_145' : var_145,</text:p>
          </table:table-cell>
          <table:table-cell table:formula="of:=COM.MICROSOFT.CONCAT(&quot;&amp;&quot;;[.L146];&quot;=&quot;;[.E146])" office:value-type="string" office:string-value="&amp;var_145=3.0213" calcext:value-type="string">
            <text:p>&amp;var_145=3.0213</text:p>
          </table:table-cell>
          <table:table-cell table:formula="of:=COM.MICROSOFT.CONCAT(&quot;parser.add_argument('&quot;;[.L146];&quot;', type=float)&quot;)" office:value-type="string" office:string-value="parser.add_argument('var_145', type=float)" calcext:value-type="string">
            <text:p>parser.add_argument('var_145', type=float)</text:p>
          </table:table-cell>
          <table:table-cell table:number-columns-repeated="18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6793" calcext:value-type="float">
            <text:p>11.6793</text:p>
          </table:table-cell>
          <table:table-cell table:formula="of:=COM.MICROSOFT.CONCAT(&quot; name='var_&quot;;[.A147];&quot;' &quot;)" office:value-type="string" office:string-value=" name='var_146' " calcext:value-type="string">
            <text:p><text:s/>name='var_14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7];[.B147];[.A147];[.D147];[.E147]; [.F147]; [.G147])" office:value-type="string" office:string-value="&lt;input id=&quot;var_146&quot; value=11.6793 name='var_146'  type=&quot;number&quot; hidden&gt;" calcext:value-type="string">
            <text:p>&lt;input id="var_146" value=11.6793 name='var_14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7];[.A147];&quot; = &quot;;[.I147];[.B147];[.A147];[.J147])" office:value-type="string" office:string-value="var_146 = float(args['var_146'])" calcext:value-type="string">
            <text:p>var_146 = float(args['var_146'])</text:p>
          </table:table-cell>
          <table:table-cell table:formula="of:=COM.MICROSOFT.CONCAT([.B147];[.A147])" office:value-type="string" office:string-value="var_146" calcext:value-type="string">
            <text:p>var_146</text:p>
          </table:table-cell>
          <table:table-cell table:formula="of:=COM.MICROSOFT.CONCAT(&quot;'&quot;;[.L147];&quot;' : &quot;;[.L147];&quot;,&quot;)" office:value-type="string" office:string-value="'var_146' : var_146," calcext:value-type="string">
            <text:p>'var_146' : var_146,</text:p>
          </table:table-cell>
          <table:table-cell table:formula="of:=COM.MICROSOFT.CONCAT(&quot;&amp;&quot;;[.L147];&quot;=&quot;;[.E147])" office:value-type="string" office:string-value="&amp;var_146=11.6793" calcext:value-type="string">
            <text:p>&amp;var_146=11.6793</text:p>
          </table:table-cell>
          <table:table-cell table:formula="of:=COM.MICROSOFT.CONCAT(&quot;parser.add_argument('&quot;;[.L147];&quot;', type=float)&quot;)" office:value-type="string" office:string-value="parser.add_argument('var_146', type=float)" calcext:value-type="string">
            <text:p>parser.add_argument('var_146', type=float)</text:p>
          </table:table-cell>
          <table:table-cell table:number-columns-repeated="18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1.6827" calcext:value-type="float">
            <text:p>-11.6827</text:p>
          </table:table-cell>
          <table:table-cell table:formula="of:=COM.MICROSOFT.CONCAT(&quot; name='var_&quot;;[.A148];&quot;' &quot;)" office:value-type="string" office:string-value=" name='var_147' " calcext:value-type="string">
            <text:p><text:s/>name='var_14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8];[.B148];[.A148];[.D148];[.E148]; [.F148]; [.G148])" office:value-type="string" office:string-value="&lt;input id=&quot;var_147&quot; value=-11.6827 name='var_147'  type=&quot;number&quot; hidden&gt;" calcext:value-type="string">
            <text:p>&lt;input id="var_147" value=-11.6827 name='var_14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8];[.A148];&quot; = &quot;;[.I148];[.B148];[.A148];[.J148])" office:value-type="string" office:string-value="var_147 = float(args['var_147'])" calcext:value-type="string">
            <text:p>var_147 = float(args['var_147'])</text:p>
          </table:table-cell>
          <table:table-cell table:formula="of:=COM.MICROSOFT.CONCAT([.B148];[.A148])" office:value-type="string" office:string-value="var_147" calcext:value-type="string">
            <text:p>var_147</text:p>
          </table:table-cell>
          <table:table-cell table:formula="of:=COM.MICROSOFT.CONCAT(&quot;'&quot;;[.L148];&quot;' : &quot;;[.L148];&quot;,&quot;)" office:value-type="string" office:string-value="'var_147' : var_147," calcext:value-type="string">
            <text:p>'var_147' : var_147,</text:p>
          </table:table-cell>
          <table:table-cell table:formula="of:=COM.MICROSOFT.CONCAT(&quot;&amp;&quot;;[.L148];&quot;=&quot;;[.E148])" office:value-type="string" office:string-value="&amp;var_147=-11.6827" calcext:value-type="string">
            <text:p>&amp;var_147=-11.6827</text:p>
          </table:table-cell>
          <table:table-cell table:formula="of:=COM.MICROSOFT.CONCAT(&quot;parser.add_argument('&quot;;[.L148];&quot;', type=float)&quot;)" office:value-type="string" office:string-value="parser.add_argument('var_147', type=float)" calcext:value-type="string">
            <text:p>parser.add_argument('var_147', type=float)</text:p>
          </table:table-cell>
          <table:table-cell table:number-columns-repeated="18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1017" calcext:value-type="float">
            <text:p>4.1017</text:p>
          </table:table-cell>
          <table:table-cell table:formula="of:=COM.MICROSOFT.CONCAT(&quot; name='var_&quot;;[.A149];&quot;' &quot;)" office:value-type="string" office:string-value=" name='var_148' " calcext:value-type="string">
            <text:p><text:s/>name='var_14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49];[.B149];[.A149];[.D149];[.E149]; [.F149]; [.G149])" office:value-type="string" office:string-value="&lt;input id=&quot;var_148&quot; value=4.1017 name='var_148'  type=&quot;number&quot; hidden&gt;" calcext:value-type="string">
            <text:p>&lt;input id="var_148" value=4.1017 name='var_14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49];[.A149];&quot; = &quot;;[.I149];[.B149];[.A149];[.J149])" office:value-type="string" office:string-value="var_148 = float(args['var_148'])" calcext:value-type="string">
            <text:p>var_148 = float(args['var_148'])</text:p>
          </table:table-cell>
          <table:table-cell table:formula="of:=COM.MICROSOFT.CONCAT([.B149];[.A149])" office:value-type="string" office:string-value="var_148" calcext:value-type="string">
            <text:p>var_148</text:p>
          </table:table-cell>
          <table:table-cell table:formula="of:=COM.MICROSOFT.CONCAT(&quot;'&quot;;[.L149];&quot;' : &quot;;[.L149];&quot;,&quot;)" office:value-type="string" office:string-value="'var_148' : var_148," calcext:value-type="string">
            <text:p>'var_148' : var_148,</text:p>
          </table:table-cell>
          <table:table-cell table:formula="of:=COM.MICROSOFT.CONCAT(&quot;&amp;&quot;;[.L149];&quot;=&quot;;[.E149])" office:value-type="string" office:string-value="&amp;var_148=4.1017" calcext:value-type="string">
            <text:p>&amp;var_148=4.1017</text:p>
          </table:table-cell>
          <table:table-cell table:formula="of:=COM.MICROSOFT.CONCAT(&quot;parser.add_argument('&quot;;[.L149];&quot;', type=float)&quot;)" office:value-type="string" office:string-value="parser.add_argument('var_148', type=float)" calcext:value-type="string">
            <text:p>parser.add_argument('var_148', type=float)</text:p>
          </table:table-cell>
          <table:table-cell table:number-columns-repeated="18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2954" calcext:value-type="float">
            <text:p>5.2954</text:p>
          </table:table-cell>
          <table:table-cell table:formula="of:=COM.MICROSOFT.CONCAT(&quot; name='var_&quot;;[.A150];&quot;' &quot;)" office:value-type="string" office:string-value=" name='var_149' " calcext:value-type="string">
            <text:p><text:s/>name='var_14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0];[.B150];[.A150];[.D150];[.E150]; [.F150]; [.G150])" office:value-type="string" office:string-value="&lt;input id=&quot;var_149&quot; value=5.2954 name='var_149'  type=&quot;number&quot; hidden&gt;" calcext:value-type="string">
            <text:p>&lt;input id="var_149" value=5.2954 name='var_14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0];[.A150];&quot; = &quot;;[.I150];[.B150];[.A150];[.J150])" office:value-type="string" office:string-value="var_149 = float(args['var_149'])" calcext:value-type="string">
            <text:p>var_149 = float(args['var_149'])</text:p>
          </table:table-cell>
          <table:table-cell table:formula="of:=COM.MICROSOFT.CONCAT([.B150];[.A150])" office:value-type="string" office:string-value="var_149" calcext:value-type="string">
            <text:p>var_149</text:p>
          </table:table-cell>
          <table:table-cell table:formula="of:=COM.MICROSOFT.CONCAT(&quot;'&quot;;[.L150];&quot;' : &quot;;[.L150];&quot;,&quot;)" office:value-type="string" office:string-value="'var_149' : var_149," calcext:value-type="string">
            <text:p>'var_149' : var_149,</text:p>
          </table:table-cell>
          <table:table-cell table:formula="of:=COM.MICROSOFT.CONCAT(&quot;&amp;&quot;;[.L150];&quot;=&quot;;[.E150])" office:value-type="string" office:string-value="&amp;var_149=5.2954" calcext:value-type="string">
            <text:p>&amp;var_149=5.2954</text:p>
          </table:table-cell>
          <table:table-cell table:formula="of:=COM.MICROSOFT.CONCAT(&quot;parser.add_argument('&quot;;[.L150];&quot;', type=float)&quot;)" office:value-type="string" office:string-value="parser.add_argument('var_149', type=float)" calcext:value-type="string">
            <text:p>parser.add_argument('var_149', type=float)</text:p>
          </table:table-cell>
          <table:table-cell table:number-columns-repeated="18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7741" calcext:value-type="float">
            <text:p>18.7741</text:p>
          </table:table-cell>
          <table:table-cell table:formula="of:=COM.MICROSOFT.CONCAT(&quot; name='var_&quot;;[.A151];&quot;' &quot;)" office:value-type="string" office:string-value=" name='var_150' " calcext:value-type="string">
            <text:p><text:s/>name='var_15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1];[.B151];[.A151];[.D151];[.E151]; [.F151]; [.G151])" office:value-type="string" office:string-value="&lt;input id=&quot;var_150&quot; value=18.7741 name='var_150'  type=&quot;number&quot; hidden&gt;" calcext:value-type="string">
            <text:p>&lt;input id="var_150" value=18.7741 name='var_15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1];[.A151];&quot; = &quot;;[.I151];[.B151];[.A151];[.J151])" office:value-type="string" office:string-value="var_150 = float(args['var_150'])" calcext:value-type="string">
            <text:p>var_150 = float(args['var_150'])</text:p>
          </table:table-cell>
          <table:table-cell table:formula="of:=COM.MICROSOFT.CONCAT([.B151];[.A151])" office:value-type="string" office:string-value="var_150" calcext:value-type="string">
            <text:p>var_150</text:p>
          </table:table-cell>
          <table:table-cell table:formula="of:=COM.MICROSOFT.CONCAT(&quot;'&quot;;[.L151];&quot;' : &quot;;[.L151];&quot;,&quot;)" office:value-type="string" office:string-value="'var_150' : var_150," calcext:value-type="string">
            <text:p>'var_150' : var_150,</text:p>
          </table:table-cell>
          <table:table-cell table:formula="of:=COM.MICROSOFT.CONCAT(&quot;&amp;&quot;;[.L151];&quot;=&quot;;[.E151])" office:value-type="string" office:string-value="&amp;var_150=18.7741" calcext:value-type="string">
            <text:p>&amp;var_150=18.7741</text:p>
          </table:table-cell>
          <table:table-cell table:formula="of:=COM.MICROSOFT.CONCAT(&quot;parser.add_argument('&quot;;[.L151];&quot;', type=float)&quot;)" office:value-type="string" office:string-value="parser.add_argument('var_150', type=float)" calcext:value-type="string">
            <text:p>parser.add_argument('var_150', type=float)</text:p>
          </table:table-cell>
          <table:table-cell table:number-columns-repeated="18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8892" calcext:value-type="float">
            <text:p>9.8892</text:p>
          </table:table-cell>
          <table:table-cell table:formula="of:=COM.MICROSOFT.CONCAT(&quot; name='var_&quot;;[.A152];&quot;' &quot;)" office:value-type="string" office:string-value=" name='var_151' " calcext:value-type="string">
            <text:p><text:s/>name='var_15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2];[.B152];[.A152];[.D152];[.E152]; [.F152]; [.G152])" office:value-type="string" office:string-value="&lt;input id=&quot;var_151&quot; value=9.8892 name='var_151'  type=&quot;number&quot; hidden&gt;" calcext:value-type="string">
            <text:p>&lt;input id="var_151" value=9.8892 name='var_15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2];[.A152];&quot; = &quot;;[.I152];[.B152];[.A152];[.J152])" office:value-type="string" office:string-value="var_151 = float(args['var_151'])" calcext:value-type="string">
            <text:p>var_151 = float(args['var_151'])</text:p>
          </table:table-cell>
          <table:table-cell table:formula="of:=COM.MICROSOFT.CONCAT([.B152];[.A152])" office:value-type="string" office:string-value="var_151" calcext:value-type="string">
            <text:p>var_151</text:p>
          </table:table-cell>
          <table:table-cell table:formula="of:=COM.MICROSOFT.CONCAT(&quot;'&quot;;[.L152];&quot;' : &quot;;[.L152];&quot;,&quot;)" office:value-type="string" office:string-value="'var_151' : var_151," calcext:value-type="string">
            <text:p>'var_151' : var_151,</text:p>
          </table:table-cell>
          <table:table-cell table:formula="of:=COM.MICROSOFT.CONCAT(&quot;&amp;&quot;;[.L152];&quot;=&quot;;[.E152])" office:value-type="string" office:string-value="&amp;var_151=9.8892" calcext:value-type="string">
            <text:p>&amp;var_151=9.8892</text:p>
          </table:table-cell>
          <table:table-cell table:formula="of:=COM.MICROSOFT.CONCAT(&quot;parser.add_argument('&quot;;[.L152];&quot;', type=float)&quot;)" office:value-type="string" office:string-value="parser.add_argument('var_151', type=float)" calcext:value-type="string">
            <text:p>parser.add_argument('var_151', type=float)</text:p>
          </table:table-cell>
          <table:table-cell table:number-columns-repeated="18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7.5219" calcext:value-type="float">
            <text:p>7.5219</text:p>
          </table:table-cell>
          <table:table-cell table:formula="of:=COM.MICROSOFT.CONCAT(&quot; name='var_&quot;;[.A153];&quot;' &quot;)" office:value-type="string" office:string-value=" name='var_152' " calcext:value-type="string">
            <text:p><text:s/>name='var_15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3];[.B153];[.A153];[.D153];[.E153]; [.F153]; [.G153])" office:value-type="string" office:string-value="&lt;input id=&quot;var_152&quot; value=7.5219 name='var_152'  type=&quot;number&quot; hidden&gt;" calcext:value-type="string">
            <text:p>&lt;input id="var_152" value=7.5219 name='var_15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3];[.A153];&quot; = &quot;;[.I153];[.B153];[.A153];[.J153])" office:value-type="string" office:string-value="var_152 = float(args['var_152'])" calcext:value-type="string">
            <text:p>var_152 = float(args['var_152'])</text:p>
          </table:table-cell>
          <table:table-cell table:formula="of:=COM.MICROSOFT.CONCAT([.B153];[.A153])" office:value-type="string" office:string-value="var_152" calcext:value-type="string">
            <text:p>var_152</text:p>
          </table:table-cell>
          <table:table-cell table:formula="of:=COM.MICROSOFT.CONCAT(&quot;'&quot;;[.L153];&quot;' : &quot;;[.L153];&quot;,&quot;)" office:value-type="string" office:string-value="'var_152' : var_152," calcext:value-type="string">
            <text:p>'var_152' : var_152,</text:p>
          </table:table-cell>
          <table:table-cell table:formula="of:=COM.MICROSOFT.CONCAT(&quot;&amp;&quot;;[.L153];&quot;=&quot;;[.E153])" office:value-type="string" office:string-value="&amp;var_152=7.5219" calcext:value-type="string">
            <text:p>&amp;var_152=7.5219</text:p>
          </table:table-cell>
          <table:table-cell table:formula="of:=COM.MICROSOFT.CONCAT(&quot;parser.add_argument('&quot;;[.L153];&quot;', type=float)&quot;)" office:value-type="string" office:string-value="parser.add_argument('var_152', type=float)" calcext:value-type="string">
            <text:p>parser.add_argument('var_152', type=float)</text:p>
          </table:table-cell>
          <table:table-cell table:number-columns-repeated="18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4.9745" calcext:value-type="float">
            <text:p>14.9745</text:p>
          </table:table-cell>
          <table:table-cell table:formula="of:=COM.MICROSOFT.CONCAT(&quot; name='var_&quot;;[.A154];&quot;' &quot;)" office:value-type="string" office:string-value=" name='var_153' " calcext:value-type="string">
            <text:p><text:s/>name='var_15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4];[.B154];[.A154];[.D154];[.E154]; [.F154]; [.G154])" office:value-type="string" office:string-value="&lt;input id=&quot;var_153&quot; value=14.9745 name='var_153'  type=&quot;number&quot; hidden&gt;" calcext:value-type="string">
            <text:p>&lt;input id="var_153" value=14.9745 name='var_15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4];[.A154];&quot; = &quot;;[.I154];[.B154];[.A154];[.J154])" office:value-type="string" office:string-value="var_153 = float(args['var_153'])" calcext:value-type="string">
            <text:p>var_153 = float(args['var_153'])</text:p>
          </table:table-cell>
          <table:table-cell table:formula="of:=COM.MICROSOFT.CONCAT([.B154];[.A154])" office:value-type="string" office:string-value="var_153" calcext:value-type="string">
            <text:p>var_153</text:p>
          </table:table-cell>
          <table:table-cell table:formula="of:=COM.MICROSOFT.CONCAT(&quot;'&quot;;[.L154];&quot;' : &quot;;[.L154];&quot;,&quot;)" office:value-type="string" office:string-value="'var_153' : var_153," calcext:value-type="string">
            <text:p>'var_153' : var_153,</text:p>
          </table:table-cell>
          <table:table-cell table:formula="of:=COM.MICROSOFT.CONCAT(&quot;&amp;&quot;;[.L154];&quot;=&quot;;[.E154])" office:value-type="string" office:string-value="&amp;var_153=14.9745" calcext:value-type="string">
            <text:p>&amp;var_153=14.9745</text:p>
          </table:table-cell>
          <table:table-cell table:formula="of:=COM.MICROSOFT.CONCAT(&quot;parser.add_argument('&quot;;[.L154];&quot;', type=float)&quot;)" office:value-type="string" office:string-value="parser.add_argument('var_153', type=float)" calcext:value-type="string">
            <text:p>parser.add_argument('var_153', type=float)</text:p>
          </table:table-cell>
          <table:table-cell table:number-columns-repeated="18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988" calcext:value-type="float">
            <text:p>18.988</text:p>
          </table:table-cell>
          <table:table-cell table:formula="of:=COM.MICROSOFT.CONCAT(&quot; name='var_&quot;;[.A155];&quot;' &quot;)" office:value-type="string" office:string-value=" name='var_154' " calcext:value-type="string">
            <text:p><text:s/>name='var_15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5];[.B155];[.A155];[.D155];[.E155]; [.F155]; [.G155])" office:value-type="string" office:string-value="&lt;input id=&quot;var_154&quot; value=18.988 name='var_154'  type=&quot;number&quot; hidden&gt;" calcext:value-type="string">
            <text:p>&lt;input id="var_154" value=18.988 name='var_15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5];[.A155];&quot; = &quot;;[.I155];[.B155];[.A155];[.J155])" office:value-type="string" office:string-value="var_154 = float(args['var_154'])" calcext:value-type="string">
            <text:p>var_154 = float(args['var_154'])</text:p>
          </table:table-cell>
          <table:table-cell table:formula="of:=COM.MICROSOFT.CONCAT([.B155];[.A155])" office:value-type="string" office:string-value="var_154" calcext:value-type="string">
            <text:p>var_154</text:p>
          </table:table-cell>
          <table:table-cell table:formula="of:=COM.MICROSOFT.CONCAT(&quot;'&quot;;[.L155];&quot;' : &quot;;[.L155];&quot;,&quot;)" office:value-type="string" office:string-value="'var_154' : var_154," calcext:value-type="string">
            <text:p>'var_154' : var_154,</text:p>
          </table:table-cell>
          <table:table-cell table:formula="of:=COM.MICROSOFT.CONCAT(&quot;&amp;&quot;;[.L155];&quot;=&quot;;[.E155])" office:value-type="string" office:string-value="&amp;var_154=18.988" calcext:value-type="string">
            <text:p>&amp;var_154=18.988</text:p>
          </table:table-cell>
          <table:table-cell table:formula="of:=COM.MICROSOFT.CONCAT(&quot;parser.add_argument('&quot;;[.L155];&quot;', type=float)&quot;)" office:value-type="string" office:string-value="parser.add_argument('var_154', type=float)" calcext:value-type="string">
            <text:p>parser.add_argument('var_154', type=float)</text:p>
          </table:table-cell>
          <table:table-cell table:number-columns-repeated="18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0842" calcext:value-type="float">
            <text:p>1.0842</text:p>
          </table:table-cell>
          <table:table-cell table:formula="of:=COM.MICROSOFT.CONCAT(&quot; name='var_&quot;;[.A156];&quot;' &quot;)" office:value-type="string" office:string-value=" name='var_155' " calcext:value-type="string">
            <text:p><text:s/>name='var_15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6];[.B156];[.A156];[.D156];[.E156]; [.F156]; [.G156])" office:value-type="string" office:string-value="&lt;input id=&quot;var_155&quot; value=1.0842 name='var_155'  type=&quot;number&quot; hidden&gt;" calcext:value-type="string">
            <text:p>&lt;input id="var_155" value=1.0842 name='var_15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6];[.A156];&quot; = &quot;;[.I156];[.B156];[.A156];[.J156])" office:value-type="string" office:string-value="var_155 = float(args['var_155'])" calcext:value-type="string">
            <text:p>var_155 = float(args['var_155'])</text:p>
          </table:table-cell>
          <table:table-cell table:formula="of:=COM.MICROSOFT.CONCAT([.B156];[.A156])" office:value-type="string" office:string-value="var_155" calcext:value-type="string">
            <text:p>var_155</text:p>
          </table:table-cell>
          <table:table-cell table:formula="of:=COM.MICROSOFT.CONCAT(&quot;'&quot;;[.L156];&quot;' : &quot;;[.L156];&quot;,&quot;)" office:value-type="string" office:string-value="'var_155' : var_155," calcext:value-type="string">
            <text:p>'var_155' : var_155,</text:p>
          </table:table-cell>
          <table:table-cell table:formula="of:=COM.MICROSOFT.CONCAT(&quot;&amp;&quot;;[.L156];&quot;=&quot;;[.E156])" office:value-type="string" office:string-value="&amp;var_155=1.0842" calcext:value-type="string">
            <text:p>&amp;var_155=1.0842</text:p>
          </table:table-cell>
          <table:table-cell table:formula="of:=COM.MICROSOFT.CONCAT(&quot;parser.add_argument('&quot;;[.L156];&quot;', type=float)&quot;)" office:value-type="string" office:string-value="parser.add_argument('var_155', type=float)" calcext:value-type="string">
            <text:p>parser.add_argument('var_155', type=float)</text:p>
          </table:table-cell>
          <table:table-cell table:number-columns-repeated="18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9125" calcext:value-type="float">
            <text:p>11.9125</text:p>
          </table:table-cell>
          <table:table-cell table:formula="of:=COM.MICROSOFT.CONCAT(&quot; name='var_&quot;;[.A157];&quot;' &quot;)" office:value-type="string" office:string-value=" name='var_156' " calcext:value-type="string">
            <text:p><text:s/>name='var_15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7];[.B157];[.A157];[.D157];[.E157]; [.F157]; [.G157])" office:value-type="string" office:string-value="&lt;input id=&quot;var_156&quot; value=11.9125 name='var_156'  type=&quot;number&quot; hidden&gt;" calcext:value-type="string">
            <text:p>&lt;input id="var_156" value=11.9125 name='var_15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7];[.A157];&quot; = &quot;;[.I157];[.B157];[.A157];[.J157])" office:value-type="string" office:string-value="var_156 = float(args['var_156'])" calcext:value-type="string">
            <text:p>var_156 = float(args['var_156'])</text:p>
          </table:table-cell>
          <table:table-cell table:formula="of:=COM.MICROSOFT.CONCAT([.B157];[.A157])" office:value-type="string" office:string-value="var_156" calcext:value-type="string">
            <text:p>var_156</text:p>
          </table:table-cell>
          <table:table-cell table:formula="of:=COM.MICROSOFT.CONCAT(&quot;'&quot;;[.L157];&quot;' : &quot;;[.L157];&quot;,&quot;)" office:value-type="string" office:string-value="'var_156' : var_156," calcext:value-type="string">
            <text:p>'var_156' : var_156,</text:p>
          </table:table-cell>
          <table:table-cell table:formula="of:=COM.MICROSOFT.CONCAT(&quot;&amp;&quot;;[.L157];&quot;=&quot;;[.E157])" office:value-type="string" office:string-value="&amp;var_156=11.9125" calcext:value-type="string">
            <text:p>&amp;var_156=11.9125</text:p>
          </table:table-cell>
          <table:table-cell table:formula="of:=COM.MICROSOFT.CONCAT(&quot;parser.add_argument('&quot;;[.L157];&quot;', type=float)&quot;)" office:value-type="string" office:string-value="parser.add_argument('var_156', type=float)" calcext:value-type="string">
            <text:p>parser.add_argument('var_156', type=float)</text:p>
          </table:table-cell>
          <table:table-cell table:number-columns-repeated="18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5103" calcext:value-type="float">
            <text:p>-4.5103</text:p>
          </table:table-cell>
          <table:table-cell table:formula="of:=COM.MICROSOFT.CONCAT(&quot; name='var_&quot;;[.A158];&quot;' &quot;)" office:value-type="string" office:string-value=" name='var_157' " calcext:value-type="string">
            <text:p><text:s/>name='var_15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8];[.B158];[.A158];[.D158];[.E158]; [.F158]; [.G158])" office:value-type="string" office:string-value="&lt;input id=&quot;var_157&quot; value=-4.5103 name='var_157'  type=&quot;number&quot; hidden&gt;" calcext:value-type="string">
            <text:p>&lt;input id="var_157" value=-4.5103 name='var_15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8];[.A158];&quot; = &quot;;[.I158];[.B158];[.A158];[.J158])" office:value-type="string" office:string-value="var_157 = float(args['var_157'])" calcext:value-type="string">
            <text:p>var_157 = float(args['var_157'])</text:p>
          </table:table-cell>
          <table:table-cell table:formula="of:=COM.MICROSOFT.CONCAT([.B158];[.A158])" office:value-type="string" office:string-value="var_157" calcext:value-type="string">
            <text:p>var_157</text:p>
          </table:table-cell>
          <table:table-cell table:formula="of:=COM.MICROSOFT.CONCAT(&quot;'&quot;;[.L158];&quot;' : &quot;;[.L158];&quot;,&quot;)" office:value-type="string" office:string-value="'var_157' : var_157," calcext:value-type="string">
            <text:p>'var_157' : var_157,</text:p>
          </table:table-cell>
          <table:table-cell table:formula="of:=COM.MICROSOFT.CONCAT(&quot;&amp;&quot;;[.L158];&quot;=&quot;;[.E158])" office:value-type="string" office:string-value="&amp;var_157=-4.5103" calcext:value-type="string">
            <text:p>&amp;var_157=-4.5103</text:p>
          </table:table-cell>
          <table:table-cell table:formula="of:=COM.MICROSOFT.CONCAT(&quot;parser.add_argument('&quot;;[.L158];&quot;', type=float)&quot;)" office:value-type="string" office:string-value="parser.add_argument('var_157', type=float)" calcext:value-type="string">
            <text:p>parser.add_argument('var_157', type=float)</text:p>
          </table:table-cell>
          <table:table-cell table:number-columns-repeated="18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6.1361" calcext:value-type="float">
            <text:p>16.1361</text:p>
          </table:table-cell>
          <table:table-cell table:formula="of:=COM.MICROSOFT.CONCAT(&quot; name='var_&quot;;[.A159];&quot;' &quot;)" office:value-type="string" office:string-value=" name='var_158' " calcext:value-type="string">
            <text:p><text:s/>name='var_15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59];[.B159];[.A159];[.D159];[.E159]; [.F159]; [.G159])" office:value-type="string" office:string-value="&lt;input id=&quot;var_158&quot; value=16.1361 name='var_158'  type=&quot;number&quot; hidden&gt;" calcext:value-type="string">
            <text:p>&lt;input id="var_158" value=16.1361 name='var_15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59];[.A159];&quot; = &quot;;[.I159];[.B159];[.A159];[.J159])" office:value-type="string" office:string-value="var_158 = float(args['var_158'])" calcext:value-type="string">
            <text:p>var_158 = float(args['var_158'])</text:p>
          </table:table-cell>
          <table:table-cell table:formula="of:=COM.MICROSOFT.CONCAT([.B159];[.A159])" office:value-type="string" office:string-value="var_158" calcext:value-type="string">
            <text:p>var_158</text:p>
          </table:table-cell>
          <table:table-cell table:formula="of:=COM.MICROSOFT.CONCAT(&quot;'&quot;;[.L159];&quot;' : &quot;;[.L159];&quot;,&quot;)" office:value-type="string" office:string-value="'var_158' : var_158," calcext:value-type="string">
            <text:p>'var_158' : var_158,</text:p>
          </table:table-cell>
          <table:table-cell table:formula="of:=COM.MICROSOFT.CONCAT(&quot;&amp;&quot;;[.L159];&quot;=&quot;;[.E159])" office:value-type="string" office:string-value="&amp;var_158=16.1361" calcext:value-type="string">
            <text:p>&amp;var_158=16.1361</text:p>
          </table:table-cell>
          <table:table-cell table:formula="of:=COM.MICROSOFT.CONCAT(&quot;parser.add_argument('&quot;;[.L159];&quot;', type=float)&quot;)" office:value-type="string" office:string-value="parser.add_argument('var_158', type=float)" calcext:value-type="string">
            <text:p>parser.add_argument('var_158', type=float)</text:p>
          </table:table-cell>
          <table:table-cell table:number-columns-repeated="18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0067" calcext:value-type="float">
            <text:p>11.0067</text:p>
          </table:table-cell>
          <table:table-cell table:formula="of:=COM.MICROSOFT.CONCAT(&quot; name='var_&quot;;[.A160];&quot;' &quot;)" office:value-type="string" office:string-value=" name='var_159' " calcext:value-type="string">
            <text:p><text:s/>name='var_15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0];[.B160];[.A160];[.D160];[.E160]; [.F160]; [.G160])" office:value-type="string" office:string-value="&lt;input id=&quot;var_159&quot; value=11.0067 name='var_159'  type=&quot;number&quot; hidden&gt;" calcext:value-type="string">
            <text:p>&lt;input id="var_159" value=11.0067 name='var_15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0];[.A160];&quot; = &quot;;[.I160];[.B160];[.A160];[.J160])" office:value-type="string" office:string-value="var_159 = float(args['var_159'])" calcext:value-type="string">
            <text:p>var_159 = float(args['var_159'])</text:p>
          </table:table-cell>
          <table:table-cell table:formula="of:=COM.MICROSOFT.CONCAT([.B160];[.A160])" office:value-type="string" office:string-value="var_159" calcext:value-type="string">
            <text:p>var_159</text:p>
          </table:table-cell>
          <table:table-cell table:formula="of:=COM.MICROSOFT.CONCAT(&quot;'&quot;;[.L160];&quot;' : &quot;;[.L160];&quot;,&quot;)" office:value-type="string" office:string-value="'var_159' : var_159," calcext:value-type="string">
            <text:p>'var_159' : var_159,</text:p>
          </table:table-cell>
          <table:table-cell table:formula="of:=COM.MICROSOFT.CONCAT(&quot;&amp;&quot;;[.L160];&quot;=&quot;;[.E160])" office:value-type="string" office:string-value="&amp;var_159=11.0067" calcext:value-type="string">
            <text:p>&amp;var_159=11.0067</text:p>
          </table:table-cell>
          <table:table-cell table:formula="of:=COM.MICROSOFT.CONCAT(&quot;parser.add_argument('&quot;;[.L160];&quot;', type=float)&quot;)" office:value-type="string" office:string-value="parser.add_argument('var_159', type=float)" calcext:value-type="string">
            <text:p>parser.add_argument('var_159', type=float)</text:p>
          </table:table-cell>
          <table:table-cell table:number-columns-repeated="18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9232" calcext:value-type="float">
            <text:p>5.9232</text:p>
          </table:table-cell>
          <table:table-cell table:formula="of:=COM.MICROSOFT.CONCAT(&quot; name='var_&quot;;[.A161];&quot;' &quot;)" office:value-type="string" office:string-value=" name='var_160' " calcext:value-type="string">
            <text:p><text:s/>name='var_16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1];[.B161];[.A161];[.D161];[.E161]; [.F161]; [.G161])" office:value-type="string" office:string-value="&lt;input id=&quot;var_160&quot; value=5.9232 name='var_160'  type=&quot;number&quot; hidden&gt;" calcext:value-type="string">
            <text:p>&lt;input id="var_160" value=5.9232 name='var_16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1];[.A161];&quot; = &quot;;[.I161];[.B161];[.A161];[.J161])" office:value-type="string" office:string-value="var_160 = float(args['var_160'])" calcext:value-type="string">
            <text:p>var_160 = float(args['var_160'])</text:p>
          </table:table-cell>
          <table:table-cell table:formula="of:=COM.MICROSOFT.CONCAT([.B161];[.A161])" office:value-type="string" office:string-value="var_160" calcext:value-type="string">
            <text:p>var_160</text:p>
          </table:table-cell>
          <table:table-cell table:formula="of:=COM.MICROSOFT.CONCAT(&quot;'&quot;;[.L161];&quot;' : &quot;;[.L161];&quot;,&quot;)" office:value-type="string" office:string-value="'var_160' : var_160," calcext:value-type="string">
            <text:p>'var_160' : var_160,</text:p>
          </table:table-cell>
          <table:table-cell table:formula="of:=COM.MICROSOFT.CONCAT(&quot;&amp;&quot;;[.L161];&quot;=&quot;;[.E161])" office:value-type="string" office:string-value="&amp;var_160=5.9232" calcext:value-type="string">
            <text:p>&amp;var_160=5.9232</text:p>
          </table:table-cell>
          <table:table-cell table:formula="of:=COM.MICROSOFT.CONCAT(&quot;parser.add_argument('&quot;;[.L161];&quot;', type=float)&quot;)" office:value-type="string" office:string-value="parser.add_argument('var_160', type=float)" calcext:value-type="string">
            <text:p>parser.add_argument('var_160', type=float)</text:p>
          </table:table-cell>
          <table:table-cell table:number-columns-repeated="18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4113" calcext:value-type="float">
            <text:p>5.4113</text:p>
          </table:table-cell>
          <table:table-cell table:formula="of:=COM.MICROSOFT.CONCAT(&quot; name='var_&quot;;[.A162];&quot;' &quot;)" office:value-type="string" office:string-value=" name='var_161' " calcext:value-type="string">
            <text:p><text:s/>name='var_16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2];[.B162];[.A162];[.D162];[.E162]; [.F162]; [.G162])" office:value-type="string" office:string-value="&lt;input id=&quot;var_161&quot; value=5.4113 name='var_161'  type=&quot;number&quot; hidden&gt;" calcext:value-type="string">
            <text:p>&lt;input id="var_161" value=5.4113 name='var_16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2];[.A162];&quot; = &quot;;[.I162];[.B162];[.A162];[.J162])" office:value-type="string" office:string-value="var_161 = float(args['var_161'])" calcext:value-type="string">
            <text:p>var_161 = float(args['var_161'])</text:p>
          </table:table-cell>
          <table:table-cell table:formula="of:=COM.MICROSOFT.CONCAT([.B162];[.A162])" office:value-type="string" office:string-value="var_161" calcext:value-type="string">
            <text:p>var_161</text:p>
          </table:table-cell>
          <table:table-cell table:formula="of:=COM.MICROSOFT.CONCAT(&quot;'&quot;;[.L162];&quot;' : &quot;;[.L162];&quot;,&quot;)" office:value-type="string" office:string-value="'var_161' : var_161," calcext:value-type="string">
            <text:p>'var_161' : var_161,</text:p>
          </table:table-cell>
          <table:table-cell table:formula="of:=COM.MICROSOFT.CONCAT(&quot;&amp;&quot;;[.L162];&quot;=&quot;;[.E162])" office:value-type="string" office:string-value="&amp;var_161=5.4113" calcext:value-type="string">
            <text:p>&amp;var_161=5.4113</text:p>
          </table:table-cell>
          <table:table-cell table:formula="of:=COM.MICROSOFT.CONCAT(&quot;parser.add_argument('&quot;;[.L162];&quot;', type=float)&quot;)" office:value-type="string" office:string-value="parser.add_argument('var_161', type=float)" calcext:value-type="string">
            <text:p>parser.add_argument('var_161', type=float)</text:p>
          </table:table-cell>
          <table:table-cell table:number-columns-repeated="18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8302" calcext:value-type="float">
            <text:p>3.8302</text:p>
          </table:table-cell>
          <table:table-cell table:formula="of:=COM.MICROSOFT.CONCAT(&quot; name='var_&quot;;[.A163];&quot;' &quot;)" office:value-type="string" office:string-value=" name='var_162' " calcext:value-type="string">
            <text:p><text:s/>name='var_16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3];[.B163];[.A163];[.D163];[.E163]; [.F163]; [.G163])" office:value-type="string" office:string-value="&lt;input id=&quot;var_162&quot; value=3.8302 name='var_162'  type=&quot;number&quot; hidden&gt;" calcext:value-type="string">
            <text:p>&lt;input id="var_162" value=3.8302 name='var_16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3];[.A163];&quot; = &quot;;[.I163];[.B163];[.A163];[.J163])" office:value-type="string" office:string-value="var_162 = float(args['var_162'])" calcext:value-type="string">
            <text:p>var_162 = float(args['var_162'])</text:p>
          </table:table-cell>
          <table:table-cell table:formula="of:=COM.MICROSOFT.CONCAT([.B163];[.A163])" office:value-type="string" office:string-value="var_162" calcext:value-type="string">
            <text:p>var_162</text:p>
          </table:table-cell>
          <table:table-cell table:formula="of:=COM.MICROSOFT.CONCAT(&quot;'&quot;;[.L163];&quot;' : &quot;;[.L163];&quot;,&quot;)" office:value-type="string" office:string-value="'var_162' : var_162," calcext:value-type="string">
            <text:p>'var_162' : var_162,</text:p>
          </table:table-cell>
          <table:table-cell table:formula="of:=COM.MICROSOFT.CONCAT(&quot;&amp;&quot;;[.L163];&quot;=&quot;;[.E163])" office:value-type="string" office:string-value="&amp;var_162=3.8302" calcext:value-type="string">
            <text:p>&amp;var_162=3.8302</text:p>
          </table:table-cell>
          <table:table-cell table:formula="of:=COM.MICROSOFT.CONCAT(&quot;parser.add_argument('&quot;;[.L163];&quot;', type=float)&quot;)" office:value-type="string" office:string-value="parser.add_argument('var_162', type=float)" calcext:value-type="string">
            <text:p>parser.add_argument('var_162', type=float)</text:p>
          </table:table-cell>
          <table:table-cell table:number-columns-repeated="18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738" calcext:value-type="float">
            <text:p>5.738</text:p>
          </table:table-cell>
          <table:table-cell table:formula="of:=COM.MICROSOFT.CONCAT(&quot; name='var_&quot;;[.A164];&quot;' &quot;)" office:value-type="string" office:string-value=" name='var_163' " calcext:value-type="string">
            <text:p><text:s/>name='var_16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4];[.B164];[.A164];[.D164];[.E164]; [.F164]; [.G164])" office:value-type="string" office:string-value="&lt;input id=&quot;var_163&quot; value=5.738 name='var_163'  type=&quot;number&quot; hidden&gt;" calcext:value-type="string">
            <text:p>&lt;input id="var_163" value=5.738 name='var_16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4];[.A164];&quot; = &quot;;[.I164];[.B164];[.A164];[.J164])" office:value-type="string" office:string-value="var_163 = float(args['var_163'])" calcext:value-type="string">
            <text:p>var_163 = float(args['var_163'])</text:p>
          </table:table-cell>
          <table:table-cell table:formula="of:=COM.MICROSOFT.CONCAT([.B164];[.A164])" office:value-type="string" office:string-value="var_163" calcext:value-type="string">
            <text:p>var_163</text:p>
          </table:table-cell>
          <table:table-cell table:formula="of:=COM.MICROSOFT.CONCAT(&quot;'&quot;;[.L164];&quot;' : &quot;;[.L164];&quot;,&quot;)" office:value-type="string" office:string-value="'var_163' : var_163," calcext:value-type="string">
            <text:p>'var_163' : var_163,</text:p>
          </table:table-cell>
          <table:table-cell table:formula="of:=COM.MICROSOFT.CONCAT(&quot;&amp;&quot;;[.L164];&quot;=&quot;;[.E164])" office:value-type="string" office:string-value="&amp;var_163=5.738" calcext:value-type="string">
            <text:p>&amp;var_163=5.738</text:p>
          </table:table-cell>
          <table:table-cell table:formula="of:=COM.MICROSOFT.CONCAT(&quot;parser.add_argument('&quot;;[.L164];&quot;', type=float)&quot;)" office:value-type="string" office:string-value="parser.add_argument('var_163', type=float)" calcext:value-type="string">
            <text:p>parser.add_argument('var_163', type=float)</text:p>
          </table:table-cell>
          <table:table-cell table:number-columns-repeated="18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8.6105" calcext:value-type="float">
            <text:p>-8.6105</text:p>
          </table:table-cell>
          <table:table-cell table:formula="of:=COM.MICROSOFT.CONCAT(&quot; name='var_&quot;;[.A165];&quot;' &quot;)" office:value-type="string" office:string-value=" name='var_164' " calcext:value-type="string">
            <text:p><text:s/>name='var_16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5];[.B165];[.A165];[.D165];[.E165]; [.F165]; [.G165])" office:value-type="string" office:string-value="&lt;input id=&quot;var_164&quot; value=-8.6105 name='var_164'  type=&quot;number&quot; hidden&gt;" calcext:value-type="string">
            <text:p>&lt;input id="var_164" value=-8.6105 name='var_16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5];[.A165];&quot; = &quot;;[.I165];[.B165];[.A165];[.J165])" office:value-type="string" office:string-value="var_164 = float(args['var_164'])" calcext:value-type="string">
            <text:p>var_164 = float(args['var_164'])</text:p>
          </table:table-cell>
          <table:table-cell table:formula="of:=COM.MICROSOFT.CONCAT([.B165];[.A165])" office:value-type="string" office:string-value="var_164" calcext:value-type="string">
            <text:p>var_164</text:p>
          </table:table-cell>
          <table:table-cell table:formula="of:=COM.MICROSOFT.CONCAT(&quot;'&quot;;[.L165];&quot;' : &quot;;[.L165];&quot;,&quot;)" office:value-type="string" office:string-value="'var_164' : var_164," calcext:value-type="string">
            <text:p>'var_164' : var_164,</text:p>
          </table:table-cell>
          <table:table-cell table:formula="of:=COM.MICROSOFT.CONCAT(&quot;&amp;&quot;;[.L165];&quot;=&quot;;[.E165])" office:value-type="string" office:string-value="&amp;var_164=-8.6105" calcext:value-type="string">
            <text:p>&amp;var_164=-8.6105</text:p>
          </table:table-cell>
          <table:table-cell table:formula="of:=COM.MICROSOFT.CONCAT(&quot;parser.add_argument('&quot;;[.L165];&quot;', type=float)&quot;)" office:value-type="string" office:string-value="parser.add_argument('var_164', type=float)" calcext:value-type="string">
            <text:p>parser.add_argument('var_164', type=float)</text:p>
          </table:table-cell>
          <table:table-cell table:number-columns-repeated="18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2.953" calcext:value-type="float">
            <text:p>22.953</text:p>
          </table:table-cell>
          <table:table-cell table:formula="of:=COM.MICROSOFT.CONCAT(&quot; name='var_&quot;;[.A166];&quot;' &quot;)" office:value-type="string" office:string-value=" name='var_165' " calcext:value-type="string">
            <text:p><text:s/>name='var_16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6];[.B166];[.A166];[.D166];[.E166]; [.F166]; [.G166])" office:value-type="string" office:string-value="&lt;input id=&quot;var_165&quot; value=22.953 name='var_165'  type=&quot;number&quot; hidden&gt;" calcext:value-type="string">
            <text:p>&lt;input id="var_165" value=22.953 name='var_16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6];[.A166];&quot; = &quot;;[.I166];[.B166];[.A166];[.J166])" office:value-type="string" office:string-value="var_165 = float(args['var_165'])" calcext:value-type="string">
            <text:p>var_165 = float(args['var_165'])</text:p>
          </table:table-cell>
          <table:table-cell table:formula="of:=COM.MICROSOFT.CONCAT([.B166];[.A166])" office:value-type="string" office:string-value="var_165" calcext:value-type="string">
            <text:p>var_165</text:p>
          </table:table-cell>
          <table:table-cell table:formula="of:=COM.MICROSOFT.CONCAT(&quot;'&quot;;[.L166];&quot;' : &quot;;[.L166];&quot;,&quot;)" office:value-type="string" office:string-value="'var_165' : var_165," calcext:value-type="string">
            <text:p>'var_165' : var_165,</text:p>
          </table:table-cell>
          <table:table-cell table:formula="of:=COM.MICROSOFT.CONCAT(&quot;&amp;&quot;;[.L166];&quot;=&quot;;[.E166])" office:value-type="string" office:string-value="&amp;var_165=22.953" calcext:value-type="string">
            <text:p>&amp;var_165=22.953</text:p>
          </table:table-cell>
          <table:table-cell table:formula="of:=COM.MICROSOFT.CONCAT(&quot;parser.add_argument('&quot;;[.L166];&quot;', type=float)&quot;)" office:value-type="string" office:string-value="parser.add_argument('var_165', type=float)" calcext:value-type="string">
            <text:p>parser.add_argument('var_165', type=float)</text:p>
          </table:table-cell>
          <table:table-cell table:number-columns-repeated="18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5531" calcext:value-type="float">
            <text:p>2.5531</text:p>
          </table:table-cell>
          <table:table-cell table:formula="of:=COM.MICROSOFT.CONCAT(&quot; name='var_&quot;;[.A167];&quot;' &quot;)" office:value-type="string" office:string-value=" name='var_166' " calcext:value-type="string">
            <text:p><text:s/>name='var_16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7];[.B167];[.A167];[.D167];[.E167]; [.F167]; [.G167])" office:value-type="string" office:string-value="&lt;input id=&quot;var_166&quot; value=2.5531 name='var_166'  type=&quot;number&quot; hidden&gt;" calcext:value-type="string">
            <text:p>&lt;input id="var_166" value=2.5531 name='var_16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7];[.A167];&quot; = &quot;;[.I167];[.B167];[.A167];[.J167])" office:value-type="string" office:string-value="var_166 = float(args['var_166'])" calcext:value-type="string">
            <text:p>var_166 = float(args['var_166'])</text:p>
          </table:table-cell>
          <table:table-cell table:formula="of:=COM.MICROSOFT.CONCAT([.B167];[.A167])" office:value-type="string" office:string-value="var_166" calcext:value-type="string">
            <text:p>var_166</text:p>
          </table:table-cell>
          <table:table-cell table:formula="of:=COM.MICROSOFT.CONCAT(&quot;'&quot;;[.L167];&quot;' : &quot;;[.L167];&quot;,&quot;)" office:value-type="string" office:string-value="'var_166' : var_166," calcext:value-type="string">
            <text:p>'var_166' : var_166,</text:p>
          </table:table-cell>
          <table:table-cell table:formula="of:=COM.MICROSOFT.CONCAT(&quot;&amp;&quot;;[.L167];&quot;=&quot;;[.E167])" office:value-type="string" office:string-value="&amp;var_166=2.5531" calcext:value-type="string">
            <text:p>&amp;var_166=2.5531</text:p>
          </table:table-cell>
          <table:table-cell table:formula="of:=COM.MICROSOFT.CONCAT(&quot;parser.add_argument('&quot;;[.L167];&quot;', type=float)&quot;)" office:value-type="string" office:string-value="parser.add_argument('var_166', type=float)" calcext:value-type="string">
            <text:p>parser.add_argument('var_166', type=float)</text:p>
          </table:table-cell>
          <table:table-cell table:number-columns-repeated="18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2836" calcext:value-type="float">
            <text:p>-0.2836</text:p>
          </table:table-cell>
          <table:table-cell table:formula="of:=COM.MICROSOFT.CONCAT(&quot; name='var_&quot;;[.A168];&quot;' &quot;)" office:value-type="string" office:string-value=" name='var_167' " calcext:value-type="string">
            <text:p><text:s/>name='var_16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8];[.B168];[.A168];[.D168];[.E168]; [.F168]; [.G168])" office:value-type="string" office:string-value="&lt;input id=&quot;var_167&quot; value=-0.2836 name='var_167'  type=&quot;number&quot; hidden&gt;" calcext:value-type="string">
            <text:p>&lt;input id="var_167" value=-0.2836 name='var_16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8];[.A168];&quot; = &quot;;[.I168];[.B168];[.A168];[.J168])" office:value-type="string" office:string-value="var_167 = float(args['var_167'])" calcext:value-type="string">
            <text:p>var_167 = float(args['var_167'])</text:p>
          </table:table-cell>
          <table:table-cell table:formula="of:=COM.MICROSOFT.CONCAT([.B168];[.A168])" office:value-type="string" office:string-value="var_167" calcext:value-type="string">
            <text:p>var_167</text:p>
          </table:table-cell>
          <table:table-cell table:formula="of:=COM.MICROSOFT.CONCAT(&quot;'&quot;;[.L168];&quot;' : &quot;;[.L168];&quot;,&quot;)" office:value-type="string" office:string-value="'var_167' : var_167," calcext:value-type="string">
            <text:p>'var_167' : var_167,</text:p>
          </table:table-cell>
          <table:table-cell table:formula="of:=COM.MICROSOFT.CONCAT(&quot;&amp;&quot;;[.L168];&quot;=&quot;;[.E168])" office:value-type="string" office:string-value="&amp;var_167=-0.2836" calcext:value-type="string">
            <text:p>&amp;var_167=-0.2836</text:p>
          </table:table-cell>
          <table:table-cell table:formula="of:=COM.MICROSOFT.CONCAT(&quot;parser.add_argument('&quot;;[.L168];&quot;', type=float)&quot;)" office:value-type="string" office:string-value="parser.add_argument('var_167', type=float)" calcext:value-type="string">
            <text:p>parser.add_argument('var_167', type=float)</text:p>
          </table:table-cell>
          <table:table-cell table:number-columns-repeated="18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3416" calcext:value-type="float">
            <text:p>4.3416</text:p>
          </table:table-cell>
          <table:table-cell table:formula="of:=COM.MICROSOFT.CONCAT(&quot; name='var_&quot;;[.A169];&quot;' &quot;)" office:value-type="string" office:string-value=" name='var_168' " calcext:value-type="string">
            <text:p><text:s/>name='var_16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69];[.B169];[.A169];[.D169];[.E169]; [.F169]; [.G169])" office:value-type="string" office:string-value="&lt;input id=&quot;var_168&quot; value=4.3416 name='var_168'  type=&quot;number&quot; hidden&gt;" calcext:value-type="string">
            <text:p>&lt;input id="var_168" value=4.3416 name='var_16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69];[.A169];&quot; = &quot;;[.I169];[.B169];[.A169];[.J169])" office:value-type="string" office:string-value="var_168 = float(args['var_168'])" calcext:value-type="string">
            <text:p>var_168 = float(args['var_168'])</text:p>
          </table:table-cell>
          <table:table-cell table:formula="of:=COM.MICROSOFT.CONCAT([.B169];[.A169])" office:value-type="string" office:string-value="var_168" calcext:value-type="string">
            <text:p>var_168</text:p>
          </table:table-cell>
          <table:table-cell table:formula="of:=COM.MICROSOFT.CONCAT(&quot;'&quot;;[.L169];&quot;' : &quot;;[.L169];&quot;,&quot;)" office:value-type="string" office:string-value="'var_168' : var_168," calcext:value-type="string">
            <text:p>'var_168' : var_168,</text:p>
          </table:table-cell>
          <table:table-cell table:formula="of:=COM.MICROSOFT.CONCAT(&quot;&amp;&quot;;[.L169];&quot;=&quot;;[.E169])" office:value-type="string" office:string-value="&amp;var_168=4.3416" calcext:value-type="string">
            <text:p>&amp;var_168=4.3416</text:p>
          </table:table-cell>
          <table:table-cell table:formula="of:=COM.MICROSOFT.CONCAT(&quot;parser.add_argument('&quot;;[.L169];&quot;', type=float)&quot;)" office:value-type="string" office:string-value="parser.add_argument('var_168', type=float)" calcext:value-type="string">
            <text:p>parser.add_argument('var_168', type=float)</text:p>
          </table:table-cell>
          <table:table-cell table:number-columns-repeated="18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5.1855" calcext:value-type="float">
            <text:p>5.1855</text:p>
          </table:table-cell>
          <table:table-cell table:formula="of:=COM.MICROSOFT.CONCAT(&quot; name='var_&quot;;[.A170];&quot;' &quot;)" office:value-type="string" office:string-value=" name='var_169' " calcext:value-type="string">
            <text:p><text:s/>name='var_16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0];[.B170];[.A170];[.D170];[.E170]; [.F170]; [.G170])" office:value-type="string" office:string-value="&lt;input id=&quot;var_169&quot; value=5.1855 name='var_169'  type=&quot;number&quot; hidden&gt;" calcext:value-type="string">
            <text:p>&lt;input id="var_169" value=5.1855 name='var_16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0];[.A170];&quot; = &quot;;[.I170];[.B170];[.A170];[.J170])" office:value-type="string" office:string-value="var_169 = float(args['var_169'])" calcext:value-type="string">
            <text:p>var_169 = float(args['var_169'])</text:p>
          </table:table-cell>
          <table:table-cell table:formula="of:=COM.MICROSOFT.CONCAT([.B170];[.A170])" office:value-type="string" office:string-value="var_169" calcext:value-type="string">
            <text:p>var_169</text:p>
          </table:table-cell>
          <table:table-cell table:formula="of:=COM.MICROSOFT.CONCAT(&quot;'&quot;;[.L170];&quot;' : &quot;;[.L170];&quot;,&quot;)" office:value-type="string" office:string-value="'var_169' : var_169," calcext:value-type="string">
            <text:p>'var_169' : var_169,</text:p>
          </table:table-cell>
          <table:table-cell table:formula="of:=COM.MICROSOFT.CONCAT(&quot;&amp;&quot;;[.L170];&quot;=&quot;;[.E170])" office:value-type="string" office:string-value="&amp;var_169=5.1855" calcext:value-type="string">
            <text:p>&amp;var_169=5.1855</text:p>
          </table:table-cell>
          <table:table-cell table:formula="of:=COM.MICROSOFT.CONCAT(&quot;parser.add_argument('&quot;;[.L170];&quot;', type=float)&quot;)" office:value-type="string" office:string-value="parser.add_argument('var_169', type=float)" calcext:value-type="string">
            <text:p>parser.add_argument('var_169', type=float)</text:p>
          </table:table-cell>
          <table:table-cell table:number-columns-repeated="18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2603" calcext:value-type="float">
            <text:p>4.2603</text:p>
          </table:table-cell>
          <table:table-cell table:formula="of:=COM.MICROSOFT.CONCAT(&quot; name='var_&quot;;[.A171];&quot;' &quot;)" office:value-type="string" office:string-value=" name='var_170' " calcext:value-type="string">
            <text:p><text:s/>name='var_17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1];[.B171];[.A171];[.D171];[.E171]; [.F171]; [.G171])" office:value-type="string" office:string-value="&lt;input id=&quot;var_170&quot; value=4.2603 name='var_170'  type=&quot;number&quot; hidden&gt;" calcext:value-type="string">
            <text:p>&lt;input id="var_170" value=4.2603 name='var_17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1];[.A171];&quot; = &quot;;[.I171];[.B171];[.A171];[.J171])" office:value-type="string" office:string-value="var_170 = float(args['var_170'])" calcext:value-type="string">
            <text:p>var_170 = float(args['var_170'])</text:p>
          </table:table-cell>
          <table:table-cell table:formula="of:=COM.MICROSOFT.CONCAT([.B171];[.A171])" office:value-type="string" office:string-value="var_170" calcext:value-type="string">
            <text:p>var_170</text:p>
          </table:table-cell>
          <table:table-cell table:formula="of:=COM.MICROSOFT.CONCAT(&quot;'&quot;;[.L171];&quot;' : &quot;;[.L171];&quot;,&quot;)" office:value-type="string" office:string-value="'var_170' : var_170," calcext:value-type="string">
            <text:p>'var_170' : var_170,</text:p>
          </table:table-cell>
          <table:table-cell table:formula="of:=COM.MICROSOFT.CONCAT(&quot;&amp;&quot;;[.L171];&quot;=&quot;;[.E171])" office:value-type="string" office:string-value="&amp;var_170=4.2603" calcext:value-type="string">
            <text:p>&amp;var_170=4.2603</text:p>
          </table:table-cell>
          <table:table-cell table:formula="of:=COM.MICROSOFT.CONCAT(&quot;parser.add_argument('&quot;;[.L171];&quot;', type=float)&quot;)" office:value-type="string" office:string-value="parser.add_argument('var_170', type=float)" calcext:value-type="string">
            <text:p>parser.add_argument('var_170', type=float)</text:p>
          </table:table-cell>
          <table:table-cell table:number-columns-repeated="18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6779" calcext:value-type="float">
            <text:p>1.6779</text:p>
          </table:table-cell>
          <table:table-cell table:formula="of:=COM.MICROSOFT.CONCAT(&quot; name='var_&quot;;[.A172];&quot;' &quot;)" office:value-type="string" office:string-value=" name='var_171' " calcext:value-type="string">
            <text:p><text:s/>name='var_17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2];[.B172];[.A172];[.D172];[.E172]; [.F172]; [.G172])" office:value-type="string" office:string-value="&lt;input id=&quot;var_171&quot; value=1.6779 name='var_171'  type=&quot;number&quot; hidden&gt;" calcext:value-type="string">
            <text:p>&lt;input id="var_171" value=1.6779 name='var_17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2];[.A172];&quot; = &quot;;[.I172];[.B172];[.A172];[.J172])" office:value-type="string" office:string-value="var_171 = float(args['var_171'])" calcext:value-type="string">
            <text:p>var_171 = float(args['var_171'])</text:p>
          </table:table-cell>
          <table:table-cell table:formula="of:=COM.MICROSOFT.CONCAT([.B172];[.A172])" office:value-type="string" office:string-value="var_171" calcext:value-type="string">
            <text:p>var_171</text:p>
          </table:table-cell>
          <table:table-cell table:formula="of:=COM.MICROSOFT.CONCAT(&quot;'&quot;;[.L172];&quot;' : &quot;;[.L172];&quot;,&quot;)" office:value-type="string" office:string-value="'var_171' : var_171," calcext:value-type="string">
            <text:p>'var_171' : var_171,</text:p>
          </table:table-cell>
          <table:table-cell table:formula="of:=COM.MICROSOFT.CONCAT(&quot;&amp;&quot;;[.L172];&quot;=&quot;;[.E172])" office:value-type="string" office:string-value="&amp;var_171=1.6779" calcext:value-type="string">
            <text:p>&amp;var_171=1.6779</text:p>
          </table:table-cell>
          <table:table-cell table:formula="of:=COM.MICROSOFT.CONCAT(&quot;parser.add_argument('&quot;;[.L172];&quot;', type=float)&quot;)" office:value-type="string" office:string-value="parser.add_argument('var_171', type=float)" calcext:value-type="string">
            <text:p>parser.add_argument('var_171', type=float)</text:p>
          </table:table-cell>
          <table:table-cell table:number-columns-repeated="18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9.0849" calcext:value-type="float">
            <text:p>29.0849</text:p>
          </table:table-cell>
          <table:table-cell table:formula="of:=COM.MICROSOFT.CONCAT(&quot; name='var_&quot;;[.A173];&quot;' &quot;)" office:value-type="string" office:string-value=" name='var_172' " calcext:value-type="string">
            <text:p><text:s/>name='var_17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3];[.B173];[.A173];[.D173];[.E173]; [.F173]; [.G173])" office:value-type="string" office:string-value="&lt;input id=&quot;var_172&quot; value=29.0849 name='var_172'  type=&quot;number&quot; hidden&gt;" calcext:value-type="string">
            <text:p>&lt;input id="var_172" value=29.0849 name='var_17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3];[.A173];&quot; = &quot;;[.I173];[.B173];[.A173];[.J173])" office:value-type="string" office:string-value="var_172 = float(args['var_172'])" calcext:value-type="string">
            <text:p>var_172 = float(args['var_172'])</text:p>
          </table:table-cell>
          <table:table-cell table:formula="of:=COM.MICROSOFT.CONCAT([.B173];[.A173])" office:value-type="string" office:string-value="var_172" calcext:value-type="string">
            <text:p>var_172</text:p>
          </table:table-cell>
          <table:table-cell table:formula="of:=COM.MICROSOFT.CONCAT(&quot;'&quot;;[.L173];&quot;' : &quot;;[.L173];&quot;,&quot;)" office:value-type="string" office:string-value="'var_172' : var_172," calcext:value-type="string">
            <text:p>'var_172' : var_172,</text:p>
          </table:table-cell>
          <table:table-cell table:formula="of:=COM.MICROSOFT.CONCAT(&quot;&amp;&quot;;[.L173];&quot;=&quot;;[.E173])" office:value-type="string" office:string-value="&amp;var_172=29.0849" calcext:value-type="string">
            <text:p>&amp;var_172=29.0849</text:p>
          </table:table-cell>
          <table:table-cell table:formula="of:=COM.MICROSOFT.CONCAT(&quot;parser.add_argument('&quot;;[.L173];&quot;', type=float)&quot;)" office:value-type="string" office:string-value="parser.add_argument('var_172', type=float)" calcext:value-type="string">
            <text:p>parser.add_argument('var_172', type=float)</text:p>
          </table:table-cell>
          <table:table-cell table:number-columns-repeated="18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8.4685" calcext:value-type="float">
            <text:p>8.4685</text:p>
          </table:table-cell>
          <table:table-cell table:formula="of:=COM.MICROSOFT.CONCAT(&quot; name='var_&quot;;[.A174];&quot;' &quot;)" office:value-type="string" office:string-value=" name='var_173' " calcext:value-type="string">
            <text:p><text:s/>name='var_17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4];[.B174];[.A174];[.D174];[.E174]; [.F174]; [.G174])" office:value-type="string" office:string-value="&lt;input id=&quot;var_173&quot; value=8.4685 name='var_173'  type=&quot;number&quot; hidden&gt;" calcext:value-type="string">
            <text:p>&lt;input id="var_173" value=8.4685 name='var_17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4];[.A174];&quot; = &quot;;[.I174];[.B174];[.A174];[.J174])" office:value-type="string" office:string-value="var_173 = float(args['var_173'])" calcext:value-type="string">
            <text:p>var_173 = float(args['var_173'])</text:p>
          </table:table-cell>
          <table:table-cell table:formula="of:=COM.MICROSOFT.CONCAT([.B174];[.A174])" office:value-type="string" office:string-value="var_173" calcext:value-type="string">
            <text:p>var_173</text:p>
          </table:table-cell>
          <table:table-cell table:formula="of:=COM.MICROSOFT.CONCAT(&quot;'&quot;;[.L174];&quot;' : &quot;;[.L174];&quot;,&quot;)" office:value-type="string" office:string-value="'var_173' : var_173," calcext:value-type="string">
            <text:p>'var_173' : var_173,</text:p>
          </table:table-cell>
          <table:table-cell table:formula="of:=COM.MICROSOFT.CONCAT(&quot;&amp;&quot;;[.L174];&quot;=&quot;;[.E174])" office:value-type="string" office:string-value="&amp;var_173=8.4685" calcext:value-type="string">
            <text:p>&amp;var_173=8.4685</text:p>
          </table:table-cell>
          <table:table-cell table:formula="of:=COM.MICROSOFT.CONCAT(&quot;parser.add_argument('&quot;;[.L174];&quot;', type=float)&quot;)" office:value-type="string" office:string-value="parser.add_argument('var_173', type=float)" calcext:value-type="string">
            <text:p>parser.add_argument('var_173', type=float)</text:p>
          </table:table-cell>
          <table:table-cell table:number-columns-repeated="18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8.1317" calcext:value-type="float">
            <text:p>18.1317</text:p>
          </table:table-cell>
          <table:table-cell table:formula="of:=COM.MICROSOFT.CONCAT(&quot; name='var_&quot;;[.A175];&quot;' &quot;)" office:value-type="string" office:string-value=" name='var_174' " calcext:value-type="string">
            <text:p><text:s/>name='var_17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5];[.B175];[.A175];[.D175];[.E175]; [.F175]; [.G175])" office:value-type="string" office:string-value="&lt;input id=&quot;var_174&quot; value=18.1317 name='var_174'  type=&quot;number&quot; hidden&gt;" calcext:value-type="string">
            <text:p>&lt;input id="var_174" value=18.1317 name='var_17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5];[.A175];&quot; = &quot;;[.I175];[.B175];[.A175];[.J175])" office:value-type="string" office:string-value="var_174 = float(args['var_174'])" calcext:value-type="string">
            <text:p>var_174 = float(args['var_174'])</text:p>
          </table:table-cell>
          <table:table-cell table:formula="of:=COM.MICROSOFT.CONCAT([.B175];[.A175])" office:value-type="string" office:string-value="var_174" calcext:value-type="string">
            <text:p>var_174</text:p>
          </table:table-cell>
          <table:table-cell table:formula="of:=COM.MICROSOFT.CONCAT(&quot;'&quot;;[.L175];&quot;' : &quot;;[.L175];&quot;,&quot;)" office:value-type="string" office:string-value="'var_174' : var_174," calcext:value-type="string">
            <text:p>'var_174' : var_174,</text:p>
          </table:table-cell>
          <table:table-cell table:formula="of:=COM.MICROSOFT.CONCAT(&quot;&amp;&quot;;[.L175];&quot;=&quot;;[.E175])" office:value-type="string" office:string-value="&amp;var_174=18.1317" calcext:value-type="string">
            <text:p>&amp;var_174=18.1317</text:p>
          </table:table-cell>
          <table:table-cell table:formula="of:=COM.MICROSOFT.CONCAT(&quot;parser.add_argument('&quot;;[.L175];&quot;', type=float)&quot;)" office:value-type="string" office:string-value="parser.add_argument('var_174', type=float)" calcext:value-type="string">
            <text:p>parser.add_argument('var_174', type=float)</text:p>
          </table:table-cell>
          <table:table-cell table:number-columns-repeated="18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2.2818" calcext:value-type="float">
            <text:p>12.2818</text:p>
          </table:table-cell>
          <table:table-cell table:formula="of:=COM.MICROSOFT.CONCAT(&quot; name='var_&quot;;[.A176];&quot;' &quot;)" office:value-type="string" office:string-value=" name='var_175' " calcext:value-type="string">
            <text:p><text:s/>name='var_17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6];[.B176];[.A176];[.D176];[.E176]; [.F176]; [.G176])" office:value-type="string" office:string-value="&lt;input id=&quot;var_175&quot; value=12.2818 name='var_175'  type=&quot;number&quot; hidden&gt;" calcext:value-type="string">
            <text:p>&lt;input id="var_175" value=12.2818 name='var_17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6];[.A176];&quot; = &quot;;[.I176];[.B176];[.A176];[.J176])" office:value-type="string" office:string-value="var_175 = float(args['var_175'])" calcext:value-type="string">
            <text:p>var_175 = float(args['var_175'])</text:p>
          </table:table-cell>
          <table:table-cell table:formula="of:=COM.MICROSOFT.CONCAT([.B176];[.A176])" office:value-type="string" office:string-value="var_175" calcext:value-type="string">
            <text:p>var_175</text:p>
          </table:table-cell>
          <table:table-cell table:formula="of:=COM.MICROSOFT.CONCAT(&quot;'&quot;;[.L176];&quot;' : &quot;;[.L176];&quot;,&quot;)" office:value-type="string" office:string-value="'var_175' : var_175," calcext:value-type="string">
            <text:p>'var_175' : var_175,</text:p>
          </table:table-cell>
          <table:table-cell table:formula="of:=COM.MICROSOFT.CONCAT(&quot;&amp;&quot;;[.L176];&quot;=&quot;;[.E176])" office:value-type="string" office:string-value="&amp;var_175=12.2818" calcext:value-type="string">
            <text:p>&amp;var_175=12.2818</text:p>
          </table:table-cell>
          <table:table-cell table:formula="of:=COM.MICROSOFT.CONCAT(&quot;parser.add_argument('&quot;;[.L176];&quot;', type=float)&quot;)" office:value-type="string" office:string-value="parser.add_argument('var_175', type=float)" calcext:value-type="string">
            <text:p>parser.add_argument('var_175', type=float)</text:p>
          </table:table-cell>
          <table:table-cell table:number-columns-repeated="18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0.6912" calcext:value-type="float">
            <text:p>-0.6912</text:p>
          </table:table-cell>
          <table:table-cell table:formula="of:=COM.MICROSOFT.CONCAT(&quot; name='var_&quot;;[.A177];&quot;' &quot;)" office:value-type="string" office:string-value=" name='var_176' " calcext:value-type="string">
            <text:p><text:s/>name='var_17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7];[.B177];[.A177];[.D177];[.E177]; [.F177]; [.G177])" office:value-type="string" office:string-value="&lt;input id=&quot;var_176&quot; value=-0.6912 name='var_176'  type=&quot;number&quot; hidden&gt;" calcext:value-type="string">
            <text:p>&lt;input id="var_176" value=-0.6912 name='var_17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7];[.A177];&quot; = &quot;;[.I177];[.B177];[.A177];[.J177])" office:value-type="string" office:string-value="var_176 = float(args['var_176'])" calcext:value-type="string">
            <text:p>var_176 = float(args['var_176'])</text:p>
          </table:table-cell>
          <table:table-cell table:formula="of:=COM.MICROSOFT.CONCAT([.B177];[.A177])" office:value-type="string" office:string-value="var_176" calcext:value-type="string">
            <text:p>var_176</text:p>
          </table:table-cell>
          <table:table-cell table:formula="of:=COM.MICROSOFT.CONCAT(&quot;'&quot;;[.L177];&quot;' : &quot;;[.L177];&quot;,&quot;)" office:value-type="string" office:string-value="'var_176' : var_176," calcext:value-type="string">
            <text:p>'var_176' : var_176,</text:p>
          </table:table-cell>
          <table:table-cell table:formula="of:=COM.MICROSOFT.CONCAT(&quot;&amp;&quot;;[.L177];&quot;=&quot;;[.E177])" office:value-type="string" office:string-value="&amp;var_176=-0.6912" calcext:value-type="string">
            <text:p>&amp;var_176=-0.6912</text:p>
          </table:table-cell>
          <table:table-cell table:formula="of:=COM.MICROSOFT.CONCAT(&quot;parser.add_argument('&quot;;[.L177];&quot;', type=float)&quot;)" office:value-type="string" office:string-value="parser.add_argument('var_176', type=float)" calcext:value-type="string">
            <text:p>parser.add_argument('var_176', type=float)</text:p>
          </table:table-cell>
          <table:table-cell table:number-columns-repeated="18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2226" calcext:value-type="float">
            <text:p>10.2226</text:p>
          </table:table-cell>
          <table:table-cell table:formula="of:=COM.MICROSOFT.CONCAT(&quot; name='var_&quot;;[.A178];&quot;' &quot;)" office:value-type="string" office:string-value=" name='var_177' " calcext:value-type="string">
            <text:p><text:s/>name='var_17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8];[.B178];[.A178];[.D178];[.E178]; [.F178]; [.G178])" office:value-type="string" office:string-value="&lt;input id=&quot;var_177&quot; value=10.2226 name='var_177'  type=&quot;number&quot; hidden&gt;" calcext:value-type="string">
            <text:p>&lt;input id="var_177" value=10.2226 name='var_17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8];[.A178];&quot; = &quot;;[.I178];[.B178];[.A178];[.J178])" office:value-type="string" office:string-value="var_177 = float(args['var_177'])" calcext:value-type="string">
            <text:p>var_177 = float(args['var_177'])</text:p>
          </table:table-cell>
          <table:table-cell table:formula="of:=COM.MICROSOFT.CONCAT([.B178];[.A178])" office:value-type="string" office:string-value="var_177" calcext:value-type="string">
            <text:p>var_177</text:p>
          </table:table-cell>
          <table:table-cell table:formula="of:=COM.MICROSOFT.CONCAT(&quot;'&quot;;[.L178];&quot;' : &quot;;[.L178];&quot;,&quot;)" office:value-type="string" office:string-value="'var_177' : var_177," calcext:value-type="string">
            <text:p>'var_177' : var_177,</text:p>
          </table:table-cell>
          <table:table-cell table:formula="of:=COM.MICROSOFT.CONCAT(&quot;&amp;&quot;;[.L178];&quot;=&quot;;[.E178])" office:value-type="string" office:string-value="&amp;var_177=10.2226" calcext:value-type="string">
            <text:p>&amp;var_177=10.2226</text:p>
          </table:table-cell>
          <table:table-cell table:formula="of:=COM.MICROSOFT.CONCAT(&quot;parser.add_argument('&quot;;[.L178];&quot;', type=float)&quot;)" office:value-type="string" office:string-value="parser.add_argument('var_177', type=float)" calcext:value-type="string">
            <text:p>parser.add_argument('var_177', type=float)</text:p>
          </table:table-cell>
          <table:table-cell table:number-columns-repeated="18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5.5579" calcext:value-type="float">
            <text:p>-5.5579</text:p>
          </table:table-cell>
          <table:table-cell table:formula="of:=COM.MICROSOFT.CONCAT(&quot; name='var_&quot;;[.A179];&quot;' &quot;)" office:value-type="string" office:string-value=" name='var_178' " calcext:value-type="string">
            <text:p><text:s/>name='var_17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79];[.B179];[.A179];[.D179];[.E179]; [.F179]; [.G179])" office:value-type="string" office:string-value="&lt;input id=&quot;var_178&quot; value=-5.5579 name='var_178'  type=&quot;number&quot; hidden&gt;" calcext:value-type="string">
            <text:p>&lt;input id="var_178" value=-5.5579 name='var_17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79];[.A179];&quot; = &quot;;[.I179];[.B179];[.A179];[.J179])" office:value-type="string" office:string-value="var_178 = float(args['var_178'])" calcext:value-type="string">
            <text:p>var_178 = float(args['var_178'])</text:p>
          </table:table-cell>
          <table:table-cell table:formula="of:=COM.MICROSOFT.CONCAT([.B179];[.A179])" office:value-type="string" office:string-value="var_178" calcext:value-type="string">
            <text:p>var_178</text:p>
          </table:table-cell>
          <table:table-cell table:formula="of:=COM.MICROSOFT.CONCAT(&quot;'&quot;;[.L179];&quot;' : &quot;;[.L179];&quot;,&quot;)" office:value-type="string" office:string-value="'var_178' : var_178," calcext:value-type="string">
            <text:p>'var_178' : var_178,</text:p>
          </table:table-cell>
          <table:table-cell table:formula="of:=COM.MICROSOFT.CONCAT(&quot;&amp;&quot;;[.L179];&quot;=&quot;;[.E179])" office:value-type="string" office:string-value="&amp;var_178=-5.5579" calcext:value-type="string">
            <text:p>&amp;var_178=-5.5579</text:p>
          </table:table-cell>
          <table:table-cell table:formula="of:=COM.MICROSOFT.CONCAT(&quot;parser.add_argument('&quot;;[.L179];&quot;', type=float)&quot;)" office:value-type="string" office:string-value="parser.add_argument('var_178', type=float)" calcext:value-type="string">
            <text:p>parser.add_argument('var_178', type=float)</text:p>
          </table:table-cell>
          <table:table-cell table:number-columns-repeated="18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2926" calcext:value-type="float">
            <text:p>2.2926</text:p>
          </table:table-cell>
          <table:table-cell table:formula="of:=COM.MICROSOFT.CONCAT(&quot; name='var_&quot;;[.A180];&quot;' &quot;)" office:value-type="string" office:string-value=" name='var_179' " calcext:value-type="string">
            <text:p><text:s/>name='var_17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0];[.B180];[.A180];[.D180];[.E180]; [.F180]; [.G180])" office:value-type="string" office:string-value="&lt;input id=&quot;var_179&quot; value=2.2926 name='var_179'  type=&quot;number&quot; hidden&gt;" calcext:value-type="string">
            <text:p>&lt;input id="var_179" value=2.2926 name='var_17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0];[.A180];&quot; = &quot;;[.I180];[.B180];[.A180];[.J180])" office:value-type="string" office:string-value="var_179 = float(args['var_179'])" calcext:value-type="string">
            <text:p>var_179 = float(args['var_179'])</text:p>
          </table:table-cell>
          <table:table-cell table:formula="of:=COM.MICROSOFT.CONCAT([.B180];[.A180])" office:value-type="string" office:string-value="var_179" calcext:value-type="string">
            <text:p>var_179</text:p>
          </table:table-cell>
          <table:table-cell table:formula="of:=COM.MICROSOFT.CONCAT(&quot;'&quot;;[.L180];&quot;' : &quot;;[.L180];&quot;,&quot;)" office:value-type="string" office:string-value="'var_179' : var_179," calcext:value-type="string">
            <text:p>'var_179' : var_179,</text:p>
          </table:table-cell>
          <table:table-cell table:formula="of:=COM.MICROSOFT.CONCAT(&quot;&amp;&quot;;[.L180];&quot;=&quot;;[.E180])" office:value-type="string" office:string-value="&amp;var_179=2.2926" calcext:value-type="string">
            <text:p>&amp;var_179=2.2926</text:p>
          </table:table-cell>
          <table:table-cell table:formula="of:=COM.MICROSOFT.CONCAT(&quot;parser.add_argument('&quot;;[.L180];&quot;', type=float)&quot;)" office:value-type="string" office:string-value="parser.add_argument('var_179', type=float)" calcext:value-type="string">
            <text:p>parser.add_argument('var_179', type=float)</text:p>
          </table:table-cell>
          <table:table-cell table:number-columns-repeated="18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4.5358" calcext:value-type="float">
            <text:p>-4.5358</text:p>
          </table:table-cell>
          <table:table-cell table:formula="of:=COM.MICROSOFT.CONCAT(&quot; name='var_&quot;;[.A181];&quot;' &quot;)" office:value-type="string" office:string-value=" name='var_180' " calcext:value-type="string">
            <text:p><text:s/>name='var_18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1];[.B181];[.A181];[.D181];[.E181]; [.F181]; [.G181])" office:value-type="string" office:string-value="&lt;input id=&quot;var_180&quot; value=-4.5358 name='var_180'  type=&quot;number&quot; hidden&gt;" calcext:value-type="string">
            <text:p>&lt;input id="var_180" value=-4.5358 name='var_18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1];[.A181];&quot; = &quot;;[.I181];[.B181];[.A181];[.J181])" office:value-type="string" office:string-value="var_180 = float(args['var_180'])" calcext:value-type="string">
            <text:p>var_180 = float(args['var_180'])</text:p>
          </table:table-cell>
          <table:table-cell table:formula="of:=COM.MICROSOFT.CONCAT([.B181];[.A181])" office:value-type="string" office:string-value="var_180" calcext:value-type="string">
            <text:p>var_180</text:p>
          </table:table-cell>
          <table:table-cell table:formula="of:=COM.MICROSOFT.CONCAT(&quot;'&quot;;[.L181];&quot;' : &quot;;[.L181];&quot;,&quot;)" office:value-type="string" office:string-value="'var_180' : var_180," calcext:value-type="string">
            <text:p>'var_180' : var_180,</text:p>
          </table:table-cell>
          <table:table-cell table:formula="of:=COM.MICROSOFT.CONCAT(&quot;&amp;&quot;;[.L181];&quot;=&quot;;[.E181])" office:value-type="string" office:string-value="&amp;var_180=-4.5358" calcext:value-type="string">
            <text:p>&amp;var_180=-4.5358</text:p>
          </table:table-cell>
          <table:table-cell table:formula="of:=COM.MICROSOFT.CONCAT(&quot;parser.add_argument('&quot;;[.L181];&quot;', type=float)&quot;)" office:value-type="string" office:string-value="parser.add_argument('var_180', type=float)" calcext:value-type="string">
            <text:p>parser.add_argument('var_180', type=float)</text:p>
          </table:table-cell>
          <table:table-cell table:number-columns-repeated="18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3903" calcext:value-type="float">
            <text:p>10.3903</text:p>
          </table:table-cell>
          <table:table-cell table:formula="of:=COM.MICROSOFT.CONCAT(&quot; name='var_&quot;;[.A182];&quot;' &quot;)" office:value-type="string" office:string-value=" name='var_181' " calcext:value-type="string">
            <text:p><text:s/>name='var_18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2];[.B182];[.A182];[.D182];[.E182]; [.F182]; [.G182])" office:value-type="string" office:string-value="&lt;input id=&quot;var_181&quot; value=10.3903 name='var_181'  type=&quot;number&quot; hidden&gt;" calcext:value-type="string">
            <text:p>&lt;input id="var_181" value=10.3903 name='var_18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2];[.A182];&quot; = &quot;;[.I182];[.B182];[.A182];[.J182])" office:value-type="string" office:string-value="var_181 = float(args['var_181'])" calcext:value-type="string">
            <text:p>var_181 = float(args['var_181'])</text:p>
          </table:table-cell>
          <table:table-cell table:formula="of:=COM.MICROSOFT.CONCAT([.B182];[.A182])" office:value-type="string" office:string-value="var_181" calcext:value-type="string">
            <text:p>var_181</text:p>
          </table:table-cell>
          <table:table-cell table:formula="of:=COM.MICROSOFT.CONCAT(&quot;'&quot;;[.L182];&quot;' : &quot;;[.L182];&quot;,&quot;)" office:value-type="string" office:string-value="'var_181' : var_181," calcext:value-type="string">
            <text:p>'var_181' : var_181,</text:p>
          </table:table-cell>
          <table:table-cell table:formula="of:=COM.MICROSOFT.CONCAT(&quot;&amp;&quot;;[.L182];&quot;=&quot;;[.E182])" office:value-type="string" office:string-value="&amp;var_181=10.3903" calcext:value-type="string">
            <text:p>&amp;var_181=10.3903</text:p>
          </table:table-cell>
          <table:table-cell table:formula="of:=COM.MICROSOFT.CONCAT(&quot;parser.add_argument('&quot;;[.L182];&quot;', type=float)&quot;)" office:value-type="string" office:string-value="parser.add_argument('var_181', type=float)" calcext:value-type="string">
            <text:p>parser.add_argument('var_181', type=float)</text:p>
          </table:table-cell>
          <table:table-cell table:number-columns-repeated="18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5.4937" calcext:value-type="float">
            <text:p>-15.4937</text:p>
          </table:table-cell>
          <table:table-cell table:formula="of:=COM.MICROSOFT.CONCAT(&quot; name='var_&quot;;[.A183];&quot;' &quot;)" office:value-type="string" office:string-value=" name='var_182' " calcext:value-type="string">
            <text:p><text:s/>name='var_18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3];[.B183];[.A183];[.D183];[.E183]; [.F183]; [.G183])" office:value-type="string" office:string-value="&lt;input id=&quot;var_182&quot; value=-15.4937 name='var_182'  type=&quot;number&quot; hidden&gt;" calcext:value-type="string">
            <text:p>&lt;input id="var_182" value=-15.4937 name='var_18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3];[.A183];&quot; = &quot;;[.I183];[.B183];[.A183];[.J183])" office:value-type="string" office:string-value="var_182 = float(args['var_182'])" calcext:value-type="string">
            <text:p>var_182 = float(args['var_182'])</text:p>
          </table:table-cell>
          <table:table-cell table:formula="of:=COM.MICROSOFT.CONCAT([.B183];[.A183])" office:value-type="string" office:string-value="var_182" calcext:value-type="string">
            <text:p>var_182</text:p>
          </table:table-cell>
          <table:table-cell table:formula="of:=COM.MICROSOFT.CONCAT(&quot;'&quot;;[.L183];&quot;' : &quot;;[.L183];&quot;,&quot;)" office:value-type="string" office:string-value="'var_182' : var_182," calcext:value-type="string">
            <text:p>'var_182' : var_182,</text:p>
          </table:table-cell>
          <table:table-cell table:formula="of:=COM.MICROSOFT.CONCAT(&quot;&amp;&quot;;[.L183];&quot;=&quot;;[.E183])" office:value-type="string" office:string-value="&amp;var_182=-15.4937" calcext:value-type="string">
            <text:p>&amp;var_182=-15.4937</text:p>
          </table:table-cell>
          <table:table-cell table:formula="of:=COM.MICROSOFT.CONCAT(&quot;parser.add_argument('&quot;;[.L183];&quot;', type=float)&quot;)" office:value-type="string" office:string-value="parser.add_argument('var_182', type=float)" calcext:value-type="string">
            <text:p>parser.add_argument('var_182', type=float)</text:p>
          </table:table-cell>
          <table:table-cell table:number-columns-repeated="18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.9697" calcext:value-type="float">
            <text:p>3.9697</text:p>
          </table:table-cell>
          <table:table-cell table:formula="of:=COM.MICROSOFT.CONCAT(&quot; name='var_&quot;;[.A184];&quot;' &quot;)" office:value-type="string" office:string-value=" name='var_183' " calcext:value-type="string">
            <text:p><text:s/>name='var_18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4];[.B184];[.A184];[.D184];[.E184]; [.F184]; [.G184])" office:value-type="string" office:string-value="&lt;input id=&quot;var_183&quot; value=3.9697 name='var_183'  type=&quot;number&quot; hidden&gt;" calcext:value-type="string">
            <text:p>&lt;input id="var_183" value=3.9697 name='var_18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4];[.A184];&quot; = &quot;;[.I184];[.B184];[.A184];[.J184])" office:value-type="string" office:string-value="var_183 = float(args['var_183'])" calcext:value-type="string">
            <text:p>var_183 = float(args['var_183'])</text:p>
          </table:table-cell>
          <table:table-cell table:formula="of:=COM.MICROSOFT.CONCAT([.B184];[.A184])" office:value-type="string" office:string-value="var_183" calcext:value-type="string">
            <text:p>var_183</text:p>
          </table:table-cell>
          <table:table-cell table:formula="of:=COM.MICROSOFT.CONCAT(&quot;'&quot;;[.L184];&quot;' : &quot;;[.L184];&quot;,&quot;)" office:value-type="string" office:string-value="'var_183' : var_183," calcext:value-type="string">
            <text:p>'var_183' : var_183,</text:p>
          </table:table-cell>
          <table:table-cell table:formula="of:=COM.MICROSOFT.CONCAT(&quot;&amp;&quot;;[.L184];&quot;=&quot;;[.E184])" office:value-type="string" office:string-value="&amp;var_183=3.9697" calcext:value-type="string">
            <text:p>&amp;var_183=3.9697</text:p>
          </table:table-cell>
          <table:table-cell table:formula="of:=COM.MICROSOFT.CONCAT(&quot;parser.add_argument('&quot;;[.L184];&quot;', type=float)&quot;)" office:value-type="string" office:string-value="parser.add_argument('var_183', type=float)" calcext:value-type="string">
            <text:p>parser.add_argument('var_183', type=float)</text:p>
          </table:table-cell>
          <table:table-cell table:number-columns-repeated="18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31.3521" calcext:value-type="float">
            <text:p>31.3521</text:p>
          </table:table-cell>
          <table:table-cell table:formula="of:=COM.MICROSOFT.CONCAT(&quot; name='var_&quot;;[.A185];&quot;' &quot;)" office:value-type="string" office:string-value=" name='var_184' " calcext:value-type="string">
            <text:p><text:s/>name='var_18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5];[.B185];[.A185];[.D185];[.E185]; [.F185]; [.G185])" office:value-type="string" office:string-value="&lt;input id=&quot;var_184&quot; value=31.3521 name='var_184'  type=&quot;number&quot; hidden&gt;" calcext:value-type="string">
            <text:p>&lt;input id="var_184" value=31.3521 name='var_18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5];[.A185];&quot; = &quot;;[.I185];[.B185];[.A185];[.J185])" office:value-type="string" office:string-value="var_184 = float(args['var_184'])" calcext:value-type="string">
            <text:p>var_184 = float(args['var_184'])</text:p>
          </table:table-cell>
          <table:table-cell table:formula="of:=COM.MICROSOFT.CONCAT([.B185];[.A185])" office:value-type="string" office:string-value="var_184" calcext:value-type="string">
            <text:p>var_184</text:p>
          </table:table-cell>
          <table:table-cell table:formula="of:=COM.MICROSOFT.CONCAT(&quot;'&quot;;[.L185];&quot;' : &quot;;[.L185];&quot;,&quot;)" office:value-type="string" office:string-value="'var_184' : var_184," calcext:value-type="string">
            <text:p>'var_184' : var_184,</text:p>
          </table:table-cell>
          <table:table-cell table:formula="of:=COM.MICROSOFT.CONCAT(&quot;&amp;&quot;;[.L185];&quot;=&quot;;[.E185])" office:value-type="string" office:string-value="&amp;var_184=31.3521" calcext:value-type="string">
            <text:p>&amp;var_184=31.3521</text:p>
          </table:table-cell>
          <table:table-cell table:formula="of:=COM.MICROSOFT.CONCAT(&quot;parser.add_argument('&quot;;[.L185];&quot;', type=float)&quot;)" office:value-type="string" office:string-value="parser.add_argument('var_184', type=float)" calcext:value-type="string">
            <text:p>parser.add_argument('var_184', type=float)</text:p>
          </table:table-cell>
          <table:table-cell table:number-columns-repeated="18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.1651" calcext:value-type="float">
            <text:p>-1.1651</text:p>
          </table:table-cell>
          <table:table-cell table:formula="of:=COM.MICROSOFT.CONCAT(&quot; name='var_&quot;;[.A186];&quot;' &quot;)" office:value-type="string" office:string-value=" name='var_185' " calcext:value-type="string">
            <text:p><text:s/>name='var_18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6];[.B186];[.A186];[.D186];[.E186]; [.F186]; [.G186])" office:value-type="string" office:string-value="&lt;input id=&quot;var_185&quot; value=-1.1651 name='var_185'  type=&quot;number&quot; hidden&gt;" calcext:value-type="string">
            <text:p>&lt;input id="var_185" value=-1.1651 name='var_18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6];[.A186];&quot; = &quot;;[.I186];[.B186];[.A186];[.J186])" office:value-type="string" office:string-value="var_185 = float(args['var_185'])" calcext:value-type="string">
            <text:p>var_185 = float(args['var_185'])</text:p>
          </table:table-cell>
          <table:table-cell table:formula="of:=COM.MICROSOFT.CONCAT([.B186];[.A186])" office:value-type="string" office:string-value="var_185" calcext:value-type="string">
            <text:p>var_185</text:p>
          </table:table-cell>
          <table:table-cell table:formula="of:=COM.MICROSOFT.CONCAT(&quot;'&quot;;[.L186];&quot;' : &quot;;[.L186];&quot;,&quot;)" office:value-type="string" office:string-value="'var_185' : var_185," calcext:value-type="string">
            <text:p>'var_185' : var_185,</text:p>
          </table:table-cell>
          <table:table-cell table:formula="of:=COM.MICROSOFT.CONCAT(&quot;&amp;&quot;;[.L186];&quot;=&quot;;[.E186])" office:value-type="string" office:string-value="&amp;var_185=-1.1651" calcext:value-type="string">
            <text:p>&amp;var_185=-1.1651</text:p>
          </table:table-cell>
          <table:table-cell table:formula="of:=COM.MICROSOFT.CONCAT(&quot;parser.add_argument('&quot;;[.L186];&quot;', type=float)&quot;)" office:value-type="string" office:string-value="parser.add_argument('var_185', type=float)" calcext:value-type="string">
            <text:p>parser.add_argument('var_185', type=float)</text:p>
          </table:table-cell>
          <table:table-cell table:number-columns-repeated="18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9.2874" calcext:value-type="float">
            <text:p>9.2874</text:p>
          </table:table-cell>
          <table:table-cell table:formula="of:=COM.MICROSOFT.CONCAT(&quot; name='var_&quot;;[.A187];&quot;' &quot;)" office:value-type="string" office:string-value=" name='var_186' " calcext:value-type="string">
            <text:p><text:s/>name='var_18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7];[.B187];[.A187];[.D187];[.E187]; [.F187]; [.G187])" office:value-type="string" office:string-value="&lt;input id=&quot;var_186&quot; value=9.2874 name='var_186'  type=&quot;number&quot; hidden&gt;" calcext:value-type="string">
            <text:p>&lt;input id="var_186" value=9.2874 name='var_18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7];[.A187];&quot; = &quot;;[.I187];[.B187];[.A187];[.J187])" office:value-type="string" office:string-value="var_186 = float(args['var_186'])" calcext:value-type="string">
            <text:p>var_186 = float(args['var_186'])</text:p>
          </table:table-cell>
          <table:table-cell table:formula="of:=COM.MICROSOFT.CONCAT([.B187];[.A187])" office:value-type="string" office:string-value="var_186" calcext:value-type="string">
            <text:p>var_186</text:p>
          </table:table-cell>
          <table:table-cell table:formula="of:=COM.MICROSOFT.CONCAT(&quot;'&quot;;[.L187];&quot;' : &quot;;[.L187];&quot;,&quot;)" office:value-type="string" office:string-value="'var_186' : var_186," calcext:value-type="string">
            <text:p>'var_186' : var_186,</text:p>
          </table:table-cell>
          <table:table-cell table:formula="of:=COM.MICROSOFT.CONCAT(&quot;&amp;&quot;;[.L187];&quot;=&quot;;[.E187])" office:value-type="string" office:string-value="&amp;var_186=9.2874" calcext:value-type="string">
            <text:p>&amp;var_186=9.2874</text:p>
          </table:table-cell>
          <table:table-cell table:formula="of:=COM.MICROSOFT.CONCAT(&quot;parser.add_argument('&quot;;[.L187];&quot;', type=float)&quot;)" office:value-type="string" office:string-value="parser.add_argument('var_186', type=float)" calcext:value-type="string">
            <text:p>parser.add_argument('var_186', type=float)</text:p>
          </table:table-cell>
          <table:table-cell table:number-columns-repeated="18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3.5705" calcext:value-type="float">
            <text:p>-23.5705</text:p>
          </table:table-cell>
          <table:table-cell table:formula="of:=COM.MICROSOFT.CONCAT(&quot; name='var_&quot;;[.A188];&quot;' &quot;)" office:value-type="string" office:string-value=" name='var_187' " calcext:value-type="string">
            <text:p><text:s/>name='var_18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8];[.B188];[.A188];[.D188];[.E188]; [.F188]; [.G188])" office:value-type="string" office:string-value="&lt;input id=&quot;var_187&quot; value=-23.5705 name='var_187'  type=&quot;number&quot; hidden&gt;" calcext:value-type="string">
            <text:p>&lt;input id="var_187" value=-23.5705 name='var_18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8];[.A188];&quot; = &quot;;[.I188];[.B188];[.A188];[.J188])" office:value-type="string" office:string-value="var_187 = float(args['var_187'])" calcext:value-type="string">
            <text:p>var_187 = float(args['var_187'])</text:p>
          </table:table-cell>
          <table:table-cell table:formula="of:=COM.MICROSOFT.CONCAT([.B188];[.A188])" office:value-type="string" office:string-value="var_187" calcext:value-type="string">
            <text:p>var_187</text:p>
          </table:table-cell>
          <table:table-cell table:formula="of:=COM.MICROSOFT.CONCAT(&quot;'&quot;;[.L188];&quot;' : &quot;;[.L188];&quot;,&quot;)" office:value-type="string" office:string-value="'var_187' : var_187," calcext:value-type="string">
            <text:p>'var_187' : var_187,</text:p>
          </table:table-cell>
          <table:table-cell table:formula="of:=COM.MICROSOFT.CONCAT(&quot;&amp;&quot;;[.L188];&quot;=&quot;;[.E188])" office:value-type="string" office:string-value="&amp;var_187=-23.5705" calcext:value-type="string">
            <text:p>&amp;var_187=-23.5705</text:p>
          </table:table-cell>
          <table:table-cell table:formula="of:=COM.MICROSOFT.CONCAT(&quot;parser.add_argument('&quot;;[.L188];&quot;', type=float)&quot;)" office:value-type="string" office:string-value="parser.add_argument('var_187', type=float)" calcext:value-type="string">
            <text:p>parser.add_argument('var_187', type=float)</text:p>
          </table:table-cell>
          <table:table-cell table:number-columns-repeated="18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2643" calcext:value-type="float">
            <text:p>13.2643</text:p>
          </table:table-cell>
          <table:table-cell table:formula="of:=COM.MICROSOFT.CONCAT(&quot; name='var_&quot;;[.A189];&quot;' &quot;)" office:value-type="string" office:string-value=" name='var_188' " calcext:value-type="string">
            <text:p><text:s/>name='var_18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89];[.B189];[.A189];[.D189];[.E189]; [.F189]; [.G189])" office:value-type="string" office:string-value="&lt;input id=&quot;var_188&quot; value=13.2643 name='var_188'  type=&quot;number&quot; hidden&gt;" calcext:value-type="string">
            <text:p>&lt;input id="var_188" value=13.2643 name='var_18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89];[.A189];&quot; = &quot;;[.I189];[.B189];[.A189];[.J189])" office:value-type="string" office:string-value="var_188 = float(args['var_188'])" calcext:value-type="string">
            <text:p>var_188 = float(args['var_188'])</text:p>
          </table:table-cell>
          <table:table-cell table:formula="of:=COM.MICROSOFT.CONCAT([.B189];[.A189])" office:value-type="string" office:string-value="var_188" calcext:value-type="string">
            <text:p>var_188</text:p>
          </table:table-cell>
          <table:table-cell table:formula="of:=COM.MICROSOFT.CONCAT(&quot;'&quot;;[.L189];&quot;' : &quot;;[.L189];&quot;,&quot;)" office:value-type="string" office:string-value="'var_188' : var_188," calcext:value-type="string">
            <text:p>'var_188' : var_188,</text:p>
          </table:table-cell>
          <table:table-cell table:formula="of:=COM.MICROSOFT.CONCAT(&quot;&amp;&quot;;[.L189];&quot;=&quot;;[.E189])" office:value-type="string" office:string-value="&amp;var_188=13.2643" calcext:value-type="string">
            <text:p>&amp;var_188=13.2643</text:p>
          </table:table-cell>
          <table:table-cell table:formula="of:=COM.MICROSOFT.CONCAT(&quot;parser.add_argument('&quot;;[.L189];&quot;', type=float)&quot;)" office:value-type="string" office:string-value="parser.add_argument('var_188', type=float)" calcext:value-type="string">
            <text:p>parser.add_argument('var_188', type=float)</text:p>
          </table:table-cell>
          <table:table-cell table:number-columns-repeated="18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.6591" calcext:value-type="float">
            <text:p>1.6591</text:p>
          </table:table-cell>
          <table:table-cell table:formula="of:=COM.MICROSOFT.CONCAT(&quot; name='var_&quot;;[.A190];&quot;' &quot;)" office:value-type="string" office:string-value=" name='var_189' " calcext:value-type="string">
            <text:p><text:s/>name='var_18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0];[.B190];[.A190];[.D190];[.E190]; [.F190]; [.G190])" office:value-type="string" office:string-value="&lt;input id=&quot;var_189&quot; value=1.6591 name='var_189'  type=&quot;number&quot; hidden&gt;" calcext:value-type="string">
            <text:p>&lt;input id="var_189" value=1.6591 name='var_18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0];[.A190];&quot; = &quot;;[.I190];[.B190];[.A190];[.J190])" office:value-type="string" office:string-value="var_189 = float(args['var_189'])" calcext:value-type="string">
            <text:p>var_189 = float(args['var_189'])</text:p>
          </table:table-cell>
          <table:table-cell table:formula="of:=COM.MICROSOFT.CONCAT([.B190];[.A190])" office:value-type="string" office:string-value="var_189" calcext:value-type="string">
            <text:p>var_189</text:p>
          </table:table-cell>
          <table:table-cell table:formula="of:=COM.MICROSOFT.CONCAT(&quot;'&quot;;[.L190];&quot;' : &quot;;[.L190];&quot;,&quot;)" office:value-type="string" office:string-value="'var_189' : var_189," calcext:value-type="string">
            <text:p>'var_189' : var_189,</text:p>
          </table:table-cell>
          <table:table-cell table:formula="of:=COM.MICROSOFT.CONCAT(&quot;&amp;&quot;;[.L190];&quot;=&quot;;[.E190])" office:value-type="string" office:string-value="&amp;var_189=1.6591" calcext:value-type="string">
            <text:p>&amp;var_189=1.6591</text:p>
          </table:table-cell>
          <table:table-cell table:formula="of:=COM.MICROSOFT.CONCAT(&quot;parser.add_argument('&quot;;[.L190];&quot;', type=float)&quot;)" office:value-type="string" office:string-value="parser.add_argument('var_189', type=float)" calcext:value-type="string">
            <text:p>parser.add_argument('var_189', type=float)</text:p>
          </table:table-cell>
          <table:table-cell table:number-columns-repeated="18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2.1556" calcext:value-type="float">
            <text:p>-2.1556</text:p>
          </table:table-cell>
          <table:table-cell table:formula="of:=COM.MICROSOFT.CONCAT(&quot; name='var_&quot;;[.A191];&quot;' &quot;)" office:value-type="string" office:string-value=" name='var_190' " calcext:value-type="string">
            <text:p><text:s/>name='var_190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1];[.B191];[.A191];[.D191];[.E191]; [.F191]; [.G191])" office:value-type="string" office:string-value="&lt;input id=&quot;var_190&quot; value=-2.1556 name='var_190'  type=&quot;number&quot; hidden&gt;" calcext:value-type="string">
            <text:p>&lt;input id="var_190" value=-2.1556 name='var_190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1];[.A191];&quot; = &quot;;[.I191];[.B191];[.A191];[.J191])" office:value-type="string" office:string-value="var_190 = float(args['var_190'])" calcext:value-type="string">
            <text:p>var_190 = float(args['var_190'])</text:p>
          </table:table-cell>
          <table:table-cell table:formula="of:=COM.MICROSOFT.CONCAT([.B191];[.A191])" office:value-type="string" office:string-value="var_190" calcext:value-type="string">
            <text:p>var_190</text:p>
          </table:table-cell>
          <table:table-cell table:formula="of:=COM.MICROSOFT.CONCAT(&quot;'&quot;;[.L191];&quot;' : &quot;;[.L191];&quot;,&quot;)" office:value-type="string" office:string-value="'var_190' : var_190," calcext:value-type="string">
            <text:p>'var_190' : var_190,</text:p>
          </table:table-cell>
          <table:table-cell table:formula="of:=COM.MICROSOFT.CONCAT(&quot;&amp;&quot;;[.L191];&quot;=&quot;;[.E191])" office:value-type="string" office:string-value="&amp;var_190=-2.1556" calcext:value-type="string">
            <text:p>&amp;var_190=-2.1556</text:p>
          </table:table-cell>
          <table:table-cell table:formula="of:=COM.MICROSOFT.CONCAT(&quot;parser.add_argument('&quot;;[.L191];&quot;', type=float)&quot;)" office:value-type="string" office:string-value="parser.add_argument('var_190', type=float)" calcext:value-type="string">
            <text:p>parser.add_argument('var_190', type=float)</text:p>
          </table:table-cell>
          <table:table-cell table:number-columns-repeated="18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1.8495" calcext:value-type="float">
            <text:p>11.8495</text:p>
          </table:table-cell>
          <table:table-cell table:formula="of:=COM.MICROSOFT.CONCAT(&quot; name='var_&quot;;[.A192];&quot;' &quot;)" office:value-type="string" office:string-value=" name='var_191' " calcext:value-type="string">
            <text:p><text:s/>name='var_191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2];[.B192];[.A192];[.D192];[.E192]; [.F192]; [.G192])" office:value-type="string" office:string-value="&lt;input id=&quot;var_191&quot; value=11.8495 name='var_191'  type=&quot;number&quot; hidden&gt;" calcext:value-type="string">
            <text:p>&lt;input id="var_191" value=11.8495 name='var_191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2];[.A192];&quot; = &quot;;[.I192];[.B192];[.A192];[.J192])" office:value-type="string" office:string-value="var_191 = float(args['var_191'])" calcext:value-type="string">
            <text:p>var_191 = float(args['var_191'])</text:p>
          </table:table-cell>
          <table:table-cell table:formula="of:=COM.MICROSOFT.CONCAT([.B192];[.A192])" office:value-type="string" office:string-value="var_191" calcext:value-type="string">
            <text:p>var_191</text:p>
          </table:table-cell>
          <table:table-cell table:formula="of:=COM.MICROSOFT.CONCAT(&quot;'&quot;;[.L192];&quot;' : &quot;;[.L192];&quot;,&quot;)" office:value-type="string" office:string-value="'var_191' : var_191," calcext:value-type="string">
            <text:p>'var_191' : var_191,</text:p>
          </table:table-cell>
          <table:table-cell table:formula="of:=COM.MICROSOFT.CONCAT(&quot;&amp;&quot;;[.L192];&quot;=&quot;;[.E192])" office:value-type="string" office:string-value="&amp;var_191=11.8495" calcext:value-type="string">
            <text:p>&amp;var_191=11.8495</text:p>
          </table:table-cell>
          <table:table-cell table:formula="of:=COM.MICROSOFT.CONCAT(&quot;parser.add_argument('&quot;;[.L192];&quot;', type=float)&quot;)" office:value-type="string" office:string-value="parser.add_argument('var_191', type=float)" calcext:value-type="string">
            <text:p>parser.add_argument('var_191', type=float)</text:p>
          </table:table-cell>
          <table:table-cell table:number-columns-repeated="18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1.43" calcext:value-type="float">
            <text:p>-1.43</text:p>
          </table:table-cell>
          <table:table-cell table:formula="of:=COM.MICROSOFT.CONCAT(&quot; name='var_&quot;;[.A193];&quot;' &quot;)" office:value-type="string" office:string-value=" name='var_192' " calcext:value-type="string">
            <text:p><text:s/>name='var_192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3];[.B193];[.A193];[.D193];[.E193]; [.F193]; [.G193])" office:value-type="string" office:string-value="&lt;input id=&quot;var_192&quot; value=-1.43 name='var_192'  type=&quot;number&quot; hidden&gt;" calcext:value-type="string">
            <text:p>&lt;input id="var_192" value=-1.43 name='var_192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3];[.A193];&quot; = &quot;;[.I193];[.B193];[.A193];[.J193])" office:value-type="string" office:string-value="var_192 = float(args['var_192'])" calcext:value-type="string">
            <text:p>var_192 = float(args['var_192'])</text:p>
          </table:table-cell>
          <table:table-cell table:formula="of:=COM.MICROSOFT.CONCAT([.B193];[.A193])" office:value-type="string" office:string-value="var_192" calcext:value-type="string">
            <text:p>var_192</text:p>
          </table:table-cell>
          <table:table-cell table:formula="of:=COM.MICROSOFT.CONCAT(&quot;'&quot;;[.L193];&quot;' : &quot;;[.L193];&quot;,&quot;)" office:value-type="string" office:string-value="'var_192' : var_192," calcext:value-type="string">
            <text:p>'var_192' : var_192,</text:p>
          </table:table-cell>
          <table:table-cell table:formula="of:=COM.MICROSOFT.CONCAT(&quot;&amp;&quot;;[.L193];&quot;=&quot;;[.E193])" office:value-type="string" office:string-value="&amp;var_192=-1.43" calcext:value-type="string">
            <text:p>&amp;var_192=-1.43</text:p>
          </table:table-cell>
          <table:table-cell table:formula="of:=COM.MICROSOFT.CONCAT(&quot;parser.add_argument('&quot;;[.L193];&quot;', type=float)&quot;)" office:value-type="string" office:string-value="parser.add_argument('var_192', type=float)" calcext:value-type="string">
            <text:p>parser.add_argument('var_192', type=float)</text:p>
          </table:table-cell>
          <table:table-cell table:number-columns-repeated="18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4508" calcext:value-type="float">
            <text:p>2.4508</text:p>
          </table:table-cell>
          <table:table-cell table:formula="of:=COM.MICROSOFT.CONCAT(&quot; name='var_&quot;;[.A194];&quot;' &quot;)" office:value-type="string" office:string-value=" name='var_193' " calcext:value-type="string">
            <text:p><text:s/>name='var_193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4];[.B194];[.A194];[.D194];[.E194]; [.F194]; [.G194])" office:value-type="string" office:string-value="&lt;input id=&quot;var_193&quot; value=2.4508 name='var_193'  type=&quot;number&quot; hidden&gt;" calcext:value-type="string">
            <text:p>&lt;input id="var_193" value=2.4508 name='var_193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4];[.A194];&quot; = &quot;;[.I194];[.B194];[.A194];[.J194])" office:value-type="string" office:string-value="var_193 = float(args['var_193'])" calcext:value-type="string">
            <text:p>var_193 = float(args['var_193'])</text:p>
          </table:table-cell>
          <table:table-cell table:formula="of:=COM.MICROSOFT.CONCAT([.B194];[.A194])" office:value-type="string" office:string-value="var_193" calcext:value-type="string">
            <text:p>var_193</text:p>
          </table:table-cell>
          <table:table-cell table:formula="of:=COM.MICROSOFT.CONCAT(&quot;'&quot;;[.L194];&quot;' : &quot;;[.L194];&quot;,&quot;)" office:value-type="string" office:string-value="'var_193' : var_193," calcext:value-type="string">
            <text:p>'var_193' : var_193,</text:p>
          </table:table-cell>
          <table:table-cell table:formula="of:=COM.MICROSOFT.CONCAT(&quot;&amp;&quot;;[.L194];&quot;=&quot;;[.E194])" office:value-type="string" office:string-value="&amp;var_193=2.4508" calcext:value-type="string">
            <text:p>&amp;var_193=2.4508</text:p>
          </table:table-cell>
          <table:table-cell table:formula="of:=COM.MICROSOFT.CONCAT(&quot;parser.add_argument('&quot;;[.L194];&quot;', type=float)&quot;)" office:value-type="string" office:string-value="parser.add_argument('var_193', type=float)" calcext:value-type="string">
            <text:p>parser.add_argument('var_193', type=float)</text:p>
          </table:table-cell>
          <table:table-cell table:number-columns-repeated="18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3.7112" calcext:value-type="float">
            <text:p>13.7112</text:p>
          </table:table-cell>
          <table:table-cell table:formula="of:=COM.MICROSOFT.CONCAT(&quot; name='var_&quot;;[.A195];&quot;' &quot;)" office:value-type="string" office:string-value=" name='var_194' " calcext:value-type="string">
            <text:p><text:s/>name='var_194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5];[.B195];[.A195];[.D195];[.E195]; [.F195]; [.G195])" office:value-type="string" office:string-value="&lt;input id=&quot;var_194&quot; value=13.7112 name='var_194'  type=&quot;number&quot; hidden&gt;" calcext:value-type="string">
            <text:p>&lt;input id="var_194" value=13.7112 name='var_194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5];[.A195];&quot; = &quot;;[.I195];[.B195];[.A195];[.J195])" office:value-type="string" office:string-value="var_194 = float(args['var_194'])" calcext:value-type="string">
            <text:p>var_194 = float(args['var_194'])</text:p>
          </table:table-cell>
          <table:table-cell table:formula="of:=COM.MICROSOFT.CONCAT([.B195];[.A195])" office:value-type="string" office:string-value="var_194" calcext:value-type="string">
            <text:p>var_194</text:p>
          </table:table-cell>
          <table:table-cell table:formula="of:=COM.MICROSOFT.CONCAT(&quot;'&quot;;[.L195];&quot;' : &quot;;[.L195];&quot;,&quot;)" office:value-type="string" office:string-value="'var_194' : var_194," calcext:value-type="string">
            <text:p>'var_194' : var_194,</text:p>
          </table:table-cell>
          <table:table-cell table:formula="of:=COM.MICROSOFT.CONCAT(&quot;&amp;&quot;;[.L195];&quot;=&quot;;[.E195])" office:value-type="string" office:string-value="&amp;var_194=13.7112" calcext:value-type="string">
            <text:p>&amp;var_194=13.7112</text:p>
          </table:table-cell>
          <table:table-cell table:formula="of:=COM.MICROSOFT.CONCAT(&quot;parser.add_argument('&quot;;[.L195];&quot;', type=float)&quot;)" office:value-type="string" office:string-value="parser.add_argument('var_194', type=float)" calcext:value-type="string">
            <text:p>parser.add_argument('var_194', type=float)</text:p>
          </table:table-cell>
          <table:table-cell table:number-columns-repeated="18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2.4669" calcext:value-type="float">
            <text:p>2.4669</text:p>
          </table:table-cell>
          <table:table-cell table:formula="of:=COM.MICROSOFT.CONCAT(&quot; name='var_&quot;;[.A196];&quot;' &quot;)" office:value-type="string" office:string-value=" name='var_195' " calcext:value-type="string">
            <text:p><text:s/>name='var_195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6];[.B196];[.A196];[.D196];[.E196]; [.F196]; [.G196])" office:value-type="string" office:string-value="&lt;input id=&quot;var_195&quot; value=2.4669 name='var_195'  type=&quot;number&quot; hidden&gt;" calcext:value-type="string">
            <text:p>&lt;input id="var_195" value=2.4669 name='var_195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6];[.A196];&quot; = &quot;;[.I196];[.B196];[.A196];[.J196])" office:value-type="string" office:string-value="var_195 = float(args['var_195'])" calcext:value-type="string">
            <text:p>var_195 = float(args['var_195'])</text:p>
          </table:table-cell>
          <table:table-cell table:formula="of:=COM.MICROSOFT.CONCAT([.B196];[.A196])" office:value-type="string" office:string-value="var_195" calcext:value-type="string">
            <text:p>var_195</text:p>
          </table:table-cell>
          <table:table-cell table:formula="of:=COM.MICROSOFT.CONCAT(&quot;'&quot;;[.L196];&quot;' : &quot;;[.L196];&quot;,&quot;)" office:value-type="string" office:string-value="'var_195' : var_195," calcext:value-type="string">
            <text:p>'var_195' : var_195,</text:p>
          </table:table-cell>
          <table:table-cell table:formula="of:=COM.MICROSOFT.CONCAT(&quot;&amp;&quot;;[.L196];&quot;=&quot;;[.E196])" office:value-type="string" office:string-value="&amp;var_195=2.4669" calcext:value-type="string">
            <text:p>&amp;var_195=2.4669</text:p>
          </table:table-cell>
          <table:table-cell table:formula="of:=COM.MICROSOFT.CONCAT(&quot;parser.add_argument('&quot;;[.L196];&quot;', type=float)&quot;)" office:value-type="string" office:string-value="parser.add_argument('var_195', type=float)" calcext:value-type="string">
            <text:p>parser.add_argument('var_195', type=float)</text:p>
          </table:table-cell>
          <table:table-cell table:number-columns-repeated="18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4.3654" calcext:value-type="float">
            <text:p>4.3654</text:p>
          </table:table-cell>
          <table:table-cell table:formula="of:=COM.MICROSOFT.CONCAT(&quot; name='var_&quot;;[.A197];&quot;' &quot;)" office:value-type="string" office:string-value=" name='var_196' " calcext:value-type="string">
            <text:p><text:s/>name='var_196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7];[.B197];[.A197];[.D197];[.E197]; [.F197]; [.G197])" office:value-type="string" office:string-value="&lt;input id=&quot;var_196&quot; value=4.3654 name='var_196'  type=&quot;number&quot; hidden&gt;" calcext:value-type="string">
            <text:p>&lt;input id="var_196" value=4.3654 name='var_196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7];[.A197];&quot; = &quot;;[.I197];[.B197];[.A197];[.J197])" office:value-type="string" office:string-value="var_196 = float(args['var_196'])" calcext:value-type="string">
            <text:p>var_196 = float(args['var_196'])</text:p>
          </table:table-cell>
          <table:table-cell table:formula="of:=COM.MICROSOFT.CONCAT([.B197];[.A197])" office:value-type="string" office:string-value="var_196" calcext:value-type="string">
            <text:p>var_196</text:p>
          </table:table-cell>
          <table:table-cell table:formula="of:=COM.MICROSOFT.CONCAT(&quot;'&quot;;[.L197];&quot;' : &quot;;[.L197];&quot;,&quot;)" office:value-type="string" office:string-value="'var_196' : var_196," calcext:value-type="string">
            <text:p>'var_196' : var_196,</text:p>
          </table:table-cell>
          <table:table-cell table:formula="of:=COM.MICROSOFT.CONCAT(&quot;&amp;&quot;;[.L197];&quot;=&quot;;[.E197])" office:value-type="string" office:string-value="&amp;var_196=4.3654" calcext:value-type="string">
            <text:p>&amp;var_196=4.3654</text:p>
          </table:table-cell>
          <table:table-cell table:formula="of:=COM.MICROSOFT.CONCAT(&quot;parser.add_argument('&quot;;[.L197];&quot;', type=float)&quot;)" office:value-type="string" office:string-value="parser.add_argument('var_196', type=float)" calcext:value-type="string">
            <text:p>parser.add_argument('var_196', type=float)</text:p>
          </table:table-cell>
          <table:table-cell table:number-columns-repeated="18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0.72" calcext:value-type="float">
            <text:p>10.72</text:p>
          </table:table-cell>
          <table:table-cell table:formula="of:=COM.MICROSOFT.CONCAT(&quot; name='var_&quot;;[.A198];&quot;' &quot;)" office:value-type="string" office:string-value=" name='var_197' " calcext:value-type="string">
            <text:p><text:s/>name='var_197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8];[.B198];[.A198];[.D198];[.E198]; [.F198]; [.G198])" office:value-type="string" office:string-value="&lt;input id=&quot;var_197&quot; value=10.72 name='var_197'  type=&quot;number&quot; hidden&gt;" calcext:value-type="string">
            <text:p>&lt;input id="var_197" value=10.72 name='var_197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8];[.A198];&quot; = &quot;;[.I198];[.B198];[.A198];[.J198])" office:value-type="string" office:string-value="var_197 = float(args['var_197'])" calcext:value-type="string">
            <text:p>var_197 = float(args['var_197'])</text:p>
          </table:table-cell>
          <table:table-cell table:formula="of:=COM.MICROSOFT.CONCAT([.B198];[.A198])" office:value-type="string" office:string-value="var_197" calcext:value-type="string">
            <text:p>var_197</text:p>
          </table:table-cell>
          <table:table-cell table:formula="of:=COM.MICROSOFT.CONCAT(&quot;'&quot;;[.L198];&quot;' : &quot;;[.L198];&quot;,&quot;)" office:value-type="string" office:string-value="'var_197' : var_197," calcext:value-type="string">
            <text:p>'var_197' : var_197,</text:p>
          </table:table-cell>
          <table:table-cell table:formula="of:=COM.MICROSOFT.CONCAT(&quot;&amp;&quot;;[.L198];&quot;=&quot;;[.E198])" office:value-type="string" office:string-value="&amp;var_197=10.72" calcext:value-type="string">
            <text:p>&amp;var_197=10.72</text:p>
          </table:table-cell>
          <table:table-cell table:formula="of:=COM.MICROSOFT.CONCAT(&quot;parser.add_argument('&quot;;[.L198];&quot;', type=float)&quot;)" office:value-type="string" office:string-value="parser.add_argument('var_197', type=float)" calcext:value-type="string">
            <text:p>parser.add_argument('var_197', type=float)</text:p>
          </table:table-cell>
          <table:table-cell table:number-columns-repeated="18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15.4722" calcext:value-type="float">
            <text:p>15.4722</text:p>
          </table:table-cell>
          <table:table-cell table:formula="of:=COM.MICROSOFT.CONCAT(&quot; name='var_&quot;;[.A199];&quot;' &quot;)" office:value-type="string" office:string-value=" name='var_198' " calcext:value-type="string">
            <text:p><text:s/>name='var_198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199];[.B199];[.A199];[.D199];[.E199]; [.F199]; [.G199])" office:value-type="string" office:string-value="&lt;input id=&quot;var_198&quot; value=15.4722 name='var_198'  type=&quot;number&quot; hidden&gt;" calcext:value-type="string">
            <text:p>&lt;input id="var_198" value=15.4722 name='var_198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199];[.A199];&quot; = &quot;;[.I199];[.B199];[.A199];[.J199])" office:value-type="string" office:string-value="var_198 = float(args['var_198'])" calcext:value-type="string">
            <text:p>var_198 = float(args['var_198'])</text:p>
          </table:table-cell>
          <table:table-cell table:formula="of:=COM.MICROSOFT.CONCAT([.B199];[.A199])" office:value-type="string" office:string-value="var_198" calcext:value-type="string">
            <text:p>var_198</text:p>
          </table:table-cell>
          <table:table-cell table:formula="of:=COM.MICROSOFT.CONCAT(&quot;'&quot;;[.L199];&quot;' : &quot;;[.L199];&quot;,&quot;)" office:value-type="string" office:string-value="'var_198' : var_198," calcext:value-type="string">
            <text:p>'var_198' : var_198,</text:p>
          </table:table-cell>
          <table:table-cell table:formula="of:=COM.MICROSOFT.CONCAT(&quot;&amp;&quot;;[.L199];&quot;=&quot;;[.E199])" office:value-type="string" office:string-value="&amp;var_198=15.4722" calcext:value-type="string">
            <text:p>&amp;var_198=15.4722</text:p>
          </table:table-cell>
          <table:table-cell table:formula="of:=COM.MICROSOFT.CONCAT(&quot;parser.add_argument('&quot;;[.L199];&quot;', type=float)&quot;)" office:value-type="string" office:string-value="parser.add_argument('var_198', type=float)" calcext:value-type="string">
            <text:p>parser.add_argument('var_198', type=float)</text:p>
          </table:table-cell>
          <table:table-cell table:number-columns-repeated="18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ar_</text:p>
          </table:table-cell>
          <table:table-cell office:value-type="string" calcext:value-type="string">
            <text:p>&lt;input id="</text:p>
          </table:table-cell>
          <table:table-cell office:value-type="string" calcext:value-type="string">
            <text:p>" value=</text:p>
          </table:table-cell>
          <table:table-cell office:value-type="float" office:value="-8.7197" calcext:value-type="float">
            <text:p>-8.7197</text:p>
          </table:table-cell>
          <table:table-cell table:formula="of:=COM.MICROSOFT.CONCAT(&quot; name='var_&quot;;[.A200];&quot;' &quot;)" office:value-type="string" office:string-value=" name='var_199' " calcext:value-type="string">
            <text:p><text:s/>name='var_199' </text:p>
          </table:table-cell>
          <table:table-cell office:value-type="string" calcext:value-type="string">
            <text:p><text:s/>type="number" hidden&gt;</text:p>
          </table:table-cell>
          <table:table-cell table:formula="of:=COM.MICROSOFT.CONCAT([.C200];[.B200];[.A200];[.D200];[.E200]; [.F200]; [.G200])" office:value-type="string" office:string-value="&lt;input id=&quot;var_199&quot; value=-8.7197 name='var_199'  type=&quot;number&quot; hidden&gt;" calcext:value-type="string">
            <text:p>&lt;input id="var_199" value=-8.7197 name='var_199' <text:s/>type="number" hidden&gt;</text:p>
          </table:table-cell>
          <table:table-cell office:value-type="string" calcext:value-type="string">
            <text:p>float(args['</text:p>
          </table:table-cell>
          <table:table-cell office:value-type="string" calcext:value-type="string">
            <text:p>'])</text:p>
          </table:table-cell>
          <table:table-cell table:formula="of:=COM.MICROSOFT.CONCAT([.B200];[.A200];&quot; = &quot;;[.I200];[.B200];[.A200];[.J200])" office:value-type="string" office:string-value="var_199 = float(args['var_199'])" calcext:value-type="string">
            <text:p>var_199 = float(args['var_199'])</text:p>
          </table:table-cell>
          <table:table-cell table:formula="of:=COM.MICROSOFT.CONCAT([.B200];[.A200])" office:value-type="string" office:string-value="var_199" calcext:value-type="string">
            <text:p>var_199</text:p>
          </table:table-cell>
          <table:table-cell table:formula="of:=COM.MICROSOFT.CONCAT(&quot;'&quot;;[.L200];&quot;' : &quot;;[.L200];&quot;,&quot;)" office:value-type="string" office:string-value="'var_199' : var_199," calcext:value-type="string">
            <text:p>'var_199' : var_199,</text:p>
          </table:table-cell>
          <table:table-cell table:formula="of:=COM.MICROSOFT.CONCAT(&quot;&amp;&quot;;[.L200];&quot;=&quot;;[.E200])" office:value-type="string" office:string-value="&amp;var_199=-8.7197" calcext:value-type="string">
            <text:p>&amp;var_199=-8.7197</text:p>
          </table:table-cell>
          <table:table-cell table:formula="of:=COM.MICROSOFT.CONCAT(&quot;parser.add_argument('&quot;;[.L200];&quot;', type=float)&quot;)" office:value-type="string" office:string-value="parser.add_argument('var_199', type=float)" calcext:value-type="string">
            <text:p>parser.add_argument('var_199', type=float)</text:p>
          </table:table-cell>
          <table:table-cell table:number-columns-repeated="18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90"/>
        </table:table-row>
        <table:table-row table:style-name="ro1">
          <table:table-cell office:value-type="string" calcext:value-type="string">
            <text:p>'var_0' : var_0,</text:p>
          </table:table-cell>
          <table:table-cell office:value-type="string" calcext:value-type="string">
            <text:p>'var_1' : var_1,</text:p>
          </table:table-cell>
          <table:table-cell office:value-type="string" calcext:value-type="string">
            <text:p>'var_2' : var_2,</text:p>
          </table:table-cell>
          <table:table-cell office:value-type="string" calcext:value-type="string">
            <text:p>'var_3' : var_3,</text:p>
          </table:table-cell>
          <table:table-cell table:style-name="Default" office:value-type="string" calcext:value-type="string">
            <text:p>'var_4' : var_4,</text:p>
          </table:table-cell>
          <table:table-cell office:value-type="string" calcext:value-type="string">
            <text:p>'var_5' : var_5,</text:p>
          </table:table-cell>
          <table:table-cell office:value-type="string" calcext:value-type="string">
            <text:p>'var_6' : var_6,</text:p>
          </table:table-cell>
          <table:table-cell office:value-type="string" calcext:value-type="string">
            <text:p>'var_7' : var_7,</text:p>
          </table:table-cell>
          <table:table-cell table:style-name="Default" office:value-type="string" calcext:value-type="string">
            <text:p>'var_8' : var_8,</text:p>
          </table:table-cell>
          <table:table-cell table:style-name="Default" office:value-type="string" calcext:value-type="string">
            <text:p>'var_9' : var_9,</text:p>
          </table:table-cell>
          <table:table-cell office:value-type="string" calcext:value-type="string">
            <text:p>'var_10' : var_10,</text:p>
          </table:table-cell>
          <table:table-cell office:value-type="string" calcext:value-type="string">
            <text:p>'var_11' : var_11,</text:p>
          </table:table-cell>
          <table:table-cell office:value-type="string" calcext:value-type="string">
            <text:p>'var_12' : var_12,</text:p>
          </table:table-cell>
          <table:table-cell office:value-type="string" calcext:value-type="string">
            <text:p>'var_13' : var_13,</text:p>
          </table:table-cell>
          <table:table-cell office:value-type="string" calcext:value-type="string">
            <text:p>'var_14' : var_14,</text:p>
          </table:table-cell>
          <table:table-cell office:value-type="string" calcext:value-type="string">
            <text:p>'var_15' : var_15,</text:p>
          </table:table-cell>
          <table:table-cell office:value-type="string" calcext:value-type="string">
            <text:p>'var_16' : var_16,</text:p>
          </table:table-cell>
          <table:table-cell office:value-type="string" calcext:value-type="string">
            <text:p>'var_17' : var_17,</text:p>
          </table:table-cell>
          <table:table-cell office:value-type="string" calcext:value-type="string">
            <text:p>'var_18' : var_18,</text:p>
          </table:table-cell>
          <table:table-cell office:value-type="string" calcext:value-type="string">
            <text:p>'var_19' : var_19,</text:p>
          </table:table-cell>
          <table:table-cell office:value-type="string" calcext:value-type="string">
            <text:p>'var_20' : var_20,</text:p>
          </table:table-cell>
          <table:table-cell office:value-type="string" calcext:value-type="string">
            <text:p>'var_21' : var_21,</text:p>
          </table:table-cell>
          <table:table-cell office:value-type="string" calcext:value-type="string">
            <text:p>'var_22' : var_22,</text:p>
          </table:table-cell>
          <table:table-cell office:value-type="string" calcext:value-type="string">
            <text:p>'var_23' : var_23,</text:p>
          </table:table-cell>
          <table:table-cell office:value-type="string" calcext:value-type="string">
            <text:p>'var_24' : var_24,</text:p>
          </table:table-cell>
          <table:table-cell office:value-type="string" calcext:value-type="string">
            <text:p>'var_25' : var_25,</text:p>
          </table:table-cell>
          <table:table-cell office:value-type="string" calcext:value-type="string">
            <text:p>'var_26' : var_26,</text:p>
          </table:table-cell>
          <table:table-cell office:value-type="string" calcext:value-type="string">
            <text:p>'var_27' : var_27,</text:p>
          </table:table-cell>
          <table:table-cell office:value-type="string" calcext:value-type="string">
            <text:p>'var_28' : var_28,</text:p>
          </table:table-cell>
          <table:table-cell office:value-type="string" calcext:value-type="string">
            <text:p>'var_29' : var_29,</text:p>
          </table:table-cell>
          <table:table-cell office:value-type="string" calcext:value-type="string">
            <text:p>'var_30' : var_30,</text:p>
          </table:table-cell>
          <table:table-cell office:value-type="string" calcext:value-type="string">
            <text:p>'var_31' : var_31,</text:p>
          </table:table-cell>
          <table:table-cell office:value-type="string" calcext:value-type="string">
            <text:p>'var_32' : var_32,</text:p>
          </table:table-cell>
          <table:table-cell office:value-type="string" calcext:value-type="string">
            <text:p>'var_33' : var_33,</text:p>
          </table:table-cell>
          <table:table-cell office:value-type="string" calcext:value-type="string">
            <text:p>'var_34' : var_34,</text:p>
          </table:table-cell>
          <table:table-cell office:value-type="string" calcext:value-type="string">
            <text:p>'var_35' : var_35,</text:p>
          </table:table-cell>
          <table:table-cell office:value-type="string" calcext:value-type="string">
            <text:p>'var_36' : var_36,</text:p>
          </table:table-cell>
          <table:table-cell office:value-type="string" calcext:value-type="string">
            <text:p>'var_37' : var_37,</text:p>
          </table:table-cell>
          <table:table-cell office:value-type="string" calcext:value-type="string">
            <text:p>'var_38' : var_38,</text:p>
          </table:table-cell>
          <table:table-cell office:value-type="string" calcext:value-type="string">
            <text:p>'var_39' : var_39,</text:p>
          </table:table-cell>
          <table:table-cell office:value-type="string" calcext:value-type="string">
            <text:p>'var_40' : var_40,</text:p>
          </table:table-cell>
          <table:table-cell office:value-type="string" calcext:value-type="string">
            <text:p>'var_41' : var_41,</text:p>
          </table:table-cell>
          <table:table-cell office:value-type="string" calcext:value-type="string">
            <text:p>'var_42' : var_42,</text:p>
          </table:table-cell>
          <table:table-cell office:value-type="string" calcext:value-type="string">
            <text:p>'var_43' : var_43,</text:p>
          </table:table-cell>
          <table:table-cell office:value-type="string" calcext:value-type="string">
            <text:p>'var_44' : var_44,</text:p>
          </table:table-cell>
          <table:table-cell office:value-type="string" calcext:value-type="string">
            <text:p>'var_45' : var_45,</text:p>
          </table:table-cell>
          <table:table-cell office:value-type="string" calcext:value-type="string">
            <text:p>'var_46' : var_46,</text:p>
          </table:table-cell>
          <table:table-cell office:value-type="string" calcext:value-type="string">
            <text:p>'var_47' : var_47,</text:p>
          </table:table-cell>
          <table:table-cell office:value-type="string" calcext:value-type="string">
            <text:p>'var_48' : var_48,</text:p>
          </table:table-cell>
          <table:table-cell office:value-type="string" calcext:value-type="string">
            <text:p>'var_49' : var_49,</text:p>
          </table:table-cell>
          <table:table-cell office:value-type="string" calcext:value-type="string">
            <text:p>'var_50' : var_50,</text:p>
          </table:table-cell>
          <table:table-cell office:value-type="string" calcext:value-type="string">
            <text:p>'var_51' : var_51,</text:p>
          </table:table-cell>
          <table:table-cell office:value-type="string" calcext:value-type="string">
            <text:p>'var_52' : var_52,</text:p>
          </table:table-cell>
          <table:table-cell office:value-type="string" calcext:value-type="string">
            <text:p>'var_53' : var_53,</text:p>
          </table:table-cell>
          <table:table-cell office:value-type="string" calcext:value-type="string">
            <text:p>'var_54' : var_54,</text:p>
          </table:table-cell>
          <table:table-cell office:value-type="string" calcext:value-type="string">
            <text:p>'var_55' : var_55,</text:p>
          </table:table-cell>
          <table:table-cell office:value-type="string" calcext:value-type="string">
            <text:p>'var_56' : var_56,</text:p>
          </table:table-cell>
          <table:table-cell office:value-type="string" calcext:value-type="string">
            <text:p>'var_57' : var_57,</text:p>
          </table:table-cell>
          <table:table-cell office:value-type="string" calcext:value-type="string">
            <text:p>'var_58' : var_58,</text:p>
          </table:table-cell>
          <table:table-cell office:value-type="string" calcext:value-type="string">
            <text:p>'var_59' : var_59,</text:p>
          </table:table-cell>
          <table:table-cell office:value-type="string" calcext:value-type="string">
            <text:p>'var_60' : var_60,</text:p>
          </table:table-cell>
          <table:table-cell office:value-type="string" calcext:value-type="string">
            <text:p>'var_61' : var_61,</text:p>
          </table:table-cell>
          <table:table-cell office:value-type="string" calcext:value-type="string">
            <text:p>'var_62' : var_62,</text:p>
          </table:table-cell>
          <table:table-cell office:value-type="string" calcext:value-type="string">
            <text:p>'var_63' : var_63,</text:p>
          </table:table-cell>
          <table:table-cell office:value-type="string" calcext:value-type="string">
            <text:p>'var_64' : var_64,</text:p>
          </table:table-cell>
          <table:table-cell office:value-type="string" calcext:value-type="string">
            <text:p>'var_65' : var_65,</text:p>
          </table:table-cell>
          <table:table-cell office:value-type="string" calcext:value-type="string">
            <text:p>'var_66' : var_66,</text:p>
          </table:table-cell>
          <table:table-cell office:value-type="string" calcext:value-type="string">
            <text:p>'var_67' : var_67,</text:p>
          </table:table-cell>
          <table:table-cell office:value-type="string" calcext:value-type="string">
            <text:p>'var_68' : var_68,</text:p>
          </table:table-cell>
          <table:table-cell office:value-type="string" calcext:value-type="string">
            <text:p>'var_69' : var_69,</text:p>
          </table:table-cell>
          <table:table-cell office:value-type="string" calcext:value-type="string">
            <text:p>'var_70' : var_70,</text:p>
          </table:table-cell>
          <table:table-cell office:value-type="string" calcext:value-type="string">
            <text:p>'var_71' : var_71,</text:p>
          </table:table-cell>
          <table:table-cell office:value-type="string" calcext:value-type="string">
            <text:p>'var_72' : var_72,</text:p>
          </table:table-cell>
          <table:table-cell office:value-type="string" calcext:value-type="string">
            <text:p>'var_73' : var_73,</text:p>
          </table:table-cell>
          <table:table-cell office:value-type="string" calcext:value-type="string">
            <text:p>'var_74' : var_74,</text:p>
          </table:table-cell>
          <table:table-cell office:value-type="string" calcext:value-type="string">
            <text:p>'var_75' : var_75,</text:p>
          </table:table-cell>
          <table:table-cell office:value-type="string" calcext:value-type="string">
            <text:p>'var_76' : var_76,</text:p>
          </table:table-cell>
          <table:table-cell office:value-type="string" calcext:value-type="string">
            <text:p>'var_77' : var_77,</text:p>
          </table:table-cell>
          <table:table-cell office:value-type="string" calcext:value-type="string">
            <text:p>'var_78' : var_78,</text:p>
          </table:table-cell>
          <table:table-cell office:value-type="string" calcext:value-type="string">
            <text:p>'var_79' : var_79,</text:p>
          </table:table-cell>
          <table:table-cell office:value-type="string" calcext:value-type="string">
            <text:p>'var_80' : var_80,</text:p>
          </table:table-cell>
          <table:table-cell office:value-type="string" calcext:value-type="string">
            <text:p>'var_81' : var_81,</text:p>
          </table:table-cell>
          <table:table-cell office:value-type="string" calcext:value-type="string">
            <text:p>'var_82' : var_82,</text:p>
          </table:table-cell>
          <table:table-cell office:value-type="string" calcext:value-type="string">
            <text:p>'var_83' : var_83,</text:p>
          </table:table-cell>
          <table:table-cell office:value-type="string" calcext:value-type="string">
            <text:p>'var_84' : var_84,</text:p>
          </table:table-cell>
          <table:table-cell office:value-type="string" calcext:value-type="string">
            <text:p>'var_85' : var_85,</text:p>
          </table:table-cell>
          <table:table-cell office:value-type="string" calcext:value-type="string">
            <text:p>'var_86' : var_86,</text:p>
          </table:table-cell>
          <table:table-cell office:value-type="string" calcext:value-type="string">
            <text:p>'var_87' : var_87,</text:p>
          </table:table-cell>
          <table:table-cell office:value-type="string" calcext:value-type="string">
            <text:p>'var_88' : var_88,</text:p>
          </table:table-cell>
          <table:table-cell office:value-type="string" calcext:value-type="string">
            <text:p>'var_89' : var_89,</text:p>
          </table:table-cell>
          <table:table-cell office:value-type="string" calcext:value-type="string">
            <text:p>'var_90' : var_90,</text:p>
          </table:table-cell>
          <table:table-cell office:value-type="string" calcext:value-type="string">
            <text:p>'var_91' : var_91,</text:p>
          </table:table-cell>
          <table:table-cell office:value-type="string" calcext:value-type="string">
            <text:p>'var_92' : var_92,</text:p>
          </table:table-cell>
          <table:table-cell office:value-type="string" calcext:value-type="string">
            <text:p>'var_93' : var_93,</text:p>
          </table:table-cell>
          <table:table-cell office:value-type="string" calcext:value-type="string">
            <text:p>'var_94' : var_94,</text:p>
          </table:table-cell>
          <table:table-cell office:value-type="string" calcext:value-type="string">
            <text:p>'var_95' : var_95,</text:p>
          </table:table-cell>
          <table:table-cell office:value-type="string" calcext:value-type="string">
            <text:p>'var_96' : var_96,</text:p>
          </table:table-cell>
          <table:table-cell office:value-type="string" calcext:value-type="string">
            <text:p>'var_97' : var_97,</text:p>
          </table:table-cell>
          <table:table-cell office:value-type="string" calcext:value-type="string">
            <text:p>'var_98' : var_98,</text:p>
          </table:table-cell>
          <table:table-cell office:value-type="string" calcext:value-type="string">
            <text:p>'var_99' : var_99,</text:p>
          </table:table-cell>
          <table:table-cell office:value-type="string" calcext:value-type="string">
            <text:p>'var_100' : var_100,</text:p>
          </table:table-cell>
          <table:table-cell office:value-type="string" calcext:value-type="string">
            <text:p>'var_101' : var_101,</text:p>
          </table:table-cell>
          <table:table-cell office:value-type="string" calcext:value-type="string">
            <text:p>'var_102' : var_102,</text:p>
          </table:table-cell>
          <table:table-cell office:value-type="string" calcext:value-type="string">
            <text:p>'var_103' : var_103,</text:p>
          </table:table-cell>
          <table:table-cell office:value-type="string" calcext:value-type="string">
            <text:p>'var_104' : var_104,</text:p>
          </table:table-cell>
          <table:table-cell office:value-type="string" calcext:value-type="string">
            <text:p>'var_105' : var_105,</text:p>
          </table:table-cell>
          <table:table-cell office:value-type="string" calcext:value-type="string">
            <text:p>'var_106' : var_106,</text:p>
          </table:table-cell>
          <table:table-cell office:value-type="string" calcext:value-type="string">
            <text:p>'var_107' : var_107,</text:p>
          </table:table-cell>
          <table:table-cell office:value-type="string" calcext:value-type="string">
            <text:p>'var_108' : var_108,</text:p>
          </table:table-cell>
          <table:table-cell office:value-type="string" calcext:value-type="string">
            <text:p>'var_109' : var_109,</text:p>
          </table:table-cell>
          <table:table-cell office:value-type="string" calcext:value-type="string">
            <text:p>'var_110' : var_110,</text:p>
          </table:table-cell>
          <table:table-cell office:value-type="string" calcext:value-type="string">
            <text:p>'var_111' : var_111,</text:p>
          </table:table-cell>
          <table:table-cell office:value-type="string" calcext:value-type="string">
            <text:p>'var_112' : var_112,</text:p>
          </table:table-cell>
          <table:table-cell office:value-type="string" calcext:value-type="string">
            <text:p>'var_113' : var_113,</text:p>
          </table:table-cell>
          <table:table-cell office:value-type="string" calcext:value-type="string">
            <text:p>'var_114' : var_114,</text:p>
          </table:table-cell>
          <table:table-cell office:value-type="string" calcext:value-type="string">
            <text:p>'var_115' : var_115,</text:p>
          </table:table-cell>
          <table:table-cell office:value-type="string" calcext:value-type="string">
            <text:p>'var_116' : var_116,</text:p>
          </table:table-cell>
          <table:table-cell office:value-type="string" calcext:value-type="string">
            <text:p>'var_117' : var_117,</text:p>
          </table:table-cell>
          <table:table-cell office:value-type="string" calcext:value-type="string">
            <text:p>'var_118' : var_118,</text:p>
          </table:table-cell>
          <table:table-cell office:value-type="string" calcext:value-type="string">
            <text:p>'var_119' : var_119,</text:p>
          </table:table-cell>
          <table:table-cell office:value-type="string" calcext:value-type="string">
            <text:p>'var_120' : var_120,</text:p>
          </table:table-cell>
          <table:table-cell office:value-type="string" calcext:value-type="string">
            <text:p>'var_121' : var_121,</text:p>
          </table:table-cell>
          <table:table-cell office:value-type="string" calcext:value-type="string">
            <text:p>'var_122' : var_122,</text:p>
          </table:table-cell>
          <table:table-cell office:value-type="string" calcext:value-type="string">
            <text:p>'var_123' : var_123,</text:p>
          </table:table-cell>
          <table:table-cell office:value-type="string" calcext:value-type="string">
            <text:p>'var_124' : var_124,</text:p>
          </table:table-cell>
          <table:table-cell office:value-type="string" calcext:value-type="string">
            <text:p>'var_125' : var_125,</text:p>
          </table:table-cell>
          <table:table-cell office:value-type="string" calcext:value-type="string">
            <text:p>'var_126' : var_126,</text:p>
          </table:table-cell>
          <table:table-cell office:value-type="string" calcext:value-type="string">
            <text:p>'var_127' : var_127,</text:p>
          </table:table-cell>
          <table:table-cell office:value-type="string" calcext:value-type="string">
            <text:p>'var_128' : var_128,</text:p>
          </table:table-cell>
          <table:table-cell office:value-type="string" calcext:value-type="string">
            <text:p>'var_129' : var_129,</text:p>
          </table:table-cell>
          <table:table-cell office:value-type="string" calcext:value-type="string">
            <text:p>'var_130' : var_130,</text:p>
          </table:table-cell>
          <table:table-cell office:value-type="string" calcext:value-type="string">
            <text:p>'var_131' : var_131,</text:p>
          </table:table-cell>
          <table:table-cell office:value-type="string" calcext:value-type="string">
            <text:p>'var_132' : var_132,</text:p>
          </table:table-cell>
          <table:table-cell office:value-type="string" calcext:value-type="string">
            <text:p>'var_133' : var_133,</text:p>
          </table:table-cell>
          <table:table-cell office:value-type="string" calcext:value-type="string">
            <text:p>'var_134' : var_134,</text:p>
          </table:table-cell>
          <table:table-cell office:value-type="string" calcext:value-type="string">
            <text:p>'var_135' : var_135,</text:p>
          </table:table-cell>
          <table:table-cell office:value-type="string" calcext:value-type="string">
            <text:p>'var_136' : var_136,</text:p>
          </table:table-cell>
          <table:table-cell office:value-type="string" calcext:value-type="string">
            <text:p>'var_137' : var_137,</text:p>
          </table:table-cell>
          <table:table-cell office:value-type="string" calcext:value-type="string">
            <text:p>'var_138' : var_138,</text:p>
          </table:table-cell>
          <table:table-cell office:value-type="string" calcext:value-type="string">
            <text:p>'var_139' : var_139,</text:p>
          </table:table-cell>
          <table:table-cell office:value-type="string" calcext:value-type="string">
            <text:p>'var_140' : var_140,</text:p>
          </table:table-cell>
          <table:table-cell office:value-type="string" calcext:value-type="string">
            <text:p>'var_141' : var_141,</text:p>
          </table:table-cell>
          <table:table-cell office:value-type="string" calcext:value-type="string">
            <text:p>'var_142' : var_142,</text:p>
          </table:table-cell>
          <table:table-cell office:value-type="string" calcext:value-type="string">
            <text:p>'var_143' : var_143,</text:p>
          </table:table-cell>
          <table:table-cell office:value-type="string" calcext:value-type="string">
            <text:p>'var_144' : var_144,</text:p>
          </table:table-cell>
          <table:table-cell office:value-type="string" calcext:value-type="string">
            <text:p>'var_145' : var_145,</text:p>
          </table:table-cell>
          <table:table-cell office:value-type="string" calcext:value-type="string">
            <text:p>'var_146' : var_146,</text:p>
          </table:table-cell>
          <table:table-cell office:value-type="string" calcext:value-type="string">
            <text:p>'var_147' : var_147,</text:p>
          </table:table-cell>
          <table:table-cell office:value-type="string" calcext:value-type="string">
            <text:p>'var_148' : var_148,</text:p>
          </table:table-cell>
          <table:table-cell office:value-type="string" calcext:value-type="string">
            <text:p>'var_149' : var_149,</text:p>
          </table:table-cell>
          <table:table-cell office:value-type="string" calcext:value-type="string">
            <text:p>'var_150' : var_150,</text:p>
          </table:table-cell>
          <table:table-cell office:value-type="string" calcext:value-type="string">
            <text:p>'var_151' : var_151,</text:p>
          </table:table-cell>
          <table:table-cell office:value-type="string" calcext:value-type="string">
            <text:p>'var_152' : var_152,</text:p>
          </table:table-cell>
          <table:table-cell office:value-type="string" calcext:value-type="string">
            <text:p>'var_153' : var_153,</text:p>
          </table:table-cell>
          <table:table-cell office:value-type="string" calcext:value-type="string">
            <text:p>'var_154' : var_154,</text:p>
          </table:table-cell>
          <table:table-cell office:value-type="string" calcext:value-type="string">
            <text:p>'var_155' : var_155,</text:p>
          </table:table-cell>
          <table:table-cell office:value-type="string" calcext:value-type="string">
            <text:p>'var_156' : var_156,</text:p>
          </table:table-cell>
          <table:table-cell office:value-type="string" calcext:value-type="string">
            <text:p>'var_157' : var_157,</text:p>
          </table:table-cell>
          <table:table-cell office:value-type="string" calcext:value-type="string">
            <text:p>'var_158' : var_158,</text:p>
          </table:table-cell>
          <table:table-cell office:value-type="string" calcext:value-type="string">
            <text:p>'var_159' : var_159,</text:p>
          </table:table-cell>
          <table:table-cell office:value-type="string" calcext:value-type="string">
            <text:p>'var_160' : var_160,</text:p>
          </table:table-cell>
          <table:table-cell office:value-type="string" calcext:value-type="string">
            <text:p>'var_161' : var_161,</text:p>
          </table:table-cell>
          <table:table-cell office:value-type="string" calcext:value-type="string">
            <text:p>'var_162' : var_162,</text:p>
          </table:table-cell>
          <table:table-cell office:value-type="string" calcext:value-type="string">
            <text:p>'var_163' : var_163,</text:p>
          </table:table-cell>
          <table:table-cell office:value-type="string" calcext:value-type="string">
            <text:p>'var_164' : var_164,</text:p>
          </table:table-cell>
          <table:table-cell office:value-type="string" calcext:value-type="string">
            <text:p>'var_165' : var_165,</text:p>
          </table:table-cell>
          <table:table-cell office:value-type="string" calcext:value-type="string">
            <text:p>'var_166' : var_166,</text:p>
          </table:table-cell>
          <table:table-cell office:value-type="string" calcext:value-type="string">
            <text:p>'var_167' : var_167,</text:p>
          </table:table-cell>
          <table:table-cell office:value-type="string" calcext:value-type="string">
            <text:p>'var_168' : var_168,</text:p>
          </table:table-cell>
          <table:table-cell office:value-type="string" calcext:value-type="string">
            <text:p>'var_169' : var_169,</text:p>
          </table:table-cell>
          <table:table-cell office:value-type="string" calcext:value-type="string">
            <text:p>'var_170' : var_170,</text:p>
          </table:table-cell>
          <table:table-cell office:value-type="string" calcext:value-type="string">
            <text:p>'var_171' : var_171,</text:p>
          </table:table-cell>
          <table:table-cell office:value-type="string" calcext:value-type="string">
            <text:p>'var_172' : var_172,</text:p>
          </table:table-cell>
          <table:table-cell office:value-type="string" calcext:value-type="string">
            <text:p>'var_173' : var_173,</text:p>
          </table:table-cell>
          <table:table-cell office:value-type="string" calcext:value-type="string">
            <text:p>'var_174' : var_174,</text:p>
          </table:table-cell>
          <table:table-cell office:value-type="string" calcext:value-type="string">
            <text:p>'var_175' : var_175,</text:p>
          </table:table-cell>
          <table:table-cell office:value-type="string" calcext:value-type="string">
            <text:p>'var_176' : var_176,</text:p>
          </table:table-cell>
          <table:table-cell office:value-type="string" calcext:value-type="string">
            <text:p>'var_177' : var_177,</text:p>
          </table:table-cell>
          <table:table-cell office:value-type="string" calcext:value-type="string">
            <text:p>'var_178' : var_178,</text:p>
          </table:table-cell>
          <table:table-cell office:value-type="string" calcext:value-type="string">
            <text:p>'var_179' : var_179,</text:p>
          </table:table-cell>
          <table:table-cell office:value-type="string" calcext:value-type="string">
            <text:p>'var_180' : var_180,</text:p>
          </table:table-cell>
          <table:table-cell office:value-type="string" calcext:value-type="string">
            <text:p>'var_181' : var_181,</text:p>
          </table:table-cell>
          <table:table-cell office:value-type="string" calcext:value-type="string">
            <text:p>'var_182' : var_182,</text:p>
          </table:table-cell>
          <table:table-cell office:value-type="string" calcext:value-type="string">
            <text:p>'var_183' : var_183,</text:p>
          </table:table-cell>
          <table:table-cell office:value-type="string" calcext:value-type="string">
            <text:p>'var_184' : var_184,</text:p>
          </table:table-cell>
          <table:table-cell office:value-type="string" calcext:value-type="string">
            <text:p>'var_185' : var_185,</text:p>
          </table:table-cell>
          <table:table-cell office:value-type="string" calcext:value-type="string">
            <text:p>'var_186' : var_186,</text:p>
          </table:table-cell>
          <table:table-cell office:value-type="string" calcext:value-type="string">
            <text:p>'var_187' : var_187,</text:p>
          </table:table-cell>
          <table:table-cell office:value-type="string" calcext:value-type="string">
            <text:p>'var_188' : var_188,</text:p>
          </table:table-cell>
          <table:table-cell office:value-type="string" calcext:value-type="string">
            <text:p>'var_189' : var_189,</text:p>
          </table:table-cell>
          <table:table-cell office:value-type="string" calcext:value-type="string">
            <text:p>'var_190' : var_190,</text:p>
          </table:table-cell>
          <table:table-cell office:value-type="string" calcext:value-type="string">
            <text:p>'var_191' : var_191,</text:p>
          </table:table-cell>
          <table:table-cell office:value-type="string" calcext:value-type="string">
            <text:p>'var_192' : var_192,</text:p>
          </table:table-cell>
          <table:table-cell office:value-type="string" calcext:value-type="string">
            <text:p>'var_193' : var_193,</text:p>
          </table:table-cell>
          <table:table-cell office:value-type="string" calcext:value-type="string">
            <text:p>'var_194' : var_194,</text:p>
          </table:table-cell>
          <table:table-cell office:value-type="string" calcext:value-type="string">
            <text:p>'var_195' : var_195,</text:p>
          </table:table-cell>
          <table:table-cell office:value-type="string" calcext:value-type="string">
            <text:p>'var_196' : var_196,</text:p>
          </table:table-cell>
          <table:table-cell office:value-type="string" calcext:value-type="string">
            <text:p>'var_197' : var_197,</text:p>
          </table:table-cell>
          <table:table-cell office:value-type="string" calcext:value-type="string">
            <text:p>'var_198' : var_198,</text:p>
          </table:table-cell>
          <table:table-cell office:value-type="string" calcext:value-type="string">
            <text:p>'var_199' : var_199,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190"/>
        </table:table-row>
        <table:table-row table:style-name="ro1">
          <table:table-cell office:value-type="string" calcext:value-type="string">
            <text:p>&amp;var_0=11.0656</text:p>
          </table:table-cell>
          <table:table-cell office:value-type="string" calcext:value-type="string">
            <text:p>&amp;var_1=7.7798</text:p>
          </table:table-cell>
          <table:table-cell office:value-type="string" calcext:value-type="string">
            <text:p>&amp;var_2=12.9536</text:p>
          </table:table-cell>
          <table:table-cell office:value-type="string" calcext:value-type="string">
            <text:p>&amp;var_3=9.4292</text:p>
          </table:table-cell>
          <table:table-cell table:style-name="Default" office:value-type="string" calcext:value-type="string">
            <text:p>&amp;var_4=11.4327</text:p>
          </table:table-cell>
          <table:table-cell office:value-type="string" calcext:value-type="string">
            <text:p>&amp;var_5=-2.3805</text:p>
          </table:table-cell>
          <table:table-cell office:value-type="string" calcext:value-type="string">
            <text:p>&amp;var_6=5.8493</text:p>
          </table:table-cell>
          <table:table-cell office:value-type="string" calcext:value-type="string">
            <text:p>&amp;var_7=18.2675</text:p>
          </table:table-cell>
          <table:table-cell table:style-name="Default" office:value-type="string" calcext:value-type="string">
            <text:p>&amp;var_8=2.1337</text:p>
          </table:table-cell>
          <table:table-cell table:style-name="Default" office:value-type="string" calcext:value-type="string">
            <text:p>&amp;var_9=8.81</text:p>
          </table:table-cell>
          <table:table-cell office:value-type="string" calcext:value-type="string">
            <text:p>&amp;var_10=-2.0248</text:p>
          </table:table-cell>
          <table:table-cell office:value-type="string" calcext:value-type="string">
            <text:p>&amp;var_11=-4.3554</text:p>
          </table:table-cell>
          <table:table-cell office:value-type="string" calcext:value-type="string">
            <text:p>&amp;var_12=13.9696</text:p>
          </table:table-cell>
          <table:table-cell office:value-type="string" calcext:value-type="string">
            <text:p>&amp;var_13=0.3458</text:p>
          </table:table-cell>
          <table:table-cell office:value-type="string" calcext:value-type="string">
            <text:p>&amp;var_14=7.5408</text:p>
          </table:table-cell>
          <table:table-cell office:value-type="string" calcext:value-type="string">
            <text:p>&amp;var_15=14.5001</text:p>
          </table:table-cell>
          <table:table-cell office:value-type="string" calcext:value-type="string">
            <text:p>&amp;var_16=7.7028</text:p>
          </table:table-cell>
          <table:table-cell office:value-type="string" calcext:value-type="string">
            <text:p>&amp;var_17=-19.0919</text:p>
          </table:table-cell>
          <table:table-cell office:value-type="string" calcext:value-type="string">
            <text:p>&amp;var_18=15.5806</text:p>
          </table:table-cell>
          <table:table-cell office:value-type="string" calcext:value-type="string">
            <text:p>&amp;var_19=16.1763</text:p>
          </table:table-cell>
          <table:table-cell office:value-type="string" calcext:value-type="string">
            <text:p>&amp;var_20=3.7088</text:p>
          </table:table-cell>
          <table:table-cell office:value-type="string" calcext:value-type="string">
            <text:p>&amp;var_21=18.8064</text:p>
          </table:table-cell>
          <table:table-cell office:value-type="string" calcext:value-type="string">
            <text:p>&amp;var_22=1.5899</text:p>
          </table:table-cell>
          <table:table-cell office:value-type="string" calcext:value-type="string">
            <text:p>&amp;var_23=3.0654</text:p>
          </table:table-cell>
          <table:table-cell office:value-type="string" calcext:value-type="string">
            <text:p>&amp;var_24=6.4509</text:p>
          </table:table-cell>
          <table:table-cell office:value-type="string" calcext:value-type="string">
            <text:p>&amp;var_25=14.1192</text:p>
          </table:table-cell>
          <table:table-cell office:value-type="string" calcext:value-type="string">
            <text:p>&amp;var_26=-9.4902</text:p>
          </table:table-cell>
          <table:table-cell office:value-type="string" calcext:value-type="string">
            <text:p>&amp;var_27=-2.1917</text:p>
          </table:table-cell>
          <table:table-cell office:value-type="string" calcext:value-type="string">
            <text:p>&amp;var_28=5.7107</text:p>
          </table:table-cell>
          <table:table-cell office:value-type="string" calcext:value-type="string">
            <text:p>&amp;var_29=3.7864</text:p>
          </table:table-cell>
          <table:table-cell office:value-type="string" calcext:value-type="string">
            <text:p>&amp;var_30=-1.7981</text:p>
          </table:table-cell>
          <table:table-cell office:value-type="string" calcext:value-type="string">
            <text:p>&amp;var_31=9.2645</text:p>
          </table:table-cell>
          <table:table-cell office:value-type="string" calcext:value-type="string">
            <text:p>&amp;var_32=2.0657</text:p>
          </table:table-cell>
          <table:table-cell office:value-type="string" calcext:value-type="string">
            <text:p>&amp;var_33=12.7753</text:p>
          </table:table-cell>
          <table:table-cell office:value-type="string" calcext:value-type="string">
            <text:p>&amp;var_34=11.3334</text:p>
          </table:table-cell>
          <table:table-cell office:value-type="string" calcext:value-type="string">
            <text:p>&amp;var_35=8.1462</text:p>
          </table:table-cell>
          <table:table-cell office:value-type="string" calcext:value-type="string">
            <text:p>&amp;var_36=-0.061</text:p>
          </table:table-cell>
          <table:table-cell office:value-type="string" calcext:value-type="string">
            <text:p>&amp;var_37=3.5331</text:p>
          </table:table-cell>
          <table:table-cell office:value-type="string" calcext:value-type="string">
            <text:p>&amp;var_38=9.7804</text:p>
          </table:table-cell>
          <table:table-cell office:value-type="string" calcext:value-type="string">
            <text:p>&amp;var_39=8.7625</text:p>
          </table:table-cell>
          <table:table-cell office:value-type="string" calcext:value-type="string">
            <text:p>&amp;var_40=-15.6305</text:p>
          </table:table-cell>
          <table:table-cell office:value-type="string" calcext:value-type="string">
            <text:p>&amp;var_41=18.8766</text:p>
          </table:table-cell>
          <table:table-cell office:value-type="string" calcext:value-type="string">
            <text:p>&amp;var_42=11.2864</text:p>
          </table:table-cell>
          <table:table-cell office:value-type="string" calcext:value-type="string">
            <text:p>&amp;var_43=11.8362</text:p>
          </table:table-cell>
          <table:table-cell office:value-type="string" calcext:value-type="string">
            <text:p>&amp;var_44=13.368</text:p>
          </table:table-cell>
          <table:table-cell office:value-type="string" calcext:value-type="string">
            <text:p>&amp;var_45=-31.9891</text:p>
          </table:table-cell>
          <table:table-cell office:value-type="string" calcext:value-type="string">
            <text:p>&amp;var_46=12.1776</text:p>
          </table:table-cell>
          <table:table-cell office:value-type="string" calcext:value-type="string">
            <text:p>&amp;var_47=8.7714</text:p>
          </table:table-cell>
          <table:table-cell office:value-type="string" calcext:value-type="string">
            <text:p>&amp;var_48=17.2011</text:p>
          </table:table-cell>
          <table:table-cell office:value-type="string" calcext:value-type="string">
            <text:p>&amp;var_49=16.8508</text:p>
          </table:table-cell>
          <table:table-cell office:value-type="string" calcext:value-type="string">
            <text:p>&amp;var_50=13.0534</text:p>
          </table:table-cell>
          <table:table-cell office:value-type="string" calcext:value-type="string">
            <text:p>&amp;var_51=14.4069</text:p>
          </table:table-cell>
          <table:table-cell office:value-type="string" calcext:value-type="string">
            <text:p>&amp;var_52=-4.8525</text:p>
          </table:table-cell>
          <table:table-cell office:value-type="string" calcext:value-type="string">
            <text:p>&amp;var_53=7.3213</text:p>
          </table:table-cell>
          <table:table-cell office:value-type="string" calcext:value-type="string">
            <text:p>&amp;var_54=-0.5259</text:p>
          </table:table-cell>
          <table:table-cell office:value-type="string" calcext:value-type="string">
            <text:p>&amp;var_55=16.6365</text:p>
          </table:table-cell>
          <table:table-cell office:value-type="string" calcext:value-type="string">
            <text:p>&amp;var_56=19.3036</text:p>
          </table:table-cell>
          <table:table-cell office:value-type="string" calcext:value-type="string">
            <text:p>&amp;var_57=6.4129</text:p>
          </table:table-cell>
          <table:table-cell office:value-type="string" calcext:value-type="string">
            <text:p>&amp;var_58=-5.3948</text:p>
          </table:table-cell>
          <table:table-cell office:value-type="string" calcext:value-type="string">
            <text:p>&amp;var_59=9.3269</text:p>
          </table:table-cell>
          <table:table-cell office:value-type="string" calcext:value-type="string">
            <text:p>&amp;var_60=11.9314</text:p>
          </table:table-cell>
          <table:table-cell office:value-type="string" calcext:value-type="string">
            <text:p>&amp;var_61=-3.575</text:p>
          </table:table-cell>
          <table:table-cell office:value-type="string" calcext:value-type="string">
            <text:p>&amp;var_62=-0.7706</text:p>
          </table:table-cell>
          <table:table-cell office:value-type="string" calcext:value-type="string">
            <text:p>&amp;var_63=0.8705</text:p>
          </table:table-cell>
          <table:table-cell office:value-type="string" calcext:value-type="string">
            <text:p>&amp;var_64=6.9282</text:p>
          </table:table-cell>
          <table:table-cell office:value-type="string" calcext:value-type="string">
            <text:p>&amp;var_65=2.8914</text:p>
          </table:table-cell>
          <table:table-cell office:value-type="string" calcext:value-type="string">
            <text:p>&amp;var_66=5.9744</text:p>
          </table:table-cell>
          <table:table-cell office:value-type="string" calcext:value-type="string">
            <text:p>&amp;var_67=17.4851</text:p>
          </table:table-cell>
          <table:table-cell office:value-type="string" calcext:value-type="string">
            <text:p>&amp;var_68=5.0125</text:p>
          </table:table-cell>
          <table:table-cell office:value-type="string" calcext:value-type="string">
            <text:p>&amp;var_69=-1.423</text:p>
          </table:table-cell>
          <table:table-cell office:value-type="string" calcext:value-type="string">
            <text:p>&amp;var_70=33.3401</text:p>
          </table:table-cell>
          <table:table-cell office:value-type="string" calcext:value-type="string">
            <text:p>&amp;var_71=0.8018</text:p>
          </table:table-cell>
          <table:table-cell office:value-type="string" calcext:value-type="string">
            <text:p>&amp;var_72=-4.7906</text:p>
          </table:table-cell>
          <table:table-cell office:value-type="string" calcext:value-type="string">
            <text:p>&amp;var_73=30.2708</text:p>
          </table:table-cell>
          <table:table-cell office:value-type="string" calcext:value-type="string">
            <text:p>&amp;var_74=26.8339</text:p>
          </table:table-cell>
          <table:table-cell office:value-type="string" calcext:value-type="string">
            <text:p>&amp;var_75=21.7205</text:p>
          </table:table-cell>
          <table:table-cell office:value-type="string" calcext:value-type="string">
            <text:p>&amp;var_76=7.3075</text:p>
          </table:table-cell>
          <table:table-cell office:value-type="string" calcext:value-type="string">
            <text:p>&amp;var_77=14.081</text:p>
          </table:table-cell>
          <table:table-cell office:value-type="string" calcext:value-type="string">
            <text:p>&amp;var_78=3.1192</text:p>
          </table:table-cell>
          <table:table-cell office:value-type="string" calcext:value-type="string">
            <text:p>&amp;var_79=17.4265</text:p>
          </table:table-cell>
          <table:table-cell office:value-type="string" calcext:value-type="string">
            <text:p>&amp;var_80=9.4883</text:p>
          </table:table-cell>
          <table:table-cell office:value-type="string" calcext:value-type="string">
            <text:p>&amp;var_81=16.906</text:p>
          </table:table-cell>
          <table:table-cell office:value-type="string" calcext:value-type="string">
            <text:p>&amp;var_82=14.5117</text:p>
          </table:table-cell>
          <table:table-cell office:value-type="string" calcext:value-type="string">
            <text:p>&amp;var_83=10.0276</text:p>
          </table:table-cell>
          <table:table-cell office:value-type="string" calcext:value-type="string">
            <text:p>&amp;var_84=-0.9706</text:p>
          </table:table-cell>
          <table:table-cell office:value-type="string" calcext:value-type="string">
            <text:p>&amp;var_85=20.4588</text:p>
          </table:table-cell>
          <table:table-cell office:value-type="string" calcext:value-type="string">
            <text:p>&amp;var_86=4.7945</text:p>
          </table:table-cell>
          <table:table-cell office:value-type="string" calcext:value-type="string">
            <text:p>&amp;var_87=20.416</text:p>
          </table:table-cell>
          <table:table-cell office:value-type="string" calcext:value-type="string">
            <text:p>&amp;var_88=13.1633</text:p>
          </table:table-cell>
          <table:table-cell office:value-type="string" calcext:value-type="string">
            <text:p>&amp;var_89=7.9307</text:p>
          </table:table-cell>
          <table:table-cell office:value-type="string" calcext:value-type="string">
            <text:p>&amp;var_90=-7.6509</text:p>
          </table:table-cell>
          <table:table-cell office:value-type="string" calcext:value-type="string">
            <text:p>&amp;var_91=7.0834</text:p>
          </table:table-cell>
          <table:table-cell office:value-type="string" calcext:value-type="string">
            <text:p>&amp;var_92=15.2324</text:p>
          </table:table-cell>
          <table:table-cell office:value-type="string" calcext:value-type="string">
            <text:p>&amp;var_93=10.1416</text:p>
          </table:table-cell>
          <table:table-cell office:value-type="string" calcext:value-type="string">
            <text:p>&amp;var_94=5.9156</text:p>
          </table:table-cell>
          <table:table-cell office:value-type="string" calcext:value-type="string">
            <text:p>&amp;var_95=-0.5775</text:p>
          </table:table-cell>
          <table:table-cell office:value-type="string" calcext:value-type="string">
            <text:p>&amp;var_96=5.76</text:p>
          </table:table-cell>
          <table:table-cell office:value-type="string" calcext:value-type="string">
            <text:p>&amp;var_97=30.3238</text:p>
          </table:table-cell>
          <table:table-cell office:value-type="string" calcext:value-type="string">
            <text:p>&amp;var_98=2.1251</text:p>
          </table:table-cell>
          <table:table-cell office:value-type="string" calcext:value-type="string">
            <text:p>&amp;var_99=1.8585</text:p>
          </table:table-cell>
          <table:table-cell office:value-type="string" calcext:value-type="string">
            <text:p>&amp;var_100=-9.2198</text:p>
          </table:table-cell>
          <table:table-cell office:value-type="string" calcext:value-type="string">
            <text:p>&amp;var_101=17.3089</text:p>
          </table:table-cell>
          <table:table-cell office:value-type="string" calcext:value-type="string">
            <text:p>&amp;var_102=30.9548</text:p>
          </table:table-cell>
          <table:table-cell office:value-type="string" calcext:value-type="string">
            <text:p>&amp;var_103=1.4918</text:p>
          </table:table-cell>
          <table:table-cell office:value-type="string" calcext:value-type="string">
            <text:p>&amp;var_104=12.8721</text:p>
          </table:table-cell>
          <table:table-cell office:value-type="string" calcext:value-type="string">
            <text:p>&amp;var_105=3.4902</text:p>
          </table:table-cell>
          <table:table-cell office:value-type="string" calcext:value-type="string">
            <text:p>&amp;var_106=8.2856</text:p>
          </table:table-cell>
          <table:table-cell office:value-type="string" calcext:value-type="string">
            <text:p>&amp;var_107=11.9794</text:p>
          </table:table-cell>
          <table:table-cell office:value-type="string" calcext:value-type="string">
            <text:p>&amp;var_108=14.0176</text:p>
          </table:table-cell>
          <table:table-cell office:value-type="string" calcext:value-type="string">
            <text:p>&amp;var_109=15.0763</text:p>
          </table:table-cell>
          <table:table-cell office:value-type="string" calcext:value-type="string">
            <text:p>&amp;var_110=3.7662</text:p>
          </table:table-cell>
          <table:table-cell office:value-type="string" calcext:value-type="string">
            <text:p>&amp;var_111=6.0426</text:p>
          </table:table-cell>
          <table:table-cell office:value-type="string" calcext:value-type="string">
            <text:p>&amp;var_112=4.4243</text:p>
          </table:table-cell>
          <table:table-cell office:value-type="string" calcext:value-type="string">
            <text:p>&amp;var_113=14.1799</text:p>
          </table:table-cell>
          <table:table-cell office:value-type="string" calcext:value-type="string">
            <text:p>&amp;var_114=2.0921</text:p>
          </table:table-cell>
          <table:table-cell office:value-type="string" calcext:value-type="string">
            <text:p>&amp;var_115=1.5493</text:p>
          </table:table-cell>
          <table:table-cell office:value-type="string" calcext:value-type="string">
            <text:p>&amp;var_116=3.2206</text:p>
          </table:table-cell>
          <table:table-cell office:value-type="string" calcext:value-type="string">
            <text:p>&amp;var_117=0.0172</text:p>
          </table:table-cell>
          <table:table-cell office:value-type="string" calcext:value-type="string">
            <text:p>&amp;var_118=-6.6602</text:p>
          </table:table-cell>
          <table:table-cell office:value-type="string" calcext:value-type="string">
            <text:p>&amp;var_119=8.4785</text:p>
          </table:table-cell>
          <table:table-cell office:value-type="string" calcext:value-type="string">
            <text:p>&amp;var_120=42.0248</text:p>
          </table:table-cell>
          <table:table-cell office:value-type="string" calcext:value-type="string">
            <text:p>&amp;var_121=11.4164</text:p>
          </table:table-cell>
          <table:table-cell office:value-type="string" calcext:value-type="string">
            <text:p>&amp;var_122=0.4564</text:p>
          </table:table-cell>
          <table:table-cell office:value-type="string" calcext:value-type="string">
            <text:p>&amp;var_123=9.4006</text:p>
          </table:table-cell>
          <table:table-cell office:value-type="string" calcext:value-type="string">
            <text:p>&amp;var_124=0.9685</text:p>
          </table:table-cell>
          <table:table-cell office:value-type="string" calcext:value-type="string">
            <text:p>&amp;var_125=12.4929</text:p>
          </table:table-cell>
          <table:table-cell office:value-type="string" calcext:value-type="string">
            <text:p>&amp;var_126=14.124</text:p>
          </table:table-cell>
          <table:table-cell office:value-type="string" calcext:value-type="string">
            <text:p>&amp;var_127=4.0388</text:p>
          </table:table-cell>
          <table:table-cell office:value-type="string" calcext:value-type="string">
            <text:p>&amp;var_128=-4.4442</text:p>
          </table:table-cell>
          <table:table-cell office:value-type="string" calcext:value-type="string">
            <text:p>&amp;var_129=16.6684</text:p>
          </table:table-cell>
          <table:table-cell office:value-type="string" calcext:value-type="string">
            <text:p>&amp;var_130=12.538</text:p>
          </table:table-cell>
          <table:table-cell office:value-type="string" calcext:value-type="string">
            <text:p>&amp;var_131=0.9205</text:p>
          </table:table-cell>
          <table:table-cell office:value-type="string" calcext:value-type="string">
            <text:p>&amp;var_132=10.5998</text:p>
          </table:table-cell>
          <table:table-cell office:value-type="string" calcext:value-type="string">
            <text:p>&amp;var_133=7.5147</text:p>
          </table:table-cell>
          <table:table-cell office:value-type="string" calcext:value-type="string">
            <text:p>&amp;var_134=-4.1748</text:p>
          </table:table-cell>
          <table:table-cell office:value-type="string" calcext:value-type="string">
            <text:p>&amp;var_135=-0.4824</text:p>
          </table:table-cell>
          <table:table-cell office:value-type="string" calcext:value-type="string">
            <text:p>&amp;var_136=10.5267</text:p>
          </table:table-cell>
          <table:table-cell office:value-type="string" calcext:value-type="string">
            <text:p>&amp;var_137=17.7547</text:p>
          </table:table-cell>
          <table:table-cell office:value-type="string" calcext:value-type="string">
            <text:p>&amp;var_138=-6.5226</text:p>
          </table:table-cell>
          <table:table-cell office:value-type="string" calcext:value-type="string">
            <text:p>&amp;var_139=-2.5502</text:p>
          </table:table-cell>
          <table:table-cell office:value-type="string" calcext:value-type="string">
            <text:p>&amp;var_140=-5.1547</text:p>
          </table:table-cell>
          <table:table-cell office:value-type="string" calcext:value-type="string">
            <text:p>&amp;var_141=-2.1246</text:p>
          </table:table-cell>
          <table:table-cell office:value-type="string" calcext:value-type="string">
            <text:p>&amp;var_142=19.8319</text:p>
          </table:table-cell>
          <table:table-cell office:value-type="string" calcext:value-type="string">
            <text:p>&amp;var_143=13.0752</text:p>
          </table:table-cell>
          <table:table-cell office:value-type="string" calcext:value-type="string">
            <text:p>&amp;var_144=9.2275</text:p>
          </table:table-cell>
          <table:table-cell office:value-type="string" calcext:value-type="string">
            <text:p>&amp;var_145=3.0213</text:p>
          </table:table-cell>
          <table:table-cell office:value-type="string" calcext:value-type="string">
            <text:p>&amp;var_146=11.6793</text:p>
          </table:table-cell>
          <table:table-cell office:value-type="string" calcext:value-type="string">
            <text:p>&amp;var_147=-11.6827</text:p>
          </table:table-cell>
          <table:table-cell office:value-type="string" calcext:value-type="string">
            <text:p>&amp;var_148=4.1017</text:p>
          </table:table-cell>
          <table:table-cell office:value-type="string" calcext:value-type="string">
            <text:p>&amp;var_149=5.2954</text:p>
          </table:table-cell>
          <table:table-cell office:value-type="string" calcext:value-type="string">
            <text:p>&amp;var_150=18.7741</text:p>
          </table:table-cell>
          <table:table-cell office:value-type="string" calcext:value-type="string">
            <text:p>&amp;var_151=9.8892</text:p>
          </table:table-cell>
          <table:table-cell office:value-type="string" calcext:value-type="string">
            <text:p>&amp;var_152=7.5219</text:p>
          </table:table-cell>
          <table:table-cell office:value-type="string" calcext:value-type="string">
            <text:p>&amp;var_153=14.9745</text:p>
          </table:table-cell>
          <table:table-cell office:value-type="string" calcext:value-type="string">
            <text:p>&amp;var_154=18.988</text:p>
          </table:table-cell>
          <table:table-cell office:value-type="string" calcext:value-type="string">
            <text:p>&amp;var_155=1.0842</text:p>
          </table:table-cell>
          <table:table-cell office:value-type="string" calcext:value-type="string">
            <text:p>&amp;var_156=11.9125</text:p>
          </table:table-cell>
          <table:table-cell office:value-type="string" calcext:value-type="string">
            <text:p>&amp;var_157=-4.5103</text:p>
          </table:table-cell>
          <table:table-cell office:value-type="string" calcext:value-type="string">
            <text:p>&amp;var_158=16.1361</text:p>
          </table:table-cell>
          <table:table-cell office:value-type="string" calcext:value-type="string">
            <text:p>&amp;var_159=11.0067</text:p>
          </table:table-cell>
          <table:table-cell office:value-type="string" calcext:value-type="string">
            <text:p>&amp;var_160=5.9232</text:p>
          </table:table-cell>
          <table:table-cell office:value-type="string" calcext:value-type="string">
            <text:p>&amp;var_161=5.4113</text:p>
          </table:table-cell>
          <table:table-cell office:value-type="string" calcext:value-type="string">
            <text:p>&amp;var_162=3.8302</text:p>
          </table:table-cell>
          <table:table-cell office:value-type="string" calcext:value-type="string">
            <text:p>&amp;var_163=5.738</text:p>
          </table:table-cell>
          <table:table-cell office:value-type="string" calcext:value-type="string">
            <text:p>&amp;var_164=-8.6105</text:p>
          </table:table-cell>
          <table:table-cell office:value-type="string" calcext:value-type="string">
            <text:p>&amp;var_165=22.953</text:p>
          </table:table-cell>
          <table:table-cell office:value-type="string" calcext:value-type="string">
            <text:p>&amp;var_166=2.5531</text:p>
          </table:table-cell>
          <table:table-cell office:value-type="string" calcext:value-type="string">
            <text:p>&amp;var_167=-0.2836</text:p>
          </table:table-cell>
          <table:table-cell office:value-type="string" calcext:value-type="string">
            <text:p>&amp;var_168=4.3416</text:p>
          </table:table-cell>
          <table:table-cell office:value-type="string" calcext:value-type="string">
            <text:p>&amp;var_169=5.1855</text:p>
          </table:table-cell>
          <table:table-cell office:value-type="string" calcext:value-type="string">
            <text:p>&amp;var_170=4.2603</text:p>
          </table:table-cell>
          <table:table-cell office:value-type="string" calcext:value-type="string">
            <text:p>&amp;var_171=1.6779</text:p>
          </table:table-cell>
          <table:table-cell office:value-type="string" calcext:value-type="string">
            <text:p>&amp;var_172=29.0849</text:p>
          </table:table-cell>
          <table:table-cell office:value-type="string" calcext:value-type="string">
            <text:p>&amp;var_173=8.4685</text:p>
          </table:table-cell>
          <table:table-cell office:value-type="string" calcext:value-type="string">
            <text:p>&amp;var_174=18.1317</text:p>
          </table:table-cell>
          <table:table-cell office:value-type="string" calcext:value-type="string">
            <text:p>&amp;var_175=12.2818</text:p>
          </table:table-cell>
          <table:table-cell office:value-type="string" calcext:value-type="string">
            <text:p>&amp;var_176=-0.6912</text:p>
          </table:table-cell>
          <table:table-cell office:value-type="string" calcext:value-type="string">
            <text:p>&amp;var_177=10.2226</text:p>
          </table:table-cell>
          <table:table-cell office:value-type="string" calcext:value-type="string">
            <text:p>&amp;var_178=-5.5579</text:p>
          </table:table-cell>
          <table:table-cell office:value-type="string" calcext:value-type="string">
            <text:p>&amp;var_179=2.2926</text:p>
          </table:table-cell>
          <table:table-cell office:value-type="string" calcext:value-type="string">
            <text:p>&amp;var_180=-4.5358</text:p>
          </table:table-cell>
          <table:table-cell office:value-type="string" calcext:value-type="string">
            <text:p>&amp;var_181=10.3903</text:p>
          </table:table-cell>
          <table:table-cell office:value-type="string" calcext:value-type="string">
            <text:p>&amp;var_182=-15.4937</text:p>
          </table:table-cell>
          <table:table-cell office:value-type="string" calcext:value-type="string">
            <text:p>&amp;var_183=3.9697</text:p>
          </table:table-cell>
          <table:table-cell office:value-type="string" calcext:value-type="string">
            <text:p>&amp;var_184=31.3521</text:p>
          </table:table-cell>
          <table:table-cell office:value-type="string" calcext:value-type="string">
            <text:p>&amp;var_185=-1.1651</text:p>
          </table:table-cell>
          <table:table-cell office:value-type="string" calcext:value-type="string">
            <text:p>&amp;var_186=9.2874</text:p>
          </table:table-cell>
          <table:table-cell office:value-type="string" calcext:value-type="string">
            <text:p>&amp;var_187=-23.5705</text:p>
          </table:table-cell>
          <table:table-cell office:value-type="string" calcext:value-type="string">
            <text:p>&amp;var_188=13.2643</text:p>
          </table:table-cell>
          <table:table-cell office:value-type="string" calcext:value-type="string">
            <text:p>&amp;var_189=1.6591</text:p>
          </table:table-cell>
          <table:table-cell office:value-type="string" calcext:value-type="string">
            <text:p>&amp;var_190=-2.1556</text:p>
          </table:table-cell>
          <table:table-cell office:value-type="string" calcext:value-type="string">
            <text:p>&amp;var_191=11.8495</text:p>
          </table:table-cell>
          <table:table-cell office:value-type="string" calcext:value-type="string">
            <text:p>&amp;var_192=-1.43</text:p>
          </table:table-cell>
          <table:table-cell office:value-type="string" calcext:value-type="string">
            <text:p>&amp;var_193=2.4508</text:p>
          </table:table-cell>
          <table:table-cell office:value-type="string" calcext:value-type="string">
            <text:p>&amp;var_194=13.7112</text:p>
          </table:table-cell>
          <table:table-cell office:value-type="string" calcext:value-type="string">
            <text:p>&amp;var_195=2.4669</text:p>
          </table:table-cell>
          <table:table-cell office:value-type="string" calcext:value-type="string">
            <text:p>&amp;var_196=4.3654</text:p>
          </table:table-cell>
          <table:table-cell office:value-type="string" calcext:value-type="string">
            <text:p>&amp;var_197=10.72</text:p>
          </table:table-cell>
          <table:table-cell office:value-type="string" calcext:value-type="string">
            <text:p>&amp;var_198=15.4722</text:p>
          </table:table-cell>
          <table:table-cell office:value-type="string" calcext:value-type="string">
            <text:p>&amp;var_199=-8.7197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.0656" calcext:value-type="float">
            <text:p>11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98" calcext:value-type="float">
            <text:p>7.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536" calcext:value-type="float">
            <text:p>12.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292" calcext:value-type="float">
            <text:p>9.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27" calcext:value-type="float">
            <text:p>11.4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805" calcext:value-type="float">
            <text:p>-2.3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93" calcext:value-type="float">
            <text:p>5.8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75" calcext:value-type="float">
            <text:p>18.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37" calcext:value-type="float">
            <text:p>2.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248" calcext:value-type="float">
            <text:p>-2.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554" calcext:value-type="float">
            <text:p>-4.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96" calcext:value-type="float">
            <text:p>13.9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408" calcext:value-type="float">
            <text:p>7.5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01" calcext:value-type="float">
            <text:p>14.5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28" calcext:value-type="float">
            <text:p>7.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.0919" calcext:value-type="float">
            <text:p>-19.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06" calcext:value-type="float">
            <text:p>15.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3" calcext:value-type="float">
            <text:p>16.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88" calcext:value-type="float">
            <text:p>3.7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64" calcext:value-type="float">
            <text:p>18.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99" calcext:value-type="float">
            <text:p>1.5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654" calcext:value-type="float">
            <text:p>3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09" calcext:value-type="float">
            <text:p>6.4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92" calcext:value-type="float">
            <text:p>14.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4902" calcext:value-type="float">
            <text:p>-9.4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917" calcext:value-type="float">
            <text:p>-2.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07" calcext:value-type="float">
            <text:p>5.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864" calcext:value-type="float">
            <text:p>3.7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981" calcext:value-type="float">
            <text:p>-1.7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5" calcext:value-type="float">
            <text:p>9.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57" calcext:value-type="float">
            <text:p>2.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753" calcext:value-type="float">
            <text:p>12.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34" calcext:value-type="float">
            <text:p>11.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62" calcext:value-type="float">
            <text:p>8.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31" calcext:value-type="float">
            <text:p>3.5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804" calcext:value-type="float">
            <text:p>9.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625" calcext:value-type="float">
            <text:p>8.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6305" calcext:value-type="float">
            <text:p>-15.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66" calcext:value-type="float">
            <text:p>18.8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64" calcext:value-type="float">
            <text:p>11.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62" calcext:value-type="float">
            <text:p>11.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1.9891" calcext:value-type="float">
            <text:p>-31.9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776" calcext:value-type="float">
            <text:p>12.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" calcext:value-type="float">
            <text:p>8.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11" calcext:value-type="float">
            <text:p>17.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508" calcext:value-type="float">
            <text:p>16.8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34" calcext:value-type="float">
            <text:p>13.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69" calcext:value-type="float">
            <text:p>14.4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8525" calcext:value-type="float">
            <text:p>-4.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13" calcext:value-type="float">
            <text:p>7.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59" calcext:value-type="float">
            <text:p>-0.5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65" calcext:value-type="float">
            <text:p>16.6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036" calcext:value-type="float">
            <text:p>19.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129" calcext:value-type="float">
            <text:p>6.4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3948" calcext:value-type="float">
            <text:p>-5.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69" calcext:value-type="float">
            <text:p>9.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14" calcext:value-type="float">
            <text:p>11.9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75" calcext:value-type="float">
            <text:p>-3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06" calcext:value-type="float">
            <text:p>-0.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5" calcext:value-type="float">
            <text:p>0.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82" calcext:value-type="float">
            <text:p>6.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14" calcext:value-type="float">
            <text:p>2.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44" calcext:value-type="float">
            <text:p>5.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51" calcext:value-type="float">
            <text:p>17.4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5" calcext:value-type="float">
            <text:p>5.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23" calcext:value-type="float">
            <text:p>-1.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401" calcext:value-type="float">
            <text:p>33.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8" calcext:value-type="float">
            <text:p>0.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7906" calcext:value-type="float">
            <text:p>-4.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708" calcext:value-type="float">
            <text:p>30.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339" calcext:value-type="float">
            <text:p>26.8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05" calcext:value-type="float">
            <text:p>21.7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5" calcext:value-type="float">
            <text:p>7.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1" calcext:value-type="float">
            <text:p>14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92" calcext:value-type="float">
            <text:p>3.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65" calcext:value-type="float">
            <text:p>17.4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83" calcext:value-type="float">
            <text:p>9.4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6" calcext:value-type="float">
            <text:p>16.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117" calcext:value-type="float">
            <text:p>14.5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276" calcext:value-type="float">
            <text:p>10.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06" calcext:value-type="float">
            <text:p>-0.9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588" calcext:value-type="float">
            <text:p>20.4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945" calcext:value-type="float">
            <text:p>4.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6" calcext:value-type="float">
            <text:p>20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33" calcext:value-type="float">
            <text:p>13.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07" calcext:value-type="float">
            <text:p>7.9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.6509" calcext:value-type="float">
            <text:p>-7.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34" calcext:value-type="float">
            <text:p>7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324" calcext:value-type="float">
            <text:p>15.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416" calcext:value-type="float">
            <text:p>10.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56" calcext:value-type="float">
            <text:p>5.9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75" calcext:value-type="float">
            <text:p>-0.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238" calcext:value-type="float">
            <text:p>30.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51" calcext:value-type="float">
            <text:p>2.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5" calcext:value-type="float">
            <text:p>1.8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.2198" calcext:value-type="float">
            <text:p>-9.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89" calcext:value-type="float">
            <text:p>17.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548" calcext:value-type="float">
            <text:p>30.9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18" calcext:value-type="float">
            <text:p>1.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21" calcext:value-type="float">
            <text:p>12.8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2" calcext:value-type="float">
            <text:p>3.4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56" calcext:value-type="float">
            <text:p>8.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94" calcext:value-type="float">
            <text:p>11.9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76" calcext:value-type="float">
            <text:p>14.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63" calcext:value-type="float">
            <text:p>15.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62" calcext:value-type="float">
            <text:p>3.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26" calcext:value-type="float">
            <text:p>6.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43" calcext:value-type="float">
            <text:p>4.4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99" calcext:value-type="float">
            <text:p>14.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21" calcext:value-type="float">
            <text:p>2.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93" calcext:value-type="float">
            <text:p>1.5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06" calcext:value-type="float">
            <text:p>3.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6602" calcext:value-type="float">
            <text:p>-6.6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85" calcext:value-type="float">
            <text:p>8.4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248" calcext:value-type="float">
            <text:p>42.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64" calcext:value-type="float">
            <text:p>11.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4" calcext:value-type="float">
            <text:p>0.4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06" calcext:value-type="float">
            <text:p>9.4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5" calcext:value-type="float">
            <text:p>0.9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9" calcext:value-type="float">
            <text:p>12.4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" calcext:value-type="float">
            <text:p>14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88" calcext:value-type="float">
            <text:p>4.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4442" calcext:value-type="float">
            <text:p>-4.4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4" calcext:value-type="float">
            <text:p>16.6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38" calcext:value-type="float">
            <text:p>12.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5" calcext:value-type="float">
            <text:p>0.9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998" calcext:value-type="float">
            <text:p>10.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47" calcext:value-type="float">
            <text:p>7.5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748" calcext:value-type="float">
            <text:p>-4.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24" calcext:value-type="float">
            <text:p>-0.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267" calcext:value-type="float">
            <text:p>10.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547" calcext:value-type="float">
            <text:p>17.7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.5226" calcext:value-type="float">
            <text:p>-6.5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502" calcext:value-type="float">
            <text:p>-2.5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1547" calcext:value-type="float">
            <text:p>-5.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246" calcext:value-type="float">
            <text:p>-2.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19" calcext:value-type="float">
            <text:p>19.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752" calcext:value-type="float">
            <text:p>13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" calcext:value-type="float">
            <text:p>9.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13" calcext:value-type="float">
            <text:p>3.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93" calcext:value-type="float">
            <text:p>11.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6827" calcext:value-type="float">
            <text:p>-11.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17" calcext:value-type="float">
            <text:p>4.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54" calcext:value-type="float">
            <text:p>5.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741" calcext:value-type="float">
            <text:p>18.7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892" calcext:value-type="float">
            <text:p>9.8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219" calcext:value-type="float">
            <text:p>7.5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45" calcext:value-type="float">
            <text:p>14.9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8" calcext:value-type="float">
            <text:p>18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42" calcext:value-type="float">
            <text:p>1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25" calcext:value-type="float">
            <text:p>11.9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103" calcext:value-type="float">
            <text:p>-4.5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61" calcext:value-type="float">
            <text:p>16.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67" calcext:value-type="float">
            <text:p>11.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32" calcext:value-type="float">
            <text:p>5.9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13" calcext:value-type="float">
            <text:p>5.4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02" calcext:value-type="float">
            <text:p>3.8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6105" calcext:value-type="float">
            <text:p>-8.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3" calcext:value-type="float">
            <text:p>22.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31" calcext:value-type="float">
            <text:p>2.5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36" calcext:value-type="float">
            <text:p>-0.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16" calcext:value-type="float">
            <text:p>4.3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55" calcext:value-type="float">
            <text:p>5.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603" calcext:value-type="float">
            <text:p>4.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79" calcext:value-type="float">
            <text:p>1.6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849" calcext:value-type="float">
            <text:p>29.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85" calcext:value-type="float">
            <text:p>8.4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17" calcext:value-type="float">
            <text:p>18.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18" calcext:value-type="float">
            <text:p>12.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12" calcext:value-type="float">
            <text:p>-0.6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26" calcext:value-type="float">
            <text:p>10.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5579" calcext:value-type="float">
            <text:p>-5.5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26" calcext:value-type="float">
            <text:p>2.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358" calcext:value-type="float">
            <text:p>-4.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03" calcext:value-type="float">
            <text:p>10.3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4937" calcext:value-type="float">
            <text:p>-15.4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97" calcext:value-type="float">
            <text:p>3.9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521" calcext:value-type="float">
            <text:p>31.3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51" calcext:value-type="float">
            <text:p>-1.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74" calcext:value-type="float">
            <text:p>9.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3.5705" calcext:value-type="float">
            <text:p>-23.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43" calcext:value-type="float">
            <text:p>13.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91" calcext:value-type="float">
            <text:p>1.6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556" calcext:value-type="float">
            <text:p>-2.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95" calcext:value-type="float">
            <text:p>11.8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08" calcext:value-type="float">
            <text:p>2.4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12" calcext:value-type="float">
            <text:p>13.7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69" calcext:value-type="float">
            <text:p>2.4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54" calcext:value-type="float">
            <text:p>4.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722" calcext:value-type="float">
            <text:p>15.4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.7197" calcext:value-type="float">
            <text:p>-8.719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Sheet2.A1:Sheet2.B201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26:28.689635000</meta:creation-date>
    <meta:generator>LibreOffice/6.1.5.2$MacOSX_X86_64 LibreOffice_project/90f8dcf33c87b3705e78202e3df5142b201bd805</meta:generator>
    <dc:date>2019-03-13T20:58:25.812960000</dc:date>
    <meta:editing-duration>PT20M19S</meta:editing-duration>
    <meta:editing-cycles>1</meta:editing-cycles>
    <meta:document-statistic meta:table-count="2" meta:cell-count="3802" meta:object-count="0"/>
    <meta:user-defined meta:name=""/>
  </office:meta>
</office:document-meta>
</file>